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16in"/>
    </style:style>
    <style:style style:name="co2" style:family="table-column">
      <style:table-column-properties fo:break-before="auto" style:column-width="2.0835in"/>
    </style:style>
    <style:style style:name="co3" style:family="table-column">
      <style:table-column-properties fo:break-before="auto" style:column-width="1.495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2.7602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1.6717in"/>
    </style:style>
    <style:style style:name="co11" style:family="table-column">
      <style:table-column-properties fo:break-before="auto" style:column-width="0.7827in"/>
    </style:style>
    <style:style style:name="co12" style:family="table-column">
      <style:table-column-properties fo:break-before="auto" style:column-width="0.5689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7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4563in" fo:break-before="auto" style:use-optimal-row-height="fals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asterPage1">
      <style:table-properties table:display="true" style:writing-mode="lr-tb"/>
    </style:style>
    <style:style style:name="ta3" style:family="table" style:master-page-name="MasterPage2">
      <style:table-properties table:display="true" style:writing-mode="lr-tb"/>
    </style: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5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none" style:country-asian="none" style:font-style-asian="normal" style:font-weight-asian="normal" style:font-name-complex="Arial Unicode M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126"/>
    <style:style style:name="ce9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5"/>
    <style:style style:name="ce23" style:family="table-cell" style:parent-style-name="Default" style:data-style-name="N122">
      <style:text-properties fo:font-weight="bold" style:font-weight-asian="bold" style:font-weight-complex="bold"/>
    </style:style>
    <style:style style:name="ce27" style:family="table-cell" style:parent-style-name="Default" style:data-style-name="N122"/>
    <style:style style:name="ce4" style:family="table-cell" style:parent-style-name="Default">
      <style:table-cell-properties fo:background-color="transparent" fo:border="none"/>
      <style:paragraph-properties style:writing-mode="page"/>
      <style:text-properties style:font-name="Liberation Sans1" fo:font-size="9pt" fo:font-style="normal" fo:font-weight="bold" style:font-name-asian="Liberation Sans1" style:font-size-asian="9pt" style:font-name-complex="Liberation Sans1" style:font-size-complex="9pt"/>
    </style:style>
    <style:style style:name="ce5" style:family="table-cell" style:parent-style-name="Default">
      <style:table-cell-properties fo:background-color="transparent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5" style:family="table-cell" style:parent-style-name="Default">
      <style:table-cell-properties fo:background-color="#f6f9d4" style:text-align-source="fix" style:repeat-content="false" fo:wrap-option="wrap" fo:border="none"/>
      <style:paragraph-properties fo:text-align="end" style:writing-mode="page"/>
      <style:text-properties style:font-name="Liberation Sans1" fo:font-size="9pt" fo:font-style="normal" fo:font-weight="bold" style:font-name-asian="Liberation Sans1" style:font-size-asian="9pt" style:font-name-complex="Liberation Sans1" style:font-size-complex="9pt"/>
    </style:style>
    <style:style style:name="ce17" style:family="table-cell" style:parent-style-name="Default">
      <style:table-cell-properties fo:background-color="#f6f9d4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style:writing-mode="page"/>
      <style:text-properties style:font-name="Liberation Sans1" fo:font-size="9pt" fo:font-style="normal" fo:font-weight="bold" style:font-name-asian="Liberation Sans1" style:font-size-asian="9pt" style:font-name-complex="Liberation Sans1" style:font-size-complex="9pt"/>
    </style:style>
    <style:style style:name="ce18" style:family="table-cell" style:parent-style-name="Default" style:data-style-name="N121">
      <style:table-cell-properties fo:background-color="transparent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0000ee" fo:font-size="9pt" fo:font-style="normal" style:text-underline-style="solid" style:text-underline-width="auto" style:text-underline-color="font-color" fo:font-weight="normal" style:font-size-asian="9pt" style:font-size-complex="9pt"/>
    </style:style>
    <style:style style:name="ce33" style:family="table-cell" style:parent-style-name="Default" style:data-style-name="N108">
      <style:table-cell-properties style:text-align-source="fix" style:repeat-content="false" fo:background-color="transparent" fo:border="none"/>
      <style:paragraph-properties fo:text-align="start"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1" style:family="table-cell" style:parent-style-name="Default" style:data-style-name="N0">
      <style:table-cell-properties fo:background-color="transparent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0" style:family="table-cell" style:parent-style-name="Default" style:data-style-name="N123">
      <style:table-cell-properties fo:background-color="transparent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9" style:family="table-cell" style:parent-style-name="Default" style:data-style-name="N122">
      <style:table-cell-properties fo:background-color="transparent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3" style:family="table-cell" style:parent-style-name="Default">
      <style:table-cell-properties fo:background-color="#f6f9d4" style:text-align-source="fix" style:repeat-content="false" fo:wrap-option="wrap" fo:border="none" style:vertical-align="middle"/>
      <style:paragraph-properties fo:text-align="center" style:writing-mode="page"/>
      <style:text-properties fo:color="#000000" style:font-name="Liberation Sans1" fo:font-size="9pt" fo:font-style="normal" fo:font-weight="bold" style:font-name-asian="Liberation Sans1" style:font-size-asian="9pt" style:font-name-complex="Liberation Sans1" style:font-size-complex="9pt"/>
    </style:style>
    <style:style style:name="ce45" style:family="table-cell" style:parent-style-name="Default">
      <style:table-cell-properties fo:background-color="#f6f9d4" style:text-align-source="fix" style:repeat-content="false" fo:wrap-option="wrap" fo:border="none"/>
      <style:paragraph-properties fo:text-align="end" style:writing-mode="page"/>
      <style:text-properties fo:color="#000000" style:font-name="Liberation Sans1" fo:font-size="9pt" fo:font-style="normal" fo:font-weight="bold" style:font-name-asian="Liberation Sans1" style:font-size-asian="9pt" style:font-name-complex="Liberation Sans1" style:font-size-complex="9pt"/>
    </style:style>
    <style:style style:name="ce20" style:family="table-cell" style:parent-style-name="Default" style:data-style-name="N0">
      <style:table-cell-properties fo:background-color="#f6f9d4" fo:border="none"/>
      <style:paragraph-properties style:writing-mode="page"/>
      <style:text-properties fo:color="#000000"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21" style:family="table-cell" style:parent-style-name="Default">
      <style:table-cell-properties fo:background-color="#f6f9d4" fo:border="none"/>
      <style:paragraph-properties style:writing-mode="page"/>
      <style:text-properties fo:color="#000000"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24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style:writing-mode="page"/>
      <style:text-properties style:font-name="Liberation Sans1" fo:font-style="normal" fo:font-weight="bold" style:font-name-asian="Liberation Sans1" style:font-name-complex="Liberation Sans1"/>
    </style:style>
    <style:style style:name="ce55" style:family="table-cell" style:parent-style-name="Default">
      <style:table-cell-properties fo:background-color="#b2b2b2" style:text-align-source="fix" style:repeat-content="false" fo:border="none"/>
      <style:paragraph-properties fo:text-align="center" style:writing-mode="page"/>
      <style:text-properties style:font-name="Liberation Sans1" fo:font-style="normal" fo:font-weight="bold" style:font-name-asian="Liberation Sans1" style:font-name-complex="Liberation Sans1"/>
    </style:style>
    <style:style style:name="ce28" style:family="table-cell" style:parent-style-name="Default">
      <style:table-cell-properties fo:background-color="#b2b2b2" style:text-align-source="fix" style:repeat-content="false" fo:border="none"/>
      <style:paragraph-properties fo:text-align="center"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30" style:family="table-cell" style:parent-style-name="Default">
      <style:table-cell-properties fo:background-color="#b2b2b2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2" style:family="table-cell" style:parent-style-name="Default">
      <style:table-cell-properties fo:background-color="#b2b2b2" fo:border="none"/>
      <style:paragraph-properties style:writing-mode="page"/>
      <style:text-properties fo:font-style="normal" fo:font-weight="normal"/>
    </style:style>
    <style:style style:name="ce25" style:family="table-cell" style:parent-style-name="Default">
      <style:table-cell-properties fo:background-color="#dddddd" style:text-align-source="fix" style:repeat-content="false" fo:border="none"/>
      <style:paragraph-properties fo:text-align="center" style:writing-mode="page"/>
      <style:text-properties style:font-name="Liberation Sans1" fo:font-style="normal" fo:font-weight="bold" style:font-name-asian="Liberation Sans1" style:font-name-complex="Liberation Sans1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  <style:map style:condition="cell-content()=0" style:apply-style-name="dx_5f_ce31" style:base-cell-address="'BINARY | DECIMAL CONVERTERS'.B3"/>
    </style:style>
    <style:style style:name="ce49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48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  <style:map style:condition="cell-content()=0" style:apply-style-name="dx_5f_ce31" style:base-cell-address="'BINARY | DECIMAL CONVERTERS'.B3"/>
    </style:style>
    <style:style style:name="ce50" style:family="table-cell" style:parent-style-name="Default">
      <style:map style:condition="cell-content()=0" style:apply-style-name="dx_5f_ce31" style:base-cell-address="'BINARY | DECIMAL CONVERTERS'.B3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style:font-name="Liberation Sans1" fo:font-style="normal" fo:font-weight="bold" style:font-name-asian="Liberation Sans1" style:font-name-complex="Liberation Sans1"/>
    </style:style>
    <style:style style:name="ce72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  <style:map style:condition="cell-content()=0" style:apply-style-name="Untitled2" style:base-cell-address="TIMER.B10"/>
    </style:style>
    <style:style style:name="ce73" style:family="table-cell" style:parent-style-name="Default">
      <style:map style:condition="cell-content()=0" style:apply-style-name="Untitled2" style:base-cell-address="TIMER.B10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style:font-name="Liberation Sans1" fo:font-style="normal" fo:font-weight="normal" style:font-name-asian="Liberation Sans1" style:font-weight-asian="normal" style:font-name-complex="Liberation Sans1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font-style="normal" fo:font-weight="normal"/>
    </style:style>
    <style:style style:name="ce60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 style:data-style-name="N126">
      <style:table-cell-properties fo:background-color="transparent" fo:border="none"/>
      <style:paragraph-properties style:writing-mode="page"/>
      <style:text-properties fo:font-style="normal" fo:font-weight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9pt" fo:font-weight="bold" style:text-underline-style="none" style:text-underline-color="font-color"/>
    </style:style>
    <style:style style:name="T2" style:family="text">
      <style:text-properties fo:font-size="9pt" style:text-underline-style="none" style:text-underline-color="font-color"/>
    </style:style>
    <style:style style:name="T3" style:family="text">
      <style:text-properties fo:color="#0000ee" fo:font-size="9pt" fo:font-weight="normal" style:text-underline-style="none" style:text-underline-color="font-color" fo:font-style="normal"/>
    </style:style>
    <style:style style:name="T4" style:family="text">
      <style:text-properties fo:color="#000000" fo:font-size="9pt" fo:font-weight="bold" style:text-underline-style="none" style:text-underline-color="font-color"/>
    </style:style>
    <style:style style:name="T5" style:family="text">
      <style:text-properties fo:font-weight="bold" style:text-underline-style="none" style:text-underline-color="font-color"/>
    </style:style>
  </office:automatic-styles>
  <office:body>
    <office:spreadsheet>
      <table:table table:name="S21 ULTRA 5G" table:style-name="ta1">
        <table:shapes>
          <draw:frame draw:z-index="0" draw:style-name="gr1" draw:text-style-name="P1" svg:width="12.0181in" svg:height="6.7598in" svg:x="6.2307in" svg:y="2.9354in">
            <draw:object draw:notify-on-update-of-ranges="'S21 ULTRA 5G'.C34:'S21 ULTRA 5G'.C1051 'S21 ULTRA 5G'.D33:'S21 ULTRA 5G'.D33 'S21 ULTRA 5G'.D34:'S21 ULTRA 5G'.D1051 'S21 ULTRA 5G'.C20:'S21 ULTRA 5G'.C23 'S21 ULTRA 5G'.D19:'S21 ULTRA 5G'.D19 'S21 ULTRA 5G'.D20:'S21 ULTRA 5G'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7"/>
        <table:table-row table:style-name="ro1">
          <table:table-cell table:style-name="ce54" office:value-type="string" calcext:value-type="string">
            <text:p>SLOWMO CAMERA CALIBRATIO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 table:style-name="ce54" office:value-type="string" calcext:value-type="string">
            <text:p>CAMERA</text:p>
          </table:table-cell>
          <table:table-cell/>
          <table:table-cell table:style-name="ce2" office:value-type="string" calcext:value-type="string">
            <text:p>Samsung Galaxy S21 Ultra 5G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54" office:value-type="string" calcext:value-type="string">
            <text:p>ATmega328P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LOCK FREQUENCY (Hz)</text:p>
          </table:table-cell>
          <table:table-cell table:style-name="Default" office:value-type="float" office:value="16000000" calcext:value-type="float">
            <text:p>1600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R1A CALC</text:p>
          </table:table-cell>
          <table:table-cell table:style-name="Default" office:value-type="float" office:value="16666" calcext:value-type="float">
            <text:p>16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R PERIOD CALC (s)</text:p>
          </table:table-cell>
          <table:table-cell table:style-name="Default" table:formula="of:=[.$D7] / [.$D$6] * (1 + [.D8])" office:value-type="float" office:value="0.0010416875" calcext:value-type="float">
            <text:p>0.001041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BINARY NUMBER</text:p>
          </table:table-cell>
          <table:table-cell table:style-name="Default" table:formula="of:=[.B34]" office:value-type="float" office:value="-285" calcext:value-type="float">
            <text:p>-28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4" office:value-type="string" calcext:value-type="string">
            <text:p>FITS OF THE 3 PARTS OF THE CURV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</table:table-row>
        <table:table-row table:style-name="ro1">
          <table:table-cell/>
          <table:table-cell table:style-name="ce54" office:value-type="string" calcext:value-type="string">
            <text:p>FIT 1</text:p>
          </table:table-cell>
          <table:table-cell table:style-name="ce61" table:number-matrix-columns-spanned="2" table:number-matrix-rows-spanned="1" table:formula="of:=LINEST([.D34:.D61];[.C34:.C61])" office:value-type="float" office:value="0.0394683819444444" calcext:value-type="float">
            <text:p>0.039</text:p>
          </table:table-cell>
          <table:table-cell table:style-name="ce61" office:value-type="float" office:value="-0.0692308819444445" calcext:value-type="float">
            <text:p>-0.069</text:p>
          </table:table-cell>
        </table:table-row>
        <table:table-row table:style-name="ro1">
          <table:table-cell/>
          <table:table-cell table:style-name="ce54" office:value-type="string" calcext:value-type="string">
            <text:p>FIT 2</text:p>
          </table:table-cell>
          <table:table-cell table:style-name="ce61" table:number-matrix-columns-spanned="2" table:number-matrix-rows-spanned="1" table:formula="of:=LINEST([.D61:.D1000];[.C61:.C1000])" office:value-type="float" office:value="0.00103373277824285" calcext:value-type="float">
            <text:p>0.001</text:p>
          </table:table-cell>
          <table:table-cell table:style-name="ce61" office:value-type="float" office:value="0.972319039499713" calcext:value-type="float">
            <text:p>0.972</text:p>
          </table:table-cell>
        </table:table-row>
        <table:table-row table:style-name="ro1">
          <table:table-cell/>
          <table:table-cell table:style-name="ce54" office:value-type="string" calcext:value-type="string">
            <text:p>FIT 3</text:p>
          </table:table-cell>
          <table:table-cell table:style-name="ce61" table:number-matrix-columns-spanned="2" table:number-matrix-rows-spanned="1" table:formula="of:=LINEST([.D1023:.D1050];[.C1023:.C1050])" office:value-type="float" office:value="0.033334" calcext:value-type="float">
            <text:p>0.033</text:p>
          </table:table-cell>
          <table:table-cell table:style-name="ce61" office:value-type="float" office:value="-31.00478675" calcext:value-type="float">
            <text:p>-31.0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4" office:value-type="string" calcext:value-type="string">
            <text:p>EXTERMITIES OF THE 3 PART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IMAGE COUNT</text:p>
          </table:table-cell>
          <table:table-cell table:style-name="ce3" office:value-type="string" calcext:value-type="string">
            <text:p>TIME (s)</text:p>
          </table:table-cell>
        </table:table-row>
        <table:table-row table:style-name="ro1">
          <table:table-cell/>
          <table:table-cell table:style-name="ce54" office:value-type="string" calcext:value-type="string">
            <text:p>POINT 1</text:p>
          </table:table-cell>
          <table:table-cell table:style-name="ce61" office:value-type="float" office:value="1" calcext:value-type="float">
            <text:p>1.000</text:p>
          </table:table-cell>
          <table:table-cell table:style-name="ce61" table:formula="of:= [.C20]*[.C14]+[.D14]" office:value-type="float" office:value="-0.0297625" calcext:value-type="float">
            <text:p>-0.030</text:p>
          </table:table-cell>
        </table:table-row>
        <table:table-row table:style-name="ro1">
          <table:table-cell/>
          <table:table-cell table:style-name="ce54" office:value-type="string" calcext:value-type="string">
            <text:p>POINT 2</text:p>
          </table:table-cell>
          <table:table-cell table:style-name="ce61" table:formula="of:= ([.D15]-[.D14]) / ([.C14]-[.C15])" office:value-type="float" office:value="27.0992436262452" calcext:value-type="float">
            <text:p>27.099</text:p>
          </table:table-cell>
          <table:table-cell table:style-name="ce61" table:formula="of:= [.C21]*[.C14]+[.D14]" office:value-type="float" office:value="1.00033241590175" calcext:value-type="float">
            <text:p>1.000</text:p>
          </table:table-cell>
        </table:table-row>
        <table:table-row table:style-name="ro1">
          <table:table-cell/>
          <table:table-cell table:style-name="ce54" office:value-type="string" calcext:value-type="string">
            <text:p>POINT 3</text:p>
          </table:table-cell>
          <table:table-cell table:style-name="ce61" table:formula="of:= ([.D16]-[.D15]) / ([.C15]-[.C16])" office:value-type="float" office:value="989.995084869151" calcext:value-type="float">
            <text:p>989.995</text:p>
          </table:table-cell>
          <table:table-cell table:style-name="ce61" table:formula="of:= [.C22]*[.C15]+[.D15]" office:value-type="float" office:value="1.99570940902827" calcext:value-type="float">
            <text:p>1.996</text:p>
          </table:table-cell>
        </table:table-row>
        <table:table-row table:style-name="ro1">
          <table:table-cell/>
          <table:table-cell table:style-name="ce54" office:value-type="string" calcext:value-type="string">
            <text:p>POINT 4</text:p>
          </table:table-cell>
          <table:table-cell table:style-name="ce61" office:value-type="float" office:value="1018" calcext:value-type="float">
            <text:p>1018.000</text:p>
          </table:table-cell>
          <table:table-cell table:style-name="ce61" table:formula="of:= [.C23]*[.C16]+[.D16]" office:value-type="float" office:value="2.92922525" calcext:value-type="float">
            <text:p>2.9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4" office:value-type="string" calcext:value-type="string">
            <text:p>RESULTS SUMMARY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54"/>
          <table:table-cell table:number-columns-repeated="2"/>
          <table:table-cell table:style-name="Default"/>
        </table:table-row>
        <table:table-row table:style-name="ro1">
          <table:table-cell/>
          <table:table-cell table:style-name="ce54" office:value-type="string" calcext:value-type="string">
            <text:p>PART</text:p>
          </table:table-cell>
          <table:table-cell table:style-name="ce3" office:value-type="string" calcext:value-type="string">
            <text:p>FRAME RATE (fps)</text:p>
          </table:table-cell>
          <table:table-cell table:style-name="ce3" office:value-type="string" calcext:value-type="string">
            <text:p>PERIOD (ms)</text:p>
          </table:table-cell>
        </table:table-row>
        <table:table-row table:style-name="ro1">
          <table:table-cell/>
          <table:table-cell table:style-name="ce54" office:value-type="float" office:value="1" calcext:value-type="float">
            <text:p>1</text:p>
          </table:table-cell>
          <table:table-cell table:style-name="ce14" table:formula="of:= ([.C21]-[.C20]) / ([.D21]-[.D20])" office:value-type="float" office:value="25.3367366670262" calcext:value-type="float">
            <text:p>25.3</text:p>
          </table:table-cell>
          <table:table-cell table:style-name="ce61" table:formula="of:= 1000 / [.C28]" office:value-type="float" office:value="39.4683819444444" calcext:value-type="float">
            <text:p>39.468</text:p>
          </table:table-cell>
        </table:table-row>
        <table:table-row table:style-name="ro1">
          <table:table-cell/>
          <table:table-cell table:style-name="ce54" office:value-type="float" office:value="2" calcext:value-type="float">
            <text:p>2</text:p>
          </table:table-cell>
          <table:table-cell table:style-name="ce14" table:formula="of:= ([.C22]-[.C21]) / ([.D22]-[.D21])" office:value-type="float" office:value="967.367990110373" calcext:value-type="float">
            <text:p>967.4</text:p>
          </table:table-cell>
          <table:table-cell table:style-name="ce61" table:formula="of:= 1000 / [.C29]" office:value-type="float" office:value="1.03373277824285" calcext:value-type="float">
            <text:p>1.034</text:p>
          </table:table-cell>
        </table:table-row>
        <table:table-row table:style-name="ro1">
          <table:table-cell/>
          <table:table-cell table:style-name="ce54" office:value-type="float" office:value="3" calcext:value-type="float">
            <text:p>3</text:p>
          </table:table-cell>
          <table:table-cell table:style-name="ce14" table:formula="of:= ([.C23]-[.C22]) / ([.D23]-[.D22])" office:value-type="float" office:value="29.9994000119997" calcext:value-type="float">
            <text:p>30.0</text:p>
          </table:table-cell>
          <table:table-cell table:style-name="ce61" table:formula="of:= 1000 / [.C30]" office:value-type="float" office:value="33.3340000000001" calcext:value-type="float">
            <text:p>33.334</text:p>
          </table:table-cell>
        </table:table-row>
        <table:table-row table:style-name="ro1">
          <table:table-cell table:number-columns-repeated="3"/>
          <table:table-cell table:style-name="ce61"/>
        </table:table-row>
        <table:table-row table:style-name="ro1">
          <table:table-cell table:style-name="ce54" office:value-type="string" calcext:value-type="string">
            <text:p>RAW DATA</text:p>
          </table:table-cell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BINARY</text:p>
          </table:table-cell>
          <table:table-cell table:style-name="ce23" office:value-type="string" calcext:value-type="string">
            <text:p>IMAGE COUNT</text:p>
          </table:table-cell>
          <table:table-cell table:style-name="ce54" office:value-type="string" calcext:value-type="string">
            <text:p>TIME (s)</text:p>
          </table:table-cell>
        </table:table-row>
        <table:table-row table:style-name="ro1">
          <table:table-cell office:value-type="float" office:value="16099" calcext:value-type="float">
            <text:p>16099</text:p>
          </table:table-cell>
          <table:table-cell table:formula="of:=[.A34]-2^14" office:value-type="float" office:value="-285" calcext:value-type="float">
            <text:p>-285</text:p>
          </table:table-cell>
          <table:table-cell office:value-type="float" office:value="1" calcext:value-type="float">
            <text:p>1</text:p>
          </table:table-cell>
          <table:table-cell table:style-name="Default" table:formula="of:=IF([.$B34]&gt;=[.$D$10]; ([.$B34] - [.$D$10]) * [.D$9]; NA(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1" calcext:value-type="float">
            <text:p>16131</text:p>
          </table:table-cell>
          <table:table-cell table:formula="of:=[.A35]-2^14" office:value-type="float" office:value="-253" calcext:value-type="float">
            <text:p>-253</text:p>
          </table:table-cell>
          <table:table-cell office:value-type="float" office:value="2" calcext:value-type="float">
            <text:p>2</text:p>
          </table:table-cell>
          <table:table-cell table:style-name="Default" table:formula="of:=IF([.$B35]&gt;=[.$D$10]; ([.$B35] - [.$D$10]) * [.D$9]; NA())" office:value-type="float" office:value="0.033334" calcext:value-type="float">
            <text:p>0.033334</text:p>
          </table:table-cell>
        </table:table-row>
        <table:table-row table:style-name="ro1">
          <table:table-cell office:value-type="float" office:value="16161" calcext:value-type="float">
            <text:p>16161</text:p>
          </table:table-cell>
          <table:table-cell table:formula="of:=[.A36]-2^14" office:value-type="float" office:value="-223" calcext:value-type="float">
            <text:p>-223</text:p>
          </table:table-cell>
          <table:table-cell office:value-type="float" office:value="3" calcext:value-type="float">
            <text:p>3</text:p>
          </table:table-cell>
          <table:table-cell table:style-name="Default" table:formula="of:=IF([.$B36]&gt;=[.$D$10]; ([.$B36] - [.$D$10]) * [.D$9]; NA())" office:value-type="float" office:value="0.064584625" calcext:value-type="float">
            <text:p>0.064584625</text:p>
          </table:table-cell>
        </table:table-row>
        <table:table-row table:style-name="ro1">
          <table:table-cell office:value-type="float" office:value="16193" calcext:value-type="float">
            <text:p>16193</text:p>
          </table:table-cell>
          <table:table-cell table:formula="of:=[.A37]-2^14" office:value-type="float" office:value="-191" calcext:value-type="float">
            <text:p>-191</text:p>
          </table:table-cell>
          <table:table-cell office:value-type="float" office:value="4" calcext:value-type="float">
            <text:p>4</text:p>
          </table:table-cell>
          <table:table-cell table:style-name="Default" table:formula="of:=IF([.$B37]&gt;=[.$D$10]; ([.$B37] - [.$D$10]) * [.D$9]; NA())" office:value-type="float" office:value="0.097918625" calcext:value-type="float">
            <text:p>0.097918625</text:p>
          </table:table-cell>
        </table:table-row>
        <table:table-row table:style-name="ro1">
          <table:table-cell office:value-type="float" office:value="16225" calcext:value-type="float">
            <text:p>16225</text:p>
          </table:table-cell>
          <table:table-cell table:formula="of:=[.A38]-2^14" office:value-type="float" office:value="-159" calcext:value-type="float">
            <text:p>-159</text:p>
          </table:table-cell>
          <table:table-cell office:value-type="float" office:value="5" calcext:value-type="float">
            <text:p>5</text:p>
          </table:table-cell>
          <table:table-cell table:style-name="Default" table:formula="of:=IF([.$B38]&gt;=[.$D$10]; ([.$B38] - [.$D$10]) * [.D$9]; NA())" office:value-type="float" office:value="0.131252625" calcext:value-type="float">
            <text:p>0.131252625</text:p>
          </table:table-cell>
        </table:table-row>
        <table:table-row table:style-name="ro1">
          <table:table-cell office:value-type="float" office:value="16257" calcext:value-type="float">
            <text:p>16257</text:p>
          </table:table-cell>
          <table:table-cell table:formula="of:=[.A39]-2^14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table:style-name="Default" table:formula="of:=IF([.$B39]&gt;=[.$D$10]; ([.$B39] - [.$D$10]) * [.D$9]; NA())" office:value-type="float" office:value="0.164586625" calcext:value-type="float">
            <text:p>0.164586625</text:p>
          </table:table-cell>
        </table:table-row>
        <table:table-row table:style-name="ro1">
          <table:table-cell office:value-type="float" office:value="16289" calcext:value-type="float">
            <text:p>16289</text:p>
          </table:table-cell>
          <table:table-cell table:formula="of:=[.A40]-2^14" office:value-type="float" office:value="-95" calcext:value-type="float">
            <text:p>-95</text:p>
          </table:table-cell>
          <table:table-cell office:value-type="float" office:value="7" calcext:value-type="float">
            <text:p>7</text:p>
          </table:table-cell>
          <table:table-cell table:style-name="Default" table:formula="of:=IF([.$B40]&gt;=[.$D$10]; ([.$B40] - [.$D$10]) * [.D$9]; NA())" office:value-type="float" office:value="0.197920625" calcext:value-type="float">
            <text:p>0.197920625</text:p>
          </table:table-cell>
        </table:table-row>
        <table:table-row table:style-name="ro1">
          <table:table-cell office:value-type="float" office:value="16321" calcext:value-type="float">
            <text:p>16321</text:p>
          </table:table-cell>
          <table:table-cell table:formula="of:=[.A41]-2^14" office:value-type="float" office:value="-63" calcext:value-type="float">
            <text:p>-63</text:p>
          </table:table-cell>
          <table:table-cell office:value-type="float" office:value="8" calcext:value-type="float">
            <text:p>8</text:p>
          </table:table-cell>
          <table:table-cell table:style-name="Default" table:formula="of:=IF([.$B41]&gt;=[.$D$10]; ([.$B41] - [.$D$10]) * [.D$9]; NA())" office:value-type="float" office:value="0.231254625" calcext:value-type="float">
            <text:p>0.231254625</text:p>
          </table:table-cell>
        </table:table-row>
        <table:table-row table:style-name="ro1">
          <table:table-cell office:value-type="float" office:value="16353" calcext:value-type="float">
            <text:p>16353</text:p>
          </table:table-cell>
          <table:table-cell table:formula="of:=[.A42]-2^14"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table:style-name="Default" table:formula="of:=IF([.$B42]&gt;=[.$D$10]; ([.$B42] - [.$D$10]) * [.D$9]; NA())" office:value-type="float" office:value="0.264588625" calcext:value-type="float">
            <text:p>0.26458862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Default" table:formula="of:=IF([.$B43]&gt;=[.$D$10]; ([.$B43] - [.$D$10]) * [.D$9]; NA())" office:value-type="float" office:value="0.300006" calcext:value-type="float">
            <text:p>0.300006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style-name="Default" table:formula="of:=IF([.$B44]&gt;=[.$D$10]; ([.$B44] - [.$D$10]) * [.D$9]; NA())" office:value-type="float" office:value="0.33334" calcext:value-type="float">
            <text:p>0.33334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table:style-name="Default" table:formula="of:=IF([.$B45]&gt;=[.$D$10]; ([.$B45] - [.$D$10]) * [.D$9]; NA())" office:value-type="float" office:value="0.366674" calcext:value-type="float">
            <text:p>0.366674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style-name="Default" table:formula="of:=IF([.$B46]&gt;=[.$D$10]; ([.$B46] - [.$D$10]) * [.D$9]; NA())" office:value-type="float" office:value="0.42917525" calcext:value-type="float">
            <text:p>0.42917525</text:p>
          </table:table-cell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office:value-type="float" office:value="14" calcext:value-type="float">
            <text:p>14</text:p>
          </table:table-cell>
          <table:table-cell table:style-name="Default" table:formula="of:=IF([.$B47]&gt;=[.$D$10]; ([.$B47] - [.$D$10]) * [.D$9]; NA())" office:value-type="float" office:value="0.52917725" calcext:value-type="float">
            <text:p>0.52917725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office:value-type="float" office:value="15" calcext:value-type="float">
            <text:p>15</text:p>
          </table:table-cell>
          <table:table-cell table:style-name="Default" table:formula="of:=IF([.$B48]&gt;=[.$D$10]; ([.$B48] - [.$D$10]) * [.D$9]; NA())" office:value-type="float" office:value="0.49584325" calcext:value-type="float">
            <text:p>0.49584325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style-name="Default" table:formula="of:=IF([.$B49]&gt;=[.$D$10]; ([.$B49] - [.$D$10]) * [.D$9]; NA())" office:value-type="float" office:value="0.56251125" calcext:value-type="float">
            <text:p>0.56251125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style-name="Default" table:formula="of:=IF([.$B50]&gt;=[.$D$10]; ([.$B50] - [.$D$10]) * [.D$9]; NA())" office:value-type="float" office:value="0.56251125" calcext:value-type="float">
            <text:p>0.56251125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table:style-name="Default" table:formula="of:=IF([.$B51]&gt;=[.$D$10]; ([.$B51] - [.$D$10]) * [.D$9]; NA())" office:value-type="float" office:value="0.82918325" calcext:value-type="float">
            <text:p>0.82918325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table:style-name="Default" table:formula="of:=IF([.$B52]&gt;=[.$D$10]; ([.$B52] - [.$D$10]) * [.D$9]; NA())" office:value-type="float" office:value="0.62917925" calcext:value-type="float">
            <text:p>0.62917925</text:p>
          </table:table-cell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office:value-type="float" office:value="20" calcext:value-type="float">
            <text:p>20</text:p>
          </table:table-cell>
          <table:table-cell table:style-name="Default" table:formula="of:=IF([.$B53]&gt;=[.$D$10]; ([.$B53] - [.$D$10]) * [.D$9]; NA())" office:value-type="float" office:value="0.69584725" calcext:value-type="float">
            <text:p>0.69584725</text:p>
          </table:table-cell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office:value-type="float" office:value="21" calcext:value-type="float">
            <text:p>21</text:p>
          </table:table-cell>
          <table:table-cell table:style-name="Default" table:formula="of:=IF([.$B54]&gt;=[.$D$10]; ([.$B54] - [.$D$10]) * [.D$9]; NA())" office:value-type="float" office:value="0.69584725" calcext:value-type="float">
            <text:p>0.69584725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office:value-type="float" office:value="22" calcext:value-type="float">
            <text:p>22</text:p>
          </table:table-cell>
          <table:table-cell table:style-name="Default" table:formula="of:=IF([.$B55]&gt;=[.$D$10]; ([.$B55] - [.$D$10]) * [.D$9]; NA())" office:value-type="float" office:value="0.82918325" calcext:value-type="float">
            <text:p>0.82918325</text:p>
          </table:table-cell>
        </table:table-row>
        <table:table-row table:style-name="ro1">
          <table:table-cell table:number-columns-repeated="2" office:value-type="float" office:value="447" calcext:value-type="float">
            <text:p>447</text:p>
          </table:table-cell>
          <table:table-cell office:value-type="float" office:value="23" calcext:value-type="float">
            <text:p>23</text:p>
          </table:table-cell>
          <table:table-cell table:style-name="Default" table:formula="of:=IF([.$B56]&gt;=[.$D$10]; ([.$B56] - [.$D$10]) * [.D$9]; NA())" office:value-type="float" office:value="0.76251525" calcext:value-type="float">
            <text:p>0.76251525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office:value-type="float" office:value="24" calcext:value-type="float">
            <text:p>24</text:p>
          </table:table-cell>
          <table:table-cell table:style-name="Default" table:formula="of:=IF([.$B57]&gt;=[.$D$10]; ([.$B57] - [.$D$10]) * [.D$9]; NA())" office:value-type="float" office:value="0.82918325" calcext:value-type="float">
            <text:p>0.82918325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office:value-type="float" office:value="25" calcext:value-type="float">
            <text:p>25</text:p>
          </table:table-cell>
          <table:table-cell table:style-name="Default" table:formula="of:=IF([.$B58]&gt;=[.$D$10]; ([.$B58] - [.$D$10]) * [.D$9]; NA())" office:value-type="float" office:value="0.82918325" calcext:value-type="float">
            <text:p>0.829183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26" calcext:value-type="float">
            <text:p>26</text:p>
          </table:table-cell>
          <table:table-cell table:style-name="Default" table:formula="of:=IF([.$B59]&gt;=[.$D$10]; ([.$B59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575" calcext:value-type="float">
            <text:p>575</text:p>
          </table:table-cell>
          <table:table-cell office:value-type="float" office:value="27" calcext:value-type="float">
            <text:p>27</text:p>
          </table:table-cell>
          <table:table-cell table:style-name="Default" table:formula="of:=IF([.$B60]&gt;=[.$D$10]; ([.$B60] - [.$D$10]) * [.D$9]; NA())" office:value-type="float" office:value="0.89585125" calcext:value-type="float">
            <text:p>0.89585125</text:p>
          </table:table-cell>
        </table:table-row>
        <table:table-row table:style-name="ro1">
          <table:table-cell table:number-columns-repeated="2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style-name="Default" table:formula="of:=IF([.$B61]&gt;=[.$D$10]; ([.$B61] - [.$D$10]) * [.D$9]; NA())" office:value-type="float" office:value="0.96251925" calcext:value-type="float">
            <text:p>0.96251925</text:p>
          </table:table-cell>
        </table:table-row>
        <table:table-row table:style-name="ro1">
          <table:table-cell table:number-columns-repeated="2" office:value-type="float" office:value="639" calcext:value-type="float">
            <text:p>639</text:p>
          </table:table-cell>
          <table:table-cell office:value-type="float" office:value="29" calcext:value-type="float">
            <text:p>29</text:p>
          </table:table-cell>
          <table:table-cell table:style-name="Default" table:formula="of:=IF([.$B62]&gt;=[.$D$10]; ([.$B62] - [.$D$10]) * [.D$9]; NA())" office:value-type="float" office:value="0.96251925" calcext:value-type="float">
            <text:p>0.962519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30" calcext:value-type="float">
            <text:p>30</text:p>
          </table:table-cell>
          <table:table-cell table:style-name="Default" table:formula="of:=IF([.$B63]&gt;=[.$D$10]; ([.$B63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float" office:value="31" calcext:value-type="float">
            <text:p>31</text:p>
          </table:table-cell>
          <table:table-cell table:style-name="Default" table:formula="of:=IF([.$B64]&gt;=[.$D$10]; ([.$B64] - [.$D$10]) * [.D$9]; NA())" office:value-type="float" office:value="1.02918725" calcext:value-type="float">
            <text:p>1.02918725</text:p>
          </table:table-cell>
        </table:table-row>
        <table:table-row table:style-name="ro1">
          <table:table-cell table:number-columns-repeated="2" office:value-type="float" office:value="675" calcext:value-type="float">
            <text:p>675</text:p>
          </table:table-cell>
          <table:table-cell office:value-type="float" office:value="32" calcext:value-type="float">
            <text:p>32</text:p>
          </table:table-cell>
          <table:table-cell table:style-name="Default" table:formula="of:=IF([.$B65]&gt;=[.$D$10]; ([.$B65] - [.$D$10]) * [.D$9]; NA())" office:value-type="float" office:value="1.00002" calcext:value-type="float">
            <text:p>1.00002</text:p>
          </table:table-cell>
        </table:table-row>
        <table:table-row table:style-name="ro1">
          <table:table-cell table:number-columns-repeated="2" office:value-type="float" office:value="675" calcext:value-type="float">
            <text:p>675</text:p>
          </table:table-cell>
          <table:table-cell office:value-type="float" office:value="33" calcext:value-type="float">
            <text:p>33</text:p>
          </table:table-cell>
          <table:table-cell table:style-name="Default" table:formula="of:=IF([.$B66]&gt;=[.$D$10]; ([.$B66] - [.$D$10]) * [.D$9]; NA())" office:value-type="float" office:value="1.00002" calcext:value-type="float">
            <text:p>1.00002</text:p>
          </table:table-cell>
        </table:table-row>
        <table:table-row table:style-name="ro1">
          <table:table-cell table:number-columns-repeated="2" office:value-type="float" office:value="675" calcext:value-type="float">
            <text:p>675</text:p>
          </table:table-cell>
          <table:table-cell office:value-type="float" office:value="34" calcext:value-type="float">
            <text:p>34</text:p>
          </table:table-cell>
          <table:table-cell table:style-name="Default" table:formula="of:=IF([.$B67]&gt;=[.$D$10]; ([.$B67] - [.$D$10]) * [.D$9]; NA())" office:value-type="float" office:value="1.00002" calcext:value-type="float">
            <text:p>1.00002</text:p>
          </table:table-cell>
        </table:table-row>
        <table:table-row table:style-name="ro1">
          <table:table-cell table:number-columns-repeated="2" office:value-type="float" office:value="679" calcext:value-type="float">
            <text:p>679</text:p>
          </table:table-cell>
          <table:table-cell office:value-type="float" office:value="35" calcext:value-type="float">
            <text:p>35</text:p>
          </table:table-cell>
          <table:table-cell table:style-name="Default" table:formula="of:=IF([.$B68]&gt;=[.$D$10]; ([.$B68] - [.$D$10]) * [.D$9]; NA())" office:value-type="float" office:value="1.00418675" calcext:value-type="float">
            <text:p>1.00418675</text:p>
          </table:table-cell>
        </table:table-row>
        <table:table-row table:style-name="ro1">
          <table:table-cell table:number-columns-repeated="2" office:value-type="float" office:value="679" calcext:value-type="float">
            <text:p>679</text:p>
          </table:table-cell>
          <table:table-cell office:value-type="float" office:value="36" calcext:value-type="float">
            <text:p>36</text:p>
          </table:table-cell>
          <table:table-cell table:style-name="Default" table:formula="of:=IF([.$B69]&gt;=[.$D$10]; ([.$B69] - [.$D$10]) * [.D$9]; NA())" office:value-type="float" office:value="1.00418675" calcext:value-type="float">
            <text:p>1.00418675</text:p>
          </table:table-cell>
        </table:table-row>
        <table:table-row table:style-name="ro1">
          <table:table-cell table:number-columns-repeated="2" office:value-type="float" office:value="679" calcext:value-type="float">
            <text:p>679</text:p>
          </table:table-cell>
          <table:table-cell office:value-type="float" office:value="37" calcext:value-type="float">
            <text:p>37</text:p>
          </table:table-cell>
          <table:table-cell table:style-name="Default" table:formula="of:=IF([.$B70]&gt;=[.$D$10]; ([.$B70] - [.$D$10]) * [.D$9]; NA())" office:value-type="float" office:value="1.00418675" calcext:value-type="float">
            <text:p>1.00418675</text:p>
          </table:table-cell>
        </table:table-row>
        <table:table-row table:style-name="ro1">
          <table:table-cell table:number-columns-repeated="2" office:value-type="float" office:value="679" calcext:value-type="float">
            <text:p>679</text:p>
          </table:table-cell>
          <table:table-cell office:value-type="float" office:value="38" calcext:value-type="float">
            <text:p>38</text:p>
          </table:table-cell>
          <table:table-cell table:style-name="Default" table:formula="of:=IF([.$B71]&gt;=[.$D$10]; ([.$B71] - [.$D$10]) * [.D$9]; NA())" office:value-type="float" office:value="1.00418675" calcext:value-type="float">
            <text:p>1.00418675</text:p>
          </table:table-cell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  <table:table-cell office:value-type="float" office:value="39" calcext:value-type="float">
            <text:p>39</text:p>
          </table:table-cell>
          <table:table-cell table:style-name="Default" table:formula="of:=IF([.$B72]&gt;=[.$D$10]; ([.$B72] - [.$D$10]) * [.D$9]; NA())" office:value-type="float" office:value="1.01252025" calcext:value-type="float">
            <text:p>1.01252025</text:p>
          </table:table-cell>
        </table:table-row>
        <table:table-row table:style-name="ro1">
          <table:table-cell table:number-columns-repeated="2" office:value-type="float" office:value="683" calcext:value-type="float">
            <text:p>683</text:p>
          </table:table-cell>
          <table:table-cell office:value-type="float" office:value="40" calcext:value-type="float">
            <text:p>40</text:p>
          </table:table-cell>
          <table:table-cell table:style-name="Default" table:formula="of:=IF([.$B73]&gt;=[.$D$10]; ([.$B73] - [.$D$10]) * [.D$9]; NA())" office:value-type="float" office:value="1.0083535" calcext:value-type="float">
            <text:p>1.0083535</text:p>
          </table:table-cell>
        </table:table-row>
        <table:table-row table:style-name="ro1">
          <table:table-cell table:number-columns-repeated="2" office:value-type="float" office:value="683" calcext:value-type="float">
            <text:p>683</text:p>
          </table:table-cell>
          <table:table-cell office:value-type="float" office:value="41" calcext:value-type="float">
            <text:p>41</text:p>
          </table:table-cell>
          <table:table-cell table:style-name="Default" table:formula="of:=IF([.$B74]&gt;=[.$D$10]; ([.$B74] - [.$D$10]) * [.D$9]; NA())" office:value-type="float" office:value="1.0083535" calcext:value-type="float">
            <text:p>1.0083535</text:p>
          </table:table-cell>
        </table:table-row>
        <table:table-row table:style-name="ro1">
          <table:table-cell table:number-columns-repeated="2" office:value-type="float" office:value="683" calcext:value-type="float">
            <text:p>683</text:p>
          </table:table-cell>
          <table:table-cell office:value-type="float" office:value="42" calcext:value-type="float">
            <text:p>42</text:p>
          </table:table-cell>
          <table:table-cell table:style-name="Default" table:formula="of:=IF([.$B75]&gt;=[.$D$10]; ([.$B75] - [.$D$10]) * [.D$9]; NA())" office:value-type="float" office:value="1.0083535" calcext:value-type="float">
            <text:p>1.0083535</text:p>
          </table:table-cell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  <table:table-cell office:value-type="float" office:value="43" calcext:value-type="float">
            <text:p>43</text:p>
          </table:table-cell>
          <table:table-cell table:style-name="Default" table:formula="of:=IF([.$B76]&gt;=[.$D$10]; ([.$B76] - [.$D$10]) * [.D$9]; NA())" office:value-type="float" office:value="1.01252025" calcext:value-type="float">
            <text:p>1.01252025</text:p>
          </table:table-cell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  <table:table-cell office:value-type="float" office:value="44" calcext:value-type="float">
            <text:p>44</text:p>
          </table:table-cell>
          <table:table-cell table:style-name="Default" table:formula="of:=IF([.$B77]&gt;=[.$D$10]; ([.$B77] - [.$D$10]) * [.D$9]; NA())" office:value-type="float" office:value="1.01252025" calcext:value-type="float">
            <text:p>1.01252025</text:p>
          </table:table-cell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table:style-name="Default" table:formula="of:=IF([.$B78]&gt;=[.$D$10]; ([.$B78] - [.$D$10]) * [.D$9]; NA())" office:value-type="float" office:value="1.01252025" calcext:value-type="float">
            <text:p>1.01252025</text:p>
          </table:table-cell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  <table:table-cell office:value-type="float" office:value="46" calcext:value-type="float">
            <text:p>46</text:p>
          </table:table-cell>
          <table:table-cell table:style-name="Default" table:formula="of:=IF([.$B79]&gt;=[.$D$10]; ([.$B79] - [.$D$10]) * [.D$9]; NA())" office:value-type="float" office:value="1.01252025" calcext:value-type="float">
            <text:p>1.01252025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float" office:value="47" calcext:value-type="float">
            <text:p>47</text:p>
          </table:table-cell>
          <table:table-cell table:style-name="Default" table:formula="of:=IF([.$B80]&gt;=[.$D$10]; ([.$B80] - [.$D$10]) * [.D$9]; NA())" office:value-type="float" office:value="1.02918725" calcext:value-type="float">
            <text:p>1.02918725</text:p>
          </table:table-cell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office:value-type="float" office:value="48" calcext:value-type="float">
            <text:p>48</text:p>
          </table:table-cell>
          <table:table-cell table:style-name="Default" table:formula="of:=IF([.$B81]&gt;=[.$D$10]; ([.$B81] - [.$D$10]) * [.D$9]; NA())" office:value-type="float" office:value="1.016687" calcext:value-type="float">
            <text:p>1.016687</text:p>
          </table:table-cell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office:value-type="float" office:value="49" calcext:value-type="float">
            <text:p>49</text:p>
          </table:table-cell>
          <table:table-cell table:style-name="Default" table:formula="of:=IF([.$B82]&gt;=[.$D$10]; ([.$B82] - [.$D$10]) * [.D$9]; NA())" office:value-type="float" office:value="1.016687" calcext:value-type="float">
            <text:p>1.016687</text:p>
          </table:table-cell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office:value-type="float" office:value="50" calcext:value-type="float">
            <text:p>50</text:p>
          </table:table-cell>
          <table:table-cell table:style-name="Default" table:formula="of:=IF([.$B83]&gt;=[.$D$10]; ([.$B83] - [.$D$10]) * [.D$9]; NA())" office:value-type="float" office:value="1.016687" calcext:value-type="float">
            <text:p>1.016687</text:p>
          </table:table-cell>
        </table:table-row>
        <table:table-row table:style-name="ro1">
          <table:table-cell table:number-columns-repeated="2" office:value-type="float" office:value="695" calcext:value-type="float">
            <text:p>695</text:p>
          </table:table-cell>
          <table:table-cell office:value-type="float" office:value="51" calcext:value-type="float">
            <text:p>51</text:p>
          </table:table-cell>
          <table:table-cell table:style-name="Default" table:formula="of:=IF([.$B84]&gt;=[.$D$10]; ([.$B84] - [.$D$10]) * [.D$9]; NA())" office:value-type="float" office:value="1.02085375" calcext:value-type="float">
            <text:p>1.02085375</text:p>
          </table:table-cell>
        </table:table-row>
        <table:table-row table:style-name="ro1">
          <table:table-cell table:number-columns-repeated="2" office:value-type="float" office:value="695" calcext:value-type="float">
            <text:p>695</text:p>
          </table:table-cell>
          <table:table-cell office:value-type="float" office:value="52" calcext:value-type="float">
            <text:p>52</text:p>
          </table:table-cell>
          <table:table-cell table:style-name="Default" table:formula="of:=IF([.$B85]&gt;=[.$D$10]; ([.$B85] - [.$D$10]) * [.D$9]; NA())" office:value-type="float" office:value="1.02085375" calcext:value-type="float">
            <text:p>1.02085375</text:p>
          </table:table-cell>
        </table:table-row>
        <table:table-row table:style-name="ro1">
          <table:table-cell table:number-columns-repeated="2" office:value-type="float" office:value="695" calcext:value-type="float">
            <text:p>695</text:p>
          </table:table-cell>
          <table:table-cell office:value-type="float" office:value="53" calcext:value-type="float">
            <text:p>53</text:p>
          </table:table-cell>
          <table:table-cell table:style-name="Default" table:formula="of:=IF([.$B86]&gt;=[.$D$10]; ([.$B86] - [.$D$10]) * [.D$9]; NA())" office:value-type="float" office:value="1.02085375" calcext:value-type="float">
            <text:p>1.02085375</text:p>
          </table:table-cell>
        </table:table-row>
        <table:table-row table:style-name="ro1">
          <table:table-cell table:number-columns-repeated="2" office:value-type="float" office:value="695" calcext:value-type="float">
            <text:p>695</text:p>
          </table:table-cell>
          <table:table-cell office:value-type="float" office:value="54" calcext:value-type="float">
            <text:p>54</text:p>
          </table:table-cell>
          <table:table-cell table:style-name="Default" table:formula="of:=IF([.$B87]&gt;=[.$D$10]; ([.$B87] - [.$D$10]) * [.D$9]; NA())" office:value-type="float" office:value="1.02085375" calcext:value-type="float">
            <text:p>1.02085375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float" office:value="55" calcext:value-type="float">
            <text:p>55</text:p>
          </table:table-cell>
          <table:table-cell table:style-name="Default" table:formula="of:=IF([.$B88]&gt;=[.$D$10]; ([.$B88] - [.$D$10]) * [.D$9]; NA())" office:value-type="float" office:value="1.02918725" calcext:value-type="float">
            <text:p>1.02918725</text:p>
          </table:table-cell>
        </table:table-row>
        <table:table-row table:style-name="ro1">
          <table:table-cell table:number-columns-repeated="2" office:value-type="float" office:value="699" calcext:value-type="float">
            <text:p>699</text:p>
          </table:table-cell>
          <table:table-cell office:value-type="float" office:value="56" calcext:value-type="float">
            <text:p>56</text:p>
          </table:table-cell>
          <table:table-cell table:style-name="Default" table:formula="of:=IF([.$B89]&gt;=[.$D$10]; ([.$B89] - [.$D$10]) * [.D$9]; NA())" office:value-type="float" office:value="1.0250205" calcext:value-type="float">
            <text:p>1.0250205</text:p>
          </table:table-cell>
        </table:table-row>
        <table:table-row table:style-name="ro1">
          <table:table-cell table:number-columns-repeated="2" office:value-type="float" office:value="699" calcext:value-type="float">
            <text:p>699</text:p>
          </table:table-cell>
          <table:table-cell office:value-type="float" office:value="57" calcext:value-type="float">
            <text:p>57</text:p>
          </table:table-cell>
          <table:table-cell table:style-name="Default" table:formula="of:=IF([.$B90]&gt;=[.$D$10]; ([.$B90] - [.$D$10]) * [.D$9]; NA())" office:value-type="float" office:value="1.0250205" calcext:value-type="float">
            <text:p>1.0250205</text:p>
          </table:table-cell>
        </table:table-row>
        <table:table-row table:style-name="ro1">
          <table:table-cell table:number-columns-repeated="2" office:value-type="float" office:value="699" calcext:value-type="float">
            <text:p>699</text:p>
          </table:table-cell>
          <table:table-cell office:value-type="float" office:value="58" calcext:value-type="float">
            <text:p>58</text:p>
          </table:table-cell>
          <table:table-cell table:style-name="Default" table:formula="of:=IF([.$B91]&gt;=[.$D$10]; ([.$B91] - [.$D$10]) * [.D$9]; NA())" office:value-type="float" office:value="1.0250205" calcext:value-type="float">
            <text:p>1.0250205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float" office:value="59" calcext:value-type="float">
            <text:p>59</text:p>
          </table:table-cell>
          <table:table-cell table:style-name="Default" table:formula="of:=IF([.$B92]&gt;=[.$D$10]; ([.$B92] - [.$D$10]) * [.D$9]; NA())" office:value-type="float" office:value="1.02918725" calcext:value-type="float">
            <text:p>1.02918725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float" office:value="60" calcext:value-type="float">
            <text:p>60</text:p>
          </table:table-cell>
          <table:table-cell table:style-name="Default" table:formula="of:=IF([.$B93]&gt;=[.$D$10]; ([.$B93] - [.$D$10]) * [.D$9]; NA())" office:value-type="float" office:value="1.02918725" calcext:value-type="float">
            <text:p>1.02918725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float" office:value="61" calcext:value-type="float">
            <text:p>61</text:p>
          </table:table-cell>
          <table:table-cell table:style-name="Default" table:formula="of:=IF([.$B94]&gt;=[.$D$10]; ([.$B94] - [.$D$10]) * [.D$9]; NA())" office:value-type="float" office:value="1.02918725" calcext:value-type="float">
            <text:p>1.02918725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float" office:value="62" calcext:value-type="float">
            <text:p>62</text:p>
          </table:table-cell>
          <table:table-cell table:style-name="Default" table:formula="of:=IF([.$B95]&gt;=[.$D$10]; ([.$B95] - [.$D$10]) * [.D$9]; NA())" office:value-type="float" office:value="1.02918725" calcext:value-type="float">
            <text:p>1.029187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63" calcext:value-type="float">
            <text:p>63</text:p>
          </table:table-cell>
          <table:table-cell table:style-name="Default" table:formula="of:=IF([.$B96]&gt;=[.$D$10]; ([.$B96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07" calcext:value-type="float">
            <text:p>707</text:p>
          </table:table-cell>
          <table:table-cell office:value-type="float" office:value="64" calcext:value-type="float">
            <text:p>64</text:p>
          </table:table-cell>
          <table:table-cell table:style-name="Default" table:formula="of:=IF([.$B97]&gt;=[.$D$10]; ([.$B97] - [.$D$10]) * [.D$9]; NA())" office:value-type="float" office:value="1.033354" calcext:value-type="float">
            <text:p>1.033354</text:p>
          </table:table-cell>
        </table:table-row>
        <table:table-row table:style-name="ro1">
          <table:table-cell table:number-columns-repeated="2" office:value-type="float" office:value="707" calcext:value-type="float">
            <text:p>707</text:p>
          </table:table-cell>
          <table:table-cell office:value-type="float" office:value="65" calcext:value-type="float">
            <text:p>65</text:p>
          </table:table-cell>
          <table:table-cell table:style-name="Default" table:formula="of:=IF([.$B98]&gt;=[.$D$10]; ([.$B98] - [.$D$10]) * [.D$9]; NA())" office:value-type="float" office:value="1.033354" calcext:value-type="float">
            <text:p>1.033354</text:p>
          </table:table-cell>
        </table:table-row>
        <table:table-row table:style-name="ro1">
          <table:table-cell table:number-columns-repeated="2" office:value-type="float" office:value="707" calcext:value-type="float">
            <text:p>707</text:p>
          </table:table-cell>
          <table:table-cell office:value-type="float" office:value="66" calcext:value-type="float">
            <text:p>66</text:p>
          </table:table-cell>
          <table:table-cell table:style-name="Default" table:formula="of:=IF([.$B99]&gt;=[.$D$10]; ([.$B99] - [.$D$10]) * [.D$9]; NA())" office:value-type="float" office:value="1.033354" calcext:value-type="float">
            <text:p>1.033354</text:p>
          </table:table-cell>
        </table:table-row>
        <table:table-row table:style-name="ro1">
          <table:table-cell table:number-columns-repeated="2" office:value-type="float" office:value="711" calcext:value-type="float">
            <text:p>711</text:p>
          </table:table-cell>
          <table:table-cell office:value-type="float" office:value="67" calcext:value-type="float">
            <text:p>67</text:p>
          </table:table-cell>
          <table:table-cell table:style-name="Default" table:formula="of:=IF([.$B100]&gt;=[.$D$10]; ([.$B100] - [.$D$10]) * [.D$9]; NA())" office:value-type="float" office:value="1.03752075" calcext:value-type="float">
            <text:p>1.03752075</text:p>
          </table:table-cell>
        </table:table-row>
        <table:table-row table:style-name="ro1">
          <table:table-cell table:number-columns-repeated="2" office:value-type="float" office:value="711" calcext:value-type="float">
            <text:p>711</text:p>
          </table:table-cell>
          <table:table-cell office:value-type="float" office:value="68" calcext:value-type="float">
            <text:p>68</text:p>
          </table:table-cell>
          <table:table-cell table:style-name="Default" table:formula="of:=IF([.$B101]&gt;=[.$D$10]; ([.$B101] - [.$D$10]) * [.D$9]; NA())" office:value-type="float" office:value="1.03752075" calcext:value-type="float">
            <text:p>1.03752075</text:p>
          </table:table-cell>
        </table:table-row>
        <table:table-row table:style-name="ro1">
          <table:table-cell table:number-columns-repeated="2" office:value-type="float" office:value="711" calcext:value-type="float">
            <text:p>711</text:p>
          </table:table-cell>
          <table:table-cell office:value-type="float" office:value="69" calcext:value-type="float">
            <text:p>69</text:p>
          </table:table-cell>
          <table:table-cell table:style-name="Default" table:formula="of:=IF([.$B102]&gt;=[.$D$10]; ([.$B102] - [.$D$10]) * [.D$9]; NA())" office:value-type="float" office:value="1.03752075" calcext:value-type="float">
            <text:p>1.03752075</text:p>
          </table:table-cell>
        </table:table-row>
        <table:table-row table:style-name="ro1">
          <table:table-cell table:number-columns-repeated="2" office:value-type="float" office:value="711" calcext:value-type="float">
            <text:p>711</text:p>
          </table:table-cell>
          <table:table-cell office:value-type="float" office:value="70" calcext:value-type="float">
            <text:p>70</text:p>
          </table:table-cell>
          <table:table-cell table:style-name="Default" table:formula="of:=IF([.$B103]&gt;=[.$D$10]; ([.$B103] - [.$D$10]) * [.D$9]; NA())" office:value-type="float" office:value="1.03752075" calcext:value-type="float">
            <text:p>1.03752075</text:p>
          </table:table-cell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  <table:table-cell office:value-type="float" office:value="71" calcext:value-type="float">
            <text:p>71</text:p>
          </table:table-cell>
          <table:table-cell table:style-name="Default" table:formula="of:=IF([.$B104]&gt;=[.$D$10]; ([.$B104] - [.$D$10]) * [.D$9]; NA())" office:value-type="float" office:value="1.04585425" calcext:value-type="float">
            <text:p>1.04585425</text:p>
          </table:table-cell>
        </table:table-row>
        <table:table-row table:style-name="ro1">
          <table:table-cell table:number-columns-repeated="2" office:value-type="float" office:value="715" calcext:value-type="float">
            <text:p>715</text:p>
          </table:table-cell>
          <table:table-cell office:value-type="float" office:value="72" calcext:value-type="float">
            <text:p>72</text:p>
          </table:table-cell>
          <table:table-cell table:style-name="Default" table:formula="of:=IF([.$B105]&gt;=[.$D$10]; ([.$B105] - [.$D$10]) * [.D$9]; NA())" office:value-type="float" office:value="1.0416875" calcext:value-type="float">
            <text:p>1.0416875</text:p>
          </table:table-cell>
        </table:table-row>
        <table:table-row table:style-name="ro1">
          <table:table-cell table:number-columns-repeated="2" office:value-type="float" office:value="715" calcext:value-type="float">
            <text:p>715</text:p>
          </table:table-cell>
          <table:table-cell office:value-type="float" office:value="73" calcext:value-type="float">
            <text:p>73</text:p>
          </table:table-cell>
          <table:table-cell table:style-name="Default" table:formula="of:=IF([.$B106]&gt;=[.$D$10]; ([.$B106] - [.$D$10]) * [.D$9]; NA())" office:value-type="float" office:value="1.0416875" calcext:value-type="float">
            <text:p>1.0416875</text:p>
          </table:table-cell>
        </table:table-row>
        <table:table-row table:style-name="ro1">
          <table:table-cell table:number-columns-repeated="2" office:value-type="float" office:value="715" calcext:value-type="float">
            <text:p>715</text:p>
          </table:table-cell>
          <table:table-cell office:value-type="float" office:value="74" calcext:value-type="float">
            <text:p>74</text:p>
          </table:table-cell>
          <table:table-cell table:style-name="Default" table:formula="of:=IF([.$B107]&gt;=[.$D$10]; ([.$B107] - [.$D$10]) * [.D$9]; NA())" office:value-type="float" office:value="1.0416875" calcext:value-type="float">
            <text:p>1.0416875</text:p>
          </table:table-cell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  <table:table-cell office:value-type="float" office:value="75" calcext:value-type="float">
            <text:p>75</text:p>
          </table:table-cell>
          <table:table-cell table:style-name="Default" table:formula="of:=IF([.$B108]&gt;=[.$D$10]; ([.$B108] - [.$D$10]) * [.D$9]; NA())" office:value-type="float" office:value="1.04585425" calcext:value-type="float">
            <text:p>1.04585425</text:p>
          </table:table-cell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  <table:table-cell office:value-type="float" office:value="76" calcext:value-type="float">
            <text:p>76</text:p>
          </table:table-cell>
          <table:table-cell table:style-name="Default" table:formula="of:=IF([.$B109]&gt;=[.$D$10]; ([.$B109] - [.$D$10]) * [.D$9]; NA())" office:value-type="float" office:value="1.04585425" calcext:value-type="float">
            <text:p>1.04585425</text:p>
          </table:table-cell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style-name="Default" table:formula="of:=IF([.$B110]&gt;=[.$D$10]; ([.$B110] - [.$D$10]) * [.D$9]; NA())" office:value-type="float" office:value="1.04585425" calcext:value-type="float">
            <text:p>1.04585425</text:p>
          </table:table-cell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  <table:table-cell office:value-type="float" office:value="78" calcext:value-type="float">
            <text:p>78</text:p>
          </table:table-cell>
          <table:table-cell table:style-name="Default" table:formula="of:=IF([.$B111]&gt;=[.$D$10]; ([.$B111] - [.$D$10]) * [.D$9]; NA())" office:value-type="float" office:value="1.04585425" calcext:value-type="float">
            <text:p>1.04585425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office:value-type="float" office:value="79" calcext:value-type="float">
            <text:p>79</text:p>
          </table:table-cell>
          <table:table-cell table:style-name="Default" table:formula="of:=IF([.$B112]&gt;=[.$D$10]; ([.$B112] - [.$D$10]) * [.D$9]; NA())" office:value-type="float" office:value="1.06252125" calcext:value-type="float">
            <text:p>1.06252125</text:p>
          </table:table-cell>
        </table:table-row>
        <table:table-row table:style-name="ro1">
          <table:table-cell table:number-columns-repeated="2" office:value-type="float" office:value="723" calcext:value-type="float">
            <text:p>723</text:p>
          </table:table-cell>
          <table:table-cell office:value-type="float" office:value="80" calcext:value-type="float">
            <text:p>80</text:p>
          </table:table-cell>
          <table:table-cell table:style-name="Default" table:formula="of:=IF([.$B113]&gt;=[.$D$10]; ([.$B113] - [.$D$10]) * [.D$9]; NA())" office:value-type="float" office:value="1.050021" calcext:value-type="float">
            <text:p>1.050021</text:p>
          </table:table-cell>
        </table:table-row>
        <table:table-row table:style-name="ro1">
          <table:table-cell table:number-columns-repeated="2" office:value-type="float" office:value="723" calcext:value-type="float">
            <text:p>723</text:p>
          </table:table-cell>
          <table:table-cell office:value-type="float" office:value="81" calcext:value-type="float">
            <text:p>81</text:p>
          </table:table-cell>
          <table:table-cell table:style-name="Default" table:formula="of:=IF([.$B114]&gt;=[.$D$10]; ([.$B114] - [.$D$10]) * [.D$9]; NA())" office:value-type="float" office:value="1.050021" calcext:value-type="float">
            <text:p>1.050021</text:p>
          </table:table-cell>
        </table:table-row>
        <table:table-row table:style-name="ro1">
          <table:table-cell table:number-columns-repeated="2" office:value-type="float" office:value="723" calcext:value-type="float">
            <text:p>723</text:p>
          </table:table-cell>
          <table:table-cell office:value-type="float" office:value="82" calcext:value-type="float">
            <text:p>82</text:p>
          </table:table-cell>
          <table:table-cell table:style-name="Default" table:formula="of:=IF([.$B115]&gt;=[.$D$10]; ([.$B115] - [.$D$10]) * [.D$9]; NA())" office:value-type="float" office:value="1.050021" calcext:value-type="float">
            <text:p>1.050021</text:p>
          </table:table-cell>
        </table:table-row>
        <table:table-row table:style-name="ro1">
          <table:table-cell table:number-columns-repeated="2" office:value-type="float" office:value="727" calcext:value-type="float">
            <text:p>727</text:p>
          </table:table-cell>
          <table:table-cell office:value-type="float" office:value="83" calcext:value-type="float">
            <text:p>83</text:p>
          </table:table-cell>
          <table:table-cell table:style-name="Default" table:formula="of:=IF([.$B116]&gt;=[.$D$10]; ([.$B116] - [.$D$10]) * [.D$9]; NA())" office:value-type="float" office:value="1.05418775" calcext:value-type="float">
            <text:p>1.05418775</text:p>
          </table:table-cell>
        </table:table-row>
        <table:table-row table:style-name="ro1">
          <table:table-cell table:number-columns-repeated="2" office:value-type="float" office:value="727" calcext:value-type="float">
            <text:p>727</text:p>
          </table:table-cell>
          <table:table-cell office:value-type="float" office:value="84" calcext:value-type="float">
            <text:p>84</text:p>
          </table:table-cell>
          <table:table-cell table:style-name="Default" table:formula="of:=IF([.$B117]&gt;=[.$D$10]; ([.$B117] - [.$D$10]) * [.D$9]; NA())" office:value-type="float" office:value="1.05418775" calcext:value-type="float">
            <text:p>1.05418775</text:p>
          </table:table-cell>
        </table:table-row>
        <table:table-row table:style-name="ro1">
          <table:table-cell table:number-columns-repeated="2" office:value-type="float" office:value="727" calcext:value-type="float">
            <text:p>727</text:p>
          </table:table-cell>
          <table:table-cell office:value-type="float" office:value="85" calcext:value-type="float">
            <text:p>85</text:p>
          </table:table-cell>
          <table:table-cell table:style-name="Default" table:formula="of:=IF([.$B118]&gt;=[.$D$10]; ([.$B118] - [.$D$10]) * [.D$9]; NA())" office:value-type="float" office:value="1.05418775" calcext:value-type="float">
            <text:p>1.05418775</text:p>
          </table:table-cell>
        </table:table-row>
        <table:table-row table:style-name="ro1">
          <table:table-cell table:number-columns-repeated="2" office:value-type="float" office:value="727" calcext:value-type="float">
            <text:p>727</text:p>
          </table:table-cell>
          <table:table-cell office:value-type="float" office:value="86" calcext:value-type="float">
            <text:p>86</text:p>
          </table:table-cell>
          <table:table-cell table:style-name="Default" table:formula="of:=IF([.$B119]&gt;=[.$D$10]; ([.$B119] - [.$D$10]) * [.D$9]; NA())" office:value-type="float" office:value="1.05418775" calcext:value-type="float">
            <text:p>1.05418775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office:value-type="float" office:value="87" calcext:value-type="float">
            <text:p>87</text:p>
          </table:table-cell>
          <table:table-cell table:style-name="Default" table:formula="of:=IF([.$B120]&gt;=[.$D$10]; ([.$B120] - [.$D$10]) * [.D$9]; NA())" office:value-type="float" office:value="1.06252125" calcext:value-type="float">
            <text:p>1.06252125</text:p>
          </table:table-cell>
        </table:table-row>
        <table:table-row table:style-name="ro1">
          <table:table-cell table:number-columns-repeated="2" office:value-type="float" office:value="731" calcext:value-type="float">
            <text:p>731</text:p>
          </table:table-cell>
          <table:table-cell office:value-type="float" office:value="88" calcext:value-type="float">
            <text:p>88</text:p>
          </table:table-cell>
          <table:table-cell table:style-name="Default" table:formula="of:=IF([.$B121]&gt;=[.$D$10]; ([.$B121] - [.$D$10]) * [.D$9]; NA())" office:value-type="float" office:value="1.0583545" calcext:value-type="float">
            <text:p>1.0583545</text:p>
          </table:table-cell>
        </table:table-row>
        <table:table-row table:style-name="ro1">
          <table:table-cell table:number-columns-repeated="2" office:value-type="float" office:value="731" calcext:value-type="float">
            <text:p>731</text:p>
          </table:table-cell>
          <table:table-cell office:value-type="float" office:value="89" calcext:value-type="float">
            <text:p>89</text:p>
          </table:table-cell>
          <table:table-cell table:style-name="Default" table:formula="of:=IF([.$B122]&gt;=[.$D$10]; ([.$B122] - [.$D$10]) * [.D$9]; NA())" office:value-type="float" office:value="1.0583545" calcext:value-type="float">
            <text:p>1.0583545</text:p>
          </table:table-cell>
        </table:table-row>
        <table:table-row table:style-name="ro1">
          <table:table-cell table:number-columns-repeated="2" office:value-type="float" office:value="731" calcext:value-type="float">
            <text:p>731</text:p>
          </table:table-cell>
          <table:table-cell office:value-type="float" office:value="90" calcext:value-type="float">
            <text:p>90</text:p>
          </table:table-cell>
          <table:table-cell table:style-name="Default" table:formula="of:=IF([.$B123]&gt;=[.$D$10]; ([.$B123] - [.$D$10]) * [.D$9]; NA())" office:value-type="float" office:value="1.0583545" calcext:value-type="float">
            <text:p>1.0583545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office:value-type="float" office:value="91" calcext:value-type="float">
            <text:p>91</text:p>
          </table:table-cell>
          <table:table-cell table:style-name="Default" table:formula="of:=IF([.$B124]&gt;=[.$D$10]; ([.$B124] - [.$D$10]) * [.D$9]; NA())" office:value-type="float" office:value="1.06252125" calcext:value-type="float">
            <text:p>1.06252125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office:value-type="float" office:value="92" calcext:value-type="float">
            <text:p>92</text:p>
          </table:table-cell>
          <table:table-cell table:style-name="Default" table:formula="of:=IF([.$B125]&gt;=[.$D$10]; ([.$B125] - [.$D$10]) * [.D$9]; NA())" office:value-type="float" office:value="1.06252125" calcext:value-type="float">
            <text:p>1.06252125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office:value-type="float" office:value="93" calcext:value-type="float">
            <text:p>93</text:p>
          </table:table-cell>
          <table:table-cell table:style-name="Default" table:formula="of:=IF([.$B126]&gt;=[.$D$10]; ([.$B126] - [.$D$10]) * [.D$9]; NA())" office:value-type="float" office:value="1.06252125" calcext:value-type="float">
            <text:p>1.06252125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office:value-type="float" office:value="94" calcext:value-type="float">
            <text:p>94</text:p>
          </table:table-cell>
          <table:table-cell table:style-name="Default" table:formula="of:=IF([.$B127]&gt;=[.$D$10]; ([.$B127] - [.$D$10]) * [.D$9]; NA())" office:value-type="float" office:value="1.06252125" calcext:value-type="float">
            <text:p>1.062521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95" calcext:value-type="float">
            <text:p>95</text:p>
          </table:table-cell>
          <table:table-cell table:style-name="Default" table:formula="of:=IF([.$B128]&gt;=[.$D$10]; ([.$B128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39" calcext:value-type="float">
            <text:p>739</text:p>
          </table:table-cell>
          <table:table-cell office:value-type="float" office:value="96" calcext:value-type="float">
            <text:p>96</text:p>
          </table:table-cell>
          <table:table-cell table:style-name="Default" table:formula="of:=IF([.$B129]&gt;=[.$D$10]; ([.$B129] - [.$D$10]) * [.D$9]; NA())" office:value-type="float" office:value="1.066688" calcext:value-type="float">
            <text:p>1.066688</text:p>
          </table:table-cell>
        </table:table-row>
        <table:table-row table:style-name="ro1">
          <table:table-cell table:number-columns-repeated="2" office:value-type="float" office:value="739" calcext:value-type="float">
            <text:p>739</text:p>
          </table:table-cell>
          <table:table-cell office:value-type="float" office:value="97" calcext:value-type="float">
            <text:p>97</text:p>
          </table:table-cell>
          <table:table-cell table:style-name="Default" table:formula="of:=IF([.$B130]&gt;=[.$D$10]; ([.$B130] - [.$D$10]) * [.D$9]; NA())" office:value-type="float" office:value="1.066688" calcext:value-type="float">
            <text:p>1.066688</text:p>
          </table:table-cell>
        </table:table-row>
        <table:table-row table:style-name="ro1">
          <table:table-cell table:number-columns-repeated="2" office:value-type="float" office:value="739" calcext:value-type="float">
            <text:p>739</text:p>
          </table:table-cell>
          <table:table-cell office:value-type="float" office:value="98" calcext:value-type="float">
            <text:p>98</text:p>
          </table:table-cell>
          <table:table-cell table:style-name="Default" table:formula="of:=IF([.$B131]&gt;=[.$D$10]; ([.$B131] - [.$D$10]) * [.D$9]; NA())" office:value-type="float" office:value="1.066688" calcext:value-type="float">
            <text:p>1.066688</text:p>
          </table:table-cell>
        </table:table-row>
        <table:table-row table:style-name="ro1">
          <table:table-cell table:number-columns-repeated="2" office:value-type="float" office:value="743" calcext:value-type="float">
            <text:p>743</text:p>
          </table:table-cell>
          <table:table-cell office:value-type="float" office:value="99" calcext:value-type="float">
            <text:p>99</text:p>
          </table:table-cell>
          <table:table-cell table:style-name="Default" table:formula="of:=IF([.$B132]&gt;=[.$D$10]; ([.$B132] - [.$D$10]) * [.D$9]; NA())" office:value-type="float" office:value="1.07085475" calcext:value-type="float">
            <text:p>1.07085475</text:p>
          </table:table-cell>
        </table:table-row>
        <table:table-row table:style-name="ro1">
          <table:table-cell table:number-columns-repeated="2" office:value-type="float" office:value="743" calcext:value-type="float">
            <text:p>743</text:p>
          </table:table-cell>
          <table:table-cell office:value-type="float" office:value="100" calcext:value-type="float">
            <text:p>100</text:p>
          </table:table-cell>
          <table:table-cell table:style-name="Default" table:formula="of:=IF([.$B133]&gt;=[.$D$10]; ([.$B133] - [.$D$10]) * [.D$9]; NA())" office:value-type="float" office:value="1.07085475" calcext:value-type="float">
            <text:p>1.07085475</text:p>
          </table:table-cell>
        </table:table-row>
        <table:table-row table:style-name="ro1">
          <table:table-cell table:number-columns-repeated="2" office:value-type="float" office:value="743" calcext:value-type="float">
            <text:p>743</text:p>
          </table:table-cell>
          <table:table-cell office:value-type="float" office:value="101" calcext:value-type="float">
            <text:p>101</text:p>
          </table:table-cell>
          <table:table-cell table:style-name="Default" table:formula="of:=IF([.$B134]&gt;=[.$D$10]; ([.$B134] - [.$D$10]) * [.D$9]; NA())" office:value-type="float" office:value="1.07085475" calcext:value-type="float">
            <text:p>1.07085475</text:p>
          </table:table-cell>
        </table:table-row>
        <table:table-row table:style-name="ro1">
          <table:table-cell table:number-columns-repeated="2" office:value-type="float" office:value="743" calcext:value-type="float">
            <text:p>743</text:p>
          </table:table-cell>
          <table:table-cell office:value-type="float" office:value="102" calcext:value-type="float">
            <text:p>102</text:p>
          </table:table-cell>
          <table:table-cell table:style-name="Default" table:formula="of:=IF([.$B135]&gt;=[.$D$10]; ([.$B135] - [.$D$10]) * [.D$9]; NA())" office:value-type="float" office:value="1.07085475" calcext:value-type="float">
            <text:p>1.07085475</text:p>
          </table:table-cell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  <table:table-cell office:value-type="float" office:value="103" calcext:value-type="float">
            <text:p>103</text:p>
          </table:table-cell>
          <table:table-cell table:style-name="Default" table:formula="of:=IF([.$B136]&gt;=[.$D$10]; ([.$B136] - [.$D$10]) * [.D$9]; NA())" office:value-type="float" office:value="1.07918825" calcext:value-type="float">
            <text:p>1.07918825</text:p>
          </table:table-cell>
        </table:table-row>
        <table:table-row table:style-name="ro1">
          <table:table-cell table:number-columns-repeated="2" office:value-type="float" office:value="747" calcext:value-type="float">
            <text:p>747</text:p>
          </table:table-cell>
          <table:table-cell office:value-type="float" office:value="104" calcext:value-type="float">
            <text:p>104</text:p>
          </table:table-cell>
          <table:table-cell table:style-name="Default" table:formula="of:=IF([.$B137]&gt;=[.$D$10]; ([.$B137] - [.$D$10]) * [.D$9]; NA())" office:value-type="float" office:value="1.0750215" calcext:value-type="float">
            <text:p>1.0750215</text:p>
          </table:table-cell>
        </table:table-row>
        <table:table-row table:style-name="ro1">
          <table:table-cell table:number-columns-repeated="2" office:value-type="float" office:value="747" calcext:value-type="float">
            <text:p>747</text:p>
          </table:table-cell>
          <table:table-cell office:value-type="float" office:value="105" calcext:value-type="float">
            <text:p>105</text:p>
          </table:table-cell>
          <table:table-cell table:style-name="Default" table:formula="of:=IF([.$B138]&gt;=[.$D$10]; ([.$B138] - [.$D$10]) * [.D$9]; NA())" office:value-type="float" office:value="1.0750215" calcext:value-type="float">
            <text:p>1.0750215</text:p>
          </table:table-cell>
        </table:table-row>
        <table:table-row table:style-name="ro1">
          <table:table-cell table:number-columns-repeated="2" office:value-type="float" office:value="747" calcext:value-type="float">
            <text:p>747</text:p>
          </table:table-cell>
          <table:table-cell office:value-type="float" office:value="106" calcext:value-type="float">
            <text:p>106</text:p>
          </table:table-cell>
          <table:table-cell table:style-name="Default" table:formula="of:=IF([.$B139]&gt;=[.$D$10]; ([.$B139] - [.$D$10]) * [.D$9]; NA())" office:value-type="float" office:value="1.0750215" calcext:value-type="float">
            <text:p>1.0750215</text:p>
          </table:table-cell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  <table:table-cell office:value-type="float" office:value="107" calcext:value-type="float">
            <text:p>107</text:p>
          </table:table-cell>
          <table:table-cell table:style-name="Default" table:formula="of:=IF([.$B140]&gt;=[.$D$10]; ([.$B140] - [.$D$10]) * [.D$9]; NA())" office:value-type="float" office:value="1.07918825" calcext:value-type="float">
            <text:p>1.07918825</text:p>
          </table:table-cell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  <table:table-cell office:value-type="float" office:value="108" calcext:value-type="float">
            <text:p>108</text:p>
          </table:table-cell>
          <table:table-cell table:style-name="Default" table:formula="of:=IF([.$B141]&gt;=[.$D$10]; ([.$B141] - [.$D$10]) * [.D$9]; NA())" office:value-type="float" office:value="1.07918825" calcext:value-type="float">
            <text:p>1.07918825</text:p>
          </table:table-cell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  <table:table-cell office:value-type="float" office:value="109" calcext:value-type="float">
            <text:p>109</text:p>
          </table:table-cell>
          <table:table-cell table:style-name="Default" table:formula="of:=IF([.$B142]&gt;=[.$D$10]; ([.$B142] - [.$D$10]) * [.D$9]; NA())" office:value-type="float" office:value="1.07918825" calcext:value-type="float">
            <text:p>1.07918825</text:p>
          </table:table-cell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  <table:table-cell office:value-type="float" office:value="110" calcext:value-type="float">
            <text:p>110</text:p>
          </table:table-cell>
          <table:table-cell table:style-name="Default" table:formula="of:=IF([.$B143]&gt;=[.$D$10]; ([.$B143] - [.$D$10]) * [.D$9]; NA())" office:value-type="float" office:value="1.07918825" calcext:value-type="float">
            <text:p>1.079188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111" calcext:value-type="float">
            <text:p>111</text:p>
          </table:table-cell>
          <table:table-cell table:style-name="Default" table:formula="of:=IF([.$B144]&gt;=[.$D$10]; ([.$B144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55" calcext:value-type="float">
            <text:p>755</text:p>
          </table:table-cell>
          <table:table-cell office:value-type="float" office:value="112" calcext:value-type="float">
            <text:p>112</text:p>
          </table:table-cell>
          <table:table-cell table:style-name="Default" table:formula="of:=IF([.$B145]&gt;=[.$D$10]; ([.$B145] - [.$D$10]) * [.D$9]; NA())" office:value-type="float" office:value="1.083355" calcext:value-type="float">
            <text:p>1.083355</text:p>
          </table:table-cell>
        </table:table-row>
        <table:table-row table:style-name="ro1">
          <table:table-cell table:number-columns-repeated="2" office:value-type="float" office:value="755" calcext:value-type="float">
            <text:p>755</text:p>
          </table:table-cell>
          <table:table-cell office:value-type="float" office:value="113" calcext:value-type="float">
            <text:p>113</text:p>
          </table:table-cell>
          <table:table-cell table:style-name="Default" table:formula="of:=IF([.$B146]&gt;=[.$D$10]; ([.$B146] - [.$D$10]) * [.D$9]; NA())" office:value-type="float" office:value="1.083355" calcext:value-type="float">
            <text:p>1.083355</text:p>
          </table:table-cell>
        </table:table-row>
        <table:table-row table:style-name="ro1">
          <table:table-cell table:number-columns-repeated="2" office:value-type="float" office:value="755" calcext:value-type="float">
            <text:p>755</text:p>
          </table:table-cell>
          <table:table-cell office:value-type="float" office:value="114" calcext:value-type="float">
            <text:p>114</text:p>
          </table:table-cell>
          <table:table-cell table:style-name="Default" table:formula="of:=IF([.$B147]&gt;=[.$D$10]; ([.$B147] - [.$D$10]) * [.D$9]; NA())" office:value-type="float" office:value="1.083355" calcext:value-type="float">
            <text:p>1.083355</text:p>
          </table:table-cell>
        </table:table-row>
        <table:table-row table:style-name="ro1">
          <table:table-cell table:number-columns-repeated="2" office:value-type="float" office:value="759" calcext:value-type="float">
            <text:p>759</text:p>
          </table:table-cell>
          <table:table-cell office:value-type="float" office:value="115" calcext:value-type="float">
            <text:p>115</text:p>
          </table:table-cell>
          <table:table-cell table:style-name="Default" table:formula="of:=IF([.$B148]&gt;=[.$D$10]; ([.$B148] - [.$D$10]) * [.D$9]; NA())" office:value-type="float" office:value="1.08752175" calcext:value-type="float">
            <text:p>1.08752175</text:p>
          </table:table-cell>
        </table:table-row>
        <table:table-row table:style-name="ro1">
          <table:table-cell table:number-columns-repeated="2" office:value-type="float" office:value="759" calcext:value-type="float">
            <text:p>759</text:p>
          </table:table-cell>
          <table:table-cell office:value-type="float" office:value="116" calcext:value-type="float">
            <text:p>116</text:p>
          </table:table-cell>
          <table:table-cell table:style-name="Default" table:formula="of:=IF([.$B149]&gt;=[.$D$10]; ([.$B149] - [.$D$10]) * [.D$9]; NA())" office:value-type="float" office:value="1.08752175" calcext:value-type="float">
            <text:p>1.08752175</text:p>
          </table:table-cell>
        </table:table-row>
        <table:table-row table:style-name="ro1">
          <table:table-cell table:number-columns-repeated="2" office:value-type="float" office:value="759" calcext:value-type="float">
            <text:p>759</text:p>
          </table:table-cell>
          <table:table-cell office:value-type="float" office:value="117" calcext:value-type="float">
            <text:p>117</text:p>
          </table:table-cell>
          <table:table-cell table:style-name="Default" table:formula="of:=IF([.$B150]&gt;=[.$D$10]; ([.$B150] - [.$D$10]) * [.D$9]; NA())" office:value-type="float" office:value="1.08752175" calcext:value-type="float">
            <text:p>1.08752175</text:p>
          </table:table-cell>
        </table:table-row>
        <table:table-row table:style-name="ro1">
          <table:table-cell table:number-columns-repeated="2" office:value-type="float" office:value="759" calcext:value-type="float">
            <text:p>759</text:p>
          </table:table-cell>
          <table:table-cell office:value-type="float" office:value="118" calcext:value-type="float">
            <text:p>118</text:p>
          </table:table-cell>
          <table:table-cell table:style-name="Default" table:formula="of:=IF([.$B151]&gt;=[.$D$10]; ([.$B151] - [.$D$10]) * [.D$9]; NA())" office:value-type="float" office:value="1.08752175" calcext:value-type="float">
            <text:p>1.0875217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119" calcext:value-type="float">
            <text:p>119</text:p>
          </table:table-cell>
          <table:table-cell table:style-name="Default" table:formula="of:=IF([.$B152]&gt;=[.$D$10]; ([.$B152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63" calcext:value-type="float">
            <text:p>763</text:p>
          </table:table-cell>
          <table:table-cell office:value-type="float" office:value="120" calcext:value-type="float">
            <text:p>120</text:p>
          </table:table-cell>
          <table:table-cell table:style-name="Default" table:formula="of:=IF([.$B153]&gt;=[.$D$10]; ([.$B153] - [.$D$10]) * [.D$9]; NA())" office:value-type="float" office:value="1.0916885" calcext:value-type="float">
            <text:p>1.0916885</text:p>
          </table:table-cell>
        </table:table-row>
        <table:table-row table:style-name="ro1">
          <table:table-cell table:number-columns-repeated="2" office:value-type="float" office:value="763" calcext:value-type="float">
            <text:p>763</text:p>
          </table:table-cell>
          <table:table-cell office:value-type="float" office:value="121" calcext:value-type="float">
            <text:p>121</text:p>
          </table:table-cell>
          <table:table-cell table:style-name="Default" table:formula="of:=IF([.$B154]&gt;=[.$D$10]; ([.$B154] - [.$D$10]) * [.D$9]; NA())" office:value-type="float" office:value="1.0916885" calcext:value-type="float">
            <text:p>1.091688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122" calcext:value-type="float">
            <text:p>122</text:p>
          </table:table-cell>
          <table:table-cell table:style-name="Default" table:formula="of:=IF([.$B155]&gt;=[.$D$10]; ([.$B155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123" calcext:value-type="float">
            <text:p>123</text:p>
          </table:table-cell>
          <table:table-cell table:style-name="Default" table:formula="of:=IF([.$B156]&gt;=[.$D$10]; ([.$B156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124" calcext:value-type="float">
            <text:p>124</text:p>
          </table:table-cell>
          <table:table-cell table:style-name="Default" table:formula="of:=IF([.$B157]&gt;=[.$D$10]; ([.$B157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125" calcext:value-type="float">
            <text:p>125</text:p>
          </table:table-cell>
          <table:table-cell table:style-name="Default" table:formula="of:=IF([.$B158]&gt;=[.$D$10]; ([.$B158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float" office:value="126" calcext:value-type="float">
            <text:p>126</text:p>
          </table:table-cell>
          <table:table-cell table:style-name="Default" table:formula="of:=IF([.$B159]&gt;=[.$D$10]; ([.$B159] - [.$D$10]) * [.D$9]; NA())" office:value-type="float" office:value="1.09585525" calcext:value-type="float">
            <text:p>1.095855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127" calcext:value-type="float">
            <text:p>127</text:p>
          </table:table-cell>
          <table:table-cell table:style-name="Default" table:formula="of:=IF([.$B160]&gt;=[.$D$10]; ([.$B160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803" calcext:value-type="float">
            <text:p>803</text:p>
          </table:table-cell>
          <table:table-cell office:value-type="float" office:value="128" calcext:value-type="float">
            <text:p>128</text:p>
          </table:table-cell>
          <table:table-cell table:style-name="Default" table:formula="of:=IF([.$B161]&gt;=[.$D$10]; ([.$B161] - [.$D$10]) * [.D$9]; NA())" office:value-type="float" office:value="1.133356" calcext:value-type="float">
            <text:p>1.133356</text:p>
          </table:table-cell>
        </table:table-row>
        <table:table-row table:style-name="ro1">
          <table:table-cell table:number-columns-repeated="2" office:value-type="float" office:value="771" calcext:value-type="float">
            <text:p>771</text:p>
          </table:table-cell>
          <table:table-cell office:value-type="float" office:value="129" calcext:value-type="float">
            <text:p>129</text:p>
          </table:table-cell>
          <table:table-cell table:style-name="Default" table:formula="of:=IF([.$B162]&gt;=[.$D$10]; ([.$B162] - [.$D$10]) * [.D$9]; NA())" office:value-type="float" office:value="1.100022" calcext:value-type="float">
            <text:p>1.100022</text:p>
          </table:table-cell>
        </table:table-row>
        <table:table-row table:style-name="ro1">
          <table:table-cell table:number-columns-repeated="2" office:value-type="float" office:value="771" calcext:value-type="float">
            <text:p>771</text:p>
          </table:table-cell>
          <table:table-cell office:value-type="float" office:value="130" calcext:value-type="float">
            <text:p>130</text:p>
          </table:table-cell>
          <table:table-cell table:style-name="Default" table:formula="of:=IF([.$B163]&gt;=[.$D$10]; ([.$B163] - [.$D$10]) * [.D$9]; NA())" office:value-type="float" office:value="1.100022" calcext:value-type="float">
            <text:p>1.100022</text:p>
          </table:table-cell>
        </table:table-row>
        <table:table-row table:style-name="ro1">
          <table:table-cell table:number-columns-repeated="2" office:value-type="float" office:value="775" calcext:value-type="float">
            <text:p>775</text:p>
          </table:table-cell>
          <table:table-cell office:value-type="float" office:value="131" calcext:value-type="float">
            <text:p>131</text:p>
          </table:table-cell>
          <table:table-cell table:style-name="Default" table:formula="of:=IF([.$B164]&gt;=[.$D$10]; ([.$B164] - [.$D$10]) * [.D$9]; NA())" office:value-type="float" office:value="1.10418875" calcext:value-type="float">
            <text:p>1.10418875</text:p>
          </table:table-cell>
        </table:table-row>
        <table:table-row table:style-name="ro1">
          <table:table-cell table:number-columns-repeated="2" office:value-type="float" office:value="775" calcext:value-type="float">
            <text:p>775</text:p>
          </table:table-cell>
          <table:table-cell office:value-type="float" office:value="132" calcext:value-type="float">
            <text:p>132</text:p>
          </table:table-cell>
          <table:table-cell table:style-name="Default" table:formula="of:=IF([.$B165]&gt;=[.$D$10]; ([.$B165] - [.$D$10]) * [.D$9]; NA())" office:value-type="float" office:value="1.10418875" calcext:value-type="float">
            <text:p>1.10418875</text:p>
          </table:table-cell>
        </table:table-row>
        <table:table-row table:style-name="ro1">
          <table:table-cell table:number-columns-repeated="2" office:value-type="float" office:value="775" calcext:value-type="float">
            <text:p>775</text:p>
          </table:table-cell>
          <table:table-cell office:value-type="float" office:value="133" calcext:value-type="float">
            <text:p>133</text:p>
          </table:table-cell>
          <table:table-cell table:style-name="Default" table:formula="of:=IF([.$B166]&gt;=[.$D$10]; ([.$B166] - [.$D$10]) * [.D$9]; NA())" office:value-type="float" office:value="1.10418875" calcext:value-type="float">
            <text:p>1.10418875</text:p>
          </table:table-cell>
        </table:table-row>
        <table:table-row table:style-name="ro1">
          <table:table-cell table:number-columns-repeated="2" office:value-type="float" office:value="775" calcext:value-type="float">
            <text:p>775</text:p>
          </table:table-cell>
          <table:table-cell office:value-type="float" office:value="134" calcext:value-type="float">
            <text:p>134</text:p>
          </table:table-cell>
          <table:table-cell table:style-name="Default" table:formula="of:=IF([.$B167]&gt;=[.$D$10]; ([.$B167] - [.$D$10]) * [.D$9]; NA())" office:value-type="float" office:value="1.10418875" calcext:value-type="float">
            <text:p>1.10418875</text:p>
          </table:table-cell>
        </table:table-row>
        <table:table-row table:style-name="ro1">
          <table:table-cell table:number-columns-repeated="2" office:value-type="float" office:value="783" calcext:value-type="float">
            <text:p>783</text:p>
          </table:table-cell>
          <table:table-cell office:value-type="float" office:value="135" calcext:value-type="float">
            <text:p>135</text:p>
          </table:table-cell>
          <table:table-cell table:style-name="Default" table:formula="of:=IF([.$B168]&gt;=[.$D$10]; ([.$B168] - [.$D$10]) * [.D$9]; NA())" office:value-type="float" office:value="1.11252225" calcext:value-type="float">
            <text:p>1.11252225</text:p>
          </table:table-cell>
        </table:table-row>
        <table:table-row table:style-name="ro1">
          <table:table-cell table:number-columns-repeated="2"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style-name="Default" table:formula="of:=IF([.$B169]&gt;=[.$D$10]; ([.$B169] - [.$D$10]) * [.D$9]; NA())" office:value-type="float" office:value="1.1083555" calcext:value-type="float">
            <text:p>1.1083555</text:p>
          </table:table-cell>
        </table:table-row>
        <table:table-row table:style-name="ro1">
          <table:table-cell table:number-columns-repeated="2" office:value-type="float" office:value="779" calcext:value-type="float">
            <text:p>779</text:p>
          </table:table-cell>
          <table:table-cell office:value-type="float" office:value="137" calcext:value-type="float">
            <text:p>137</text:p>
          </table:table-cell>
          <table:table-cell table:style-name="Default" table:formula="of:=IF([.$B170]&gt;=[.$D$10]; ([.$B170] - [.$D$10]) * [.D$9]; NA())" office:value-type="float" office:value="1.1083555" calcext:value-type="float">
            <text:p>1.1083555</text:p>
          </table:table-cell>
        </table:table-row>
        <table:table-row table:style-name="ro1">
          <table:table-cell table:number-columns-repeated="2" office:value-type="float" office:value="779" calcext:value-type="float">
            <text:p>779</text:p>
          </table:table-cell>
          <table:table-cell office:value-type="float" office:value="138" calcext:value-type="float">
            <text:p>138</text:p>
          </table:table-cell>
          <table:table-cell table:style-name="Default" table:formula="of:=IF([.$B171]&gt;=[.$D$10]; ([.$B171] - [.$D$10]) * [.D$9]; NA())" office:value-type="float" office:value="1.1083555" calcext:value-type="float">
            <text:p>1.1083555</text:p>
          </table:table-cell>
        </table:table-row>
        <table:table-row table:style-name="ro1">
          <table:table-cell table:number-columns-repeated="2" office:value-type="float" office:value="783" calcext:value-type="float">
            <text:p>783</text:p>
          </table:table-cell>
          <table:table-cell office:value-type="float" office:value="139" calcext:value-type="float">
            <text:p>139</text:p>
          </table:table-cell>
          <table:table-cell table:style-name="Default" table:formula="of:=IF([.$B172]&gt;=[.$D$10]; ([.$B172] - [.$D$10]) * [.D$9]; NA())" office:value-type="float" office:value="1.11252225" calcext:value-type="float">
            <text:p>1.11252225</text:p>
          </table:table-cell>
        </table:table-row>
        <table:table-row table:style-name="ro1">
          <table:table-cell table:number-columns-repeated="2" office:value-type="float" office:value="783" calcext:value-type="float">
            <text:p>783</text:p>
          </table:table-cell>
          <table:table-cell office:value-type="float" office:value="140" calcext:value-type="float">
            <text:p>140</text:p>
          </table:table-cell>
          <table:table-cell table:style-name="Default" table:formula="of:=IF([.$B173]&gt;=[.$D$10]; ([.$B173] - [.$D$10]) * [.D$9]; NA())" office:value-type="float" office:value="1.11252225" calcext:value-type="float">
            <text:p>1.11252225</text:p>
          </table:table-cell>
        </table:table-row>
        <table:table-row table:style-name="ro1">
          <table:table-cell table:number-columns-repeated="2" office:value-type="float" office:value="783" calcext:value-type="float">
            <text:p>783</text:p>
          </table:table-cell>
          <table:table-cell office:value-type="float" office:value="141" calcext:value-type="float">
            <text:p>141</text:p>
          </table:table-cell>
          <table:table-cell table:style-name="Default" table:formula="of:=IF([.$B174]&gt;=[.$D$10]; ([.$B174] - [.$D$10]) * [.D$9]; NA())" office:value-type="float" office:value="1.11252225" calcext:value-type="float">
            <text:p>1.11252225</text:p>
          </table:table-cell>
        </table:table-row>
        <table:table-row table:style-name="ro1">
          <table:table-cell table:number-columns-repeated="2" office:value-type="float" office:value="783" calcext:value-type="float">
            <text:p>783</text:p>
          </table:table-cell>
          <table:table-cell office:value-type="float" office:value="142" calcext:value-type="float">
            <text:p>142</text:p>
          </table:table-cell>
          <table:table-cell table:style-name="Default" table:formula="of:=IF([.$B175]&gt;=[.$D$10]; ([.$B175] - [.$D$10]) * [.D$9]; NA())" office:value-type="float" office:value="1.11252225" calcext:value-type="float">
            <text:p>1.11252225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 office:value-type="float" office:value="143" calcext:value-type="float">
            <text:p>143</text:p>
          </table:table-cell>
          <table:table-cell table:style-name="Default" table:formula="of:=IF([.$B176]&gt;=[.$D$10]; ([.$B176] - [.$D$10]) * [.D$9]; NA())" office:value-type="float" office:value="1.12918925" calcext:value-type="float">
            <text:p>1.12918925</text:p>
          </table:table-cell>
        </table:table-row>
        <table:table-row table:style-name="ro1">
          <table:table-cell table:number-columns-repeated="2" office:value-type="float" office:value="787" calcext:value-type="float">
            <text:p>787</text:p>
          </table:table-cell>
          <table:table-cell office:value-type="float" office:value="144" calcext:value-type="float">
            <text:p>144</text:p>
          </table:table-cell>
          <table:table-cell table:style-name="Default" table:formula="of:=IF([.$B177]&gt;=[.$D$10]; ([.$B177] - [.$D$10]) * [.D$9]; NA())" office:value-type="float" office:value="1.116689" calcext:value-type="float">
            <text:p>1.116689</text:p>
          </table:table-cell>
        </table:table-row>
        <table:table-row table:style-name="ro1">
          <table:table-cell table:number-columns-repeated="2" office:value-type="float" office:value="787" calcext:value-type="float">
            <text:p>787</text:p>
          </table:table-cell>
          <table:table-cell office:value-type="float" office:value="145" calcext:value-type="float">
            <text:p>145</text:p>
          </table:table-cell>
          <table:table-cell table:style-name="Default" table:formula="of:=IF([.$B178]&gt;=[.$D$10]; ([.$B178] - [.$D$10]) * [.D$9]; NA())" office:value-type="float" office:value="1.116689" calcext:value-type="float">
            <text:p>1.116689</text:p>
          </table:table-cell>
        </table:table-row>
        <table:table-row table:style-name="ro1">
          <table:table-cell table:number-columns-repeated="2" office:value-type="float" office:value="791" calcext:value-type="float">
            <text:p>791</text:p>
          </table:table-cell>
          <table:table-cell office:value-type="float" office:value="146" calcext:value-type="float">
            <text:p>146</text:p>
          </table:table-cell>
          <table:table-cell table:style-name="Default" table:formula="of:=IF([.$B179]&gt;=[.$D$10]; ([.$B179] - [.$D$10]) * [.D$9]; NA())" office:value-type="float" office:value="1.12085575" calcext:value-type="float">
            <text:p>1.12085575</text:p>
          </table:table-cell>
        </table:table-row>
        <table:table-row table:style-name="ro1">
          <table:table-cell table:number-columns-repeated="2" office:value-type="float" office:value="791" calcext:value-type="float">
            <text:p>791</text:p>
          </table:table-cell>
          <table:table-cell office:value-type="float" office:value="147" calcext:value-type="float">
            <text:p>147</text:p>
          </table:table-cell>
          <table:table-cell table:style-name="Default" table:formula="of:=IF([.$B180]&gt;=[.$D$10]; ([.$B180] - [.$D$10]) * [.D$9]; NA())" office:value-type="float" office:value="1.12085575" calcext:value-type="float">
            <text:p>1.12085575</text:p>
          </table:table-cell>
        </table:table-row>
        <table:table-row table:style-name="ro1">
          <table:table-cell table:number-columns-repeated="2" office:value-type="float" office:value="791" calcext:value-type="float">
            <text:p>791</text:p>
          </table:table-cell>
          <table:table-cell office:value-type="float" office:value="148" calcext:value-type="float">
            <text:p>148</text:p>
          </table:table-cell>
          <table:table-cell table:style-name="Default" table:formula="of:=IF([.$B181]&gt;=[.$D$10]; ([.$B181] - [.$D$10]) * [.D$9]; NA())" office:value-type="float" office:value="1.12085575" calcext:value-type="float">
            <text:p>1.12085575</text:p>
          </table:table-cell>
        </table:table-row>
        <table:table-row table:style-name="ro1">
          <table:table-cell table:number-columns-repeated="2" office:value-type="float" office:value="791" calcext:value-type="float">
            <text:p>791</text:p>
          </table:table-cell>
          <table:table-cell office:value-type="float" office:value="149" calcext:value-type="float">
            <text:p>149</text:p>
          </table:table-cell>
          <table:table-cell table:style-name="Default" table:formula="of:=IF([.$B182]&gt;=[.$D$10]; ([.$B182] - [.$D$10]) * [.D$9]; NA())" office:value-type="float" office:value="1.12085575" calcext:value-type="float">
            <text:p>1.12085575</text:p>
          </table:table-cell>
        </table:table-row>
        <table:table-row table:style-name="ro1">
          <table:table-cell table:number-columns-repeated="2" office:value-type="float" office:value="791" calcext:value-type="float">
            <text:p>791</text:p>
          </table:table-cell>
          <table:table-cell office:value-type="float" office:value="150" calcext:value-type="float">
            <text:p>150</text:p>
          </table:table-cell>
          <table:table-cell table:style-name="Default" table:formula="of:=IF([.$B183]&gt;=[.$D$10]; ([.$B183] - [.$D$10]) * [.D$9]; NA())" office:value-type="float" office:value="1.12085575" calcext:value-type="float">
            <text:p>1.12085575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 office:value-type="float" office:value="151" calcext:value-type="float">
            <text:p>151</text:p>
          </table:table-cell>
          <table:table-cell table:style-name="Default" table:formula="of:=IF([.$B184]&gt;=[.$D$10]; ([.$B184] - [.$D$10]) * [.D$9]; NA())" office:value-type="float" office:value="1.12918925" calcext:value-type="float">
            <text:p>1.12918925</text:p>
          </table:table-cell>
        </table:table-row>
        <table:table-row table:style-name="ro1">
          <table:table-cell table:number-columns-repeated="2" office:value-type="float" office:value="795" calcext:value-type="float">
            <text:p>795</text:p>
          </table:table-cell>
          <table:table-cell office:value-type="float" office:value="152" calcext:value-type="float">
            <text:p>152</text:p>
          </table:table-cell>
          <table:table-cell table:style-name="Default" table:formula="of:=IF([.$B185]&gt;=[.$D$10]; ([.$B185] - [.$D$10]) * [.D$9]; NA())" office:value-type="float" office:value="1.1250225" calcext:value-type="float">
            <text:p>1.1250225</text:p>
          </table:table-cell>
        </table:table-row>
        <table:table-row table:style-name="ro1">
          <table:table-cell table:number-columns-repeated="2" office:value-type="float" office:value="795" calcext:value-type="float">
            <text:p>795</text:p>
          </table:table-cell>
          <table:table-cell office:value-type="float" office:value="153" calcext:value-type="float">
            <text:p>153</text:p>
          </table:table-cell>
          <table:table-cell table:style-name="Default" table:formula="of:=IF([.$B186]&gt;=[.$D$10]; ([.$B186] - [.$D$10]) * [.D$9]; NA())" office:value-type="float" office:value="1.1250225" calcext:value-type="float">
            <text:p>1.1250225</text:p>
          </table:table-cell>
        </table:table-row>
        <table:table-row table:style-name="ro1">
          <table:table-cell table:number-columns-repeated="2" office:value-type="float" office:value="795" calcext:value-type="float">
            <text:p>795</text:p>
          </table:table-cell>
          <table:table-cell office:value-type="float" office:value="154" calcext:value-type="float">
            <text:p>154</text:p>
          </table:table-cell>
          <table:table-cell table:style-name="Default" table:formula="of:=IF([.$B187]&gt;=[.$D$10]; ([.$B187] - [.$D$10]) * [.D$9]; NA())" office:value-type="float" office:value="1.1250225" calcext:value-type="float">
            <text:p>1.1250225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 office:value-type="float" office:value="155" calcext:value-type="float">
            <text:p>155</text:p>
          </table:table-cell>
          <table:table-cell table:style-name="Default" table:formula="of:=IF([.$B188]&gt;=[.$D$10]; ([.$B188] - [.$D$10]) * [.D$9]; NA())" office:value-type="float" office:value="1.12918925" calcext:value-type="float">
            <text:p>1.12918925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 office:value-type="float" office:value="156" calcext:value-type="float">
            <text:p>156</text:p>
          </table:table-cell>
          <table:table-cell table:style-name="Default" table:formula="of:=IF([.$B189]&gt;=[.$D$10]; ([.$B189] - [.$D$10]) * [.D$9]; NA())" office:value-type="float" office:value="1.12918925" calcext:value-type="float">
            <text:p>1.12918925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 office:value-type="float" office:value="157" calcext:value-type="float">
            <text:p>157</text:p>
          </table:table-cell>
          <table:table-cell table:style-name="Default" table:formula="of:=IF([.$B190]&gt;=[.$D$10]; ([.$B190] - [.$D$10]) * [.D$9]; NA())" office:value-type="float" office:value="1.12918925" calcext:value-type="float">
            <text:p>1.12918925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 office:value-type="float" office:value="158" calcext:value-type="float">
            <text:p>158</text:p>
          </table:table-cell>
          <table:table-cell table:style-name="Default" table:formula="of:=IF([.$B191]&gt;=[.$D$10]; ([.$B191] - [.$D$10]) * [.D$9]; NA())" office:value-type="float" office:value="1.12918925" calcext:value-type="float">
            <text:p>1.12918925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float" office:value="159" calcext:value-type="float">
            <text:p>159</text:p>
          </table:table-cell>
          <table:table-cell table:style-name="Default" table:formula="of:=IF([.$B192]&gt;=[.$D$10]; ([.$B192] - [.$D$10]) * [.D$9]; NA())" office:value-type="float" office:value="1.16252325" calcext:value-type="float">
            <text:p>1.16252325</text:p>
          </table:table-cell>
        </table:table-row>
        <table:table-row table:style-name="ro1">
          <table:table-cell table:number-columns-repeated="2" office:value-type="float" office:value="803" calcext:value-type="float">
            <text:p>803</text:p>
          </table:table-cell>
          <table:table-cell office:value-type="float" office:value="160" calcext:value-type="float">
            <text:p>160</text:p>
          </table:table-cell>
          <table:table-cell table:style-name="Default" table:formula="of:=IF([.$B193]&gt;=[.$D$10]; ([.$B193] - [.$D$10]) * [.D$9]; NA())" office:value-type="float" office:value="1.133356" calcext:value-type="float">
            <text:p>1.133356</text:p>
          </table:table-cell>
        </table:table-row>
        <table:table-row table:style-name="ro1">
          <table:table-cell table:number-columns-repeated="2" office:value-type="float" office:value="803" calcext:value-type="float">
            <text:p>803</text:p>
          </table:table-cell>
          <table:table-cell office:value-type="float" office:value="161" calcext:value-type="float">
            <text:p>161</text:p>
          </table:table-cell>
          <table:table-cell table:style-name="Default" table:formula="of:=IF([.$B194]&gt;=[.$D$10]; ([.$B194] - [.$D$10]) * [.D$9]; NA())" office:value-type="float" office:value="1.133356" calcext:value-type="float">
            <text:p>1.133356</text:p>
          </table:table-cell>
        </table:table-row>
        <table:table-row table:style-name="ro1">
          <table:table-cell table:number-columns-repeated="2" office:value-type="float" office:value="803" calcext:value-type="float">
            <text:p>803</text:p>
          </table:table-cell>
          <table:table-cell office:value-type="float" office:value="162" calcext:value-type="float">
            <text:p>162</text:p>
          </table:table-cell>
          <table:table-cell table:style-name="Default" table:formula="of:=IF([.$B195]&gt;=[.$D$10]; ([.$B195] - [.$D$10]) * [.D$9]; NA())" office:value-type="float" office:value="1.133356" calcext:value-type="float">
            <text:p>1.133356</text:p>
          </table:table-cell>
        </table:table-row>
        <table:table-row table:style-name="ro1">
          <table:table-cell table:number-columns-repeated="2" office:value-type="float" office:value="807" calcext:value-type="float">
            <text:p>807</text:p>
          </table:table-cell>
          <table:table-cell office:value-type="float" office:value="163" calcext:value-type="float">
            <text:p>163</text:p>
          </table:table-cell>
          <table:table-cell table:style-name="Default" table:formula="of:=IF([.$B196]&gt;=[.$D$10]; ([.$B196] - [.$D$10]) * [.D$9]; NA())" office:value-type="float" office:value="1.13752275" calcext:value-type="float">
            <text:p>1.13752275</text:p>
          </table:table-cell>
        </table:table-row>
        <table:table-row table:style-name="ro1">
          <table:table-cell table:number-columns-repeated="2" office:value-type="float" office:value="807" calcext:value-type="float">
            <text:p>807</text:p>
          </table:table-cell>
          <table:table-cell office:value-type="float" office:value="164" calcext:value-type="float">
            <text:p>164</text:p>
          </table:table-cell>
          <table:table-cell table:style-name="Default" table:formula="of:=IF([.$B197]&gt;=[.$D$10]; ([.$B197] - [.$D$10]) * [.D$9]; NA())" office:value-type="float" office:value="1.13752275" calcext:value-type="float">
            <text:p>1.13752275</text:p>
          </table:table-cell>
        </table:table-row>
        <table:table-row table:style-name="ro1">
          <table:table-cell table:number-columns-repeated="2" office:value-type="float" office:value="807" calcext:value-type="float">
            <text:p>807</text:p>
          </table:table-cell>
          <table:table-cell office:value-type="float" office:value="165" calcext:value-type="float">
            <text:p>165</text:p>
          </table:table-cell>
          <table:table-cell table:style-name="Default" table:formula="of:=IF([.$B198]&gt;=[.$D$10]; ([.$B198] - [.$D$10]) * [.D$9]; NA())" office:value-type="float" office:value="1.13752275" calcext:value-type="float">
            <text:p>1.13752275</text:p>
          </table:table-cell>
        </table:table-row>
        <table:table-row table:style-name="ro1">
          <table:table-cell table:number-columns-repeated="2" office:value-type="float" office:value="807" calcext:value-type="float">
            <text:p>807</text:p>
          </table:table-cell>
          <table:table-cell office:value-type="float" office:value="166" calcext:value-type="float">
            <text:p>166</text:p>
          </table:table-cell>
          <table:table-cell table:style-name="Default" table:formula="of:=IF([.$B199]&gt;=[.$D$10]; ([.$B199] - [.$D$10]) * [.D$9]; NA())" office:value-type="float" office:value="1.13752275" calcext:value-type="float">
            <text:p>1.13752275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 office:value-type="float" office:value="167" calcext:value-type="float">
            <text:p>167</text:p>
          </table:table-cell>
          <table:table-cell table:style-name="Default" table:formula="of:=IF([.$B200]&gt;=[.$D$10]; ([.$B200] - [.$D$10]) * [.D$9]; NA())" office:value-type="float" office:value="1.14585625" calcext:value-type="float">
            <text:p>1.14585625</text:p>
          </table:table-cell>
        </table:table-row>
        <table:table-row table:style-name="ro1">
          <table:table-cell table:number-columns-repeated="2" office:value-type="float" office:value="811" calcext:value-type="float">
            <text:p>811</text:p>
          </table:table-cell>
          <table:table-cell office:value-type="float" office:value="168" calcext:value-type="float">
            <text:p>168</text:p>
          </table:table-cell>
          <table:table-cell table:style-name="Default" table:formula="of:=IF([.$B201]&gt;=[.$D$10]; ([.$B201] - [.$D$10]) * [.D$9]; NA())" office:value-type="float" office:value="1.1416895" calcext:value-type="float">
            <text:p>1.1416895</text:p>
          </table:table-cell>
        </table:table-row>
        <table:table-row table:style-name="ro1">
          <table:table-cell table:number-columns-repeated="2" office:value-type="float" office:value="811" calcext:value-type="float">
            <text:p>811</text:p>
          </table:table-cell>
          <table:table-cell office:value-type="float" office:value="169" calcext:value-type="float">
            <text:p>169</text:p>
          </table:table-cell>
          <table:table-cell table:style-name="Default" table:formula="of:=IF([.$B202]&gt;=[.$D$10]; ([.$B202] - [.$D$10]) * [.D$9]; NA())" office:value-type="float" office:value="1.1416895" calcext:value-type="float">
            <text:p>1.1416895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 office:value-type="float" office:value="170" calcext:value-type="float">
            <text:p>170</text:p>
          </table:table-cell>
          <table:table-cell table:style-name="Default" table:formula="of:=IF([.$B203]&gt;=[.$D$10]; ([.$B203] - [.$D$10]) * [.D$9]; NA())" office:value-type="float" office:value="1.14585625" calcext:value-type="float">
            <text:p>1.14585625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 office:value-type="float" office:value="171" calcext:value-type="float">
            <text:p>171</text:p>
          </table:table-cell>
          <table:table-cell table:style-name="Default" table:formula="of:=IF([.$B204]&gt;=[.$D$10]; ([.$B204] - [.$D$10]) * [.D$9]; NA())" office:value-type="float" office:value="1.14585625" calcext:value-type="float">
            <text:p>1.14585625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 office:value-type="float" office:value="172" calcext:value-type="float">
            <text:p>172</text:p>
          </table:table-cell>
          <table:table-cell table:style-name="Default" table:formula="of:=IF([.$B205]&gt;=[.$D$10]; ([.$B205] - [.$D$10]) * [.D$9]; NA())" office:value-type="float" office:value="1.14585625" calcext:value-type="float">
            <text:p>1.14585625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 office:value-type="float" office:value="173" calcext:value-type="float">
            <text:p>173</text:p>
          </table:table-cell>
          <table:table-cell table:style-name="Default" table:formula="of:=IF([.$B206]&gt;=[.$D$10]; ([.$B206] - [.$D$10]) * [.D$9]; NA())" office:value-type="float" office:value="1.14585625" calcext:value-type="float">
            <text:p>1.14585625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 office:value-type="float" office:value="174" calcext:value-type="float">
            <text:p>174</text:p>
          </table:table-cell>
          <table:table-cell table:style-name="Default" table:formula="of:=IF([.$B207]&gt;=[.$D$10]; ([.$B207] - [.$D$10]) * [.D$9]; NA())" office:value-type="float" office:value="1.14585625" calcext:value-type="float">
            <text:p>1.14585625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float" office:value="175" calcext:value-type="float">
            <text:p>175</text:p>
          </table:table-cell>
          <table:table-cell table:style-name="Default" table:formula="of:=IF([.$B208]&gt;=[.$D$10]; ([.$B208] - [.$D$10]) * [.D$9]; NA())" office:value-type="float" office:value="1.16252325" calcext:value-type="float">
            <text:p>1.16252325</text:p>
          </table:table-cell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 office:value-type="float" office:value="176" calcext:value-type="float">
            <text:p>176</text:p>
          </table:table-cell>
          <table:table-cell table:style-name="Default" table:formula="of:=IF([.$B209]&gt;=[.$D$10]; ([.$B209] - [.$D$10]) * [.D$9]; NA())" office:value-type="float" office:value="1.150023" calcext:value-type="float">
            <text:p>1.150023</text:p>
          </table:table-cell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 office:value-type="float" office:value="177" calcext:value-type="float">
            <text:p>177</text:p>
          </table:table-cell>
          <table:table-cell table:style-name="Default" table:formula="of:=IF([.$B210]&gt;=[.$D$10]; ([.$B210] - [.$D$10]) * [.D$9]; NA())" office:value-type="float" office:value="1.150023" calcext:value-type="float">
            <text:p>1.150023</text:p>
          </table:table-cell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 office:value-type="float" office:value="178" calcext:value-type="float">
            <text:p>178</text:p>
          </table:table-cell>
          <table:table-cell table:style-name="Default" table:formula="of:=IF([.$B211]&gt;=[.$D$10]; ([.$B211] - [.$D$10]) * [.D$9]; NA())" office:value-type="float" office:value="1.150023" calcext:value-type="float">
            <text:p>1.150023</text:p>
          </table:table-cell>
        </table:table-row>
        <table:table-row table:style-name="ro1">
          <table:table-cell table:number-columns-repeated="2" office:value-type="float" office:value="823" calcext:value-type="float">
            <text:p>823</text:p>
          </table:table-cell>
          <table:table-cell office:value-type="float" office:value="179" calcext:value-type="float">
            <text:p>179</text:p>
          </table:table-cell>
          <table:table-cell table:style-name="Default" table:formula="of:=IF([.$B212]&gt;=[.$D$10]; ([.$B212] - [.$D$10]) * [.D$9]; NA())" office:value-type="float" office:value="1.15418975" calcext:value-type="float">
            <text:p>1.15418975</text:p>
          </table:table-cell>
        </table:table-row>
        <table:table-row table:style-name="ro1">
          <table:table-cell table:number-columns-repeated="2" office:value-type="float" office:value="823" calcext:value-type="float">
            <text:p>823</text:p>
          </table:table-cell>
          <table:table-cell office:value-type="float" office:value="180" calcext:value-type="float">
            <text:p>180</text:p>
          </table:table-cell>
          <table:table-cell table:style-name="Default" table:formula="of:=IF([.$B213]&gt;=[.$D$10]; ([.$B213] - [.$D$10]) * [.D$9]; NA())" office:value-type="float" office:value="1.15418975" calcext:value-type="float">
            <text:p>1.15418975</text:p>
          </table:table-cell>
        </table:table-row>
        <table:table-row table:style-name="ro1">
          <table:table-cell table:number-columns-repeated="2" office:value-type="float" office:value="823" calcext:value-type="float">
            <text:p>823</text:p>
          </table:table-cell>
          <table:table-cell office:value-type="float" office:value="181" calcext:value-type="float">
            <text:p>181</text:p>
          </table:table-cell>
          <table:table-cell table:style-name="Default" table:formula="of:=IF([.$B214]&gt;=[.$D$10]; ([.$B214] - [.$D$10]) * [.D$9]; NA())" office:value-type="float" office:value="1.15418975" calcext:value-type="float">
            <text:p>1.15418975</text:p>
          </table:table-cell>
        </table:table-row>
        <table:table-row table:style-name="ro1">
          <table:table-cell table:number-columns-repeated="2" office:value-type="float" office:value="823" calcext:value-type="float">
            <text:p>823</text:p>
          </table:table-cell>
          <table:table-cell office:value-type="float" office:value="182" calcext:value-type="float">
            <text:p>182</text:p>
          </table:table-cell>
          <table:table-cell table:style-name="Default" table:formula="of:=IF([.$B215]&gt;=[.$D$10]; ([.$B215] - [.$D$10]) * [.D$9]; NA())" office:value-type="float" office:value="1.15418975" calcext:value-type="float">
            <text:p>1.15418975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float" office:value="183" calcext:value-type="float">
            <text:p>183</text:p>
          </table:table-cell>
          <table:table-cell table:style-name="Default" table:formula="of:=IF([.$B216]&gt;=[.$D$10]; ([.$B216] - [.$D$10]) * [.D$9]; NA())" office:value-type="float" office:value="1.16252325" calcext:value-type="float">
            <text:p>1.16252325</text:p>
          </table:table-cell>
        </table:table-row>
        <table:table-row table:style-name="ro1">
          <table:table-cell table:number-columns-repeated="2" office:value-type="float" office:value="827" calcext:value-type="float">
            <text:p>827</text:p>
          </table:table-cell>
          <table:table-cell office:value-type="float" office:value="184" calcext:value-type="float">
            <text:p>184</text:p>
          </table:table-cell>
          <table:table-cell table:style-name="Default" table:formula="of:=IF([.$B217]&gt;=[.$D$10]; ([.$B217] - [.$D$10]) * [.D$9]; NA())" office:value-type="float" office:value="1.1583565" calcext:value-type="float">
            <text:p>1.1583565</text:p>
          </table:table-cell>
        </table:table-row>
        <table:table-row table:style-name="ro1">
          <table:table-cell table:number-columns-repeated="2" office:value-type="float" office:value="827" calcext:value-type="float">
            <text:p>827</text:p>
          </table:table-cell>
          <table:table-cell office:value-type="float" office:value="185" calcext:value-type="float">
            <text:p>185</text:p>
          </table:table-cell>
          <table:table-cell table:style-name="Default" table:formula="of:=IF([.$B218]&gt;=[.$D$10]; ([.$B218] - [.$D$10]) * [.D$9]; NA())" office:value-type="float" office:value="1.1583565" calcext:value-type="float">
            <text:p>1.1583565</text:p>
          </table:table-cell>
        </table:table-row>
        <table:table-row table:style-name="ro1">
          <table:table-cell table:number-columns-repeated="2" office:value-type="float" office:value="827" calcext:value-type="float">
            <text:p>827</text:p>
          </table:table-cell>
          <table:table-cell office:value-type="float" office:value="186" calcext:value-type="float">
            <text:p>186</text:p>
          </table:table-cell>
          <table:table-cell table:style-name="Default" table:formula="of:=IF([.$B219]&gt;=[.$D$10]; ([.$B219] - [.$D$10]) * [.D$9]; NA())" office:value-type="float" office:value="1.1583565" calcext:value-type="float">
            <text:p>1.1583565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float" office:value="187" calcext:value-type="float">
            <text:p>187</text:p>
          </table:table-cell>
          <table:table-cell table:style-name="Default" table:formula="of:=IF([.$B220]&gt;=[.$D$10]; ([.$B220] - [.$D$10]) * [.D$9]; NA())" office:value-type="float" office:value="1.16252325" calcext:value-type="float">
            <text:p>1.16252325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float" office:value="188" calcext:value-type="float">
            <text:p>188</text:p>
          </table:table-cell>
          <table:table-cell table:style-name="Default" table:formula="of:=IF([.$B221]&gt;=[.$D$10]; ([.$B221] - [.$D$10]) * [.D$9]; NA())" office:value-type="float" office:value="1.16252325" calcext:value-type="float">
            <text:p>1.16252325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float" office:value="189" calcext:value-type="float">
            <text:p>189</text:p>
          </table:table-cell>
          <table:table-cell table:style-name="Default" table:formula="of:=IF([.$B222]&gt;=[.$D$10]; ([.$B222] - [.$D$10]) * [.D$9]; NA())" office:value-type="float" office:value="1.16252325" calcext:value-type="float">
            <text:p>1.16252325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float" office:value="190" calcext:value-type="float">
            <text:p>190</text:p>
          </table:table-cell>
          <table:table-cell table:style-name="Default" table:formula="of:=IF([.$B223]&gt;=[.$D$10]; ([.$B223] - [.$D$10]) * [.D$9]; NA())" office:value-type="float" office:value="1.16252325" calcext:value-type="float">
            <text:p>1.1625232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191" calcext:value-type="float">
            <text:p>191</text:p>
          </table:table-cell>
          <table:table-cell table:style-name="Default" table:formula="of:=IF([.$B224]&gt;=[.$D$10]; ([.$B224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835" calcext:value-type="float">
            <text:p>835</text:p>
          </table:table-cell>
          <table:table-cell office:value-type="float" office:value="192" calcext:value-type="float">
            <text:p>192</text:p>
          </table:table-cell>
          <table:table-cell table:style-name="Default" table:formula="of:=IF([.$B225]&gt;=[.$D$10]; ([.$B225] - [.$D$10]) * [.D$9]; NA())" office:value-type="float" office:value="1.16669" calcext:value-type="float">
            <text:p>1.16669</text:p>
          </table:table-cell>
        </table:table-row>
        <table:table-row table:style-name="ro1">
          <table:table-cell table:number-columns-repeated="2" office:value-type="float" office:value="835" calcext:value-type="float">
            <text:p>835</text:p>
          </table:table-cell>
          <table:table-cell office:value-type="float" office:value="193" calcext:value-type="float">
            <text:p>193</text:p>
          </table:table-cell>
          <table:table-cell table:style-name="Default" table:formula="of:=IF([.$B226]&gt;=[.$D$10]; ([.$B226] - [.$D$10]) * [.D$9]; NA())" office:value-type="float" office:value="1.16669" calcext:value-type="float">
            <text:p>1.16669</text:p>
          </table:table-cell>
        </table:table-row>
        <table:table-row table:style-name="ro1">
          <table:table-cell table:number-columns-repeated="2" office:value-type="float" office:value="835" calcext:value-type="float">
            <text:p>835</text:p>
          </table:table-cell>
          <table:table-cell office:value-type="float" office:value="194" calcext:value-type="float">
            <text:p>194</text:p>
          </table:table-cell>
          <table:table-cell table:style-name="Default" table:formula="of:=IF([.$B227]&gt;=[.$D$10]; ([.$B227] - [.$D$10]) * [.D$9]; NA())" office:value-type="float" office:value="1.16669" calcext:value-type="float">
            <text:p>1.16669</text:p>
          </table:table-cell>
        </table:table-row>
        <table:table-row table:style-name="ro1">
          <table:table-cell table:number-columns-repeated="2" office:value-type="float" office:value="839" calcext:value-type="float">
            <text:p>839</text:p>
          </table:table-cell>
          <table:table-cell office:value-type="float" office:value="195" calcext:value-type="float">
            <text:p>195</text:p>
          </table:table-cell>
          <table:table-cell table:style-name="Default" table:formula="of:=IF([.$B228]&gt;=[.$D$10]; ([.$B228] - [.$D$10]) * [.D$9]; NA())" office:value-type="float" office:value="1.17085675" calcext:value-type="float">
            <text:p>1.17085675</text:p>
          </table:table-cell>
        </table:table-row>
        <table:table-row table:style-name="ro1">
          <table:table-cell table:number-columns-repeated="2" office:value-type="float" office:value="839" calcext:value-type="float">
            <text:p>839</text:p>
          </table:table-cell>
          <table:table-cell office:value-type="float" office:value="196" calcext:value-type="float">
            <text:p>196</text:p>
          </table:table-cell>
          <table:table-cell table:style-name="Default" table:formula="of:=IF([.$B229]&gt;=[.$D$10]; ([.$B229] - [.$D$10]) * [.D$9]; NA())" office:value-type="float" office:value="1.17085675" calcext:value-type="float">
            <text:p>1.17085675</text:p>
          </table:table-cell>
        </table:table-row>
        <table:table-row table:style-name="ro1">
          <table:table-cell table:number-columns-repeated="2" office:value-type="float" office:value="839" calcext:value-type="float">
            <text:p>839</text:p>
          </table:table-cell>
          <table:table-cell office:value-type="float" office:value="197" calcext:value-type="float">
            <text:p>197</text:p>
          </table:table-cell>
          <table:table-cell table:style-name="Default" table:formula="of:=IF([.$B230]&gt;=[.$D$10]; ([.$B230] - [.$D$10]) * [.D$9]; NA())" office:value-type="float" office:value="1.17085675" calcext:value-type="float">
            <text:p>1.17085675</text:p>
          </table:table-cell>
        </table:table-row>
        <table:table-row table:style-name="ro1">
          <table:table-cell table:number-columns-repeated="2" office:value-type="float" office:value="839" calcext:value-type="float">
            <text:p>839</text:p>
          </table:table-cell>
          <table:table-cell office:value-type="float" office:value="198" calcext:value-type="float">
            <text:p>198</text:p>
          </table:table-cell>
          <table:table-cell table:style-name="Default" table:formula="of:=IF([.$B231]&gt;=[.$D$10]; ([.$B231] - [.$D$10]) * [.D$9]; NA())" office:value-type="float" office:value="1.17085675" calcext:value-type="float">
            <text:p>1.17085675</text:p>
          </table:table-cell>
        </table:table-row>
        <table:table-row table:style-name="ro1">
          <table:table-cell table:number-columns-repeated="2" office:value-type="float" office:value="847" calcext:value-type="float">
            <text:p>847</text:p>
          </table:table-cell>
          <table:table-cell office:value-type="float" office:value="199" calcext:value-type="float">
            <text:p>199</text:p>
          </table:table-cell>
          <table:table-cell table:style-name="Default" table:formula="of:=IF([.$B232]&gt;=[.$D$10]; ([.$B232] - [.$D$10]) * [.D$9]; NA())" office:value-type="float" office:value="1.17919025" calcext:value-type="float">
            <text:p>1.17919025</text:p>
          </table:table-cell>
        </table:table-row>
        <table:table-row table:style-name="ro1">
          <table:table-cell table:number-columns-repeated="2" office:value-type="float" office:value="843" calcext:value-type="float">
            <text:p>843</text:p>
          </table:table-cell>
          <table:table-cell office:value-type="float" office:value="200" calcext:value-type="float">
            <text:p>200</text:p>
          </table:table-cell>
          <table:table-cell table:style-name="Default" table:formula="of:=IF([.$B233]&gt;=[.$D$10]; ([.$B233] - [.$D$10]) * [.D$9]; NA())" office:value-type="float" office:value="1.1750235" calcext:value-type="float">
            <text:p>1.1750235</text:p>
          </table:table-cell>
        </table:table-row>
        <table:table-row table:style-name="ro1">
          <table:table-cell table:number-columns-repeated="2" office:value-type="float" office:value="843" calcext:value-type="float">
            <text:p>843</text:p>
          </table:table-cell>
          <table:table-cell office:value-type="float" office:value="201" calcext:value-type="float">
            <text:p>201</text:p>
          </table:table-cell>
          <table:table-cell table:style-name="Default" table:formula="of:=IF([.$B234]&gt;=[.$D$10]; ([.$B234] - [.$D$10]) * [.D$9]; NA())" office:value-type="float" office:value="1.1750235" calcext:value-type="float">
            <text:p>1.1750235</text:p>
          </table:table-cell>
        </table:table-row>
        <table:table-row table:style-name="ro1">
          <table:table-cell table:number-columns-repeated="2" office:value-type="float" office:value="843" calcext:value-type="float">
            <text:p>843</text:p>
          </table:table-cell>
          <table:table-cell office:value-type="float" office:value="202" calcext:value-type="float">
            <text:p>202</text:p>
          </table:table-cell>
          <table:table-cell table:style-name="Default" table:formula="of:=IF([.$B235]&gt;=[.$D$10]; ([.$B235] - [.$D$10]) * [.D$9]; NA())" office:value-type="float" office:value="1.1750235" calcext:value-type="float">
            <text:p>1.1750235</text:p>
          </table:table-cell>
        </table:table-row>
        <table:table-row table:style-name="ro1">
          <table:table-cell table:number-columns-repeated="2" office:value-type="float" office:value="847" calcext:value-type="float">
            <text:p>847</text:p>
          </table:table-cell>
          <table:table-cell office:value-type="float" office:value="203" calcext:value-type="float">
            <text:p>203</text:p>
          </table:table-cell>
          <table:table-cell table:style-name="Default" table:formula="of:=IF([.$B236]&gt;=[.$D$10]; ([.$B236] - [.$D$10]) * [.D$9]; NA())" office:value-type="float" office:value="1.17919025" calcext:value-type="float">
            <text:p>1.17919025</text:p>
          </table:table-cell>
        </table:table-row>
        <table:table-row table:style-name="ro1">
          <table:table-cell table:number-columns-repeated="2" office:value-type="float" office:value="847" calcext:value-type="float">
            <text:p>847</text:p>
          </table:table-cell>
          <table:table-cell office:value-type="float" office:value="204" calcext:value-type="float">
            <text:p>204</text:p>
          </table:table-cell>
          <table:table-cell table:style-name="Default" table:formula="of:=IF([.$B237]&gt;=[.$D$10]; ([.$B237] - [.$D$10]) * [.D$9]; NA())" office:value-type="float" office:value="1.17919025" calcext:value-type="float">
            <text:p>1.17919025</text:p>
          </table:table-cell>
        </table:table-row>
        <table:table-row table:style-name="ro1">
          <table:table-cell table:number-columns-repeated="2" office:value-type="float" office:value="847" calcext:value-type="float">
            <text:p>847</text:p>
          </table:table-cell>
          <table:table-cell office:value-type="float" office:value="205" calcext:value-type="float">
            <text:p>205</text:p>
          </table:table-cell>
          <table:table-cell table:style-name="Default" table:formula="of:=IF([.$B238]&gt;=[.$D$10]; ([.$B238] - [.$D$10]) * [.D$9]; NA())" office:value-type="float" office:value="1.17919025" calcext:value-type="float">
            <text:p>1.17919025</text:p>
          </table:table-cell>
        </table:table-row>
        <table:table-row table:style-name="ro1">
          <table:table-cell table:number-columns-repeated="2" office:value-type="float" office:value="847" calcext:value-type="float">
            <text:p>847</text:p>
          </table:table-cell>
          <table:table-cell office:value-type="float" office:value="206" calcext:value-type="float">
            <text:p>206</text:p>
          </table:table-cell>
          <table:table-cell table:style-name="Default" table:formula="of:=IF([.$B239]&gt;=[.$D$10]; ([.$B239] - [.$D$10]) * [.D$9]; NA())" office:value-type="float" office:value="1.17919025" calcext:value-type="float">
            <text:p>1.1791902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07" calcext:value-type="float">
            <text:p>207</text:p>
          </table:table-cell>
          <table:table-cell table:style-name="Default" table:formula="of:=IF([.$B240]&gt;=[.$D$10]; ([.$B240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51" calcext:value-type="float">
            <text:p>851</text:p>
          </table:table-cell>
          <table:table-cell office:value-type="float" office:value="208" calcext:value-type="float">
            <text:p>208</text:p>
          </table:table-cell>
          <table:table-cell table:style-name="Default" table:formula="of:=IF([.$B241]&gt;=[.$D$10]; ([.$B241] - [.$D$10]) * [.D$9]; NA())" office:value-type="float" office:value="1.183357" calcext:value-type="float">
            <text:p>1.183357</text:p>
          </table:table-cell>
        </table:table-row>
        <table:table-row table:style-name="ro1">
          <table:table-cell table:number-columns-repeated="2" office:value-type="float" office:value="851" calcext:value-type="float">
            <text:p>851</text:p>
          </table:table-cell>
          <table:table-cell office:value-type="float" office:value="209" calcext:value-type="float">
            <text:p>209</text:p>
          </table:table-cell>
          <table:table-cell table:style-name="Default" table:formula="of:=IF([.$B242]&gt;=[.$D$10]; ([.$B242] - [.$D$10]) * [.D$9]; NA())" office:value-type="float" office:value="1.183357" calcext:value-type="float">
            <text:p>1.183357</text:p>
          </table:table-cell>
        </table:table-row>
        <table:table-row table:style-name="ro1">
          <table:table-cell table:number-columns-repeated="2" office:value-type="float" office:value="851" calcext:value-type="float">
            <text:p>851</text:p>
          </table:table-cell>
          <table:table-cell office:value-type="float" office:value="210" calcext:value-type="float">
            <text:p>210</text:p>
          </table:table-cell>
          <table:table-cell table:style-name="Default" table:formula="of:=IF([.$B243]&gt;=[.$D$10]; ([.$B243] - [.$D$10]) * [.D$9]; NA())" office:value-type="float" office:value="1.183357" calcext:value-type="float">
            <text:p>1.183357</text:p>
          </table:table-cell>
        </table:table-row>
        <table:table-row table:style-name="ro1">
          <table:table-cell table:number-columns-repeated="2" office:value-type="float" office:value="855" calcext:value-type="float">
            <text:p>855</text:p>
          </table:table-cell>
          <table:table-cell office:value-type="float" office:value="211" calcext:value-type="float">
            <text:p>211</text:p>
          </table:table-cell>
          <table:table-cell table:style-name="Default" table:formula="of:=IF([.$B244]&gt;=[.$D$10]; ([.$B244] - [.$D$10]) * [.D$9]; NA())" office:value-type="float" office:value="1.18752375" calcext:value-type="float">
            <text:p>1.18752375</text:p>
          </table:table-cell>
        </table:table-row>
        <table:table-row table:style-name="ro1">
          <table:table-cell table:number-columns-repeated="2" office:value-type="float" office:value="855" calcext:value-type="float">
            <text:p>855</text:p>
          </table:table-cell>
          <table:table-cell office:value-type="float" office:value="212" calcext:value-type="float">
            <text:p>212</text:p>
          </table:table-cell>
          <table:table-cell table:style-name="Default" table:formula="of:=IF([.$B245]&gt;=[.$D$10]; ([.$B245] - [.$D$10]) * [.D$9]; NA())" office:value-type="float" office:value="1.18752375" calcext:value-type="float">
            <text:p>1.18752375</text:p>
          </table:table-cell>
        </table:table-row>
        <table:table-row table:style-name="ro1">
          <table:table-cell table:number-columns-repeated="2" office:value-type="float" office:value="855" calcext:value-type="float">
            <text:p>855</text:p>
          </table:table-cell>
          <table:table-cell office:value-type="float" office:value="213" calcext:value-type="float">
            <text:p>213</text:p>
          </table:table-cell>
          <table:table-cell table:style-name="Default" table:formula="of:=IF([.$B246]&gt;=[.$D$10]; ([.$B246] - [.$D$10]) * [.D$9]; NA())" office:value-type="float" office:value="1.18752375" calcext:value-type="float">
            <text:p>1.18752375</text:p>
          </table:table-cell>
        </table:table-row>
        <table:table-row table:style-name="ro1">
          <table:table-cell table:number-columns-repeated="2" office:value-type="float" office:value="855" calcext:value-type="float">
            <text:p>855</text:p>
          </table:table-cell>
          <table:table-cell office:value-type="float" office:value="214" calcext:value-type="float">
            <text:p>214</text:p>
          </table:table-cell>
          <table:table-cell table:style-name="Default" table:formula="of:=IF([.$B247]&gt;=[.$D$10]; ([.$B247] - [.$D$10]) * [.D$9]; NA())" office:value-type="float" office:value="1.18752375" calcext:value-type="float">
            <text:p>1.1875237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15" calcext:value-type="float">
            <text:p>215</text:p>
          </table:table-cell>
          <table:table-cell table:style-name="Default" table:formula="of:=IF([.$B248]&gt;=[.$D$10]; ([.$B248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16" calcext:value-type="float">
            <text:p>216</text:p>
          </table:table-cell>
          <table:table-cell table:style-name="Default" table:formula="of:=IF([.$B249]&gt;=[.$D$10]; ([.$B249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59" calcext:value-type="float">
            <text:p>859</text:p>
          </table:table-cell>
          <table:table-cell office:value-type="float" office:value="217" calcext:value-type="float">
            <text:p>217</text:p>
          </table:table-cell>
          <table:table-cell table:style-name="Default" table:formula="of:=IF([.$B250]&gt;=[.$D$10]; ([.$B250] - [.$D$10]) * [.D$9]; NA())" office:value-type="float" office:value="1.1916905" calcext:value-type="float">
            <text:p>1.191690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18" calcext:value-type="float">
            <text:p>218</text:p>
          </table:table-cell>
          <table:table-cell table:style-name="Default" table:formula="of:=IF([.$B251]&gt;=[.$D$10]; ([.$B251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19" calcext:value-type="float">
            <text:p>219</text:p>
          </table:table-cell>
          <table:table-cell table:style-name="Default" table:formula="of:=IF([.$B252]&gt;=[.$D$10]; ([.$B252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20" calcext:value-type="float">
            <text:p>220</text:p>
          </table:table-cell>
          <table:table-cell table:style-name="Default" table:formula="of:=IF([.$B253]&gt;=[.$D$10]; ([.$B253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21" calcext:value-type="float">
            <text:p>221</text:p>
          </table:table-cell>
          <table:table-cell table:style-name="Default" table:formula="of:=IF([.$B254]&gt;=[.$D$10]; ([.$B254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float" office:value="222" calcext:value-type="float">
            <text:p>222</text:p>
          </table:table-cell>
          <table:table-cell table:style-name="Default" table:formula="of:=IF([.$B255]&gt;=[.$D$10]; ([.$B255] - [.$D$10]) * [.D$9]; NA())" office:value-type="float" office:value="1.19585725" calcext:value-type="float">
            <text:p>1.1958572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223" calcext:value-type="float">
            <text:p>223</text:p>
          </table:table-cell>
          <table:table-cell table:style-name="Default" table:formula="of:=IF([.$B256]&gt;=[.$D$10]; ([.$B256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867" calcext:value-type="float">
            <text:p>867</text:p>
          </table:table-cell>
          <table:table-cell office:value-type="float" office:value="224" calcext:value-type="float">
            <text:p>224</text:p>
          </table:table-cell>
          <table:table-cell table:style-name="Default" table:formula="of:=IF([.$B257]&gt;=[.$D$10]; ([.$B257] - [.$D$10]) * [.D$9]; NA())" office:value-type="float" office:value="1.200024" calcext:value-type="float">
            <text:p>1.200024</text:p>
          </table:table-cell>
        </table:table-row>
        <table:table-row table:style-name="ro1">
          <table:table-cell table:number-columns-repeated="2" office:value-type="float" office:value="867" calcext:value-type="float">
            <text:p>867</text:p>
          </table:table-cell>
          <table:table-cell office:value-type="float" office:value="225" calcext:value-type="float">
            <text:p>225</text:p>
          </table:table-cell>
          <table:table-cell table:style-name="Default" table:formula="of:=IF([.$B258]&gt;=[.$D$10]; ([.$B258] - [.$D$10]) * [.D$9]; NA())" office:value-type="float" office:value="1.200024" calcext:value-type="float">
            <text:p>1.200024</text:p>
          </table:table-cell>
        </table:table-row>
        <table:table-row table:style-name="ro1">
          <table:table-cell table:number-columns-repeated="2" office:value-type="float" office:value="867" calcext:value-type="float">
            <text:p>867</text:p>
          </table:table-cell>
          <table:table-cell office:value-type="float" office:value="226" calcext:value-type="float">
            <text:p>226</text:p>
          </table:table-cell>
          <table:table-cell table:style-name="Default" table:formula="of:=IF([.$B259]&gt;=[.$D$10]; ([.$B259] - [.$D$10]) * [.D$9]; NA())" office:value-type="float" office:value="1.200024" calcext:value-type="float">
            <text:p>1.200024</text:p>
          </table:table-cell>
        </table:table-row>
        <table:table-row table:style-name="ro1">
          <table:table-cell table:number-columns-repeated="2" office:value-type="float" office:value="871" calcext:value-type="float">
            <text:p>871</text:p>
          </table:table-cell>
          <table:table-cell office:value-type="float" office:value="227" calcext:value-type="float">
            <text:p>227</text:p>
          </table:table-cell>
          <table:table-cell table:style-name="Default" table:formula="of:=IF([.$B260]&gt;=[.$D$10]; ([.$B260] - [.$D$10]) * [.D$9]; NA())" office:value-type="float" office:value="1.20419075" calcext:value-type="float">
            <text:p>1.20419075</text:p>
          </table:table-cell>
        </table:table-row>
        <table:table-row table:style-name="ro1">
          <table:table-cell table:number-columns-repeated="2" office:value-type="float" office:value="871" calcext:value-type="float">
            <text:p>871</text:p>
          </table:table-cell>
          <table:table-cell office:value-type="float" office:value="228" calcext:value-type="float">
            <text:p>228</text:p>
          </table:table-cell>
          <table:table-cell table:style-name="Default" table:formula="of:=IF([.$B261]&gt;=[.$D$10]; ([.$B261] - [.$D$10]) * [.D$9]; NA())" office:value-type="float" office:value="1.20419075" calcext:value-type="float">
            <text:p>1.20419075</text:p>
          </table:table-cell>
        </table:table-row>
        <table:table-row table:style-name="ro1">
          <table:table-cell table:number-columns-repeated="2" office:value-type="float" office:value="871" calcext:value-type="float">
            <text:p>871</text:p>
          </table:table-cell>
          <table:table-cell office:value-type="float" office:value="229" calcext:value-type="float">
            <text:p>229</text:p>
          </table:table-cell>
          <table:table-cell table:style-name="Default" table:formula="of:=IF([.$B262]&gt;=[.$D$10]; ([.$B262] - [.$D$10]) * [.D$9]; NA())" office:value-type="float" office:value="1.20419075" calcext:value-type="float">
            <text:p>1.20419075</text:p>
          </table:table-cell>
        </table:table-row>
        <table:table-row table:style-name="ro1">
          <table:table-cell table:number-columns-repeated="2" office:value-type="float" office:value="871" calcext:value-type="float">
            <text:p>871</text:p>
          </table:table-cell>
          <table:table-cell office:value-type="float" office:value="230" calcext:value-type="float">
            <text:p>230</text:p>
          </table:table-cell>
          <table:table-cell table:style-name="Default" table:formula="of:=IF([.$B263]&gt;=[.$D$10]; ([.$B263] - [.$D$10]) * [.D$9]; NA())" office:value-type="float" office:value="1.20419075" calcext:value-type="float">
            <text:p>1.20419075</text:p>
          </table:table-cell>
        </table:table-row>
        <table:table-row table:style-name="ro1">
          <table:table-cell table:number-columns-repeated="2" office:value-type="float" office:value="879" calcext:value-type="float">
            <text:p>879</text:p>
          </table:table-cell>
          <table:table-cell office:value-type="float" office:value="231" calcext:value-type="float">
            <text:p>231</text:p>
          </table:table-cell>
          <table:table-cell table:style-name="Default" table:formula="of:=IF([.$B264]&gt;=[.$D$10]; ([.$B264] - [.$D$10]) * [.D$9]; NA())" office:value-type="float" office:value="1.21252425" calcext:value-type="float">
            <text:p>1.21252425</text:p>
          </table:table-cell>
        </table:table-row>
        <table:table-row table:style-name="ro1">
          <table:table-cell table:number-columns-repeated="2" office:value-type="float" office:value="875" calcext:value-type="float">
            <text:p>875</text:p>
          </table:table-cell>
          <table:table-cell office:value-type="float" office:value="232" calcext:value-type="float">
            <text:p>232</text:p>
          </table:table-cell>
          <table:table-cell table:style-name="Default" table:formula="of:=IF([.$B265]&gt;=[.$D$10]; ([.$B265] - [.$D$10]) * [.D$9]; NA())" office:value-type="float" office:value="1.2083575" calcext:value-type="float">
            <text:p>1.2083575</text:p>
          </table:table-cell>
        </table:table-row>
        <table:table-row table:style-name="ro1">
          <table:table-cell table:number-columns-repeated="2" office:value-type="float" office:value="875" calcext:value-type="float">
            <text:p>875</text:p>
          </table:table-cell>
          <table:table-cell office:value-type="float" office:value="233" calcext:value-type="float">
            <text:p>233</text:p>
          </table:table-cell>
          <table:table-cell table:style-name="Default" table:formula="of:=IF([.$B266]&gt;=[.$D$10]; ([.$B266] - [.$D$10]) * [.D$9]; NA())" office:value-type="float" office:value="1.2083575" calcext:value-type="float">
            <text:p>1.2083575</text:p>
          </table:table-cell>
        </table:table-row>
        <table:table-row table:style-name="ro1">
          <table:table-cell table:number-columns-repeated="2" office:value-type="float" office:value="875" calcext:value-type="float">
            <text:p>875</text:p>
          </table:table-cell>
          <table:table-cell office:value-type="float" office:value="234" calcext:value-type="float">
            <text:p>234</text:p>
          </table:table-cell>
          <table:table-cell table:style-name="Default" table:formula="of:=IF([.$B267]&gt;=[.$D$10]; ([.$B267] - [.$D$10]) * [.D$9]; NA())" office:value-type="float" office:value="1.2083575" calcext:value-type="float">
            <text:p>1.2083575</text:p>
          </table:table-cell>
        </table:table-row>
        <table:table-row table:style-name="ro1">
          <table:table-cell table:number-columns-repeated="2" office:value-type="float" office:value="879" calcext:value-type="float">
            <text:p>879</text:p>
          </table:table-cell>
          <table:table-cell office:value-type="float" office:value="235" calcext:value-type="float">
            <text:p>235</text:p>
          </table:table-cell>
          <table:table-cell table:style-name="Default" table:formula="of:=IF([.$B268]&gt;=[.$D$10]; ([.$B268] - [.$D$10]) * [.D$9]; NA())" office:value-type="float" office:value="1.21252425" calcext:value-type="float">
            <text:p>1.21252425</text:p>
          </table:table-cell>
        </table:table-row>
        <table:table-row table:style-name="ro1">
          <table:table-cell table:number-columns-repeated="2" office:value-type="float" office:value="879" calcext:value-type="float">
            <text:p>879</text:p>
          </table:table-cell>
          <table:table-cell office:value-type="float" office:value="236" calcext:value-type="float">
            <text:p>236</text:p>
          </table:table-cell>
          <table:table-cell table:style-name="Default" table:formula="of:=IF([.$B269]&gt;=[.$D$10]; ([.$B269] - [.$D$10]) * [.D$9]; NA())" office:value-type="float" office:value="1.21252425" calcext:value-type="float">
            <text:p>1.21252425</text:p>
          </table:table-cell>
        </table:table-row>
        <table:table-row table:style-name="ro1">
          <table:table-cell table:number-columns-repeated="2" office:value-type="float" office:value="879" calcext:value-type="float">
            <text:p>879</text:p>
          </table:table-cell>
          <table:table-cell office:value-type="float" office:value="237" calcext:value-type="float">
            <text:p>237</text:p>
          </table:table-cell>
          <table:table-cell table:style-name="Default" table:formula="of:=IF([.$B270]&gt;=[.$D$10]; ([.$B270] - [.$D$10]) * [.D$9]; NA())" office:value-type="float" office:value="1.21252425" calcext:value-type="float">
            <text:p>1.21252425</text:p>
          </table:table-cell>
        </table:table-row>
        <table:table-row table:style-name="ro1">
          <table:table-cell table:number-columns-repeated="2" office:value-type="float" office:value="879" calcext:value-type="float">
            <text:p>879</text:p>
          </table:table-cell>
          <table:table-cell office:value-type="float" office:value="238" calcext:value-type="float">
            <text:p>238</text:p>
          </table:table-cell>
          <table:table-cell table:style-name="Default" table:formula="of:=IF([.$B271]&gt;=[.$D$10]; ([.$B271] - [.$D$10]) * [.D$9]; NA())" office:value-type="float" office:value="1.21252425" calcext:value-type="float">
            <text:p>1.2125242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239" calcext:value-type="float">
            <text:p>239</text:p>
          </table:table-cell>
          <table:table-cell table:style-name="Default" table:formula="of:=IF([.$B272]&gt;=[.$D$10]; ([.$B272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883" calcext:value-type="float">
            <text:p>883</text:p>
          </table:table-cell>
          <table:table-cell office:value-type="float" office:value="240" calcext:value-type="float">
            <text:p>240</text:p>
          </table:table-cell>
          <table:table-cell table:style-name="Default" table:formula="of:=IF([.$B273]&gt;=[.$D$10]; ([.$B273] - [.$D$10]) * [.D$9]; NA())" office:value-type="float" office:value="1.216691" calcext:value-type="float">
            <text:p>1.216691</text:p>
          </table:table-cell>
        </table:table-row>
        <table:table-row table:style-name="ro1">
          <table:table-cell table:number-columns-repeated="2" office:value-type="float" office:value="883" calcext:value-type="float">
            <text:p>883</text:p>
          </table:table-cell>
          <table:table-cell office:value-type="float" office:value="241" calcext:value-type="float">
            <text:p>241</text:p>
          </table:table-cell>
          <table:table-cell table:style-name="Default" table:formula="of:=IF([.$B274]&gt;=[.$D$10]; ([.$B274] - [.$D$10]) * [.D$9]; NA())" office:value-type="float" office:value="1.216691" calcext:value-type="float">
            <text:p>1.216691</text:p>
          </table:table-cell>
        </table:table-row>
        <table:table-row table:style-name="ro1">
          <table:table-cell table:number-columns-repeated="2" office:value-type="float" office:value="883" calcext:value-type="float">
            <text:p>883</text:p>
          </table:table-cell>
          <table:table-cell office:value-type="float" office:value="242" calcext:value-type="float">
            <text:p>242</text:p>
          </table:table-cell>
          <table:table-cell table:style-name="Default" table:formula="of:=IF([.$B275]&gt;=[.$D$10]; ([.$B275] - [.$D$10]) * [.D$9]; NA())" office:value-type="float" office:value="1.216691" calcext:value-type="float">
            <text:p>1.216691</text:p>
          </table:table-cell>
        </table:table-row>
        <table:table-row table:style-name="ro1">
          <table:table-cell table:number-columns-repeated="2" office:value-type="float" office:value="887" calcext:value-type="float">
            <text:p>887</text:p>
          </table:table-cell>
          <table:table-cell office:value-type="float" office:value="243" calcext:value-type="float">
            <text:p>243</text:p>
          </table:table-cell>
          <table:table-cell table:style-name="Default" table:formula="of:=IF([.$B276]&gt;=[.$D$10]; ([.$B276] - [.$D$10]) * [.D$9]; NA())" office:value-type="float" office:value="1.22085775" calcext:value-type="float">
            <text:p>1.22085775</text:p>
          </table:table-cell>
        </table:table-row>
        <table:table-row table:style-name="ro1">
          <table:table-cell table:number-columns-repeated="2" office:value-type="float" office:value="887" calcext:value-type="float">
            <text:p>887</text:p>
          </table:table-cell>
          <table:table-cell office:value-type="float" office:value="244" calcext:value-type="float">
            <text:p>244</text:p>
          </table:table-cell>
          <table:table-cell table:style-name="Default" table:formula="of:=IF([.$B277]&gt;=[.$D$10]; ([.$B277] - [.$D$10]) * [.D$9]; NA())" office:value-type="float" office:value="1.22085775" calcext:value-type="float">
            <text:p>1.22085775</text:p>
          </table:table-cell>
        </table:table-row>
        <table:table-row table:style-name="ro1">
          <table:table-cell table:number-columns-repeated="2" office:value-type="float" office:value="887" calcext:value-type="float">
            <text:p>887</text:p>
          </table:table-cell>
          <table:table-cell office:value-type="float" office:value="245" calcext:value-type="float">
            <text:p>245</text:p>
          </table:table-cell>
          <table:table-cell table:style-name="Default" table:formula="of:=IF([.$B278]&gt;=[.$D$10]; ([.$B278] - [.$D$10]) * [.D$9]; NA())" office:value-type="float" office:value="1.22085775" calcext:value-type="float">
            <text:p>1.22085775</text:p>
          </table:table-cell>
        </table:table-row>
        <table:table-row table:style-name="ro1">
          <table:table-cell table:number-columns-repeated="2" office:value-type="float" office:value="887" calcext:value-type="float">
            <text:p>887</text:p>
          </table:table-cell>
          <table:table-cell office:value-type="float" office:value="246" calcext:value-type="float">
            <text:p>246</text:p>
          </table:table-cell>
          <table:table-cell table:style-name="Default" table:formula="of:=IF([.$B279]&gt;=[.$D$10]; ([.$B279] - [.$D$10]) * [.D$9]; NA())" office:value-type="float" office:value="1.22085775" calcext:value-type="float">
            <text:p>1.2208577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247" calcext:value-type="float">
            <text:p>247</text:p>
          </table:table-cell>
          <table:table-cell table:style-name="Default" table:formula="of:=IF([.$B280]&gt;=[.$D$10]; ([.$B280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891" calcext:value-type="float">
            <text:p>891</text:p>
          </table:table-cell>
          <table:table-cell office:value-type="float" office:value="248" calcext:value-type="float">
            <text:p>248</text:p>
          </table:table-cell>
          <table:table-cell table:style-name="Default" table:formula="of:=IF([.$B281]&gt;=[.$D$10]; ([.$B281] - [.$D$10]) * [.D$9]; NA())" office:value-type="float" office:value="1.2250245" calcext:value-type="float">
            <text:p>1.2250245</text:p>
          </table:table-cell>
        </table:table-row>
        <table:table-row table:style-name="ro1">
          <table:table-cell table:number-columns-repeated="2" office:value-type="float" office:value="891" calcext:value-type="float">
            <text:p>891</text:p>
          </table:table-cell>
          <table:table-cell office:value-type="float" office:value="249" calcext:value-type="float">
            <text:p>249</text:p>
          </table:table-cell>
          <table:table-cell table:style-name="Default" table:formula="of:=IF([.$B282]&gt;=[.$D$10]; ([.$B282] - [.$D$10]) * [.D$9]; NA())" office:value-type="float" office:value="1.2250245" calcext:value-type="float">
            <text:p>1.2250245</text:p>
          </table:table-cell>
        </table:table-row>
        <table:table-row table:style-name="ro1">
          <table:table-cell table:number-columns-repeated="2" office:value-type="float" office:value="891" calcext:value-type="float">
            <text:p>891</text:p>
          </table:table-cell>
          <table:table-cell office:value-type="float" office:value="250" calcext:value-type="float">
            <text:p>250</text:p>
          </table:table-cell>
          <table:table-cell table:style-name="Default" table:formula="of:=IF([.$B283]&gt;=[.$D$10]; ([.$B283] - [.$D$10]) * [.D$9]; NA())" office:value-type="float" office:value="1.2250245" calcext:value-type="float">
            <text:p>1.225024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251" calcext:value-type="float">
            <text:p>251</text:p>
          </table:table-cell>
          <table:table-cell table:style-name="Default" table:formula="of:=IF([.$B284]&gt;=[.$D$10]; ([.$B284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252" calcext:value-type="float">
            <text:p>252</text:p>
          </table:table-cell>
          <table:table-cell table:style-name="Default" table:formula="of:=IF([.$B285]&gt;=[.$D$10]; ([.$B285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253" calcext:value-type="float">
            <text:p>253</text:p>
          </table:table-cell>
          <table:table-cell table:style-name="Default" table:formula="of:=IF([.$B286]&gt;=[.$D$10]; ([.$B286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float" office:value="254" calcext:value-type="float">
            <text:p>254</text:p>
          </table:table-cell>
          <table:table-cell table:style-name="Default" table:formula="of:=IF([.$B287]&gt;=[.$D$10]; ([.$B287] - [.$D$10]) * [.D$9]; NA())" office:value-type="float" office:value="1.22919125" calcext:value-type="float">
            <text:p>1.229191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255" calcext:value-type="float">
            <text:p>255</text:p>
          </table:table-cell>
          <table:table-cell table:style-name="Default" table:formula="of:=IF([.$B288]&gt;=[.$D$10]; ([.$B288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939" calcext:value-type="float">
            <text:p>939</text:p>
          </table:table-cell>
          <table:table-cell office:value-type="float" office:value="256" calcext:value-type="float">
            <text:p>256</text:p>
          </table:table-cell>
          <table:table-cell table:style-name="Default" table:formula="of:=IF([.$B289]&gt;=[.$D$10]; ([.$B289] - [.$D$10]) * [.D$9]; NA())" office:value-type="float" office:value="1.2750255" calcext:value-type="float">
            <text:p>1.2750255</text:p>
          </table:table-cell>
        </table:table-row>
        <table:table-row table:style-name="ro1">
          <table:table-cell table:number-columns-repeated="2" office:value-type="float" office:value="899" calcext:value-type="float">
            <text:p>899</text:p>
          </table:table-cell>
          <table:table-cell office:value-type="float" office:value="257" calcext:value-type="float">
            <text:p>257</text:p>
          </table:table-cell>
          <table:table-cell table:style-name="Default" table:formula="of:=IF([.$B290]&gt;=[.$D$10]; ([.$B290] - [.$D$10]) * [.D$9]; NA())" office:value-type="float" office:value="1.233358" calcext:value-type="float">
            <text:p>1.233358</text:p>
          </table:table-cell>
        </table:table-row>
        <table:table-row table:style-name="ro1">
          <table:table-cell table:number-columns-repeated="2" office:value-type="float" office:value="899" calcext:value-type="float">
            <text:p>899</text:p>
          </table:table-cell>
          <table:table-cell office:value-type="float" office:value="258" calcext:value-type="float">
            <text:p>258</text:p>
          </table:table-cell>
          <table:table-cell table:style-name="Default" table:formula="of:=IF([.$B291]&gt;=[.$D$10]; ([.$B291] - [.$D$10]) * [.D$9]; NA())" office:value-type="float" office:value="1.233358" calcext:value-type="float">
            <text:p>1.233358</text:p>
          </table:table-cell>
        </table:table-row>
        <table:table-row table:style-name="ro1">
          <table:table-cell table:number-columns-repeated="2" office:value-type="float" office:value="903" calcext:value-type="float">
            <text:p>903</text:p>
          </table:table-cell>
          <table:table-cell office:value-type="float" office:value="259" calcext:value-type="float">
            <text:p>259</text:p>
          </table:table-cell>
          <table:table-cell table:style-name="Default" table:formula="of:=IF([.$B292]&gt;=[.$D$10]; ([.$B292] - [.$D$10]) * [.D$9]; NA())" office:value-type="float" office:value="1.23752475" calcext:value-type="float">
            <text:p>1.23752475</text:p>
          </table:table-cell>
        </table:table-row>
        <table:table-row table:style-name="ro1">
          <table:table-cell table:number-columns-repeated="2" office:value-type="float" office:value="903" calcext:value-type="float">
            <text:p>903</text:p>
          </table:table-cell>
          <table:table-cell office:value-type="float" office:value="260" calcext:value-type="float">
            <text:p>260</text:p>
          </table:table-cell>
          <table:table-cell table:style-name="Default" table:formula="of:=IF([.$B293]&gt;=[.$D$10]; ([.$B293] - [.$D$10]) * [.D$9]; NA())" office:value-type="float" office:value="1.23752475" calcext:value-type="float">
            <text:p>1.23752475</text:p>
          </table:table-cell>
        </table:table-row>
        <table:table-row table:style-name="ro1">
          <table:table-cell table:number-columns-repeated="2" office:value-type="float" office:value="903" calcext:value-type="float">
            <text:p>903</text:p>
          </table:table-cell>
          <table:table-cell office:value-type="float" office:value="261" calcext:value-type="float">
            <text:p>261</text:p>
          </table:table-cell>
          <table:table-cell table:style-name="Default" table:formula="of:=IF([.$B294]&gt;=[.$D$10]; ([.$B294] - [.$D$10]) * [.D$9]; NA())" office:value-type="float" office:value="1.23752475" calcext:value-type="float">
            <text:p>1.23752475</text:p>
          </table:table-cell>
        </table:table-row>
        <table:table-row table:style-name="ro1">
          <table:table-cell table:number-columns-repeated="2" office:value-type="float" office:value="903" calcext:value-type="float">
            <text:p>903</text:p>
          </table:table-cell>
          <table:table-cell office:value-type="float" office:value="262" calcext:value-type="float">
            <text:p>262</text:p>
          </table:table-cell>
          <table:table-cell table:style-name="Default" table:formula="of:=IF([.$B295]&gt;=[.$D$10]; ([.$B295] - [.$D$10]) * [.D$9]; NA())" office:value-type="float" office:value="1.23752475" calcext:value-type="float">
            <text:p>1.23752475</text:p>
          </table:table-cell>
        </table:table-row>
        <table:table-row table:style-name="ro1">
          <table:table-cell table:number-columns-repeated="2" office:value-type="float" office:value="911" calcext:value-type="float">
            <text:p>911</text:p>
          </table:table-cell>
          <table:table-cell office:value-type="float" office:value="263" calcext:value-type="float">
            <text:p>263</text:p>
          </table:table-cell>
          <table:table-cell table:style-name="Default" table:formula="of:=IF([.$B296]&gt;=[.$D$10]; ([.$B296] - [.$D$10]) * [.D$9]; NA())" office:value-type="float" office:value="1.24585825" calcext:value-type="float">
            <text:p>1.24585825</text:p>
          </table:table-cell>
        </table:table-row>
        <table:table-row table:style-name="ro1">
          <table:table-cell table:number-columns-repeated="2" office:value-type="float" office:value="907" calcext:value-type="float">
            <text:p>907</text:p>
          </table:table-cell>
          <table:table-cell office:value-type="float" office:value="264" calcext:value-type="float">
            <text:p>264</text:p>
          </table:table-cell>
          <table:table-cell table:style-name="Default" table:formula="of:=IF([.$B297]&gt;=[.$D$10]; ([.$B297] - [.$D$10]) * [.D$9]; NA())" office:value-type="float" office:value="1.2416915" calcext:value-type="float">
            <text:p>1.2416915</text:p>
          </table:table-cell>
        </table:table-row>
        <table:table-row table:style-name="ro1">
          <table:table-cell table:number-columns-repeated="2" office:value-type="float" office:value="907" calcext:value-type="float">
            <text:p>907</text:p>
          </table:table-cell>
          <table:table-cell office:value-type="float" office:value="265" calcext:value-type="float">
            <text:p>265</text:p>
          </table:table-cell>
          <table:table-cell table:style-name="Default" table:formula="of:=IF([.$B298]&gt;=[.$D$10]; ([.$B298] - [.$D$10]) * [.D$9]; NA())" office:value-type="float" office:value="1.2416915" calcext:value-type="float">
            <text:p>1.2416915</text:p>
          </table:table-cell>
        </table:table-row>
        <table:table-row table:style-name="ro1">
          <table:table-cell table:number-columns-repeated="2" office:value-type="float" office:value="907" calcext:value-type="float">
            <text:p>907</text:p>
          </table:table-cell>
          <table:table-cell office:value-type="float" office:value="266" calcext:value-type="float">
            <text:p>266</text:p>
          </table:table-cell>
          <table:table-cell table:style-name="Default" table:formula="of:=IF([.$B299]&gt;=[.$D$10]; ([.$B299] - [.$D$10]) * [.D$9]; NA())" office:value-type="float" office:value="1.2416915" calcext:value-type="float">
            <text:p>1.2416915</text:p>
          </table:table-cell>
        </table:table-row>
        <table:table-row table:style-name="ro1">
          <table:table-cell table:number-columns-repeated="2" office:value-type="float" office:value="911" calcext:value-type="float">
            <text:p>911</text:p>
          </table:table-cell>
          <table:table-cell office:value-type="float" office:value="267" calcext:value-type="float">
            <text:p>267</text:p>
          </table:table-cell>
          <table:table-cell table:style-name="Default" table:formula="of:=IF([.$B300]&gt;=[.$D$10]; ([.$B300] - [.$D$10]) * [.D$9]; NA())" office:value-type="float" office:value="1.24585825" calcext:value-type="float">
            <text:p>1.24585825</text:p>
          </table:table-cell>
        </table:table-row>
        <table:table-row table:style-name="ro1">
          <table:table-cell table:number-columns-repeated="2" office:value-type="float" office:value="911" calcext:value-type="float">
            <text:p>911</text:p>
          </table:table-cell>
          <table:table-cell office:value-type="float" office:value="268" calcext:value-type="float">
            <text:p>268</text:p>
          </table:table-cell>
          <table:table-cell table:style-name="Default" table:formula="of:=IF([.$B301]&gt;=[.$D$10]; ([.$B301] - [.$D$10]) * [.D$9]; NA())" office:value-type="float" office:value="1.24585825" calcext:value-type="float">
            <text:p>1.24585825</text:p>
          </table:table-cell>
        </table:table-row>
        <table:table-row table:style-name="ro1">
          <table:table-cell table:number-columns-repeated="2" office:value-type="float" office:value="911" calcext:value-type="float">
            <text:p>911</text:p>
          </table:table-cell>
          <table:table-cell office:value-type="float" office:value="269" calcext:value-type="float">
            <text:p>269</text:p>
          </table:table-cell>
          <table:table-cell table:style-name="Default" table:formula="of:=IF([.$B302]&gt;=[.$D$10]; ([.$B302] - [.$D$10]) * [.D$9]; NA())" office:value-type="float" office:value="1.24585825" calcext:value-type="float">
            <text:p>1.24585825</text:p>
          </table:table-cell>
        </table:table-row>
        <table:table-row table:style-name="ro1">
          <table:table-cell table:number-columns-repeated="2" office:value-type="float" office:value="911" calcext:value-type="float">
            <text:p>911</text:p>
          </table:table-cell>
          <table:table-cell office:value-type="float" office:value="270" calcext:value-type="float">
            <text:p>270</text:p>
          </table:table-cell>
          <table:table-cell table:style-name="Default" table:formula="of:=IF([.$B303]&gt;=[.$D$10]; ([.$B303] - [.$D$10]) * [.D$9]; NA())" office:value-type="float" office:value="1.24585825" calcext:value-type="float">
            <text:p>1.24585825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office:value-type="float" office:value="271" calcext:value-type="float">
            <text:p>271</text:p>
          </table:table-cell>
          <table:table-cell table:style-name="Default" table:formula="of:=IF([.$B304]&gt;=[.$D$10]; ([.$B304] - [.$D$10]) * [.D$9]; NA())" office:value-type="float" office:value="1.26252525" calcext:value-type="float">
            <text:p>1.26252525</text:p>
          </table:table-cell>
        </table:table-row>
        <table:table-row table:style-name="ro1">
          <table:table-cell table:number-columns-repeated="2" office:value-type="float" office:value="915" calcext:value-type="float">
            <text:p>915</text:p>
          </table:table-cell>
          <table:table-cell office:value-type="float" office:value="272" calcext:value-type="float">
            <text:p>272</text:p>
          </table:table-cell>
          <table:table-cell table:style-name="Default" table:formula="of:=IF([.$B305]&gt;=[.$D$10]; ([.$B305] - [.$D$10]) * [.D$9]; NA())" office:value-type="float" office:value="1.250025" calcext:value-type="float">
            <text:p>1.250025</text:p>
          </table:table-cell>
        </table:table-row>
        <table:table-row table:style-name="ro1">
          <table:table-cell table:number-columns-repeated="2" office:value-type="float" office:value="915" calcext:value-type="float">
            <text:p>915</text:p>
          </table:table-cell>
          <table:table-cell office:value-type="float" office:value="273" calcext:value-type="float">
            <text:p>273</text:p>
          </table:table-cell>
          <table:table-cell table:style-name="Default" table:formula="of:=IF([.$B306]&gt;=[.$D$10]; ([.$B306] - [.$D$10]) * [.D$9]; NA())" office:value-type="float" office:value="1.250025" calcext:value-type="float">
            <text:p>1.250025</text:p>
          </table:table-cell>
        </table:table-row>
        <table:table-row table:style-name="ro1">
          <table:table-cell table:number-columns-repeated="2" office:value-type="float" office:value="915" calcext:value-type="float">
            <text:p>915</text:p>
          </table:table-cell>
          <table:table-cell office:value-type="float" office:value="274" calcext:value-type="float">
            <text:p>274</text:p>
          </table:table-cell>
          <table:table-cell table:style-name="Default" table:formula="of:=IF([.$B307]&gt;=[.$D$10]; ([.$B307] - [.$D$10]) * [.D$9]; NA())" office:value-type="float" office:value="1.250025" calcext:value-type="float">
            <text:p>1.250025</text:p>
          </table:table-cell>
        </table:table-row>
        <table:table-row table:style-name="ro1">
          <table:table-cell table:number-columns-repeated="2" office:value-type="float" office:value="919" calcext:value-type="float">
            <text:p>919</text:p>
          </table:table-cell>
          <table:table-cell office:value-type="float" office:value="275" calcext:value-type="float">
            <text:p>275</text:p>
          </table:table-cell>
          <table:table-cell table:style-name="Default" table:formula="of:=IF([.$B308]&gt;=[.$D$10]; ([.$B308] - [.$D$10]) * [.D$9]; NA())" office:value-type="float" office:value="1.25419175" calcext:value-type="float">
            <text:p>1.25419175</text:p>
          </table:table-cell>
        </table:table-row>
        <table:table-row table:style-name="ro1">
          <table:table-cell table:number-columns-repeated="2" office:value-type="float" office:value="919" calcext:value-type="float">
            <text:p>919</text:p>
          </table:table-cell>
          <table:table-cell office:value-type="float" office:value="276" calcext:value-type="float">
            <text:p>276</text:p>
          </table:table-cell>
          <table:table-cell table:style-name="Default" table:formula="of:=IF([.$B309]&gt;=[.$D$10]; ([.$B309] - [.$D$10]) * [.D$9]; NA())" office:value-type="float" office:value="1.25419175" calcext:value-type="float">
            <text:p>1.25419175</text:p>
          </table:table-cell>
        </table:table-row>
        <table:table-row table:style-name="ro1">
          <table:table-cell table:number-columns-repeated="2" office:value-type="float" office:value="919" calcext:value-type="float">
            <text:p>919</text:p>
          </table:table-cell>
          <table:table-cell office:value-type="float" office:value="277" calcext:value-type="float">
            <text:p>277</text:p>
          </table:table-cell>
          <table:table-cell table:style-name="Default" table:formula="of:=IF([.$B310]&gt;=[.$D$10]; ([.$B310] - [.$D$10]) * [.D$9]; NA())" office:value-type="float" office:value="1.25419175" calcext:value-type="float">
            <text:p>1.25419175</text:p>
          </table:table-cell>
        </table:table-row>
        <table:table-row table:style-name="ro1">
          <table:table-cell table:number-columns-repeated="2" office:value-type="float" office:value="919" calcext:value-type="float">
            <text:p>919</text:p>
          </table:table-cell>
          <table:table-cell office:value-type="float" office:value="278" calcext:value-type="float">
            <text:p>278</text:p>
          </table:table-cell>
          <table:table-cell table:style-name="Default" table:formula="of:=IF([.$B311]&gt;=[.$D$10]; ([.$B311] - [.$D$10]) * [.D$9]; NA())" office:value-type="float" office:value="1.25419175" calcext:value-type="float">
            <text:p>1.25419175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office:value-type="float" office:value="279" calcext:value-type="float">
            <text:p>279</text:p>
          </table:table-cell>
          <table:table-cell table:style-name="Default" table:formula="of:=IF([.$B312]&gt;=[.$D$10]; ([.$B312] - [.$D$10]) * [.D$9]; NA())" office:value-type="float" office:value="1.26252525" calcext:value-type="float">
            <text:p>1.26252525</text:p>
          </table:table-cell>
        </table:table-row>
        <table:table-row table:style-name="ro1">
          <table:table-cell table:number-columns-repeated="2" office:value-type="float" office:value="923" calcext:value-type="float">
            <text:p>923</text:p>
          </table:table-cell>
          <table:table-cell office:value-type="float" office:value="280" calcext:value-type="float">
            <text:p>280</text:p>
          </table:table-cell>
          <table:table-cell table:style-name="Default" table:formula="of:=IF([.$B313]&gt;=[.$D$10]; ([.$B313] - [.$D$10]) * [.D$9]; NA())" office:value-type="float" office:value="1.2583585" calcext:value-type="float">
            <text:p>1.2583585</text:p>
          </table:table-cell>
        </table:table-row>
        <table:table-row table:style-name="ro1">
          <table:table-cell table:number-columns-repeated="2" office:value-type="float" office:value="923" calcext:value-type="float">
            <text:p>923</text:p>
          </table:table-cell>
          <table:table-cell office:value-type="float" office:value="281" calcext:value-type="float">
            <text:p>281</text:p>
          </table:table-cell>
          <table:table-cell table:style-name="Default" table:formula="of:=IF([.$B314]&gt;=[.$D$10]; ([.$B314] - [.$D$10]) * [.D$9]; NA())" office:value-type="float" office:value="1.2583585" calcext:value-type="float">
            <text:p>1.2583585</text:p>
          </table:table-cell>
        </table:table-row>
        <table:table-row table:style-name="ro1">
          <table:table-cell table:number-columns-repeated="2" office:value-type="float" office:value="923" calcext:value-type="float">
            <text:p>923</text:p>
          </table:table-cell>
          <table:table-cell office:value-type="float" office:value="282" calcext:value-type="float">
            <text:p>282</text:p>
          </table:table-cell>
          <table:table-cell table:style-name="Default" table:formula="of:=IF([.$B315]&gt;=[.$D$10]; ([.$B315] - [.$D$10]) * [.D$9]; NA())" office:value-type="float" office:value="1.2583585" calcext:value-type="float">
            <text:p>1.2583585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office:value-type="float" office:value="283" calcext:value-type="float">
            <text:p>283</text:p>
          </table:table-cell>
          <table:table-cell table:style-name="Default" table:formula="of:=IF([.$B316]&gt;=[.$D$10]; ([.$B316] - [.$D$10]) * [.D$9]; NA())" office:value-type="float" office:value="1.26252525" calcext:value-type="float">
            <text:p>1.26252525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office:value-type="float" office:value="284" calcext:value-type="float">
            <text:p>284</text:p>
          </table:table-cell>
          <table:table-cell table:style-name="Default" table:formula="of:=IF([.$B317]&gt;=[.$D$10]; ([.$B317] - [.$D$10]) * [.D$9]; NA())" office:value-type="float" office:value="1.26252525" calcext:value-type="float">
            <text:p>1.26252525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office:value-type="float" office:value="285" calcext:value-type="float">
            <text:p>285</text:p>
          </table:table-cell>
          <table:table-cell table:style-name="Default" table:formula="of:=IF([.$B318]&gt;=[.$D$10]; ([.$B318] - [.$D$10]) * [.D$9]; NA())" office:value-type="float" office:value="1.26252525" calcext:value-type="float">
            <text:p>1.26252525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office:value-type="float" office:value="286" calcext:value-type="float">
            <text:p>286</text:p>
          </table:table-cell>
          <table:table-cell table:style-name="Default" table:formula="of:=IF([.$B319]&gt;=[.$D$10]; ([.$B319] - [.$D$10]) * [.D$9]; NA())" office:value-type="float" office:value="1.26252525" calcext:value-type="float">
            <text:p>1.26252525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office:value-type="float" office:value="287" calcext:value-type="float">
            <text:p>287</text:p>
          </table:table-cell>
          <table:table-cell table:style-name="Default" table:formula="of:=IF([.$B320]&gt;=[.$D$10]; ([.$B320] - [.$D$10]) * [.D$9]; NA())" office:value-type="float" office:value="1.29585925" calcext:value-type="float">
            <text:p>1.29585925</text:p>
          </table:table-cell>
        </table:table-row>
        <table:table-row table:style-name="ro1">
          <table:table-cell table:number-columns-repeated="2" office:value-type="float" office:value="931" calcext:value-type="float">
            <text:p>931</text:p>
          </table:table-cell>
          <table:table-cell office:value-type="float" office:value="288" calcext:value-type="float">
            <text:p>288</text:p>
          </table:table-cell>
          <table:table-cell table:style-name="Default" table:formula="of:=IF([.$B321]&gt;=[.$D$10]; ([.$B321] - [.$D$10]) * [.D$9]; NA())" office:value-type="float" office:value="1.266692" calcext:value-type="float">
            <text:p>1.266692</text:p>
          </table:table-cell>
        </table:table-row>
        <table:table-row table:style-name="ro1">
          <table:table-cell table:number-columns-repeated="2" office:value-type="float" office:value="931" calcext:value-type="float">
            <text:p>931</text:p>
          </table:table-cell>
          <table:table-cell office:value-type="float" office:value="289" calcext:value-type="float">
            <text:p>289</text:p>
          </table:table-cell>
          <table:table-cell table:style-name="Default" table:formula="of:=IF([.$B322]&gt;=[.$D$10]; ([.$B322] - [.$D$10]) * [.D$9]; NA())" office:value-type="float" office:value="1.266692" calcext:value-type="float">
            <text:p>1.266692</text:p>
          </table:table-cell>
        </table:table-row>
        <table:table-row table:style-name="ro1">
          <table:table-cell table:number-columns-repeated="2" office:value-type="float" office:value="931" calcext:value-type="float">
            <text:p>931</text:p>
          </table:table-cell>
          <table:table-cell office:value-type="float" office:value="290" calcext:value-type="float">
            <text:p>290</text:p>
          </table:table-cell>
          <table:table-cell table:style-name="Default" table:formula="of:=IF([.$B323]&gt;=[.$D$10]; ([.$B323] - [.$D$10]) * [.D$9]; NA())" office:value-type="float" office:value="1.266692" calcext:value-type="float">
            <text:p>1.266692</text:p>
          </table:table-cell>
        </table:table-row>
        <table:table-row table:style-name="ro1">
          <table:table-cell table:number-columns-repeated="2" office:value-type="float" office:value="935" calcext:value-type="float">
            <text:p>935</text:p>
          </table:table-cell>
          <table:table-cell office:value-type="float" office:value="291" calcext:value-type="float">
            <text:p>291</text:p>
          </table:table-cell>
          <table:table-cell table:style-name="Default" table:formula="of:=IF([.$B324]&gt;=[.$D$10]; ([.$B324] - [.$D$10]) * [.D$9]; NA())" office:value-type="float" office:value="1.27085875" calcext:value-type="float">
            <text:p>1.27085875</text:p>
          </table:table-cell>
        </table:table-row>
        <table:table-row table:style-name="ro1">
          <table:table-cell table:number-columns-repeated="2" office:value-type="float" office:value="935" calcext:value-type="float">
            <text:p>935</text:p>
          </table:table-cell>
          <table:table-cell office:value-type="float" office:value="292" calcext:value-type="float">
            <text:p>292</text:p>
          </table:table-cell>
          <table:table-cell table:style-name="Default" table:formula="of:=IF([.$B325]&gt;=[.$D$10]; ([.$B325] - [.$D$10]) * [.D$9]; NA())" office:value-type="float" office:value="1.27085875" calcext:value-type="float">
            <text:p>1.27085875</text:p>
          </table:table-cell>
        </table:table-row>
        <table:table-row table:style-name="ro1">
          <table:table-cell table:number-columns-repeated="2" office:value-type="float" office:value="935" calcext:value-type="float">
            <text:p>935</text:p>
          </table:table-cell>
          <table:table-cell office:value-type="float" office:value="293" calcext:value-type="float">
            <text:p>293</text:p>
          </table:table-cell>
          <table:table-cell table:style-name="Default" table:formula="of:=IF([.$B326]&gt;=[.$D$10]; ([.$B326] - [.$D$10]) * [.D$9]; NA())" office:value-type="float" office:value="1.27085875" calcext:value-type="float">
            <text:p>1.27085875</text:p>
          </table:table-cell>
        </table:table-row>
        <table:table-row table:style-name="ro1">
          <table:table-cell table:number-columns-repeated="2" office:value-type="float" office:value="935" calcext:value-type="float">
            <text:p>935</text:p>
          </table:table-cell>
          <table:table-cell office:value-type="float" office:value="294" calcext:value-type="float">
            <text:p>294</text:p>
          </table:table-cell>
          <table:table-cell table:style-name="Default" table:formula="of:=IF([.$B327]&gt;=[.$D$10]; ([.$B327] - [.$D$10]) * [.D$9]; NA())" office:value-type="float" office:value="1.27085875" calcext:value-type="float">
            <text:p>1.27085875</text:p>
          </table:table-cell>
        </table:table-row>
        <table:table-row table:style-name="ro1">
          <table:table-cell table:number-columns-repeated="2" office:value-type="float" office:value="943" calcext:value-type="float">
            <text:p>943</text:p>
          </table:table-cell>
          <table:table-cell office:value-type="float" office:value="295" calcext:value-type="float">
            <text:p>295</text:p>
          </table:table-cell>
          <table:table-cell table:style-name="Default" table:formula="of:=IF([.$B328]&gt;=[.$D$10]; ([.$B328] - [.$D$10]) * [.D$9]; NA())" office:value-type="float" office:value="1.27919225" calcext:value-type="float">
            <text:p>1.27919225</text:p>
          </table:table-cell>
        </table:table-row>
        <table:table-row table:style-name="ro1">
          <table:table-cell table:number-columns-repeated="2" office:value-type="float" office:value="939" calcext:value-type="float">
            <text:p>939</text:p>
          </table:table-cell>
          <table:table-cell office:value-type="float" office:value="296" calcext:value-type="float">
            <text:p>296</text:p>
          </table:table-cell>
          <table:table-cell table:style-name="Default" table:formula="of:=IF([.$B329]&gt;=[.$D$10]; ([.$B329] - [.$D$10]) * [.D$9]; NA())" office:value-type="float" office:value="1.2750255" calcext:value-type="float">
            <text:p>1.2750255</text:p>
          </table:table-cell>
        </table:table-row>
        <table:table-row table:style-name="ro1">
          <table:table-cell table:number-columns-repeated="2" office:value-type="float" office:value="939" calcext:value-type="float">
            <text:p>939</text:p>
          </table:table-cell>
          <table:table-cell office:value-type="float" office:value="297" calcext:value-type="float">
            <text:p>297</text:p>
          </table:table-cell>
          <table:table-cell table:style-name="Default" table:formula="of:=IF([.$B330]&gt;=[.$D$10]; ([.$B330] - [.$D$10]) * [.D$9]; NA())" office:value-type="float" office:value="1.2750255" calcext:value-type="float">
            <text:p>1.2750255</text:p>
          </table:table-cell>
        </table:table-row>
        <table:table-row table:style-name="ro1">
          <table:table-cell table:number-columns-repeated="2" office:value-type="float" office:value="939" calcext:value-type="float">
            <text:p>939</text:p>
          </table:table-cell>
          <table:table-cell office:value-type="float" office:value="298" calcext:value-type="float">
            <text:p>298</text:p>
          </table:table-cell>
          <table:table-cell table:style-name="Default" table:formula="of:=IF([.$B331]&gt;=[.$D$10]; ([.$B331] - [.$D$10]) * [.D$9]; NA())" office:value-type="float" office:value="1.2750255" calcext:value-type="float">
            <text:p>1.2750255</text:p>
          </table:table-cell>
        </table:table-row>
        <table:table-row table:style-name="ro1">
          <table:table-cell table:number-columns-repeated="2" office:value-type="float" office:value="943" calcext:value-type="float">
            <text:p>943</text:p>
          </table:table-cell>
          <table:table-cell office:value-type="float" office:value="299" calcext:value-type="float">
            <text:p>299</text:p>
          </table:table-cell>
          <table:table-cell table:style-name="Default" table:formula="of:=IF([.$B332]&gt;=[.$D$10]; ([.$B332] - [.$D$10]) * [.D$9]; NA())" office:value-type="float" office:value="1.27919225" calcext:value-type="float">
            <text:p>1.27919225</text:p>
          </table:table-cell>
        </table:table-row>
        <table:table-row table:style-name="ro1">
          <table:table-cell table:number-columns-repeated="2" office:value-type="float" office:value="943" calcext:value-type="float">
            <text:p>943</text:p>
          </table:table-cell>
          <table:table-cell office:value-type="float" office:value="300" calcext:value-type="float">
            <text:p>300</text:p>
          </table:table-cell>
          <table:table-cell table:style-name="Default" table:formula="of:=IF([.$B333]&gt;=[.$D$10]; ([.$B333] - [.$D$10]) * [.D$9]; NA())" office:value-type="float" office:value="1.27919225" calcext:value-type="float">
            <text:p>1.27919225</text:p>
          </table:table-cell>
        </table:table-row>
        <table:table-row table:style-name="ro1">
          <table:table-cell table:number-columns-repeated="2" office:value-type="float" office:value="943" calcext:value-type="float">
            <text:p>943</text:p>
          </table:table-cell>
          <table:table-cell office:value-type="float" office:value="301" calcext:value-type="float">
            <text:p>301</text:p>
          </table:table-cell>
          <table:table-cell table:style-name="Default" table:formula="of:=IF([.$B334]&gt;=[.$D$10]; ([.$B334] - [.$D$10]) * [.D$9]; NA())" office:value-type="float" office:value="1.27919225" calcext:value-type="float">
            <text:p>1.27919225</text:p>
          </table:table-cell>
        </table:table-row>
        <table:table-row table:style-name="ro1">
          <table:table-cell table:number-columns-repeated="2" office:value-type="float" office:value="943" calcext:value-type="float">
            <text:p>943</text:p>
          </table:table-cell>
          <table:table-cell office:value-type="float" office:value="302" calcext:value-type="float">
            <text:p>302</text:p>
          </table:table-cell>
          <table:table-cell table:style-name="Default" table:formula="of:=IF([.$B335]&gt;=[.$D$10]; ([.$B335] - [.$D$10]) * [.D$9]; NA())" office:value-type="float" office:value="1.27919225" calcext:value-type="float">
            <text:p>1.27919225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office:value-type="float" office:value="303" calcext:value-type="float">
            <text:p>303</text:p>
          </table:table-cell>
          <table:table-cell table:style-name="Default" table:formula="of:=IF([.$B336]&gt;=[.$D$10]; ([.$B336] - [.$D$10]) * [.D$9]; NA())" office:value-type="float" office:value="1.29585925" calcext:value-type="float">
            <text:p>1.29585925</text:p>
          </table:table-cell>
        </table:table-row>
        <table:table-row table:style-name="ro1">
          <table:table-cell table:number-columns-repeated="2" office:value-type="float" office:value="947" calcext:value-type="float">
            <text:p>947</text:p>
          </table:table-cell>
          <table:table-cell office:value-type="float" office:value="304" calcext:value-type="float">
            <text:p>304</text:p>
          </table:table-cell>
          <table:table-cell table:style-name="Default" table:formula="of:=IF([.$B337]&gt;=[.$D$10]; ([.$B337] - [.$D$10]) * [.D$9]; NA())" office:value-type="float" office:value="1.283359" calcext:value-type="float">
            <text:p>1.283359</text:p>
          </table:table-cell>
        </table:table-row>
        <table:table-row table:style-name="ro1">
          <table:table-cell table:number-columns-repeated="2" office:value-type="float" office:value="947" calcext:value-type="float">
            <text:p>947</text:p>
          </table:table-cell>
          <table:table-cell office:value-type="float" office:value="305" calcext:value-type="float">
            <text:p>305</text:p>
          </table:table-cell>
          <table:table-cell table:style-name="Default" table:formula="of:=IF([.$B338]&gt;=[.$D$10]; ([.$B338] - [.$D$10]) * [.D$9]; NA())" office:value-type="float" office:value="1.283359" calcext:value-type="float">
            <text:p>1.283359</text:p>
          </table:table-cell>
        </table:table-row>
        <table:table-row table:style-name="ro1">
          <table:table-cell table:number-columns-repeated="2" office:value-type="float" office:value="947" calcext:value-type="float">
            <text:p>947</text:p>
          </table:table-cell>
          <table:table-cell office:value-type="float" office:value="306" calcext:value-type="float">
            <text:p>306</text:p>
          </table:table-cell>
          <table:table-cell table:style-name="Default" table:formula="of:=IF([.$B339]&gt;=[.$D$10]; ([.$B339] - [.$D$10]) * [.D$9]; NA())" office:value-type="float" office:value="1.283359" calcext:value-type="float">
            <text:p>1.283359</text:p>
          </table:table-cell>
        </table:table-row>
        <table:table-row table:style-name="ro1">
          <table:table-cell table:number-columns-repeated="2" office:value-type="float" office:value="951" calcext:value-type="float">
            <text:p>951</text:p>
          </table:table-cell>
          <table:table-cell office:value-type="float" office:value="307" calcext:value-type="float">
            <text:p>307</text:p>
          </table:table-cell>
          <table:table-cell table:style-name="Default" table:formula="of:=IF([.$B340]&gt;=[.$D$10]; ([.$B340] - [.$D$10]) * [.D$9]; NA())" office:value-type="float" office:value="1.28752575" calcext:value-type="float">
            <text:p>1.28752575</text:p>
          </table:table-cell>
        </table:table-row>
        <table:table-row table:style-name="ro1">
          <table:table-cell table:number-columns-repeated="2" office:value-type="float" office:value="951" calcext:value-type="float">
            <text:p>951</text:p>
          </table:table-cell>
          <table:table-cell office:value-type="float" office:value="308" calcext:value-type="float">
            <text:p>308</text:p>
          </table:table-cell>
          <table:table-cell table:style-name="Default" table:formula="of:=IF([.$B341]&gt;=[.$D$10]; ([.$B341] - [.$D$10]) * [.D$9]; NA())" office:value-type="float" office:value="1.28752575" calcext:value-type="float">
            <text:p>1.28752575</text:p>
          </table:table-cell>
        </table:table-row>
        <table:table-row table:style-name="ro1">
          <table:table-cell table:number-columns-repeated="2" office:value-type="float" office:value="951" calcext:value-type="float">
            <text:p>951</text:p>
          </table:table-cell>
          <table:table-cell office:value-type="float" office:value="309" calcext:value-type="float">
            <text:p>309</text:p>
          </table:table-cell>
          <table:table-cell table:style-name="Default" table:formula="of:=IF([.$B342]&gt;=[.$D$10]; ([.$B342] - [.$D$10]) * [.D$9]; NA())" office:value-type="float" office:value="1.28752575" calcext:value-type="float">
            <text:p>1.28752575</text:p>
          </table:table-cell>
        </table:table-row>
        <table:table-row table:style-name="ro1">
          <table:table-cell table:number-columns-repeated="2" office:value-type="float" office:value="951" calcext:value-type="float">
            <text:p>951</text:p>
          </table:table-cell>
          <table:table-cell office:value-type="float" office:value="310" calcext:value-type="float">
            <text:p>310</text:p>
          </table:table-cell>
          <table:table-cell table:style-name="Default" table:formula="of:=IF([.$B343]&gt;=[.$D$10]; ([.$B343] - [.$D$10]) * [.D$9]; NA())" office:value-type="float" office:value="1.28752575" calcext:value-type="float">
            <text:p>1.28752575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office:value-type="float" office:value="311" calcext:value-type="float">
            <text:p>311</text:p>
          </table:table-cell>
          <table:table-cell table:style-name="Default" table:formula="of:=IF([.$B344]&gt;=[.$D$10]; ([.$B344] - [.$D$10]) * [.D$9]; NA())" office:value-type="float" office:value="1.29585925" calcext:value-type="float">
            <text:p>1.29585925</text:p>
          </table:table-cell>
        </table:table-row>
        <table:table-row table:style-name="ro1">
          <table:table-cell table:number-columns-repeated="2" office:value-type="float" office:value="955" calcext:value-type="float">
            <text:p>955</text:p>
          </table:table-cell>
          <table:table-cell office:value-type="float" office:value="312" calcext:value-type="float">
            <text:p>312</text:p>
          </table:table-cell>
          <table:table-cell table:style-name="Default" table:formula="of:=IF([.$B345]&gt;=[.$D$10]; ([.$B345] - [.$D$10]) * [.D$9]; NA())" office:value-type="float" office:value="1.2916925" calcext:value-type="float">
            <text:p>1.2916925</text:p>
          </table:table-cell>
        </table:table-row>
        <table:table-row table:style-name="ro1">
          <table:table-cell table:number-columns-repeated="2" office:value-type="float" office:value="955" calcext:value-type="float">
            <text:p>955</text:p>
          </table:table-cell>
          <table:table-cell office:value-type="float" office:value="313" calcext:value-type="float">
            <text:p>313</text:p>
          </table:table-cell>
          <table:table-cell table:style-name="Default" table:formula="of:=IF([.$B346]&gt;=[.$D$10]; ([.$B346] - [.$D$10]) * [.D$9]; NA())" office:value-type="float" office:value="1.2916925" calcext:value-type="float">
            <text:p>1.2916925</text:p>
          </table:table-cell>
        </table:table-row>
        <table:table-row table:style-name="ro1">
          <table:table-cell table:number-columns-repeated="2" office:value-type="float" office:value="955" calcext:value-type="float">
            <text:p>955</text:p>
          </table:table-cell>
          <table:table-cell office:value-type="float" office:value="314" calcext:value-type="float">
            <text:p>314</text:p>
          </table:table-cell>
          <table:table-cell table:style-name="Default" table:formula="of:=IF([.$B347]&gt;=[.$D$10]; ([.$B347] - [.$D$10]) * [.D$9]; NA())" office:value-type="float" office:value="1.2916925" calcext:value-type="float">
            <text:p>1.2916925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office:value-type="float" office:value="315" calcext:value-type="float">
            <text:p>315</text:p>
          </table:table-cell>
          <table:table-cell table:style-name="Default" table:formula="of:=IF([.$B348]&gt;=[.$D$10]; ([.$B348] - [.$D$10]) * [.D$9]; NA())" office:value-type="float" office:value="1.29585925" calcext:value-type="float">
            <text:p>1.29585925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office:value-type="float" office:value="316" calcext:value-type="float">
            <text:p>316</text:p>
          </table:table-cell>
          <table:table-cell table:style-name="Default" table:formula="of:=IF([.$B349]&gt;=[.$D$10]; ([.$B349] - [.$D$10]) * [.D$9]; NA())" office:value-type="float" office:value="1.29585925" calcext:value-type="float">
            <text:p>1.29585925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office:value-type="float" office:value="317" calcext:value-type="float">
            <text:p>317</text:p>
          </table:table-cell>
          <table:table-cell table:style-name="Default" table:formula="of:=IF([.$B350]&gt;=[.$D$10]; ([.$B350] - [.$D$10]) * [.D$9]; NA())" office:value-type="float" office:value="1.29585925" calcext:value-type="float">
            <text:p>1.29585925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office:value-type="float" office:value="318" calcext:value-type="float">
            <text:p>318</text:p>
          </table:table-cell>
          <table:table-cell table:style-name="Default" table:formula="of:=IF([.$B351]&gt;=[.$D$10]; ([.$B351] - [.$D$10]) * [.D$9]; NA())" office:value-type="float" office:value="1.29585925" calcext:value-type="float">
            <text:p>1.295859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19" calcext:value-type="float">
            <text:p>319</text:p>
          </table:table-cell>
          <table:table-cell table:style-name="Default" table:formula="of:=IF([.$B352]&gt;=[.$D$10]; ([.$B352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963" calcext:value-type="float">
            <text:p>963</text:p>
          </table:table-cell>
          <table:table-cell office:value-type="float" office:value="320" calcext:value-type="float">
            <text:p>320</text:p>
          </table:table-cell>
          <table:table-cell table:style-name="Default" table:formula="of:=IF([.$B353]&gt;=[.$D$10]; ([.$B353] - [.$D$10]) * [.D$9]; NA())" office:value-type="float" office:value="1.300026" calcext:value-type="float">
            <text:p>1.300026</text:p>
          </table:table-cell>
        </table:table-row>
        <table:table-row table:style-name="ro1">
          <table:table-cell table:number-columns-repeated="2" office:value-type="float" office:value="963" calcext:value-type="float">
            <text:p>963</text:p>
          </table:table-cell>
          <table:table-cell office:value-type="float" office:value="321" calcext:value-type="float">
            <text:p>321</text:p>
          </table:table-cell>
          <table:table-cell table:style-name="Default" table:formula="of:=IF([.$B354]&gt;=[.$D$10]; ([.$B354] - [.$D$10]) * [.D$9]; NA())" office:value-type="float" office:value="1.300026" calcext:value-type="float">
            <text:p>1.300026</text:p>
          </table:table-cell>
        </table:table-row>
        <table:table-row table:style-name="ro1">
          <table:table-cell table:number-columns-repeated="2" office:value-type="float" office:value="963" calcext:value-type="float">
            <text:p>963</text:p>
          </table:table-cell>
          <table:table-cell office:value-type="float" office:value="322" calcext:value-type="float">
            <text:p>322</text:p>
          </table:table-cell>
          <table:table-cell table:style-name="Default" table:formula="of:=IF([.$B355]&gt;=[.$D$10]; ([.$B355] - [.$D$10]) * [.D$9]; NA())" office:value-type="float" office:value="1.300026" calcext:value-type="float">
            <text:p>1.300026</text:p>
          </table:table-cell>
        </table:table-row>
        <table:table-row table:style-name="ro1">
          <table:table-cell table:number-columns-repeated="2" office:value-type="float" office:value="967" calcext:value-type="float">
            <text:p>967</text:p>
          </table:table-cell>
          <table:table-cell office:value-type="float" office:value="323" calcext:value-type="float">
            <text:p>323</text:p>
          </table:table-cell>
          <table:table-cell table:style-name="Default" table:formula="of:=IF([.$B356]&gt;=[.$D$10]; ([.$B356] - [.$D$10]) * [.D$9]; NA())" office:value-type="float" office:value="1.30419275" calcext:value-type="float">
            <text:p>1.30419275</text:p>
          </table:table-cell>
        </table:table-row>
        <table:table-row table:style-name="ro1">
          <table:table-cell table:number-columns-repeated="2" office:value-type="float" office:value="967" calcext:value-type="float">
            <text:p>967</text:p>
          </table:table-cell>
          <table:table-cell office:value-type="float" office:value="324" calcext:value-type="float">
            <text:p>324</text:p>
          </table:table-cell>
          <table:table-cell table:style-name="Default" table:formula="of:=IF([.$B357]&gt;=[.$D$10]; ([.$B357] - [.$D$10]) * [.D$9]; NA())" office:value-type="float" office:value="1.30419275" calcext:value-type="float">
            <text:p>1.30419275</text:p>
          </table:table-cell>
        </table:table-row>
        <table:table-row table:style-name="ro1">
          <table:table-cell table:number-columns-repeated="2" office:value-type="float" office:value="967" calcext:value-type="float">
            <text:p>967</text:p>
          </table:table-cell>
          <table:table-cell office:value-type="float" office:value="325" calcext:value-type="float">
            <text:p>325</text:p>
          </table:table-cell>
          <table:table-cell table:style-name="Default" table:formula="of:=IF([.$B358]&gt;=[.$D$10]; ([.$B358] - [.$D$10]) * [.D$9]; NA())" office:value-type="float" office:value="1.30419275" calcext:value-type="float">
            <text:p>1.30419275</text:p>
          </table:table-cell>
        </table:table-row>
        <table:table-row table:style-name="ro1">
          <table:table-cell table:number-columns-repeated="2" office:value-type="float" office:value="967" calcext:value-type="float">
            <text:p>967</text:p>
          </table:table-cell>
          <table:table-cell office:value-type="float" office:value="326" calcext:value-type="float">
            <text:p>326</text:p>
          </table:table-cell>
          <table:table-cell table:style-name="Default" table:formula="of:=IF([.$B359]&gt;=[.$D$10]; ([.$B359] - [.$D$10]) * [.D$9]; NA())" office:value-type="float" office:value="1.30419275" calcext:value-type="float">
            <text:p>1.30419275</text:p>
          </table:table-cell>
        </table:table-row>
        <table:table-row table:style-name="ro1">
          <table:table-cell table:number-columns-repeated="2" office:value-type="float" office:value="975" calcext:value-type="float">
            <text:p>975</text:p>
          </table:table-cell>
          <table:table-cell office:value-type="float" office:value="327" calcext:value-type="float">
            <text:p>327</text:p>
          </table:table-cell>
          <table:table-cell table:style-name="Default" table:formula="of:=IF([.$B360]&gt;=[.$D$10]; ([.$B360] - [.$D$10]) * [.D$9]; NA())" office:value-type="float" office:value="1.31252625" calcext:value-type="float">
            <text:p>1.31252625</text:p>
          </table:table-cell>
        </table:table-row>
        <table:table-row table:style-name="ro1">
          <table:table-cell table:number-columns-repeated="2" office:value-type="float" office:value="971" calcext:value-type="float">
            <text:p>971</text:p>
          </table:table-cell>
          <table:table-cell office:value-type="float" office:value="328" calcext:value-type="float">
            <text:p>328</text:p>
          </table:table-cell>
          <table:table-cell table:style-name="Default" table:formula="of:=IF([.$B361]&gt;=[.$D$10]; ([.$B361] - [.$D$10]) * [.D$9]; NA())" office:value-type="float" office:value="1.3083595" calcext:value-type="float">
            <text:p>1.3083595</text:p>
          </table:table-cell>
        </table:table-row>
        <table:table-row table:style-name="ro1">
          <table:table-cell table:number-columns-repeated="2" office:value-type="float" office:value="971" calcext:value-type="float">
            <text:p>971</text:p>
          </table:table-cell>
          <table:table-cell office:value-type="float" office:value="329" calcext:value-type="float">
            <text:p>329</text:p>
          </table:table-cell>
          <table:table-cell table:style-name="Default" table:formula="of:=IF([.$B362]&gt;=[.$D$10]; ([.$B362] - [.$D$10]) * [.D$9]; NA())" office:value-type="float" office:value="1.3083595" calcext:value-type="float">
            <text:p>1.3083595</text:p>
          </table:table-cell>
        </table:table-row>
        <table:table-row table:style-name="ro1">
          <table:table-cell table:number-columns-repeated="2" office:value-type="float" office:value="971" calcext:value-type="float">
            <text:p>971</text:p>
          </table:table-cell>
          <table:table-cell office:value-type="float" office:value="330" calcext:value-type="float">
            <text:p>330</text:p>
          </table:table-cell>
          <table:table-cell table:style-name="Default" table:formula="of:=IF([.$B363]&gt;=[.$D$10]; ([.$B363] - [.$D$10]) * [.D$9]; NA())" office:value-type="float" office:value="1.3083595" calcext:value-type="float">
            <text:p>1.3083595</text:p>
          </table:table-cell>
        </table:table-row>
        <table:table-row table:style-name="ro1">
          <table:table-cell table:number-columns-repeated="2" office:value-type="float" office:value="975" calcext:value-type="float">
            <text:p>975</text:p>
          </table:table-cell>
          <table:table-cell office:value-type="float" office:value="331" calcext:value-type="float">
            <text:p>331</text:p>
          </table:table-cell>
          <table:table-cell table:style-name="Default" table:formula="of:=IF([.$B364]&gt;=[.$D$10]; ([.$B364] - [.$D$10]) * [.D$9]; NA())" office:value-type="float" office:value="1.31252625" calcext:value-type="float">
            <text:p>1.31252625</text:p>
          </table:table-cell>
        </table:table-row>
        <table:table-row table:style-name="ro1">
          <table:table-cell table:number-columns-repeated="2" office:value-type="float" office:value="975" calcext:value-type="float">
            <text:p>975</text:p>
          </table:table-cell>
          <table:table-cell office:value-type="float" office:value="332" calcext:value-type="float">
            <text:p>332</text:p>
          </table:table-cell>
          <table:table-cell table:style-name="Default" table:formula="of:=IF([.$B365]&gt;=[.$D$10]; ([.$B365] - [.$D$10]) * [.D$9]; NA())" office:value-type="float" office:value="1.31252625" calcext:value-type="float">
            <text:p>1.31252625</text:p>
          </table:table-cell>
        </table:table-row>
        <table:table-row table:style-name="ro1">
          <table:table-cell table:number-columns-repeated="2" office:value-type="float" office:value="975" calcext:value-type="float">
            <text:p>975</text:p>
          </table:table-cell>
          <table:table-cell office:value-type="float" office:value="333" calcext:value-type="float">
            <text:p>333</text:p>
          </table:table-cell>
          <table:table-cell table:style-name="Default" table:formula="of:=IF([.$B366]&gt;=[.$D$10]; ([.$B366] - [.$D$10]) * [.D$9]; NA())" office:value-type="float" office:value="1.31252625" calcext:value-type="float">
            <text:p>1.31252625</text:p>
          </table:table-cell>
        </table:table-row>
        <table:table-row table:style-name="ro1">
          <table:table-cell table:number-columns-repeated="2" office:value-type="float" office:value="975" calcext:value-type="float">
            <text:p>975</text:p>
          </table:table-cell>
          <table:table-cell office:value-type="float" office:value="334" calcext:value-type="float">
            <text:p>334</text:p>
          </table:table-cell>
          <table:table-cell table:style-name="Default" table:formula="of:=IF([.$B367]&gt;=[.$D$10]; ([.$B367] - [.$D$10]) * [.D$9]; NA())" office:value-type="float" office:value="1.31252625" calcext:value-type="float">
            <text:p>1.31252625</text:p>
          </table:table-cell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  <table:table-cell office:value-type="float" office:value="335" calcext:value-type="float">
            <text:p>335</text:p>
          </table:table-cell>
          <table:table-cell table:style-name="Default" table:formula="of:=IF([.$B368]&gt;=[.$D$10]; ([.$B368] - [.$D$10]) * [.D$9]; NA())" office:value-type="float" office:value="1.32919325" calcext:value-type="float">
            <text:p>1.32919325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 office:value-type="float" office:value="336" calcext:value-type="float">
            <text:p>336</text:p>
          </table:table-cell>
          <table:table-cell table:style-name="Default" table:formula="of:=IF([.$B369]&gt;=[.$D$10]; ([.$B369] - [.$D$10]) * [.D$9]; NA())" office:value-type="float" office:value="1.32085975" calcext:value-type="float">
            <text:p>1.32085975</text:p>
          </table:table-cell>
        </table:table-row>
        <table:table-row table:style-name="ro1">
          <table:table-cell table:number-columns-repeated="2" office:value-type="float" office:value="979" calcext:value-type="float">
            <text:p>979</text:p>
          </table:table-cell>
          <table:table-cell office:value-type="float" office:value="337" calcext:value-type="float">
            <text:p>337</text:p>
          </table:table-cell>
          <table:table-cell table:style-name="Default" table:formula="of:=IF([.$B370]&gt;=[.$D$10]; ([.$B370] - [.$D$10]) * [.D$9]; NA())" office:value-type="float" office:value="1.316693" calcext:value-type="float">
            <text:p>1.316693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 office:value-type="float" office:value="338" calcext:value-type="float">
            <text:p>338</text:p>
          </table:table-cell>
          <table:table-cell table:style-name="Default" table:formula="of:=IF([.$B371]&gt;=[.$D$10]; ([.$B371] - [.$D$10]) * [.D$9]; NA())" office:value-type="float" office:value="1.32085975" calcext:value-type="float">
            <text:p>1.32085975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 office:value-type="float" office:value="339" calcext:value-type="float">
            <text:p>339</text:p>
          </table:table-cell>
          <table:table-cell table:style-name="Default" table:formula="of:=IF([.$B372]&gt;=[.$D$10]; ([.$B372] - [.$D$10]) * [.D$9]; NA())" office:value-type="float" office:value="1.32085975" calcext:value-type="float">
            <text:p>1.32085975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 office:value-type="float" office:value="340" calcext:value-type="float">
            <text:p>340</text:p>
          </table:table-cell>
          <table:table-cell table:style-name="Default" table:formula="of:=IF([.$B373]&gt;=[.$D$10]; ([.$B373] - [.$D$10]) * [.D$9]; NA())" office:value-type="float" office:value="1.32085975" calcext:value-type="float">
            <text:p>1.32085975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 office:value-type="float" office:value="341" calcext:value-type="float">
            <text:p>341</text:p>
          </table:table-cell>
          <table:table-cell table:style-name="Default" table:formula="of:=IF([.$B374]&gt;=[.$D$10]; ([.$B374] - [.$D$10]) * [.D$9]; NA())" office:value-type="float" office:value="1.32085975" calcext:value-type="float">
            <text:p>1.32085975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 office:value-type="float" office:value="342" calcext:value-type="float">
            <text:p>342</text:p>
          </table:table-cell>
          <table:table-cell table:style-name="Default" table:formula="of:=IF([.$B375]&gt;=[.$D$10]; ([.$B375] - [.$D$10]) * [.D$9]; NA())" office:value-type="float" office:value="1.32085975" calcext:value-type="float">
            <text:p>1.32085975</text:p>
          </table:table-cell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  <table:table-cell office:value-type="float" office:value="343" calcext:value-type="float">
            <text:p>343</text:p>
          </table:table-cell>
          <table:table-cell table:style-name="Default" table:formula="of:=IF([.$B376]&gt;=[.$D$10]; ([.$B376] - [.$D$10]) * [.D$9]; NA())" office:value-type="float" office:value="1.32919325" calcext:value-type="float">
            <text:p>1.32919325</text:p>
          </table:table-cell>
        </table:table-row>
        <table:table-row table:style-name="ro1">
          <table:table-cell table:number-columns-repeated="2" office:value-type="float" office:value="987" calcext:value-type="float">
            <text:p>987</text:p>
          </table:table-cell>
          <table:table-cell office:value-type="float" office:value="344" calcext:value-type="float">
            <text:p>344</text:p>
          </table:table-cell>
          <table:table-cell table:style-name="Default" table:formula="of:=IF([.$B377]&gt;=[.$D$10]; ([.$B377] - [.$D$10]) * [.D$9]; NA())" office:value-type="float" office:value="1.3250265" calcext:value-type="float">
            <text:p>1.3250265</text:p>
          </table:table-cell>
        </table:table-row>
        <table:table-row table:style-name="ro1">
          <table:table-cell table:number-columns-repeated="2" office:value-type="float" office:value="987" calcext:value-type="float">
            <text:p>987</text:p>
          </table:table-cell>
          <table:table-cell office:value-type="float" office:value="345" calcext:value-type="float">
            <text:p>345</text:p>
          </table:table-cell>
          <table:table-cell table:style-name="Default" table:formula="of:=IF([.$B378]&gt;=[.$D$10]; ([.$B378] - [.$D$10]) * [.D$9]; NA())" office:value-type="float" office:value="1.3250265" calcext:value-type="float">
            <text:p>1.3250265</text:p>
          </table:table-cell>
        </table:table-row>
        <table:table-row table:style-name="ro1">
          <table:table-cell table:number-columns-repeated="2" office:value-type="float" office:value="987" calcext:value-type="float">
            <text:p>987</text:p>
          </table:table-cell>
          <table:table-cell office:value-type="float" office:value="346" calcext:value-type="float">
            <text:p>346</text:p>
          </table:table-cell>
          <table:table-cell table:style-name="Default" table:formula="of:=IF([.$B379]&gt;=[.$D$10]; ([.$B379] - [.$D$10]) * [.D$9]; NA())" office:value-type="float" office:value="1.3250265" calcext:value-type="float">
            <text:p>1.3250265</text:p>
          </table:table-cell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  <table:table-cell office:value-type="float" office:value="347" calcext:value-type="float">
            <text:p>347</text:p>
          </table:table-cell>
          <table:table-cell table:style-name="Default" table:formula="of:=IF([.$B380]&gt;=[.$D$10]; ([.$B380] - [.$D$10]) * [.D$9]; NA())" office:value-type="float" office:value="1.32919325" calcext:value-type="float">
            <text:p>1.32919325</text:p>
          </table:table-cell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  <table:table-cell office:value-type="float" office:value="348" calcext:value-type="float">
            <text:p>348</text:p>
          </table:table-cell>
          <table:table-cell table:style-name="Default" table:formula="of:=IF([.$B381]&gt;=[.$D$10]; ([.$B381] - [.$D$10]) * [.D$9]; NA())" office:value-type="float" office:value="1.32919325" calcext:value-type="float">
            <text:p>1.32919325</text:p>
          </table:table-cell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  <table:table-cell office:value-type="float" office:value="349" calcext:value-type="float">
            <text:p>349</text:p>
          </table:table-cell>
          <table:table-cell table:style-name="Default" table:formula="of:=IF([.$B382]&gt;=[.$D$10]; ([.$B382] - [.$D$10]) * [.D$9]; NA())" office:value-type="float" office:value="1.32919325" calcext:value-type="float">
            <text:p>1.32919325</text:p>
          </table:table-cell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  <table:table-cell office:value-type="float" office:value="350" calcext:value-type="float">
            <text:p>350</text:p>
          </table:table-cell>
          <table:table-cell table:style-name="Default" table:formula="of:=IF([.$B383]&gt;=[.$D$10]; ([.$B383] - [.$D$10]) * [.D$9]; NA())" office:value-type="float" office:value="1.32919325" calcext:value-type="float">
            <text:p>1.329193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51" calcext:value-type="float">
            <text:p>351</text:p>
          </table:table-cell>
          <table:table-cell table:style-name="Default" table:formula="of:=IF([.$B384]&gt;=[.$D$10]; ([.$B384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995" calcext:value-type="float">
            <text:p>995</text:p>
          </table:table-cell>
          <table:table-cell office:value-type="float" office:value="352" calcext:value-type="float">
            <text:p>352</text:p>
          </table:table-cell>
          <table:table-cell table:style-name="Default" table:formula="of:=IF([.$B385]&gt;=[.$D$10]; ([.$B385] - [.$D$10]) * [.D$9]; NA())" office:value-type="float" office:value="1.33336" calcext:value-type="float">
            <text:p>1.33336</text:p>
          </table:table-cell>
        </table:table-row>
        <table:table-row table:style-name="ro1">
          <table:table-cell table:number-columns-repeated="2" office:value-type="float" office:value="995" calcext:value-type="float">
            <text:p>995</text:p>
          </table:table-cell>
          <table:table-cell office:value-type="float" office:value="353" calcext:value-type="float">
            <text:p>353</text:p>
          </table:table-cell>
          <table:table-cell table:style-name="Default" table:formula="of:=IF([.$B386]&gt;=[.$D$10]; ([.$B386] - [.$D$10]) * [.D$9]; NA())" office:value-type="float" office:value="1.33336" calcext:value-type="float">
            <text:p>1.33336</text:p>
          </table:table-cell>
        </table:table-row>
        <table:table-row table:style-name="ro1">
          <table:table-cell table:number-columns-repeated="2" office:value-type="float" office:value="995" calcext:value-type="float">
            <text:p>995</text:p>
          </table:table-cell>
          <table:table-cell office:value-type="float" office:value="354" calcext:value-type="float">
            <text:p>354</text:p>
          </table:table-cell>
          <table:table-cell table:style-name="Default" table:formula="of:=IF([.$B387]&gt;=[.$D$10]; ([.$B387] - [.$D$10]) * [.D$9]; NA())" office:value-type="float" office:value="1.33336" calcext:value-type="float">
            <text:p>1.33336</text:p>
          </table:table-cell>
        </table:table-row>
        <table:table-row table:style-name="ro1">
          <table:table-cell table:number-columns-repeated="2" office:value-type="float" office:value="999" calcext:value-type="float">
            <text:p>999</text:p>
          </table:table-cell>
          <table:table-cell office:value-type="float" office:value="355" calcext:value-type="float">
            <text:p>355</text:p>
          </table:table-cell>
          <table:table-cell table:style-name="Default" table:formula="of:=IF([.$B388]&gt;=[.$D$10]; ([.$B388] - [.$D$10]) * [.D$9]; NA())" office:value-type="float" office:value="1.33752675" calcext:value-type="float">
            <text:p>1.33752675</text:p>
          </table:table-cell>
        </table:table-row>
        <table:table-row table:style-name="ro1">
          <table:table-cell table:number-columns-repeated="2" office:value-type="float" office:value="999" calcext:value-type="float">
            <text:p>999</text:p>
          </table:table-cell>
          <table:table-cell office:value-type="float" office:value="356" calcext:value-type="float">
            <text:p>356</text:p>
          </table:table-cell>
          <table:table-cell table:style-name="Default" table:formula="of:=IF([.$B389]&gt;=[.$D$10]; ([.$B389] - [.$D$10]) * [.D$9]; NA())" office:value-type="float" office:value="1.33752675" calcext:value-type="float">
            <text:p>1.33752675</text:p>
          </table:table-cell>
        </table:table-row>
        <table:table-row table:style-name="ro1">
          <table:table-cell table:number-columns-repeated="2" office:value-type="float" office:value="999" calcext:value-type="float">
            <text:p>999</text:p>
          </table:table-cell>
          <table:table-cell office:value-type="float" office:value="357" calcext:value-type="float">
            <text:p>357</text:p>
          </table:table-cell>
          <table:table-cell table:style-name="Default" table:formula="of:=IF([.$B390]&gt;=[.$D$10]; ([.$B390] - [.$D$10]) * [.D$9]; NA())" office:value-type="float" office:value="1.33752675" calcext:value-type="float">
            <text:p>1.33752675</text:p>
          </table:table-cell>
        </table:table-row>
        <table:table-row table:style-name="ro1">
          <table:table-cell table:number-columns-repeated="2" office:value-type="float" office:value="999" calcext:value-type="float">
            <text:p>999</text:p>
          </table:table-cell>
          <table:table-cell office:value-type="float" office:value="358" calcext:value-type="float">
            <text:p>358</text:p>
          </table:table-cell>
          <table:table-cell table:style-name="Default" table:formula="of:=IF([.$B391]&gt;=[.$D$10]; ([.$B391] - [.$D$10]) * [.D$9]; NA())" office:value-type="float" office:value="1.33752675" calcext:value-type="float">
            <text:p>1.33752675</text:p>
          </table:table-cell>
        </table:table-row>
        <table:table-row table:style-name="ro1">
          <table:table-cell table:number-columns-repeated="2" office:value-type="float" office:value="1007" calcext:value-type="float">
            <text:p>1007</text:p>
          </table:table-cell>
          <table:table-cell office:value-type="float" office:value="359" calcext:value-type="float">
            <text:p>359</text:p>
          </table:table-cell>
          <table:table-cell table:style-name="Default" table:formula="of:=IF([.$B392]&gt;=[.$D$10]; ([.$B392] - [.$D$10]) * [.D$9]; NA())" office:value-type="float" office:value="1.34586025" calcext:value-type="float">
            <text:p>1.34586025</text:p>
          </table:table-cell>
        </table:table-row>
        <table:table-row table:style-name="ro1">
          <table:table-cell table:number-columns-repeated="2" office:value-type="float" office:value="1003" calcext:value-type="float">
            <text:p>1003</text:p>
          </table:table-cell>
          <table:table-cell office:value-type="float" office:value="360" calcext:value-type="float">
            <text:p>360</text:p>
          </table:table-cell>
          <table:table-cell table:style-name="Default" table:formula="of:=IF([.$B393]&gt;=[.$D$10]; ([.$B393] - [.$D$10]) * [.D$9]; NA())" office:value-type="float" office:value="1.3416935" calcext:value-type="float">
            <text:p>1.3416935</text:p>
          </table:table-cell>
        </table:table-row>
        <table:table-row table:style-name="ro1">
          <table:table-cell table:number-columns-repeated="2" office:value-type="float" office:value="1003" calcext:value-type="float">
            <text:p>1003</text:p>
          </table:table-cell>
          <table:table-cell office:value-type="float" office:value="361" calcext:value-type="float">
            <text:p>361</text:p>
          </table:table-cell>
          <table:table-cell table:style-name="Default" table:formula="of:=IF([.$B394]&gt;=[.$D$10]; ([.$B394] - [.$D$10]) * [.D$9]; NA())" office:value-type="float" office:value="1.3416935" calcext:value-type="float">
            <text:p>1.3416935</text:p>
          </table:table-cell>
        </table:table-row>
        <table:table-row table:style-name="ro1">
          <table:table-cell table:number-columns-repeated="2" office:value-type="float" office:value="1003" calcext:value-type="float">
            <text:p>1003</text:p>
          </table:table-cell>
          <table:table-cell office:value-type="float" office:value="362" calcext:value-type="float">
            <text:p>362</text:p>
          </table:table-cell>
          <table:table-cell table:style-name="Default" table:formula="of:=IF([.$B395]&gt;=[.$D$10]; ([.$B395] - [.$D$10]) * [.D$9]; NA())" office:value-type="float" office:value="1.3416935" calcext:value-type="float">
            <text:p>1.3416935</text:p>
          </table:table-cell>
        </table:table-row>
        <table:table-row table:style-name="ro1">
          <table:table-cell table:number-columns-repeated="2" office:value-type="float" office:value="1007" calcext:value-type="float">
            <text:p>1007</text:p>
          </table:table-cell>
          <table:table-cell office:value-type="float" office:value="363" calcext:value-type="float">
            <text:p>363</text:p>
          </table:table-cell>
          <table:table-cell table:style-name="Default" table:formula="of:=IF([.$B396]&gt;=[.$D$10]; ([.$B396] - [.$D$10]) * [.D$9]; NA())" office:value-type="float" office:value="1.34586025" calcext:value-type="float">
            <text:p>1.34586025</text:p>
          </table:table-cell>
        </table:table-row>
        <table:table-row table:style-name="ro1">
          <table:table-cell table:number-columns-repeated="2" office:value-type="float" office:value="1007" calcext:value-type="float">
            <text:p>1007</text:p>
          </table:table-cell>
          <table:table-cell office:value-type="float" office:value="364" calcext:value-type="float">
            <text:p>364</text:p>
          </table:table-cell>
          <table:table-cell table:style-name="Default" table:formula="of:=IF([.$B397]&gt;=[.$D$10]; ([.$B397] - [.$D$10]) * [.D$9]; NA())" office:value-type="float" office:value="1.34586025" calcext:value-type="float">
            <text:p>1.34586025</text:p>
          </table:table-cell>
        </table:table-row>
        <table:table-row table:style-name="ro1">
          <table:table-cell table:number-columns-repeated="2" office:value-type="float" office:value="1007" calcext:value-type="float">
            <text:p>1007</text:p>
          </table:table-cell>
          <table:table-cell office:value-type="float" office:value="365" calcext:value-type="float">
            <text:p>365</text:p>
          </table:table-cell>
          <table:table-cell table:style-name="Default" table:formula="of:=IF([.$B398]&gt;=[.$D$10]; ([.$B398] - [.$D$10]) * [.D$9]; NA())" office:value-type="float" office:value="1.34586025" calcext:value-type="float">
            <text:p>1.34586025</text:p>
          </table:table-cell>
        </table:table-row>
        <table:table-row table:style-name="ro1">
          <table:table-cell table:number-columns-repeated="2" office:value-type="float" office:value="1007" calcext:value-type="float">
            <text:p>1007</text:p>
          </table:table-cell>
          <table:table-cell office:value-type="float" office:value="366" calcext:value-type="float">
            <text:p>366</text:p>
          </table:table-cell>
          <table:table-cell table:style-name="Default" table:formula="of:=IF([.$B399]&gt;=[.$D$10]; ([.$B399] - [.$D$10]) * [.D$9]; NA())" office:value-type="float" office:value="1.34586025" calcext:value-type="float">
            <text:p>1.345860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67" calcext:value-type="float">
            <text:p>367</text:p>
          </table:table-cell>
          <table:table-cell table:style-name="Default" table:formula="of:=IF([.$B400]&gt;=[.$D$10]; ([.$B400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1011" calcext:value-type="float">
            <text:p>1011</text:p>
          </table:table-cell>
          <table:table-cell office:value-type="float" office:value="368" calcext:value-type="float">
            <text:p>368</text:p>
          </table:table-cell>
          <table:table-cell table:style-name="Default" table:formula="of:=IF([.$B401]&gt;=[.$D$10]; ([.$B401] - [.$D$10]) * [.D$9]; NA())" office:value-type="float" office:value="1.350027" calcext:value-type="float">
            <text:p>1.350027</text:p>
          </table:table-cell>
        </table:table-row>
        <table:table-row table:style-name="ro1">
          <table:table-cell table:number-columns-repeated="2" office:value-type="float" office:value="1011" calcext:value-type="float">
            <text:p>1011</text:p>
          </table:table-cell>
          <table:table-cell office:value-type="float" office:value="369" calcext:value-type="float">
            <text:p>369</text:p>
          </table:table-cell>
          <table:table-cell table:style-name="Default" table:formula="of:=IF([.$B402]&gt;=[.$D$10]; ([.$B402] - [.$D$10]) * [.D$9]; NA())" office:value-type="float" office:value="1.350027" calcext:value-type="float">
            <text:p>1.350027</text:p>
          </table:table-cell>
        </table:table-row>
        <table:table-row table:style-name="ro1">
          <table:table-cell table:number-columns-repeated="2" office:value-type="float" office:value="1011" calcext:value-type="float">
            <text:p>1011</text:p>
          </table:table-cell>
          <table:table-cell office:value-type="float" office:value="370" calcext:value-type="float">
            <text:p>370</text:p>
          </table:table-cell>
          <table:table-cell table:style-name="Default" table:formula="of:=IF([.$B403]&gt;=[.$D$10]; ([.$B403] - [.$D$10]) * [.D$9]; NA())" office:value-type="float" office:value="1.350027" calcext:value-type="float">
            <text:p>1.350027</text:p>
          </table:table-cell>
        </table:table-row>
        <table:table-row table:style-name="ro1">
          <table:table-cell table:number-columns-repeated="2" office:value-type="float" office:value="1015" calcext:value-type="float">
            <text:p>1015</text:p>
          </table:table-cell>
          <table:table-cell office:value-type="float" office:value="371" calcext:value-type="float">
            <text:p>371</text:p>
          </table:table-cell>
          <table:table-cell table:style-name="Default" table:formula="of:=IF([.$B404]&gt;=[.$D$10]; ([.$B404] - [.$D$10]) * [.D$9]; NA())" office:value-type="float" office:value="1.35419375" calcext:value-type="float">
            <text:p>1.35419375</text:p>
          </table:table-cell>
        </table:table-row>
        <table:table-row table:style-name="ro1">
          <table:table-cell table:number-columns-repeated="2" office:value-type="float" office:value="1015" calcext:value-type="float">
            <text:p>1015</text:p>
          </table:table-cell>
          <table:table-cell office:value-type="float" office:value="372" calcext:value-type="float">
            <text:p>372</text:p>
          </table:table-cell>
          <table:table-cell table:style-name="Default" table:formula="of:=IF([.$B405]&gt;=[.$D$10]; ([.$B405] - [.$D$10]) * [.D$9]; NA())" office:value-type="float" office:value="1.35419375" calcext:value-type="float">
            <text:p>1.35419375</text:p>
          </table:table-cell>
        </table:table-row>
        <table:table-row table:style-name="ro1">
          <table:table-cell table:number-columns-repeated="2" office:value-type="float" office:value="1015" calcext:value-type="float">
            <text:p>1015</text:p>
          </table:table-cell>
          <table:table-cell office:value-type="float" office:value="373" calcext:value-type="float">
            <text:p>373</text:p>
          </table:table-cell>
          <table:table-cell table:style-name="Default" table:formula="of:=IF([.$B406]&gt;=[.$D$10]; ([.$B406] - [.$D$10]) * [.D$9]; NA())" office:value-type="float" office:value="1.35419375" calcext:value-type="float">
            <text:p>1.35419375</text:p>
          </table:table-cell>
        </table:table-row>
        <table:table-row table:style-name="ro1">
          <table:table-cell table:number-columns-repeated="2" office:value-type="float" office:value="1015" calcext:value-type="float">
            <text:p>1015</text:p>
          </table:table-cell>
          <table:table-cell office:value-type="float" office:value="374" calcext:value-type="float">
            <text:p>374</text:p>
          </table:table-cell>
          <table:table-cell table:style-name="Default" table:formula="of:=IF([.$B407]&gt;=[.$D$10]; ([.$B407] - [.$D$10]) * [.D$9]; NA())" office:value-type="float" office:value="1.35419375" calcext:value-type="float">
            <text:p>1.3541937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75" calcext:value-type="float">
            <text:p>375</text:p>
          </table:table-cell>
          <table:table-cell table:style-name="Default" table:formula="of:=IF([.$B408]&gt;=[.$D$10]; ([.$B408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1019" calcext:value-type="float">
            <text:p>1019</text:p>
          </table:table-cell>
          <table:table-cell office:value-type="float" office:value="376" calcext:value-type="float">
            <text:p>376</text:p>
          </table:table-cell>
          <table:table-cell table:style-name="Default" table:formula="of:=IF([.$B409]&gt;=[.$D$10]; ([.$B409] - [.$D$10]) * [.D$9]; NA())" office:value-type="float" office:value="1.3583605" calcext:value-type="float">
            <text:p>1.3583605</text:p>
          </table:table-cell>
        </table:table-row>
        <table:table-row table:style-name="ro1">
          <table:table-cell table:number-columns-repeated="2" office:value-type="float" office:value="1019" calcext:value-type="float">
            <text:p>1019</text:p>
          </table:table-cell>
          <table:table-cell office:value-type="float" office:value="377" calcext:value-type="float">
            <text:p>377</text:p>
          </table:table-cell>
          <table:table-cell table:style-name="Default" table:formula="of:=IF([.$B410]&gt;=[.$D$10]; ([.$B410] - [.$D$10]) * [.D$9]; NA())" office:value-type="float" office:value="1.3583605" calcext:value-type="float">
            <text:p>1.3583605</text:p>
          </table:table-cell>
        </table:table-row>
        <table:table-row table:style-name="ro1">
          <table:table-cell table:number-columns-repeated="2" office:value-type="float" office:value="1019" calcext:value-type="float">
            <text:p>1019</text:p>
          </table:table-cell>
          <table:table-cell office:value-type="float" office:value="378" calcext:value-type="float">
            <text:p>378</text:p>
          </table:table-cell>
          <table:table-cell table:style-name="Default" table:formula="of:=IF([.$B411]&gt;=[.$D$10]; ([.$B411] - [.$D$10]) * [.D$9]; NA())" office:value-type="float" office:value="1.3583605" calcext:value-type="float">
            <text:p>1.358360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79" calcext:value-type="float">
            <text:p>379</text:p>
          </table:table-cell>
          <table:table-cell table:style-name="Default" table:formula="of:=IF([.$B412]&gt;=[.$D$10]; ([.$B412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80" calcext:value-type="float">
            <text:p>380</text:p>
          </table:table-cell>
          <table:table-cell table:style-name="Default" table:formula="of:=IF([.$B413]&gt;=[.$D$10]; ([.$B413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81" calcext:value-type="float">
            <text:p>381</text:p>
          </table:table-cell>
          <table:table-cell table:style-name="Default" table:formula="of:=IF([.$B414]&gt;=[.$D$10]; ([.$B414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float" office:value="382" calcext:value-type="float">
            <text:p>382</text:p>
          </table:table-cell>
          <table:table-cell table:style-name="Default" table:formula="of:=IF([.$B415]&gt;=[.$D$10]; ([.$B415] - [.$D$10]) * [.D$9]; NA())" office:value-type="float" office:value="1.36252725" calcext:value-type="float">
            <text:p>1.36252725</text:p>
          </table:table-cell>
        </table:table-row>
        <table:table-row table:style-name="ro1">
          <table:table-cell table:number-columns-repeated="2" office:value-type="float" office:value="2047" calcext:value-type="float">
            <text:p>2047</text:p>
          </table:table-cell>
          <table:table-cell office:value-type="float" office:value="383" calcext:value-type="float">
            <text:p>383</text:p>
          </table:table-cell>
          <table:table-cell table:style-name="Default" table:formula="of:=IF([.$B416]&gt;=[.$D$10]; ([.$B416] - [.$D$10]) * [.D$9]; NA())" office:value-type="float" office:value="2.42921525" calcext:value-type="float">
            <text:p>2.42921525</text:p>
          </table:table-cell>
        </table:table-row>
        <table:table-row table:style-name="ro1">
          <table:table-cell table:number-columns-repeated="2" office:value-type="float" office:value="1283" calcext:value-type="float">
            <text:p>1283</text:p>
          </table:table-cell>
          <table:table-cell office:value-type="float" office:value="384" calcext:value-type="float">
            <text:p>384</text:p>
          </table:table-cell>
          <table:table-cell table:style-name="Default" table:formula="of:=IF([.$B417]&gt;=[.$D$10]; ([.$B417] - [.$D$10]) * [.D$9]; NA())" office:value-type="float" office:value="1.633366" calcext:value-type="float">
            <text:p>1.633366</text:p>
          </table:table-cell>
        </table:table-row>
        <table:table-row table:style-name="ro1">
          <table:table-cell table:number-columns-repeated="2" office:value-type="float" office:value="1027" calcext:value-type="float">
            <text:p>1027</text:p>
          </table:table-cell>
          <table:table-cell office:value-type="float" office:value="385" calcext:value-type="float">
            <text:p>385</text:p>
          </table:table-cell>
          <table:table-cell table:style-name="Default" table:formula="of:=IF([.$B418]&gt;=[.$D$10]; ([.$B418] - [.$D$10]) * [.D$9]; NA())" office:value-type="float" office:value="1.366694" calcext:value-type="float">
            <text:p>1.366694</text:p>
          </table:table-cell>
        </table:table-row>
        <table:table-row table:style-name="ro1">
          <table:table-cell table:number-columns-repeated="2" office:value-type="float" office:value="1027" calcext:value-type="float">
            <text:p>1027</text:p>
          </table:table-cell>
          <table:table-cell office:value-type="float" office:value="386" calcext:value-type="float">
            <text:p>386</text:p>
          </table:table-cell>
          <table:table-cell table:style-name="Default" table:formula="of:=IF([.$B419]&gt;=[.$D$10]; ([.$B419] - [.$D$10]) * [.D$9]; NA())" office:value-type="float" office:value="1.366694" calcext:value-type="float">
            <text:p>1.366694</text:p>
          </table:table-cell>
        </table:table-row>
        <table:table-row table:style-name="ro1">
          <table:table-cell table:number-columns-repeated="2" office:value-type="float" office:value="1031" calcext:value-type="float">
            <text:p>1031</text:p>
          </table:table-cell>
          <table:table-cell office:value-type="float" office:value="387" calcext:value-type="float">
            <text:p>387</text:p>
          </table:table-cell>
          <table:table-cell table:style-name="Default" table:formula="of:=IF([.$B420]&gt;=[.$D$10]; ([.$B420] - [.$D$10]) * [.D$9]; NA())" office:value-type="float" office:value="1.37086075" calcext:value-type="float">
            <text:p>1.37086075</text:p>
          </table:table-cell>
        </table:table-row>
        <table:table-row table:style-name="ro1">
          <table:table-cell table:number-columns-repeated="2" office:value-type="float" office:value="1031" calcext:value-type="float">
            <text:p>1031</text:p>
          </table:table-cell>
          <table:table-cell office:value-type="float" office:value="388" calcext:value-type="float">
            <text:p>388</text:p>
          </table:table-cell>
          <table:table-cell table:style-name="Default" table:formula="of:=IF([.$B421]&gt;=[.$D$10]; ([.$B421] - [.$D$10]) * [.D$9]; NA())" office:value-type="float" office:value="1.37086075" calcext:value-type="float">
            <text:p>1.37086075</text:p>
          </table:table-cell>
        </table:table-row>
        <table:table-row table:style-name="ro1">
          <table:table-cell table:number-columns-repeated="2" office:value-type="float" office:value="1031" calcext:value-type="float">
            <text:p>1031</text:p>
          </table:table-cell>
          <table:table-cell office:value-type="float" office:value="389" calcext:value-type="float">
            <text:p>389</text:p>
          </table:table-cell>
          <table:table-cell table:style-name="Default" table:formula="of:=IF([.$B422]&gt;=[.$D$10]; ([.$B422] - [.$D$10]) * [.D$9]; NA())" office:value-type="float" office:value="1.37086075" calcext:value-type="float">
            <text:p>1.37086075</text:p>
          </table:table-cell>
        </table:table-row>
        <table:table-row table:style-name="ro1">
          <table:table-cell table:number-columns-repeated="2" office:value-type="float" office:value="1031" calcext:value-type="float">
            <text:p>1031</text:p>
          </table:table-cell>
          <table:table-cell office:value-type="float" office:value="390" calcext:value-type="float">
            <text:p>390</text:p>
          </table:table-cell>
          <table:table-cell table:style-name="Default" table:formula="of:=IF([.$B423]&gt;=[.$D$10]; ([.$B423] - [.$D$10]) * [.D$9]; NA())" office:value-type="float" office:value="1.37086075" calcext:value-type="float">
            <text:p>1.37086075</text:p>
          </table:table-cell>
        </table:table-row>
        <table:table-row table:style-name="ro1">
          <table:table-cell table:number-columns-repeated="2" office:value-type="float" office:value="1039" calcext:value-type="float">
            <text:p>1039</text:p>
          </table:table-cell>
          <table:table-cell office:value-type="float" office:value="391" calcext:value-type="float">
            <text:p>391</text:p>
          </table:table-cell>
          <table:table-cell table:style-name="Default" table:formula="of:=IF([.$B424]&gt;=[.$D$10]; ([.$B424] - [.$D$10]) * [.D$9]; NA())" office:value-type="float" office:value="1.37919425" calcext:value-type="float">
            <text:p>1.37919425</text:p>
          </table:table-cell>
        </table:table-row>
        <table:table-row table:style-name="ro1">
          <table:table-cell table:number-columns-repeated="2" office:value-type="float" office:value="1035" calcext:value-type="float">
            <text:p>1035</text:p>
          </table:table-cell>
          <table:table-cell office:value-type="float" office:value="392" calcext:value-type="float">
            <text:p>392</text:p>
          </table:table-cell>
          <table:table-cell table:style-name="Default" table:formula="of:=IF([.$B425]&gt;=[.$D$10]; ([.$B425] - [.$D$10]) * [.D$9]; NA())" office:value-type="float" office:value="1.3750275" calcext:value-type="float">
            <text:p>1.3750275</text:p>
          </table:table-cell>
        </table:table-row>
        <table:table-row table:style-name="ro1">
          <table:table-cell table:number-columns-repeated="2" office:value-type="float" office:value="1035" calcext:value-type="float">
            <text:p>1035</text:p>
          </table:table-cell>
          <table:table-cell office:value-type="float" office:value="393" calcext:value-type="float">
            <text:p>393</text:p>
          </table:table-cell>
          <table:table-cell table:style-name="Default" table:formula="of:=IF([.$B426]&gt;=[.$D$10]; ([.$B426] - [.$D$10]) * [.D$9]; NA())" office:value-type="float" office:value="1.3750275" calcext:value-type="float">
            <text:p>1.3750275</text:p>
          </table:table-cell>
        </table:table-row>
        <table:table-row table:style-name="ro1">
          <table:table-cell table:number-columns-repeated="2" office:value-type="float" office:value="1039" calcext:value-type="float">
            <text:p>1039</text:p>
          </table:table-cell>
          <table:table-cell office:value-type="float" office:value="394" calcext:value-type="float">
            <text:p>394</text:p>
          </table:table-cell>
          <table:table-cell table:style-name="Default" table:formula="of:=IF([.$B427]&gt;=[.$D$10]; ([.$B427] - [.$D$10]) * [.D$9]; NA())" office:value-type="float" office:value="1.37919425" calcext:value-type="float">
            <text:p>1.37919425</text:p>
          </table:table-cell>
        </table:table-row>
        <table:table-row table:style-name="ro1">
          <table:table-cell table:number-columns-repeated="2" office:value-type="float" office:value="1039" calcext:value-type="float">
            <text:p>1039</text:p>
          </table:table-cell>
          <table:table-cell office:value-type="float" office:value="395" calcext:value-type="float">
            <text:p>395</text:p>
          </table:table-cell>
          <table:table-cell table:style-name="Default" table:formula="of:=IF([.$B428]&gt;=[.$D$10]; ([.$B428] - [.$D$10]) * [.D$9]; NA())" office:value-type="float" office:value="1.37919425" calcext:value-type="float">
            <text:p>1.37919425</text:p>
          </table:table-cell>
        </table:table-row>
        <table:table-row table:style-name="ro1">
          <table:table-cell table:number-columns-repeated="2" office:value-type="float" office:value="1039" calcext:value-type="float">
            <text:p>1039</text:p>
          </table:table-cell>
          <table:table-cell office:value-type="float" office:value="396" calcext:value-type="float">
            <text:p>396</text:p>
          </table:table-cell>
          <table:table-cell table:style-name="Default" table:formula="of:=IF([.$B429]&gt;=[.$D$10]; ([.$B429] - [.$D$10]) * [.D$9]; NA())" office:value-type="float" office:value="1.37919425" calcext:value-type="float">
            <text:p>1.37919425</text:p>
          </table:table-cell>
        </table:table-row>
        <table:table-row table:style-name="ro1">
          <table:table-cell table:number-columns-repeated="2" office:value-type="float" office:value="1039" calcext:value-type="float">
            <text:p>1039</text:p>
          </table:table-cell>
          <table:table-cell office:value-type="float" office:value="397" calcext:value-type="float">
            <text:p>397</text:p>
          </table:table-cell>
          <table:table-cell table:style-name="Default" table:formula="of:=IF([.$B430]&gt;=[.$D$10]; ([.$B430] - [.$D$10]) * [.D$9]; NA())" office:value-type="float" office:value="1.37919425" calcext:value-type="float">
            <text:p>1.37919425</text:p>
          </table:table-cell>
        </table:table-row>
        <table:table-row table:style-name="ro1">
          <table:table-cell table:number-columns-repeated="2" office:value-type="float" office:value="1039" calcext:value-type="float">
            <text:p>1039</text:p>
          </table:table-cell>
          <table:table-cell office:value-type="float" office:value="398" calcext:value-type="float">
            <text:p>398</text:p>
          </table:table-cell>
          <table:table-cell table:style-name="Default" table:formula="of:=IF([.$B431]&gt;=[.$D$10]; ([.$B431] - [.$D$10]) * [.D$9]; NA())" office:value-type="float" office:value="1.37919425" calcext:value-type="float">
            <text:p>1.37919425</text:p>
          </table:table-cell>
        </table:table-row>
        <table:table-row table:style-name="ro1">
          <table:table-cell table:number-columns-repeated="2" office:value-type="float" office:value="1055" calcext:value-type="float">
            <text:p>1055</text:p>
          </table:table-cell>
          <table:table-cell office:value-type="float" office:value="399" calcext:value-type="float">
            <text:p>399</text:p>
          </table:table-cell>
          <table:table-cell table:style-name="Default" table:formula="of:=IF([.$B432]&gt;=[.$D$10]; ([.$B432] - [.$D$10]) * [.D$9]; NA())" office:value-type="float" office:value="1.39586125" calcext:value-type="float">
            <text:p>1.39586125</text:p>
          </table:table-cell>
        </table:table-row>
        <table:table-row table:style-name="ro1">
          <table:table-cell table:number-columns-repeated="2" office:value-type="float" office:value="1043" calcext:value-type="float">
            <text:p>1043</text:p>
          </table:table-cell>
          <table:table-cell office:value-type="float" office:value="400" calcext:value-type="float">
            <text:p>400</text:p>
          </table:table-cell>
          <table:table-cell table:style-name="Default" table:formula="of:=IF([.$B433]&gt;=[.$D$10]; ([.$B433] - [.$D$10]) * [.D$9]; NA())" office:value-type="float" office:value="1.383361" calcext:value-type="float">
            <text:p>1.383361</text:p>
          </table:table-cell>
        </table:table-row>
        <table:table-row table:style-name="ro1">
          <table:table-cell table:number-columns-repeated="2" office:value-type="float" office:value="1043" calcext:value-type="float">
            <text:p>1043</text:p>
          </table:table-cell>
          <table:table-cell office:value-type="float" office:value="401" calcext:value-type="float">
            <text:p>401</text:p>
          </table:table-cell>
          <table:table-cell table:style-name="Default" table:formula="of:=IF([.$B434]&gt;=[.$D$10]; ([.$B434] - [.$D$10]) * [.D$9]; NA())" office:value-type="float" office:value="1.383361" calcext:value-type="float">
            <text:p>1.383361</text:p>
          </table:table-cell>
        </table:table-row>
        <table:table-row table:style-name="ro1">
          <table:table-cell table:number-columns-repeated="2" office:value-type="float" office:value="1043" calcext:value-type="float">
            <text:p>1043</text:p>
          </table:table-cell>
          <table:table-cell office:value-type="float" office:value="402" calcext:value-type="float">
            <text:p>402</text:p>
          </table:table-cell>
          <table:table-cell table:style-name="Default" table:formula="of:=IF([.$B435]&gt;=[.$D$10]; ([.$B435] - [.$D$10]) * [.D$9]; NA())" office:value-type="float" office:value="1.383361" calcext:value-type="float">
            <text:p>1.383361</text:p>
          </table:table-cell>
        </table:table-row>
        <table:table-row table:style-name="ro1">
          <table:table-cell table:number-columns-repeated="2" office:value-type="float" office:value="1047" calcext:value-type="float">
            <text:p>1047</text:p>
          </table:table-cell>
          <table:table-cell office:value-type="float" office:value="403" calcext:value-type="float">
            <text:p>403</text:p>
          </table:table-cell>
          <table:table-cell table:style-name="Default" table:formula="of:=IF([.$B436]&gt;=[.$D$10]; ([.$B436] - [.$D$10]) * [.D$9]; NA())" office:value-type="float" office:value="1.38752775" calcext:value-type="float">
            <text:p>1.38752775</text:p>
          </table:table-cell>
        </table:table-row>
        <table:table-row table:style-name="ro1">
          <table:table-cell table:number-columns-repeated="2" office:value-type="float" office:value="1047" calcext:value-type="float">
            <text:p>1047</text:p>
          </table:table-cell>
          <table:table-cell office:value-type="float" office:value="404" calcext:value-type="float">
            <text:p>404</text:p>
          </table:table-cell>
          <table:table-cell table:style-name="Default" table:formula="of:=IF([.$B437]&gt;=[.$D$10]; ([.$B437] - [.$D$10]) * [.D$9]; NA())" office:value-type="float" office:value="1.38752775" calcext:value-type="float">
            <text:p>1.38752775</text:p>
          </table:table-cell>
        </table:table-row>
        <table:table-row table:style-name="ro1">
          <table:table-cell table:number-columns-repeated="2" office:value-type="float" office:value="1047" calcext:value-type="float">
            <text:p>1047</text:p>
          </table:table-cell>
          <table:table-cell office:value-type="float" office:value="405" calcext:value-type="float">
            <text:p>405</text:p>
          </table:table-cell>
          <table:table-cell table:style-name="Default" table:formula="of:=IF([.$B438]&gt;=[.$D$10]; ([.$B438] - [.$D$10]) * [.D$9]; NA())" office:value-type="float" office:value="1.38752775" calcext:value-type="float">
            <text:p>1.38752775</text:p>
          </table:table-cell>
        </table:table-row>
        <table:table-row table:style-name="ro1">
          <table:table-cell table:number-columns-repeated="2" office:value-type="float" office:value="1047" calcext:value-type="float">
            <text:p>1047</text:p>
          </table:table-cell>
          <table:table-cell office:value-type="float" office:value="406" calcext:value-type="float">
            <text:p>406</text:p>
          </table:table-cell>
          <table:table-cell table:style-name="Default" table:formula="of:=IF([.$B439]&gt;=[.$D$10]; ([.$B439] - [.$D$10]) * [.D$9]; NA())" office:value-type="float" office:value="1.38752775" calcext:value-type="float">
            <text:p>1.38752775</text:p>
          </table:table-cell>
        </table:table-row>
        <table:table-row table:style-name="ro1">
          <table:table-cell table:number-columns-repeated="2" office:value-type="float" office:value="1055" calcext:value-type="float">
            <text:p>1055</text:p>
          </table:table-cell>
          <table:table-cell office:value-type="float" office:value="407" calcext:value-type="float">
            <text:p>407</text:p>
          </table:table-cell>
          <table:table-cell table:style-name="Default" table:formula="of:=IF([.$B440]&gt;=[.$D$10]; ([.$B440] - [.$D$10]) * [.D$9]; NA())" office:value-type="float" office:value="1.39586125" calcext:value-type="float">
            <text:p>1.39586125</text:p>
          </table:table-cell>
        </table:table-row>
        <table:table-row table:style-name="ro1">
          <table:table-cell table:number-columns-repeated="2" office:value-type="float" office:value="1051" calcext:value-type="float">
            <text:p>1051</text:p>
          </table:table-cell>
          <table:table-cell office:value-type="float" office:value="408" calcext:value-type="float">
            <text:p>408</text:p>
          </table:table-cell>
          <table:table-cell table:style-name="Default" table:formula="of:=IF([.$B441]&gt;=[.$D$10]; ([.$B441] - [.$D$10]) * [.D$9]; NA())" office:value-type="float" office:value="1.3916945" calcext:value-type="float">
            <text:p>1.3916945</text:p>
          </table:table-cell>
        </table:table-row>
        <table:table-row table:style-name="ro1">
          <table:table-cell table:number-columns-repeated="2" office:value-type="float" office:value="1051" calcext:value-type="float">
            <text:p>1051</text:p>
          </table:table-cell>
          <table:table-cell office:value-type="float" office:value="409" calcext:value-type="float">
            <text:p>409</text:p>
          </table:table-cell>
          <table:table-cell table:style-name="Default" table:formula="of:=IF([.$B442]&gt;=[.$D$10]; ([.$B442] - [.$D$10]) * [.D$9]; NA())" office:value-type="float" office:value="1.3916945" calcext:value-type="float">
            <text:p>1.3916945</text:p>
          </table:table-cell>
        </table:table-row>
        <table:table-row table:style-name="ro1">
          <table:table-cell table:number-columns-repeated="2" office:value-type="float" office:value="1051" calcext:value-type="float">
            <text:p>1051</text:p>
          </table:table-cell>
          <table:table-cell office:value-type="float" office:value="410" calcext:value-type="float">
            <text:p>410</text:p>
          </table:table-cell>
          <table:table-cell table:style-name="Default" table:formula="of:=IF([.$B443]&gt;=[.$D$10]; ([.$B443] - [.$D$10]) * [.D$9]; NA())" office:value-type="float" office:value="1.3916945" calcext:value-type="float">
            <text:p>1.3916945</text:p>
          </table:table-cell>
        </table:table-row>
        <table:table-row table:style-name="ro1">
          <table:table-cell table:number-columns-repeated="2" office:value-type="float" office:value="1055" calcext:value-type="float">
            <text:p>1055</text:p>
          </table:table-cell>
          <table:table-cell office:value-type="float" office:value="411" calcext:value-type="float">
            <text:p>411</text:p>
          </table:table-cell>
          <table:table-cell table:style-name="Default" table:formula="of:=IF([.$B444]&gt;=[.$D$10]; ([.$B444] - [.$D$10]) * [.D$9]; NA())" office:value-type="float" office:value="1.39586125" calcext:value-type="float">
            <text:p>1.39586125</text:p>
          </table:table-cell>
        </table:table-row>
        <table:table-row table:style-name="ro1">
          <table:table-cell table:number-columns-repeated="2" office:value-type="float" office:value="1055" calcext:value-type="float">
            <text:p>1055</text:p>
          </table:table-cell>
          <table:table-cell office:value-type="float" office:value="412" calcext:value-type="float">
            <text:p>412</text:p>
          </table:table-cell>
          <table:table-cell table:style-name="Default" table:formula="of:=IF([.$B445]&gt;=[.$D$10]; ([.$B445] - [.$D$10]) * [.D$9]; NA())" office:value-type="float" office:value="1.39586125" calcext:value-type="float">
            <text:p>1.39586125</text:p>
          </table:table-cell>
        </table:table-row>
        <table:table-row table:style-name="ro1">
          <table:table-cell table:number-columns-repeated="2" office:value-type="float" office:value="1055" calcext:value-type="float">
            <text:p>1055</text:p>
          </table:table-cell>
          <table:table-cell office:value-type="float" office:value="413" calcext:value-type="float">
            <text:p>413</text:p>
          </table:table-cell>
          <table:table-cell table:style-name="Default" table:formula="of:=IF([.$B446]&gt;=[.$D$10]; ([.$B446] - [.$D$10]) * [.D$9]; NA())" office:value-type="float" office:value="1.39586125" calcext:value-type="float">
            <text:p>1.39586125</text:p>
          </table:table-cell>
        </table:table-row>
        <table:table-row table:style-name="ro1">
          <table:table-cell table:number-columns-repeated="2" office:value-type="float" office:value="1055" calcext:value-type="float">
            <text:p>1055</text:p>
          </table:table-cell>
          <table:table-cell office:value-type="float" office:value="414" calcext:value-type="float">
            <text:p>414</text:p>
          </table:table-cell>
          <table:table-cell table:style-name="Default" table:formula="of:=IF([.$B447]&gt;=[.$D$10]; ([.$B447] - [.$D$10]) * [.D$9]; NA())" office:value-type="float" office:value="1.39586125" calcext:value-type="float">
            <text:p>1.39586125</text:p>
          </table:table-cell>
        </table:table-row>
        <table:table-row table:style-name="ro1">
          <table:table-cell table:number-columns-repeated="2" office:value-type="float" office:value="1087" calcext:value-type="float">
            <text:p>1087</text:p>
          </table:table-cell>
          <table:table-cell office:value-type="float" office:value="415" calcext:value-type="float">
            <text:p>415</text:p>
          </table:table-cell>
          <table:table-cell table:style-name="Default" table:formula="of:=IF([.$B448]&gt;=[.$D$10]; ([.$B448] - [.$D$10]) * [.D$9]; NA())" office:value-type="float" office:value="1.42919525" calcext:value-type="float">
            <text:p>1.42919525</text:p>
          </table:table-cell>
        </table:table-row>
        <table:table-row table:style-name="ro1">
          <table:table-cell table:number-columns-repeated="2" office:value-type="float" office:value="1059" calcext:value-type="float">
            <text:p>1059</text:p>
          </table:table-cell>
          <table:table-cell office:value-type="float" office:value="416" calcext:value-type="float">
            <text:p>416</text:p>
          </table:table-cell>
          <table:table-cell table:style-name="Default" table:formula="of:=IF([.$B449]&gt;=[.$D$10]; ([.$B449] - [.$D$10]) * [.D$9]; NA())" office:value-type="float" office:value="1.400028" calcext:value-type="float">
            <text:p>1.400028</text:p>
          </table:table-cell>
        </table:table-row>
        <table:table-row table:style-name="ro1">
          <table:table-cell table:number-columns-repeated="2" office:value-type="float" office:value="1059" calcext:value-type="float">
            <text:p>1059</text:p>
          </table:table-cell>
          <table:table-cell office:value-type="float" office:value="417" calcext:value-type="float">
            <text:p>417</text:p>
          </table:table-cell>
          <table:table-cell table:style-name="Default" table:formula="of:=IF([.$B450]&gt;=[.$D$10]; ([.$B450] - [.$D$10]) * [.D$9]; NA())" office:value-type="float" office:value="1.400028" calcext:value-type="float">
            <text:p>1.400028</text:p>
          </table:table-cell>
        </table:table-row>
        <table:table-row table:style-name="ro1">
          <table:table-cell table:number-columns-repeated="2" office:value-type="float" office:value="1059" calcext:value-type="float">
            <text:p>1059</text:p>
          </table:table-cell>
          <table:table-cell office:value-type="float" office:value="418" calcext:value-type="float">
            <text:p>418</text:p>
          </table:table-cell>
          <table:table-cell table:style-name="Default" table:formula="of:=IF([.$B451]&gt;=[.$D$10]; ([.$B451] - [.$D$10]) * [.D$9]; NA())" office:value-type="float" office:value="1.400028" calcext:value-type="float">
            <text:p>1.400028</text:p>
          </table:table-cell>
        </table:table-row>
        <table:table-row table:style-name="ro1">
          <table:table-cell table:number-columns-repeated="2" office:value-type="float" office:value="1063" calcext:value-type="float">
            <text:p>1063</text:p>
          </table:table-cell>
          <table:table-cell office:value-type="float" office:value="419" calcext:value-type="float">
            <text:p>419</text:p>
          </table:table-cell>
          <table:table-cell table:style-name="Default" table:formula="of:=IF([.$B452]&gt;=[.$D$10]; ([.$B452] - [.$D$10]) * [.D$9]; NA())" office:value-type="float" office:value="1.40419475" calcext:value-type="float">
            <text:p>1.40419475</text:p>
          </table:table-cell>
        </table:table-row>
        <table:table-row table:style-name="ro1">
          <table:table-cell table:number-columns-repeated="2" office:value-type="float" office:value="1063" calcext:value-type="float">
            <text:p>1063</text:p>
          </table:table-cell>
          <table:table-cell office:value-type="float" office:value="420" calcext:value-type="float">
            <text:p>420</text:p>
          </table:table-cell>
          <table:table-cell table:style-name="Default" table:formula="of:=IF([.$B453]&gt;=[.$D$10]; ([.$B453] - [.$D$10]) * [.D$9]; NA())" office:value-type="float" office:value="1.40419475" calcext:value-type="float">
            <text:p>1.40419475</text:p>
          </table:table-cell>
        </table:table-row>
        <table:table-row table:style-name="ro1">
          <table:table-cell table:number-columns-repeated="2" office:value-type="float" office:value="1063" calcext:value-type="float">
            <text:p>1063</text:p>
          </table:table-cell>
          <table:table-cell office:value-type="float" office:value="421" calcext:value-type="float">
            <text:p>421</text:p>
          </table:table-cell>
          <table:table-cell table:style-name="Default" table:formula="of:=IF([.$B454]&gt;=[.$D$10]; ([.$B454] - [.$D$10]) * [.D$9]; NA())" office:value-type="float" office:value="1.40419475" calcext:value-type="float">
            <text:p>1.40419475</text:p>
          </table:table-cell>
        </table:table-row>
        <table:table-row table:style-name="ro1">
          <table:table-cell table:number-columns-repeated="2" office:value-type="float" office:value="1063" calcext:value-type="float">
            <text:p>1063</text:p>
          </table:table-cell>
          <table:table-cell office:value-type="float" office:value="422" calcext:value-type="float">
            <text:p>422</text:p>
          </table:table-cell>
          <table:table-cell table:style-name="Default" table:formula="of:=IF([.$B455]&gt;=[.$D$10]; ([.$B455] - [.$D$10]) * [.D$9]; NA())" office:value-type="float" office:value="1.40419475" calcext:value-type="float">
            <text:p>1.40419475</text:p>
          </table:table-cell>
        </table:table-row>
        <table:table-row table:style-name="ro1">
          <table:table-cell table:number-columns-repeated="2" office:value-type="float" office:value="1071" calcext:value-type="float">
            <text:p>1071</text:p>
          </table:table-cell>
          <table:table-cell office:value-type="float" office:value="423" calcext:value-type="float">
            <text:p>423</text:p>
          </table:table-cell>
          <table:table-cell table:style-name="Default" table:formula="of:=IF([.$B456]&gt;=[.$D$10]; ([.$B456] - [.$D$10]) * [.D$9]; NA())" office:value-type="float" office:value="1.41252825" calcext:value-type="float">
            <text:p>1.41252825</text:p>
          </table:table-cell>
        </table:table-row>
        <table:table-row table:style-name="ro1">
          <table:table-cell table:number-columns-repeated="2" office:value-type="float" office:value="1067" calcext:value-type="float">
            <text:p>1067</text:p>
          </table:table-cell>
          <table:table-cell office:value-type="float" office:value="424" calcext:value-type="float">
            <text:p>424</text:p>
          </table:table-cell>
          <table:table-cell table:style-name="Default" table:formula="of:=IF([.$B457]&gt;=[.$D$10]; ([.$B457] - [.$D$10]) * [.D$9]; NA())" office:value-type="float" office:value="1.4083615" calcext:value-type="float">
            <text:p>1.4083615</text:p>
          </table:table-cell>
        </table:table-row>
        <table:table-row table:style-name="ro1">
          <table:table-cell table:number-columns-repeated="2" office:value-type="float" office:value="1067" calcext:value-type="float">
            <text:p>1067</text:p>
          </table:table-cell>
          <table:table-cell office:value-type="float" office:value="425" calcext:value-type="float">
            <text:p>425</text:p>
          </table:table-cell>
          <table:table-cell table:style-name="Default" table:formula="of:=IF([.$B458]&gt;=[.$D$10]; ([.$B458] - [.$D$10]) * [.D$9]; NA())" office:value-type="float" office:value="1.4083615" calcext:value-type="float">
            <text:p>1.4083615</text:p>
          </table:table-cell>
        </table:table-row>
        <table:table-row table:style-name="ro1">
          <table:table-cell table:number-columns-repeated="2" office:value-type="float" office:value="1067" calcext:value-type="float">
            <text:p>1067</text:p>
          </table:table-cell>
          <table:table-cell office:value-type="float" office:value="426" calcext:value-type="float">
            <text:p>426</text:p>
          </table:table-cell>
          <table:table-cell table:style-name="Default" table:formula="of:=IF([.$B459]&gt;=[.$D$10]; ([.$B459] - [.$D$10]) * [.D$9]; NA())" office:value-type="float" office:value="1.4083615" calcext:value-type="float">
            <text:p>1.4083615</text:p>
          </table:table-cell>
        </table:table-row>
        <table:table-row table:style-name="ro1">
          <table:table-cell table:number-columns-repeated="2" office:value-type="float" office:value="1071" calcext:value-type="float">
            <text:p>1071</text:p>
          </table:table-cell>
          <table:table-cell office:value-type="float" office:value="427" calcext:value-type="float">
            <text:p>427</text:p>
          </table:table-cell>
          <table:table-cell table:style-name="Default" table:formula="of:=IF([.$B460]&gt;=[.$D$10]; ([.$B460] - [.$D$10]) * [.D$9]; NA())" office:value-type="float" office:value="1.41252825" calcext:value-type="float">
            <text:p>1.41252825</text:p>
          </table:table-cell>
        </table:table-row>
        <table:table-row table:style-name="ro1">
          <table:table-cell table:number-columns-repeated="2" office:value-type="float" office:value="1071" calcext:value-type="float">
            <text:p>1071</text:p>
          </table:table-cell>
          <table:table-cell office:value-type="float" office:value="428" calcext:value-type="float">
            <text:p>428</text:p>
          </table:table-cell>
          <table:table-cell table:style-name="Default" table:formula="of:=IF([.$B461]&gt;=[.$D$10]; ([.$B461] - [.$D$10]) * [.D$9]; NA())" office:value-type="float" office:value="1.41252825" calcext:value-type="float">
            <text:p>1.41252825</text:p>
          </table:table-cell>
        </table:table-row>
        <table:table-row table:style-name="ro1">
          <table:table-cell table:number-columns-repeated="2" office:value-type="float" office:value="1071" calcext:value-type="float">
            <text:p>1071</text:p>
          </table:table-cell>
          <table:table-cell office:value-type="float" office:value="429" calcext:value-type="float">
            <text:p>429</text:p>
          </table:table-cell>
          <table:table-cell table:style-name="Default" table:formula="of:=IF([.$B462]&gt;=[.$D$10]; ([.$B462] - [.$D$10]) * [.D$9]; NA())" office:value-type="float" office:value="1.41252825" calcext:value-type="float">
            <text:p>1.41252825</text:p>
          </table:table-cell>
        </table:table-row>
        <table:table-row table:style-name="ro1">
          <table:table-cell table:number-columns-repeated="2" office:value-type="float" office:value="1071" calcext:value-type="float">
            <text:p>1071</text:p>
          </table:table-cell>
          <table:table-cell office:value-type="float" office:value="430" calcext:value-type="float">
            <text:p>430</text:p>
          </table:table-cell>
          <table:table-cell table:style-name="Default" table:formula="of:=IF([.$B463]&gt;=[.$D$10]; ([.$B463] - [.$D$10]) * [.D$9]; NA())" office:value-type="float" office:value="1.41252825" calcext:value-type="float">
            <text:p>1.41252825</text:p>
          </table:table-cell>
        </table:table-row>
        <table:table-row table:style-name="ro1">
          <table:table-cell table:number-columns-repeated="2" office:value-type="float" office:value="1087" calcext:value-type="float">
            <text:p>1087</text:p>
          </table:table-cell>
          <table:table-cell office:value-type="float" office:value="431" calcext:value-type="float">
            <text:p>431</text:p>
          </table:table-cell>
          <table:table-cell table:style-name="Default" table:formula="of:=IF([.$B464]&gt;=[.$D$10]; ([.$B464] - [.$D$10]) * [.D$9]; NA())" office:value-type="float" office:value="1.42919525" calcext:value-type="float">
            <text:p>1.42919525</text:p>
          </table:table-cell>
        </table:table-row>
        <table:table-row table:style-name="ro1">
          <table:table-cell table:number-columns-repeated="2" office:value-type="float" office:value="1075" calcext:value-type="float">
            <text:p>1075</text:p>
          </table:table-cell>
          <table:table-cell office:value-type="float" office:value="432" calcext:value-type="float">
            <text:p>432</text:p>
          </table:table-cell>
          <table:table-cell table:style-name="Default" table:formula="of:=IF([.$B465]&gt;=[.$D$10]; ([.$B465] - [.$D$10]) * [.D$9]; NA())" office:value-type="float" office:value="1.416695" calcext:value-type="float">
            <text:p>1.416695</text:p>
          </table:table-cell>
        </table:table-row>
        <table:table-row table:style-name="ro1">
          <table:table-cell table:number-columns-repeated="2" office:value-type="float" office:value="1075" calcext:value-type="float">
            <text:p>1075</text:p>
          </table:table-cell>
          <table:table-cell office:value-type="float" office:value="433" calcext:value-type="float">
            <text:p>433</text:p>
          </table:table-cell>
          <table:table-cell table:style-name="Default" table:formula="of:=IF([.$B466]&gt;=[.$D$10]; ([.$B466] - [.$D$10]) * [.D$9]; NA())" office:value-type="float" office:value="1.416695" calcext:value-type="float">
            <text:p>1.416695</text:p>
          </table:table-cell>
        </table:table-row>
        <table:table-row table:style-name="ro1">
          <table:table-cell table:number-columns-repeated="2" office:value-type="float" office:value="1075" calcext:value-type="float">
            <text:p>1075</text:p>
          </table:table-cell>
          <table:table-cell office:value-type="float" office:value="434" calcext:value-type="float">
            <text:p>434</text:p>
          </table:table-cell>
          <table:table-cell table:style-name="Default" table:formula="of:=IF([.$B467]&gt;=[.$D$10]; ([.$B467] - [.$D$10]) * [.D$9]; NA())" office:value-type="float" office:value="1.416695" calcext:value-type="float">
            <text:p>1.416695</text:p>
          </table:table-cell>
        </table:table-row>
        <table:table-row table:style-name="ro1">
          <table:table-cell table:number-columns-repeated="2" office:value-type="float" office:value="1079" calcext:value-type="float">
            <text:p>1079</text:p>
          </table:table-cell>
          <table:table-cell office:value-type="float" office:value="435" calcext:value-type="float">
            <text:p>435</text:p>
          </table:table-cell>
          <table:table-cell table:style-name="Default" table:formula="of:=IF([.$B468]&gt;=[.$D$10]; ([.$B468] - [.$D$10]) * [.D$9]; NA())" office:value-type="float" office:value="1.42086175" calcext:value-type="float">
            <text:p>1.42086175</text:p>
          </table:table-cell>
        </table:table-row>
        <table:table-row table:style-name="ro1">
          <table:table-cell table:number-columns-repeated="2" office:value-type="float" office:value="1079" calcext:value-type="float">
            <text:p>1079</text:p>
          </table:table-cell>
          <table:table-cell office:value-type="float" office:value="436" calcext:value-type="float">
            <text:p>436</text:p>
          </table:table-cell>
          <table:table-cell table:style-name="Default" table:formula="of:=IF([.$B469]&gt;=[.$D$10]; ([.$B469] - [.$D$10]) * [.D$9]; NA())" office:value-type="float" office:value="1.42086175" calcext:value-type="float">
            <text:p>1.42086175</text:p>
          </table:table-cell>
        </table:table-row>
        <table:table-row table:style-name="ro1">
          <table:table-cell table:number-columns-repeated="2" office:value-type="float" office:value="1079" calcext:value-type="float">
            <text:p>1079</text:p>
          </table:table-cell>
          <table:table-cell office:value-type="float" office:value="437" calcext:value-type="float">
            <text:p>437</text:p>
          </table:table-cell>
          <table:table-cell table:style-name="Default" table:formula="of:=IF([.$B470]&gt;=[.$D$10]; ([.$B470] - [.$D$10]) * [.D$9]; NA())" office:value-type="float" office:value="1.42086175" calcext:value-type="float">
            <text:p>1.42086175</text:p>
          </table:table-cell>
        </table:table-row>
        <table:table-row table:style-name="ro1">
          <table:table-cell table:number-columns-repeated="2" office:value-type="float" office:value="1079" calcext:value-type="float">
            <text:p>1079</text:p>
          </table:table-cell>
          <table:table-cell office:value-type="float" office:value="438" calcext:value-type="float">
            <text:p>438</text:p>
          </table:table-cell>
          <table:table-cell table:style-name="Default" table:formula="of:=IF([.$B471]&gt;=[.$D$10]; ([.$B471] - [.$D$10]) * [.D$9]; NA())" office:value-type="float" office:value="1.42086175" calcext:value-type="float">
            <text:p>1.42086175</text:p>
          </table:table-cell>
        </table:table-row>
        <table:table-row table:style-name="ro1">
          <table:table-cell table:number-columns-repeated="2" office:value-type="float" office:value="1087" calcext:value-type="float">
            <text:p>1087</text:p>
          </table:table-cell>
          <table:table-cell office:value-type="float" office:value="439" calcext:value-type="float">
            <text:p>439</text:p>
          </table:table-cell>
          <table:table-cell table:style-name="Default" table:formula="of:=IF([.$B472]&gt;=[.$D$10]; ([.$B472] - [.$D$10]) * [.D$9]; NA())" office:value-type="float" office:value="1.42919525" calcext:value-type="float">
            <text:p>1.42919525</text:p>
          </table:table-cell>
        </table:table-row>
        <table:table-row table:style-name="ro1">
          <table:table-cell table:number-columns-repeated="2" office:value-type="float" office:value="1083" calcext:value-type="float">
            <text:p>1083</text:p>
          </table:table-cell>
          <table:table-cell office:value-type="float" office:value="440" calcext:value-type="float">
            <text:p>440</text:p>
          </table:table-cell>
          <table:table-cell table:style-name="Default" table:formula="of:=IF([.$B473]&gt;=[.$D$10]; ([.$B473] - [.$D$10]) * [.D$9]; NA())" office:value-type="float" office:value="1.4250285" calcext:value-type="float">
            <text:p>1.4250285</text:p>
          </table:table-cell>
        </table:table-row>
        <table:table-row table:style-name="ro1">
          <table:table-cell table:number-columns-repeated="2" office:value-type="float" office:value="1083" calcext:value-type="float">
            <text:p>1083</text:p>
          </table:table-cell>
          <table:table-cell office:value-type="float" office:value="441" calcext:value-type="float">
            <text:p>441</text:p>
          </table:table-cell>
          <table:table-cell table:style-name="Default" table:formula="of:=IF([.$B474]&gt;=[.$D$10]; ([.$B474] - [.$D$10]) * [.D$9]; NA())" office:value-type="float" office:value="1.4250285" calcext:value-type="float">
            <text:p>1.4250285</text:p>
          </table:table-cell>
        </table:table-row>
        <table:table-row table:style-name="ro1">
          <table:table-cell table:number-columns-repeated="2" office:value-type="float" office:value="1083" calcext:value-type="float">
            <text:p>1083</text:p>
          </table:table-cell>
          <table:table-cell office:value-type="float" office:value="442" calcext:value-type="float">
            <text:p>442</text:p>
          </table:table-cell>
          <table:table-cell table:style-name="Default" table:formula="of:=IF([.$B475]&gt;=[.$D$10]; ([.$B475] - [.$D$10]) * [.D$9]; NA())" office:value-type="float" office:value="1.4250285" calcext:value-type="float">
            <text:p>1.4250285</text:p>
          </table:table-cell>
        </table:table-row>
        <table:table-row table:style-name="ro1">
          <table:table-cell table:number-columns-repeated="2" office:value-type="float" office:value="1087" calcext:value-type="float">
            <text:p>1087</text:p>
          </table:table-cell>
          <table:table-cell office:value-type="float" office:value="443" calcext:value-type="float">
            <text:p>443</text:p>
          </table:table-cell>
          <table:table-cell table:style-name="Default" table:formula="of:=IF([.$B476]&gt;=[.$D$10]; ([.$B476] - [.$D$10]) * [.D$9]; NA())" office:value-type="float" office:value="1.42919525" calcext:value-type="float">
            <text:p>1.42919525</text:p>
          </table:table-cell>
        </table:table-row>
        <table:table-row table:style-name="ro1">
          <table:table-cell table:number-columns-repeated="2" office:value-type="float" office:value="1087" calcext:value-type="float">
            <text:p>1087</text:p>
          </table:table-cell>
          <table:table-cell office:value-type="float" office:value="444" calcext:value-type="float">
            <text:p>444</text:p>
          </table:table-cell>
          <table:table-cell table:style-name="Default" table:formula="of:=IF([.$B477]&gt;=[.$D$10]; ([.$B477] - [.$D$10]) * [.D$9]; NA())" office:value-type="float" office:value="1.42919525" calcext:value-type="float">
            <text:p>1.42919525</text:p>
          </table:table-cell>
        </table:table-row>
        <table:table-row table:style-name="ro1">
          <table:table-cell table:number-columns-repeated="2" office:value-type="float" office:value="1087" calcext:value-type="float">
            <text:p>1087</text:p>
          </table:table-cell>
          <table:table-cell office:value-type="float" office:value="445" calcext:value-type="float">
            <text:p>445</text:p>
          </table:table-cell>
          <table:table-cell table:style-name="Default" table:formula="of:=IF([.$B478]&gt;=[.$D$10]; ([.$B478] - [.$D$10]) * [.D$9]; NA())" office:value-type="float" office:value="1.42919525" calcext:value-type="float">
            <text:p>1.42919525</text:p>
          </table:table-cell>
        </table:table-row>
        <table:table-row table:style-name="ro1">
          <table:table-cell table:number-columns-repeated="2" office:value-type="float" office:value="1087" calcext:value-type="float">
            <text:p>1087</text:p>
          </table:table-cell>
          <table:table-cell office:value-type="float" office:value="446" calcext:value-type="float">
            <text:p>446</text:p>
          </table:table-cell>
          <table:table-cell table:style-name="Default" table:formula="of:=IF([.$B479]&gt;=[.$D$10]; ([.$B479] - [.$D$10]) * [.D$9]; NA())" office:value-type="float" office:value="1.42919525" calcext:value-type="float">
            <text:p>1.4291952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447" calcext:value-type="float">
            <text:p>447</text:p>
          </table:table-cell>
          <table:table-cell table:style-name="Default" table:formula="of:=IF([.$B480]&gt;=[.$D$10]; ([.$B480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091" calcext:value-type="float">
            <text:p>1091</text:p>
          </table:table-cell>
          <table:table-cell office:value-type="float" office:value="448" calcext:value-type="float">
            <text:p>448</text:p>
          </table:table-cell>
          <table:table-cell table:style-name="Default" table:formula="of:=IF([.$B481]&gt;=[.$D$10]; ([.$B481] - [.$D$10]) * [.D$9]; NA())" office:value-type="float" office:value="1.433362" calcext:value-type="float">
            <text:p>1.433362</text:p>
          </table:table-cell>
        </table:table-row>
        <table:table-row table:style-name="ro1">
          <table:table-cell table:number-columns-repeated="2" office:value-type="float" office:value="1091" calcext:value-type="float">
            <text:p>1091</text:p>
          </table:table-cell>
          <table:table-cell office:value-type="float" office:value="449" calcext:value-type="float">
            <text:p>449</text:p>
          </table:table-cell>
          <table:table-cell table:style-name="Default" table:formula="of:=IF([.$B482]&gt;=[.$D$10]; ([.$B482] - [.$D$10]) * [.D$9]; NA())" office:value-type="float" office:value="1.433362" calcext:value-type="float">
            <text:p>1.433362</text:p>
          </table:table-cell>
        </table:table-row>
        <table:table-row table:style-name="ro1">
          <table:table-cell table:number-columns-repeated="2" office:value-type="float" office:value="1091" calcext:value-type="float">
            <text:p>1091</text:p>
          </table:table-cell>
          <table:table-cell office:value-type="float" office:value="450" calcext:value-type="float">
            <text:p>450</text:p>
          </table:table-cell>
          <table:table-cell table:style-name="Default" table:formula="of:=IF([.$B483]&gt;=[.$D$10]; ([.$B483] - [.$D$10]) * [.D$9]; NA())" office:value-type="float" office:value="1.433362" calcext:value-type="float">
            <text:p>1.433362</text:p>
          </table:table-cell>
        </table:table-row>
        <table:table-row table:style-name="ro1">
          <table:table-cell table:number-columns-repeated="2" office:value-type="float" office:value="1095" calcext:value-type="float">
            <text:p>1095</text:p>
          </table:table-cell>
          <table:table-cell office:value-type="float" office:value="451" calcext:value-type="float">
            <text:p>451</text:p>
          </table:table-cell>
          <table:table-cell table:style-name="Default" table:formula="of:=IF([.$B484]&gt;=[.$D$10]; ([.$B484] - [.$D$10]) * [.D$9]; NA())" office:value-type="float" office:value="1.43752875" calcext:value-type="float">
            <text:p>1.43752875</text:p>
          </table:table-cell>
        </table:table-row>
        <table:table-row table:style-name="ro1">
          <table:table-cell table:number-columns-repeated="2" office:value-type="float" office:value="1095" calcext:value-type="float">
            <text:p>1095</text:p>
          </table:table-cell>
          <table:table-cell office:value-type="float" office:value="452" calcext:value-type="float">
            <text:p>452</text:p>
          </table:table-cell>
          <table:table-cell table:style-name="Default" table:formula="of:=IF([.$B485]&gt;=[.$D$10]; ([.$B485] - [.$D$10]) * [.D$9]; NA())" office:value-type="float" office:value="1.43752875" calcext:value-type="float">
            <text:p>1.43752875</text:p>
          </table:table-cell>
        </table:table-row>
        <table:table-row table:style-name="ro1">
          <table:table-cell table:number-columns-repeated="2" office:value-type="float" office:value="1095" calcext:value-type="float">
            <text:p>1095</text:p>
          </table:table-cell>
          <table:table-cell office:value-type="float" office:value="453" calcext:value-type="float">
            <text:p>453</text:p>
          </table:table-cell>
          <table:table-cell table:style-name="Default" table:formula="of:=IF([.$B486]&gt;=[.$D$10]; ([.$B486] - [.$D$10]) * [.D$9]; NA())" office:value-type="float" office:value="1.43752875" calcext:value-type="float">
            <text:p>1.43752875</text:p>
          </table:table-cell>
        </table:table-row>
        <table:table-row table:style-name="ro1">
          <table:table-cell table:number-columns-repeated="2" office:value-type="float" office:value="1095" calcext:value-type="float">
            <text:p>1095</text:p>
          </table:table-cell>
          <table:table-cell office:value-type="float" office:value="454" calcext:value-type="float">
            <text:p>454</text:p>
          </table:table-cell>
          <table:table-cell table:style-name="Default" table:formula="of:=IF([.$B487]&gt;=[.$D$10]; ([.$B487] - [.$D$10]) * [.D$9]; NA())" office:value-type="float" office:value="1.43752875" calcext:value-type="float">
            <text:p>1.43752875</text:p>
          </table:table-cell>
        </table:table-row>
        <table:table-row table:style-name="ro1">
          <table:table-cell table:number-columns-repeated="2" office:value-type="float" office:value="1103" calcext:value-type="float">
            <text:p>1103</text:p>
          </table:table-cell>
          <table:table-cell office:value-type="float" office:value="455" calcext:value-type="float">
            <text:p>455</text:p>
          </table:table-cell>
          <table:table-cell table:style-name="Default" table:formula="of:=IF([.$B488]&gt;=[.$D$10]; ([.$B488] - [.$D$10]) * [.D$9]; NA())" office:value-type="float" office:value="1.44586225" calcext:value-type="float">
            <text:p>1.44586225</text:p>
          </table:table-cell>
        </table:table-row>
        <table:table-row table:style-name="ro1">
          <table:table-cell table:number-columns-repeated="2" office:value-type="float" office:value="1099" calcext:value-type="float">
            <text:p>1099</text:p>
          </table:table-cell>
          <table:table-cell office:value-type="float" office:value="456" calcext:value-type="float">
            <text:p>456</text:p>
          </table:table-cell>
          <table:table-cell table:style-name="Default" table:formula="of:=IF([.$B489]&gt;=[.$D$10]; ([.$B489] - [.$D$10]) * [.D$9]; NA())" office:value-type="float" office:value="1.4416955" calcext:value-type="float">
            <text:p>1.4416955</text:p>
          </table:table-cell>
        </table:table-row>
        <table:table-row table:style-name="ro1">
          <table:table-cell table:number-columns-repeated="2" office:value-type="float" office:value="1099" calcext:value-type="float">
            <text:p>1099</text:p>
          </table:table-cell>
          <table:table-cell office:value-type="float" office:value="457" calcext:value-type="float">
            <text:p>457</text:p>
          </table:table-cell>
          <table:table-cell table:style-name="Default" table:formula="of:=IF([.$B490]&gt;=[.$D$10]; ([.$B490] - [.$D$10]) * [.D$9]; NA())" office:value-type="float" office:value="1.4416955" calcext:value-type="float">
            <text:p>1.4416955</text:p>
          </table:table-cell>
        </table:table-row>
        <table:table-row table:style-name="ro1">
          <table:table-cell table:number-columns-repeated="2" office:value-type="float" office:value="1099" calcext:value-type="float">
            <text:p>1099</text:p>
          </table:table-cell>
          <table:table-cell office:value-type="float" office:value="458" calcext:value-type="float">
            <text:p>458</text:p>
          </table:table-cell>
          <table:table-cell table:style-name="Default" table:formula="of:=IF([.$B491]&gt;=[.$D$10]; ([.$B491] - [.$D$10]) * [.D$9]; NA())" office:value-type="float" office:value="1.4416955" calcext:value-type="float">
            <text:p>1.4416955</text:p>
          </table:table-cell>
        </table:table-row>
        <table:table-row table:style-name="ro1">
          <table:table-cell table:number-columns-repeated="2" office:value-type="float" office:value="1103" calcext:value-type="float">
            <text:p>1103</text:p>
          </table:table-cell>
          <table:table-cell office:value-type="float" office:value="459" calcext:value-type="float">
            <text:p>459</text:p>
          </table:table-cell>
          <table:table-cell table:style-name="Default" table:formula="of:=IF([.$B492]&gt;=[.$D$10]; ([.$B492] - [.$D$10]) * [.D$9]; NA())" office:value-type="float" office:value="1.44586225" calcext:value-type="float">
            <text:p>1.44586225</text:p>
          </table:table-cell>
        </table:table-row>
        <table:table-row table:style-name="ro1">
          <table:table-cell table:number-columns-repeated="2" office:value-type="float" office:value="1103" calcext:value-type="float">
            <text:p>1103</text:p>
          </table:table-cell>
          <table:table-cell office:value-type="float" office:value="460" calcext:value-type="float">
            <text:p>460</text:p>
          </table:table-cell>
          <table:table-cell table:style-name="Default" table:formula="of:=IF([.$B493]&gt;=[.$D$10]; ([.$B493] - [.$D$10]) * [.D$9]; NA())" office:value-type="float" office:value="1.44586225" calcext:value-type="float">
            <text:p>1.44586225</text:p>
          </table:table-cell>
        </table:table-row>
        <table:table-row table:style-name="ro1">
          <table:table-cell table:number-columns-repeated="2" office:value-type="float" office:value="1103" calcext:value-type="float">
            <text:p>1103</text:p>
          </table:table-cell>
          <table:table-cell office:value-type="float" office:value="461" calcext:value-type="float">
            <text:p>461</text:p>
          </table:table-cell>
          <table:table-cell table:style-name="Default" table:formula="of:=IF([.$B494]&gt;=[.$D$10]; ([.$B494] - [.$D$10]) * [.D$9]; NA())" office:value-type="float" office:value="1.44586225" calcext:value-type="float">
            <text:p>1.44586225</text:p>
          </table:table-cell>
        </table:table-row>
        <table:table-row table:style-name="ro1">
          <table:table-cell table:number-columns-repeated="2" office:value-type="float" office:value="1103" calcext:value-type="float">
            <text:p>1103</text:p>
          </table:table-cell>
          <table:table-cell office:value-type="float" office:value="462" calcext:value-type="float">
            <text:p>462</text:p>
          </table:table-cell>
          <table:table-cell table:style-name="Default" table:formula="of:=IF([.$B495]&gt;=[.$D$10]; ([.$B495] - [.$D$10]) * [.D$9]; NA())" office:value-type="float" office:value="1.44586225" calcext:value-type="float">
            <text:p>1.44586225</text:p>
          </table:table-cell>
        </table:table-row>
        <table:table-row table:style-name="ro1">
          <table:table-cell table:number-columns-repeated="2" office:value-type="float" office:value="1119" calcext:value-type="float">
            <text:p>1119</text:p>
          </table:table-cell>
          <table:table-cell office:value-type="float" office:value="463" calcext:value-type="float">
            <text:p>463</text:p>
          </table:table-cell>
          <table:table-cell table:style-name="Default" table:formula="of:=IF([.$B496]&gt;=[.$D$10]; ([.$B496] - [.$D$10]) * [.D$9]; NA())" office:value-type="float" office:value="1.46252925" calcext:value-type="float">
            <text:p>1.46252925</text:p>
          </table:table-cell>
        </table:table-row>
        <table:table-row table:style-name="ro1">
          <table:table-cell table:number-columns-repeated="2" office:value-type="float" office:value="1107" calcext:value-type="float">
            <text:p>1107</text:p>
          </table:table-cell>
          <table:table-cell office:value-type="float" office:value="464" calcext:value-type="float">
            <text:p>464</text:p>
          </table:table-cell>
          <table:table-cell table:style-name="Default" table:formula="of:=IF([.$B497]&gt;=[.$D$10]; ([.$B497] - [.$D$10]) * [.D$9]; NA())" office:value-type="float" office:value="1.450029" calcext:value-type="float">
            <text:p>1.450029</text:p>
          </table:table-cell>
        </table:table-row>
        <table:table-row table:style-name="ro1">
          <table:table-cell table:number-columns-repeated="2" office:value-type="float" office:value="1107" calcext:value-type="float">
            <text:p>1107</text:p>
          </table:table-cell>
          <table:table-cell office:value-type="float" office:value="465" calcext:value-type="float">
            <text:p>465</text:p>
          </table:table-cell>
          <table:table-cell table:style-name="Default" table:formula="of:=IF([.$B498]&gt;=[.$D$10]; ([.$B498] - [.$D$10]) * [.D$9]; NA())" office:value-type="float" office:value="1.450029" calcext:value-type="float">
            <text:p>1.450029</text:p>
          </table:table-cell>
        </table:table-row>
        <table:table-row table:style-name="ro1">
          <table:table-cell table:number-columns-repeated="2" office:value-type="float" office:value="1107" calcext:value-type="float">
            <text:p>1107</text:p>
          </table:table-cell>
          <table:table-cell office:value-type="float" office:value="466" calcext:value-type="float">
            <text:p>466</text:p>
          </table:table-cell>
          <table:table-cell table:style-name="Default" table:formula="of:=IF([.$B499]&gt;=[.$D$10]; ([.$B499] - [.$D$10]) * [.D$9]; NA())" office:value-type="float" office:value="1.450029" calcext:value-type="float">
            <text:p>1.450029</text:p>
          </table:table-cell>
        </table:table-row>
        <table:table-row table:style-name="ro1">
          <table:table-cell table:number-columns-repeated="2" office:value-type="float" office:value="1111" calcext:value-type="float">
            <text:p>1111</text:p>
          </table:table-cell>
          <table:table-cell office:value-type="float" office:value="467" calcext:value-type="float">
            <text:p>467</text:p>
          </table:table-cell>
          <table:table-cell table:style-name="Default" table:formula="of:=IF([.$B500]&gt;=[.$D$10]; ([.$B500] - [.$D$10]) * [.D$9]; NA())" office:value-type="float" office:value="1.45419575" calcext:value-type="float">
            <text:p>1.45419575</text:p>
          </table:table-cell>
        </table:table-row>
        <table:table-row table:style-name="ro1">
          <table:table-cell table:number-columns-repeated="2" office:value-type="float" office:value="1111" calcext:value-type="float">
            <text:p>1111</text:p>
          </table:table-cell>
          <table:table-cell office:value-type="float" office:value="468" calcext:value-type="float">
            <text:p>468</text:p>
          </table:table-cell>
          <table:table-cell table:style-name="Default" table:formula="of:=IF([.$B501]&gt;=[.$D$10]; ([.$B501] - [.$D$10]) * [.D$9]; NA())" office:value-type="float" office:value="1.45419575" calcext:value-type="float">
            <text:p>1.45419575</text:p>
          </table:table-cell>
        </table:table-row>
        <table:table-row table:style-name="ro1">
          <table:table-cell table:number-columns-repeated="2" office:value-type="float" office:value="1111" calcext:value-type="float">
            <text:p>1111</text:p>
          </table:table-cell>
          <table:table-cell office:value-type="float" office:value="469" calcext:value-type="float">
            <text:p>469</text:p>
          </table:table-cell>
          <table:table-cell table:style-name="Default" table:formula="of:=IF([.$B502]&gt;=[.$D$10]; ([.$B502] - [.$D$10]) * [.D$9]; NA())" office:value-type="float" office:value="1.45419575" calcext:value-type="float">
            <text:p>1.45419575</text:p>
          </table:table-cell>
        </table:table-row>
        <table:table-row table:style-name="ro1">
          <table:table-cell table:number-columns-repeated="2" office:value-type="float" office:value="1111" calcext:value-type="float">
            <text:p>1111</text:p>
          </table:table-cell>
          <table:table-cell office:value-type="float" office:value="470" calcext:value-type="float">
            <text:p>470</text:p>
          </table:table-cell>
          <table:table-cell table:style-name="Default" table:formula="of:=IF([.$B503]&gt;=[.$D$10]; ([.$B503] - [.$D$10]) * [.D$9]; NA())" office:value-type="float" office:value="1.45419575" calcext:value-type="float">
            <text:p>1.45419575</text:p>
          </table:table-cell>
        </table:table-row>
        <table:table-row table:style-name="ro1">
          <table:table-cell table:number-columns-repeated="2" office:value-type="float" office:value="1119" calcext:value-type="float">
            <text:p>1119</text:p>
          </table:table-cell>
          <table:table-cell office:value-type="float" office:value="471" calcext:value-type="float">
            <text:p>471</text:p>
          </table:table-cell>
          <table:table-cell table:style-name="Default" table:formula="of:=IF([.$B504]&gt;=[.$D$10]; ([.$B504] - [.$D$10]) * [.D$9]; NA())" office:value-type="float" office:value="1.46252925" calcext:value-type="float">
            <text:p>1.46252925</text:p>
          </table:table-cell>
        </table:table-row>
        <table:table-row table:style-name="ro1">
          <table:table-cell table:number-columns-repeated="2" office:value-type="float" office:value="1115" calcext:value-type="float">
            <text:p>1115</text:p>
          </table:table-cell>
          <table:table-cell office:value-type="float" office:value="472" calcext:value-type="float">
            <text:p>472</text:p>
          </table:table-cell>
          <table:table-cell table:style-name="Default" table:formula="of:=IF([.$B505]&gt;=[.$D$10]; ([.$B505] - [.$D$10]) * [.D$9]; NA())" office:value-type="float" office:value="1.4583625" calcext:value-type="float">
            <text:p>1.4583625</text:p>
          </table:table-cell>
        </table:table-row>
        <table:table-row table:style-name="ro1">
          <table:table-cell table:number-columns-repeated="2" office:value-type="float" office:value="1115" calcext:value-type="float">
            <text:p>1115</text:p>
          </table:table-cell>
          <table:table-cell office:value-type="float" office:value="473" calcext:value-type="float">
            <text:p>473</text:p>
          </table:table-cell>
          <table:table-cell table:style-name="Default" table:formula="of:=IF([.$B506]&gt;=[.$D$10]; ([.$B506] - [.$D$10]) * [.D$9]; NA())" office:value-type="float" office:value="1.4583625" calcext:value-type="float">
            <text:p>1.4583625</text:p>
          </table:table-cell>
        </table:table-row>
        <table:table-row table:style-name="ro1">
          <table:table-cell table:number-columns-repeated="2" office:value-type="float" office:value="1115" calcext:value-type="float">
            <text:p>1115</text:p>
          </table:table-cell>
          <table:table-cell office:value-type="float" office:value="474" calcext:value-type="float">
            <text:p>474</text:p>
          </table:table-cell>
          <table:table-cell table:style-name="Default" table:formula="of:=IF([.$B507]&gt;=[.$D$10]; ([.$B507] - [.$D$10]) * [.D$9]; NA())" office:value-type="float" office:value="1.4583625" calcext:value-type="float">
            <text:p>1.4583625</text:p>
          </table:table-cell>
        </table:table-row>
        <table:table-row table:style-name="ro1">
          <table:table-cell table:number-columns-repeated="2" office:value-type="float" office:value="1119" calcext:value-type="float">
            <text:p>1119</text:p>
          </table:table-cell>
          <table:table-cell office:value-type="float" office:value="475" calcext:value-type="float">
            <text:p>475</text:p>
          </table:table-cell>
          <table:table-cell table:style-name="Default" table:formula="of:=IF([.$B508]&gt;=[.$D$10]; ([.$B508] - [.$D$10]) * [.D$9]; NA())" office:value-type="float" office:value="1.46252925" calcext:value-type="float">
            <text:p>1.46252925</text:p>
          </table:table-cell>
        </table:table-row>
        <table:table-row table:style-name="ro1">
          <table:table-cell table:number-columns-repeated="2" office:value-type="float" office:value="1119" calcext:value-type="float">
            <text:p>1119</text:p>
          </table:table-cell>
          <table:table-cell office:value-type="float" office:value="476" calcext:value-type="float">
            <text:p>476</text:p>
          </table:table-cell>
          <table:table-cell table:style-name="Default" table:formula="of:=IF([.$B509]&gt;=[.$D$10]; ([.$B509] - [.$D$10]) * [.D$9]; NA())" office:value-type="float" office:value="1.46252925" calcext:value-type="float">
            <text:p>1.46252925</text:p>
          </table:table-cell>
        </table:table-row>
        <table:table-row table:style-name="ro1">
          <table:table-cell table:number-columns-repeated="2" office:value-type="float" office:value="1119" calcext:value-type="float">
            <text:p>1119</text:p>
          </table:table-cell>
          <table:table-cell office:value-type="float" office:value="477" calcext:value-type="float">
            <text:p>477</text:p>
          </table:table-cell>
          <table:table-cell table:style-name="Default" table:formula="of:=IF([.$B510]&gt;=[.$D$10]; ([.$B510] - [.$D$10]) * [.D$9]; NA())" office:value-type="float" office:value="1.46252925" calcext:value-type="float">
            <text:p>1.46252925</text:p>
          </table:table-cell>
        </table:table-row>
        <table:table-row table:style-name="ro1">
          <table:table-cell table:number-columns-repeated="2" office:value-type="float" office:value="1119" calcext:value-type="float">
            <text:p>1119</text:p>
          </table:table-cell>
          <table:table-cell office:value-type="float" office:value="478" calcext:value-type="float">
            <text:p>478</text:p>
          </table:table-cell>
          <table:table-cell table:style-name="Default" table:formula="of:=IF([.$B511]&gt;=[.$D$10]; ([.$B511] - [.$D$10]) * [.D$9]; NA())" office:value-type="float" office:value="1.46252925" calcext:value-type="float">
            <text:p>1.4625292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479" calcext:value-type="float">
            <text:p>479</text:p>
          </table:table-cell>
          <table:table-cell table:style-name="Default" table:formula="of:=IF([.$B512]&gt;=[.$D$10]; ([.$B512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123" calcext:value-type="float">
            <text:p>1123</text:p>
          </table:table-cell>
          <table:table-cell office:value-type="float" office:value="480" calcext:value-type="float">
            <text:p>480</text:p>
          </table:table-cell>
          <table:table-cell table:style-name="Default" table:formula="of:=IF([.$B513]&gt;=[.$D$10]; ([.$B513] - [.$D$10]) * [.D$9]; NA())" office:value-type="float" office:value="1.466696" calcext:value-type="float">
            <text:p>1.466696</text:p>
          </table:table-cell>
        </table:table-row>
        <table:table-row table:style-name="ro1">
          <table:table-cell table:number-columns-repeated="2" office:value-type="float" office:value="1123" calcext:value-type="float">
            <text:p>1123</text:p>
          </table:table-cell>
          <table:table-cell office:value-type="float" office:value="481" calcext:value-type="float">
            <text:p>481</text:p>
          </table:table-cell>
          <table:table-cell table:style-name="Default" table:formula="of:=IF([.$B514]&gt;=[.$D$10]; ([.$B514] - [.$D$10]) * [.D$9]; NA())" office:value-type="float" office:value="1.466696" calcext:value-type="float">
            <text:p>1.466696</text:p>
          </table:table-cell>
        </table:table-row>
        <table:table-row table:style-name="ro1">
          <table:table-cell table:number-columns-repeated="2" office:value-type="float" office:value="1123" calcext:value-type="float">
            <text:p>1123</text:p>
          </table:table-cell>
          <table:table-cell office:value-type="float" office:value="482" calcext:value-type="float">
            <text:p>482</text:p>
          </table:table-cell>
          <table:table-cell table:style-name="Default" table:formula="of:=IF([.$B515]&gt;=[.$D$10]; ([.$B515] - [.$D$10]) * [.D$9]; NA())" office:value-type="float" office:value="1.466696" calcext:value-type="float">
            <text:p>1.466696</text:p>
          </table:table-cell>
        </table:table-row>
        <table:table-row table:style-name="ro1">
          <table:table-cell table:number-columns-repeated="2" office:value-type="float" office:value="1127" calcext:value-type="float">
            <text:p>1127</text:p>
          </table:table-cell>
          <table:table-cell office:value-type="float" office:value="483" calcext:value-type="float">
            <text:p>483</text:p>
          </table:table-cell>
          <table:table-cell table:style-name="Default" table:formula="of:=IF([.$B516]&gt;=[.$D$10]; ([.$B516] - [.$D$10]) * [.D$9]; NA())" office:value-type="float" office:value="1.47086275" calcext:value-type="float">
            <text:p>1.47086275</text:p>
          </table:table-cell>
        </table:table-row>
        <table:table-row table:style-name="ro1">
          <table:table-cell table:number-columns-repeated="2" office:value-type="float" office:value="1127" calcext:value-type="float">
            <text:p>1127</text:p>
          </table:table-cell>
          <table:table-cell office:value-type="float" office:value="484" calcext:value-type="float">
            <text:p>484</text:p>
          </table:table-cell>
          <table:table-cell table:style-name="Default" table:formula="of:=IF([.$B517]&gt;=[.$D$10]; ([.$B517] - [.$D$10]) * [.D$9]; NA())" office:value-type="float" office:value="1.47086275" calcext:value-type="float">
            <text:p>1.47086275</text:p>
          </table:table-cell>
        </table:table-row>
        <table:table-row table:style-name="ro1">
          <table:table-cell table:number-columns-repeated="2" office:value-type="float" office:value="1127" calcext:value-type="float">
            <text:p>1127</text:p>
          </table:table-cell>
          <table:table-cell office:value-type="float" office:value="485" calcext:value-type="float">
            <text:p>485</text:p>
          </table:table-cell>
          <table:table-cell table:style-name="Default" table:formula="of:=IF([.$B518]&gt;=[.$D$10]; ([.$B518] - [.$D$10]) * [.D$9]; NA())" office:value-type="float" office:value="1.47086275" calcext:value-type="float">
            <text:p>1.47086275</text:p>
          </table:table-cell>
        </table:table-row>
        <table:table-row table:style-name="ro1">
          <table:table-cell table:number-columns-repeated="2" office:value-type="float" office:value="1127" calcext:value-type="float">
            <text:p>1127</text:p>
          </table:table-cell>
          <table:table-cell office:value-type="float" office:value="486" calcext:value-type="float">
            <text:p>486</text:p>
          </table:table-cell>
          <table:table-cell table:style-name="Default" table:formula="of:=IF([.$B519]&gt;=[.$D$10]; ([.$B519] - [.$D$10]) * [.D$9]; NA())" office:value-type="float" office:value="1.47086275" calcext:value-type="float">
            <text:p>1.47086275</text:p>
          </table:table-cell>
        </table:table-row>
        <table:table-row table:style-name="ro1">
          <table:table-cell table:number-columns-repeated="2" office:value-type="float" office:value="1135" calcext:value-type="float">
            <text:p>1135</text:p>
          </table:table-cell>
          <table:table-cell office:value-type="float" office:value="487" calcext:value-type="float">
            <text:p>487</text:p>
          </table:table-cell>
          <table:table-cell table:style-name="Default" table:formula="of:=IF([.$B520]&gt;=[.$D$10]; ([.$B520] - [.$D$10]) * [.D$9]; NA())" office:value-type="float" office:value="1.47919625" calcext:value-type="float">
            <text:p>1.47919625</text:p>
          </table:table-cell>
        </table:table-row>
        <table:table-row table:style-name="ro1">
          <table:table-cell table:number-columns-repeated="2" office:value-type="float" office:value="1131" calcext:value-type="float">
            <text:p>1131</text:p>
          </table:table-cell>
          <table:table-cell office:value-type="float" office:value="488" calcext:value-type="float">
            <text:p>488</text:p>
          </table:table-cell>
          <table:table-cell table:style-name="Default" table:formula="of:=IF([.$B521]&gt;=[.$D$10]; ([.$B521] - [.$D$10]) * [.D$9]; NA())" office:value-type="float" office:value="1.4750295" calcext:value-type="float">
            <text:p>1.4750295</text:p>
          </table:table-cell>
        </table:table-row>
        <table:table-row table:style-name="ro1">
          <table:table-cell table:number-columns-repeated="2" office:value-type="float" office:value="1131" calcext:value-type="float">
            <text:p>1131</text:p>
          </table:table-cell>
          <table:table-cell office:value-type="float" office:value="489" calcext:value-type="float">
            <text:p>489</text:p>
          </table:table-cell>
          <table:table-cell table:style-name="Default" table:formula="of:=IF([.$B522]&gt;=[.$D$10]; ([.$B522] - [.$D$10]) * [.D$9]; NA())" office:value-type="float" office:value="1.4750295" calcext:value-type="float">
            <text:p>1.4750295</text:p>
          </table:table-cell>
        </table:table-row>
        <table:table-row table:style-name="ro1">
          <table:table-cell table:number-columns-repeated="2" office:value-type="float" office:value="1131" calcext:value-type="float">
            <text:p>1131</text:p>
          </table:table-cell>
          <table:table-cell office:value-type="float" office:value="490" calcext:value-type="float">
            <text:p>490</text:p>
          </table:table-cell>
          <table:table-cell table:style-name="Default" table:formula="of:=IF([.$B523]&gt;=[.$D$10]; ([.$B523] - [.$D$10]) * [.D$9]; NA())" office:value-type="float" office:value="1.4750295" calcext:value-type="float">
            <text:p>1.4750295</text:p>
          </table:table-cell>
        </table:table-row>
        <table:table-row table:style-name="ro1">
          <table:table-cell table:number-columns-repeated="2" office:value-type="float" office:value="1135" calcext:value-type="float">
            <text:p>1135</text:p>
          </table:table-cell>
          <table:table-cell office:value-type="float" office:value="491" calcext:value-type="float">
            <text:p>491</text:p>
          </table:table-cell>
          <table:table-cell table:style-name="Default" table:formula="of:=IF([.$B524]&gt;=[.$D$10]; ([.$B524] - [.$D$10]) * [.D$9]; NA())" office:value-type="float" office:value="1.47919625" calcext:value-type="float">
            <text:p>1.47919625</text:p>
          </table:table-cell>
        </table:table-row>
        <table:table-row table:style-name="ro1">
          <table:table-cell table:number-columns-repeated="2" office:value-type="float" office:value="1135" calcext:value-type="float">
            <text:p>1135</text:p>
          </table:table-cell>
          <table:table-cell office:value-type="float" office:value="492" calcext:value-type="float">
            <text:p>492</text:p>
          </table:table-cell>
          <table:table-cell table:style-name="Default" table:formula="of:=IF([.$B525]&gt;=[.$D$10]; ([.$B525] - [.$D$10]) * [.D$9]; NA())" office:value-type="float" office:value="1.47919625" calcext:value-type="float">
            <text:p>1.47919625</text:p>
          </table:table-cell>
        </table:table-row>
        <table:table-row table:style-name="ro1">
          <table:table-cell table:number-columns-repeated="2" office:value-type="float" office:value="1135" calcext:value-type="float">
            <text:p>1135</text:p>
          </table:table-cell>
          <table:table-cell office:value-type="float" office:value="493" calcext:value-type="float">
            <text:p>493</text:p>
          </table:table-cell>
          <table:table-cell table:style-name="Default" table:formula="of:=IF([.$B526]&gt;=[.$D$10]; ([.$B526] - [.$D$10]) * [.D$9]; NA())" office:value-type="float" office:value="1.47919625" calcext:value-type="float">
            <text:p>1.47919625</text:p>
          </table:table-cell>
        </table:table-row>
        <table:table-row table:style-name="ro1">
          <table:table-cell table:number-columns-repeated="2" office:value-type="float" office:value="1135" calcext:value-type="float">
            <text:p>1135</text:p>
          </table:table-cell>
          <table:table-cell office:value-type="float" office:value="494" calcext:value-type="float">
            <text:p>494</text:p>
          </table:table-cell>
          <table:table-cell table:style-name="Default" table:formula="of:=IF([.$B527]&gt;=[.$D$10]; ([.$B527] - [.$D$10]) * [.D$9]; NA())" office:value-type="float" office:value="1.47919625" calcext:value-type="float">
            <text:p>1.4791962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495" calcext:value-type="float">
            <text:p>495</text:p>
          </table:table-cell>
          <table:table-cell table:style-name="Default" table:formula="of:=IF([.$B528]&gt;=[.$D$10]; ([.$B528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139" calcext:value-type="float">
            <text:p>1139</text:p>
          </table:table-cell>
          <table:table-cell office:value-type="float" office:value="496" calcext:value-type="float">
            <text:p>496</text:p>
          </table:table-cell>
          <table:table-cell table:style-name="Default" table:formula="of:=IF([.$B529]&gt;=[.$D$10]; ([.$B529] - [.$D$10]) * [.D$9]; NA())" office:value-type="float" office:value="1.483363" calcext:value-type="float">
            <text:p>1.483363</text:p>
          </table:table-cell>
        </table:table-row>
        <table:table-row table:style-name="ro1">
          <table:table-cell table:number-columns-repeated="2" office:value-type="float" office:value="1139" calcext:value-type="float">
            <text:p>1139</text:p>
          </table:table-cell>
          <table:table-cell office:value-type="float" office:value="497" calcext:value-type="float">
            <text:p>497</text:p>
          </table:table-cell>
          <table:table-cell table:style-name="Default" table:formula="of:=IF([.$B530]&gt;=[.$D$10]; ([.$B530] - [.$D$10]) * [.D$9]; NA())" office:value-type="float" office:value="1.483363" calcext:value-type="float">
            <text:p>1.483363</text:p>
          </table:table-cell>
        </table:table-row>
        <table:table-row table:style-name="ro1">
          <table:table-cell table:number-columns-repeated="2" office:value-type="float" office:value="1139" calcext:value-type="float">
            <text:p>1139</text:p>
          </table:table-cell>
          <table:table-cell office:value-type="float" office:value="498" calcext:value-type="float">
            <text:p>498</text:p>
          </table:table-cell>
          <table:table-cell table:style-name="Default" table:formula="of:=IF([.$B531]&gt;=[.$D$10]; ([.$B531] - [.$D$10]) * [.D$9]; NA())" office:value-type="float" office:value="1.483363" calcext:value-type="float">
            <text:p>1.483363</text:p>
          </table:table-cell>
        </table:table-row>
        <table:table-row table:style-name="ro1">
          <table:table-cell table:number-columns-repeated="2" office:value-type="float" office:value="1143" calcext:value-type="float">
            <text:p>1143</text:p>
          </table:table-cell>
          <table:table-cell office:value-type="float" office:value="499" calcext:value-type="float">
            <text:p>499</text:p>
          </table:table-cell>
          <table:table-cell table:style-name="Default" table:formula="of:=IF([.$B532]&gt;=[.$D$10]; ([.$B532] - [.$D$10]) * [.D$9]; NA())" office:value-type="float" office:value="1.48752975" calcext:value-type="float">
            <text:p>1.48752975</text:p>
          </table:table-cell>
        </table:table-row>
        <table:table-row table:style-name="ro1">
          <table:table-cell table:number-columns-repeated="2" office:value-type="float" office:value="1143" calcext:value-type="float">
            <text:p>1143</text:p>
          </table:table-cell>
          <table:table-cell office:value-type="float" office:value="500" calcext:value-type="float">
            <text:p>500</text:p>
          </table:table-cell>
          <table:table-cell table:style-name="Default" table:formula="of:=IF([.$B533]&gt;=[.$D$10]; ([.$B533] - [.$D$10]) * [.D$9]; NA())" office:value-type="float" office:value="1.48752975" calcext:value-type="float">
            <text:p>1.48752975</text:p>
          </table:table-cell>
        </table:table-row>
        <table:table-row table:style-name="ro1">
          <table:table-cell table:number-columns-repeated="2" office:value-type="float" office:value="1143" calcext:value-type="float">
            <text:p>1143</text:p>
          </table:table-cell>
          <table:table-cell office:value-type="float" office:value="501" calcext:value-type="float">
            <text:p>501</text:p>
          </table:table-cell>
          <table:table-cell table:style-name="Default" table:formula="of:=IF([.$B534]&gt;=[.$D$10]; ([.$B534] - [.$D$10]) * [.D$9]; NA())" office:value-type="float" office:value="1.48752975" calcext:value-type="float">
            <text:p>1.48752975</text:p>
          </table:table-cell>
        </table:table-row>
        <table:table-row table:style-name="ro1">
          <table:table-cell table:number-columns-repeated="2" office:value-type="float" office:value="1143" calcext:value-type="float">
            <text:p>1143</text:p>
          </table:table-cell>
          <table:table-cell office:value-type="float" office:value="502" calcext:value-type="float">
            <text:p>502</text:p>
          </table:table-cell>
          <table:table-cell table:style-name="Default" table:formula="of:=IF([.$B535]&gt;=[.$D$10]; ([.$B535] - [.$D$10]) * [.D$9]; NA())" office:value-type="float" office:value="1.48752975" calcext:value-type="float">
            <text:p>1.48752975</text:p>
          </table:table-cell>
        </table:table-row>
        <table:table-row table:style-name="ro1">
          <table:table-cell table:number-columns-repeated="2" office:value-type="float" office:value="1143" calcext:value-type="float">
            <text:p>1143</text:p>
          </table:table-cell>
          <table:table-cell office:value-type="float" office:value="503" calcext:value-type="float">
            <text:p>503</text:p>
          </table:table-cell>
          <table:table-cell table:style-name="Default" table:formula="of:=IF([.$B536]&gt;=[.$D$10]; ([.$B536] - [.$D$10]) * [.D$9]; NA())" office:value-type="float" office:value="1.48752975" calcext:value-type="float">
            <text:p>1.48752975</text:p>
          </table:table-cell>
        </table:table-row>
        <table:table-row table:style-name="ro1">
          <table:table-cell table:number-columns-repeated="2" office:value-type="float" office:value="1147" calcext:value-type="float">
            <text:p>1147</text:p>
          </table:table-cell>
          <table:table-cell office:value-type="float" office:value="504" calcext:value-type="float">
            <text:p>504</text:p>
          </table:table-cell>
          <table:table-cell table:style-name="Default" table:formula="of:=IF([.$B537]&gt;=[.$D$10]; ([.$B537] - [.$D$10]) * [.D$9]; NA())" office:value-type="float" office:value="1.4916965" calcext:value-type="float">
            <text:p>1.4916965</text:p>
          </table:table-cell>
        </table:table-row>
        <table:table-row table:style-name="ro1">
          <table:table-cell table:number-columns-repeated="2" office:value-type="float" office:value="1147" calcext:value-type="float">
            <text:p>1147</text:p>
          </table:table-cell>
          <table:table-cell office:value-type="float" office:value="505" calcext:value-type="float">
            <text:p>505</text:p>
          </table:table-cell>
          <table:table-cell table:style-name="Default" table:formula="of:=IF([.$B538]&gt;=[.$D$10]; ([.$B538] - [.$D$10]) * [.D$9]; NA())" office:value-type="float" office:value="1.4916965" calcext:value-type="float">
            <text:p>1.4916965</text:p>
          </table:table-cell>
        </table:table-row>
        <table:table-row table:style-name="ro1">
          <table:table-cell table:number-columns-repeated="2" office:value-type="float" office:value="1147" calcext:value-type="float">
            <text:p>1147</text:p>
          </table:table-cell>
          <table:table-cell office:value-type="float" office:value="506" calcext:value-type="float">
            <text:p>506</text:p>
          </table:table-cell>
          <table:table-cell table:style-name="Default" table:formula="of:=IF([.$B539]&gt;=[.$D$10]; ([.$B539] - [.$D$10]) * [.D$9]; NA())" office:value-type="float" office:value="1.4916965" calcext:value-type="float">
            <text:p>1.491696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507" calcext:value-type="float">
            <text:p>507</text:p>
          </table:table-cell>
          <table:table-cell table:style-name="Default" table:formula="of:=IF([.$B540]&gt;=[.$D$10]; ([.$B540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508" calcext:value-type="float">
            <text:p>508</text:p>
          </table:table-cell>
          <table:table-cell table:style-name="Default" table:formula="of:=IF([.$B541]&gt;=[.$D$10]; ([.$B541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509" calcext:value-type="float">
            <text:p>509</text:p>
          </table:table-cell>
          <table:table-cell table:style-name="Default" table:formula="of:=IF([.$B542]&gt;=[.$D$10]; ([.$B542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510" calcext:value-type="float">
            <text:p>510</text:p>
          </table:table-cell>
          <table:table-cell table:style-name="Default" table:formula="of:=IF([.$B543]&gt;=[.$D$10]; ([.$B543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151" calcext:value-type="float">
            <text:p>1151</text:p>
          </table:table-cell>
          <table:table-cell office:value-type="float" office:value="511" calcext:value-type="float">
            <text:p>511</text:p>
          </table:table-cell>
          <table:table-cell table:style-name="Default" table:formula="of:=IF([.$B544]&gt;=[.$D$10]; ([.$B544] - [.$D$10]) * [.D$9]; NA())" office:value-type="float" office:value="1.49586325" calcext:value-type="float">
            <text:p>1.49586325</text:p>
          </table:table-cell>
        </table:table-row>
        <table:table-row table:style-name="ro1">
          <table:table-cell table:number-columns-repeated="2" office:value-type="float" office:value="1155" calcext:value-type="float">
            <text:p>1155</text:p>
          </table:table-cell>
          <table:table-cell office:value-type="float" office:value="512" calcext:value-type="float">
            <text:p>512</text:p>
          </table:table-cell>
          <table:table-cell table:style-name="Default" table:formula="of:=IF([.$B545]&gt;=[.$D$10]; ([.$B545] - [.$D$10]) * [.D$9]; NA())" office:value-type="float" office:value="1.50003" calcext:value-type="float">
            <text:p>1.50003</text:p>
          </table:table-cell>
        </table:table-row>
        <table:table-row table:style-name="ro1">
          <table:table-cell table:number-columns-repeated="2" office:value-type="float" office:value="1155" calcext:value-type="float">
            <text:p>1155</text:p>
          </table:table-cell>
          <table:table-cell office:value-type="float" office:value="513" calcext:value-type="float">
            <text:p>513</text:p>
          </table:table-cell>
          <table:table-cell table:style-name="Default" table:formula="of:=IF([.$B546]&gt;=[.$D$10]; ([.$B546] - [.$D$10]) * [.D$9]; NA())" office:value-type="float" office:value="1.50003" calcext:value-type="float">
            <text:p>1.50003</text:p>
          </table:table-cell>
        </table:table-row>
        <table:table-row table:style-name="ro1">
          <table:table-cell table:number-columns-repeated="2" office:value-type="float" office:value="1155" calcext:value-type="float">
            <text:p>1155</text:p>
          </table:table-cell>
          <table:table-cell office:value-type="float" office:value="514" calcext:value-type="float">
            <text:p>514</text:p>
          </table:table-cell>
          <table:table-cell table:style-name="Default" table:formula="of:=IF([.$B547]&gt;=[.$D$10]; ([.$B547] - [.$D$10]) * [.D$9]; NA())" office:value-type="float" office:value="1.50003" calcext:value-type="float">
            <text:p>1.50003</text:p>
          </table:table-cell>
        </table:table-row>
        <table:table-row table:style-name="ro1">
          <table:table-cell table:number-columns-repeated="2" office:value-type="float" office:value="1159" calcext:value-type="float">
            <text:p>1159</text:p>
          </table:table-cell>
          <table:table-cell office:value-type="float" office:value="515" calcext:value-type="float">
            <text:p>515</text:p>
          </table:table-cell>
          <table:table-cell table:style-name="Default" table:formula="of:=IF([.$B548]&gt;=[.$D$10]; ([.$B548] - [.$D$10]) * [.D$9]; NA())" office:value-type="float" office:value="1.50419675" calcext:value-type="float">
            <text:p>1.50419675</text:p>
          </table:table-cell>
        </table:table-row>
        <table:table-row table:style-name="ro1">
          <table:table-cell table:number-columns-repeated="2" office:value-type="float" office:value="1159" calcext:value-type="float">
            <text:p>1159</text:p>
          </table:table-cell>
          <table:table-cell office:value-type="float" office:value="516" calcext:value-type="float">
            <text:p>516</text:p>
          </table:table-cell>
          <table:table-cell table:style-name="Default" table:formula="of:=IF([.$B549]&gt;=[.$D$10]; ([.$B549] - [.$D$10]) * [.D$9]; NA())" office:value-type="float" office:value="1.50419675" calcext:value-type="float">
            <text:p>1.50419675</text:p>
          </table:table-cell>
        </table:table-row>
        <table:table-row table:style-name="ro1">
          <table:table-cell table:number-columns-repeated="2" office:value-type="float" office:value="1159" calcext:value-type="float">
            <text:p>1159</text:p>
          </table:table-cell>
          <table:table-cell office:value-type="float" office:value="517" calcext:value-type="float">
            <text:p>517</text:p>
          </table:table-cell>
          <table:table-cell table:style-name="Default" table:formula="of:=IF([.$B550]&gt;=[.$D$10]; ([.$B550] - [.$D$10]) * [.D$9]; NA())" office:value-type="float" office:value="1.50419675" calcext:value-type="float">
            <text:p>1.50419675</text:p>
          </table:table-cell>
        </table:table-row>
        <table:table-row table:style-name="ro1">
          <table:table-cell table:number-columns-repeated="2" office:value-type="float" office:value="1159" calcext:value-type="float">
            <text:p>1159</text:p>
          </table:table-cell>
          <table:table-cell office:value-type="float" office:value="518" calcext:value-type="float">
            <text:p>518</text:p>
          </table:table-cell>
          <table:table-cell table:style-name="Default" table:formula="of:=IF([.$B551]&gt;=[.$D$10]; ([.$B551] - [.$D$10]) * [.D$9]; NA())" office:value-type="float" office:value="1.50419675" calcext:value-type="float">
            <text:p>1.50419675</text:p>
          </table:table-cell>
        </table:table-row>
        <table:table-row table:style-name="ro1">
          <table:table-cell table:number-columns-repeated="2" office:value-type="float" office:value="1159" calcext:value-type="float">
            <text:p>1159</text:p>
          </table:table-cell>
          <table:table-cell office:value-type="float" office:value="519" calcext:value-type="float">
            <text:p>519</text:p>
          </table:table-cell>
          <table:table-cell table:style-name="Default" table:formula="of:=IF([.$B552]&gt;=[.$D$10]; ([.$B552] - [.$D$10]) * [.D$9]; NA())" office:value-type="float" office:value="1.50419675" calcext:value-type="float">
            <text:p>1.50419675</text:p>
          </table:table-cell>
        </table:table-row>
        <table:table-row table:style-name="ro1">
          <table:table-cell table:number-columns-repeated="2" office:value-type="float" office:value="1163" calcext:value-type="float">
            <text:p>1163</text:p>
          </table:table-cell>
          <table:table-cell office:value-type="float" office:value="520" calcext:value-type="float">
            <text:p>520</text:p>
          </table:table-cell>
          <table:table-cell table:style-name="Default" table:formula="of:=IF([.$B553]&gt;=[.$D$10]; ([.$B553] - [.$D$10]) * [.D$9]; NA())" office:value-type="float" office:value="1.5083635" calcext:value-type="float">
            <text:p>1.5083635</text:p>
          </table:table-cell>
        </table:table-row>
        <table:table-row table:style-name="ro1">
          <table:table-cell table:number-columns-repeated="2" office:value-type="float" office:value="1163" calcext:value-type="float">
            <text:p>1163</text:p>
          </table:table-cell>
          <table:table-cell office:value-type="float" office:value="521" calcext:value-type="float">
            <text:p>521</text:p>
          </table:table-cell>
          <table:table-cell table:style-name="Default" table:formula="of:=IF([.$B554]&gt;=[.$D$10]; ([.$B554] - [.$D$10]) * [.D$9]; NA())" office:value-type="float" office:value="1.5083635" calcext:value-type="float">
            <text:p>1.5083635</text:p>
          </table:table-cell>
        </table:table-row>
        <table:table-row table:style-name="ro1">
          <table:table-cell table:number-columns-repeated="2" office:value-type="float" office:value="1163" calcext:value-type="float">
            <text:p>1163</text:p>
          </table:table-cell>
          <table:table-cell office:value-type="float" office:value="522" calcext:value-type="float">
            <text:p>522</text:p>
          </table:table-cell>
          <table:table-cell table:style-name="Default" table:formula="of:=IF([.$B555]&gt;=[.$D$10]; ([.$B555] - [.$D$10]) * [.D$9]; NA())" office:value-type="float" office:value="1.5083635" calcext:value-type="float">
            <text:p>1.5083635</text:p>
          </table:table-cell>
        </table:table-row>
        <table:table-row table:style-name="ro1">
          <table:table-cell table:number-columns-repeated="2" office:value-type="float" office:value="1167" calcext:value-type="float">
            <text:p>1167</text:p>
          </table:table-cell>
          <table:table-cell office:value-type="float" office:value="523" calcext:value-type="float">
            <text:p>523</text:p>
          </table:table-cell>
          <table:table-cell table:style-name="Default" table:formula="of:=IF([.$B556]&gt;=[.$D$10]; ([.$B556] - [.$D$10]) * [.D$9]; NA())" office:value-type="float" office:value="1.51253025" calcext:value-type="float">
            <text:p>1.51253025</text:p>
          </table:table-cell>
        </table:table-row>
        <table:table-row table:style-name="ro1">
          <table:table-cell table:number-columns-repeated="2" office:value-type="float" office:value="1167" calcext:value-type="float">
            <text:p>1167</text:p>
          </table:table-cell>
          <table:table-cell office:value-type="float" office:value="524" calcext:value-type="float">
            <text:p>524</text:p>
          </table:table-cell>
          <table:table-cell table:style-name="Default" table:formula="of:=IF([.$B557]&gt;=[.$D$10]; ([.$B557] - [.$D$10]) * [.D$9]; NA())" office:value-type="float" office:value="1.51253025" calcext:value-type="float">
            <text:p>1.51253025</text:p>
          </table:table-cell>
        </table:table-row>
        <table:table-row table:style-name="ro1">
          <table:table-cell table:number-columns-repeated="2" office:value-type="float" office:value="1167" calcext:value-type="float">
            <text:p>1167</text:p>
          </table:table-cell>
          <table:table-cell office:value-type="float" office:value="525" calcext:value-type="float">
            <text:p>525</text:p>
          </table:table-cell>
          <table:table-cell table:style-name="Default" table:formula="of:=IF([.$B558]&gt;=[.$D$10]; ([.$B558] - [.$D$10]) * [.D$9]; NA())" office:value-type="float" office:value="1.51253025" calcext:value-type="float">
            <text:p>1.51253025</text:p>
          </table:table-cell>
        </table:table-row>
        <table:table-row table:style-name="ro1">
          <table:table-cell table:number-columns-repeated="2" office:value-type="float" office:value="1167" calcext:value-type="float">
            <text:p>1167</text:p>
          </table:table-cell>
          <table:table-cell office:value-type="float" office:value="526" calcext:value-type="float">
            <text:p>526</text:p>
          </table:table-cell>
          <table:table-cell table:style-name="Default" table:formula="of:=IF([.$B559]&gt;=[.$D$10]; ([.$B559] - [.$D$10]) * [.D$9]; NA())" office:value-type="float" office:value="1.51253025" calcext:value-type="float">
            <text:p>1.51253025</text:p>
          </table:table-cell>
        </table:table-row>
        <table:table-row table:style-name="ro1">
          <table:table-cell table:number-columns-repeated="2" office:value-type="float" office:value="1183" calcext:value-type="float">
            <text:p>1183</text:p>
          </table:table-cell>
          <table:table-cell office:value-type="float" office:value="527" calcext:value-type="float">
            <text:p>527</text:p>
          </table:table-cell>
          <table:table-cell table:style-name="Default" table:formula="of:=IF([.$B560]&gt;=[.$D$10]; ([.$B560] - [.$D$10]) * [.D$9]; NA())" office:value-type="float" office:value="1.52919725" calcext:value-type="float">
            <text:p>1.52919725</text:p>
          </table:table-cell>
        </table:table-row>
        <table:table-row table:style-name="ro1">
          <table:table-cell table:number-columns-repeated="2" office:value-type="float" office:value="1171" calcext:value-type="float">
            <text:p>1171</text:p>
          </table:table-cell>
          <table:table-cell office:value-type="float" office:value="528" calcext:value-type="float">
            <text:p>528</text:p>
          </table:table-cell>
          <table:table-cell table:style-name="Default" table:formula="of:=IF([.$B561]&gt;=[.$D$10]; ([.$B561] - [.$D$10]) * [.D$9]; NA())" office:value-type="float" office:value="1.516697" calcext:value-type="float">
            <text:p>1.516697</text:p>
          </table:table-cell>
        </table:table-row>
        <table:table-row table:style-name="ro1">
          <table:table-cell table:number-columns-repeated="2" office:value-type="float" office:value="1171" calcext:value-type="float">
            <text:p>1171</text:p>
          </table:table-cell>
          <table:table-cell office:value-type="float" office:value="529" calcext:value-type="float">
            <text:p>529</text:p>
          </table:table-cell>
          <table:table-cell table:style-name="Default" table:formula="of:=IF([.$B562]&gt;=[.$D$10]; ([.$B562] - [.$D$10]) * [.D$9]; NA())" office:value-type="float" office:value="1.516697" calcext:value-type="float">
            <text:p>1.516697</text:p>
          </table:table-cell>
        </table:table-row>
        <table:table-row table:style-name="ro1">
          <table:table-cell table:number-columns-repeated="2" office:value-type="float" office:value="1171" calcext:value-type="float">
            <text:p>1171</text:p>
          </table:table-cell>
          <table:table-cell office:value-type="float" office:value="530" calcext:value-type="float">
            <text:p>530</text:p>
          </table:table-cell>
          <table:table-cell table:style-name="Default" table:formula="of:=IF([.$B563]&gt;=[.$D$10]; ([.$B563] - [.$D$10]) * [.D$9]; NA())" office:value-type="float" office:value="1.516697" calcext:value-type="float">
            <text:p>1.516697</text:p>
          </table:table-cell>
        </table:table-row>
        <table:table-row table:style-name="ro1">
          <table:table-cell table:number-columns-repeated="2" office:value-type="float" office:value="1175" calcext:value-type="float">
            <text:p>1175</text:p>
          </table:table-cell>
          <table:table-cell office:value-type="float" office:value="531" calcext:value-type="float">
            <text:p>531</text:p>
          </table:table-cell>
          <table:table-cell table:style-name="Default" table:formula="of:=IF([.$B564]&gt;=[.$D$10]; ([.$B564] - [.$D$10]) * [.D$9]; NA())" office:value-type="float" office:value="1.52086375" calcext:value-type="float">
            <text:p>1.52086375</text:p>
          </table:table-cell>
        </table:table-row>
        <table:table-row table:style-name="ro1">
          <table:table-cell table:number-columns-repeated="2" office:value-type="float" office:value="1175" calcext:value-type="float">
            <text:p>1175</text:p>
          </table:table-cell>
          <table:table-cell office:value-type="float" office:value="532" calcext:value-type="float">
            <text:p>532</text:p>
          </table:table-cell>
          <table:table-cell table:style-name="Default" table:formula="of:=IF([.$B565]&gt;=[.$D$10]; ([.$B565] - [.$D$10]) * [.D$9]; NA())" office:value-type="float" office:value="1.52086375" calcext:value-type="float">
            <text:p>1.52086375</text:p>
          </table:table-cell>
        </table:table-row>
        <table:table-row table:style-name="ro1">
          <table:table-cell table:number-columns-repeated="2" office:value-type="float" office:value="1175" calcext:value-type="float">
            <text:p>1175</text:p>
          </table:table-cell>
          <table:table-cell office:value-type="float" office:value="533" calcext:value-type="float">
            <text:p>533</text:p>
          </table:table-cell>
          <table:table-cell table:style-name="Default" table:formula="of:=IF([.$B566]&gt;=[.$D$10]; ([.$B566] - [.$D$10]) * [.D$9]; NA())" office:value-type="float" office:value="1.52086375" calcext:value-type="float">
            <text:p>1.52086375</text:p>
          </table:table-cell>
        </table:table-row>
        <table:table-row table:style-name="ro1">
          <table:table-cell table:number-columns-repeated="2" office:value-type="float" office:value="1175" calcext:value-type="float">
            <text:p>1175</text:p>
          </table:table-cell>
          <table:table-cell office:value-type="float" office:value="534" calcext:value-type="float">
            <text:p>534</text:p>
          </table:table-cell>
          <table:table-cell table:style-name="Default" table:formula="of:=IF([.$B567]&gt;=[.$D$10]; ([.$B567] - [.$D$10]) * [.D$9]; NA())" office:value-type="float" office:value="1.52086375" calcext:value-type="float">
            <text:p>1.52086375</text:p>
          </table:table-cell>
        </table:table-row>
        <table:table-row table:style-name="ro1">
          <table:table-cell table:number-columns-repeated="2" office:value-type="float" office:value="1175" calcext:value-type="float">
            <text:p>1175</text:p>
          </table:table-cell>
          <table:table-cell office:value-type="float" office:value="535" calcext:value-type="float">
            <text:p>535</text:p>
          </table:table-cell>
          <table:table-cell table:style-name="Default" table:formula="of:=IF([.$B568]&gt;=[.$D$10]; ([.$B568] - [.$D$10]) * [.D$9]; NA())" office:value-type="float" office:value="1.52086375" calcext:value-type="float">
            <text:p>1.52086375</text:p>
          </table:table-cell>
        </table:table-row>
        <table:table-row table:style-name="ro1">
          <table:table-cell table:number-columns-repeated="2" office:value-type="float" office:value="1179" calcext:value-type="float">
            <text:p>1179</text:p>
          </table:table-cell>
          <table:table-cell office:value-type="float" office:value="536" calcext:value-type="float">
            <text:p>536</text:p>
          </table:table-cell>
          <table:table-cell table:style-name="Default" table:formula="of:=IF([.$B569]&gt;=[.$D$10]; ([.$B569] - [.$D$10]) * [.D$9]; NA())" office:value-type="float" office:value="1.5250305" calcext:value-type="float">
            <text:p>1.5250305</text:p>
          </table:table-cell>
        </table:table-row>
        <table:table-row table:style-name="ro1">
          <table:table-cell table:number-columns-repeated="2" office:value-type="float" office:value="1179" calcext:value-type="float">
            <text:p>1179</text:p>
          </table:table-cell>
          <table:table-cell office:value-type="float" office:value="537" calcext:value-type="float">
            <text:p>537</text:p>
          </table:table-cell>
          <table:table-cell table:style-name="Default" table:formula="of:=IF([.$B570]&gt;=[.$D$10]; ([.$B570] - [.$D$10]) * [.D$9]; NA())" office:value-type="float" office:value="1.5250305" calcext:value-type="float">
            <text:p>1.5250305</text:p>
          </table:table-cell>
        </table:table-row>
        <table:table-row table:style-name="ro1">
          <table:table-cell table:number-columns-repeated="2" office:value-type="float" office:value="1179" calcext:value-type="float">
            <text:p>1179</text:p>
          </table:table-cell>
          <table:table-cell office:value-type="float" office:value="538" calcext:value-type="float">
            <text:p>538</text:p>
          </table:table-cell>
          <table:table-cell table:style-name="Default" table:formula="of:=IF([.$B571]&gt;=[.$D$10]; ([.$B571] - [.$D$10]) * [.D$9]; NA())" office:value-type="float" office:value="1.5250305" calcext:value-type="float">
            <text:p>1.5250305</text:p>
          </table:table-cell>
        </table:table-row>
        <table:table-row table:style-name="ro1">
          <table:table-cell table:number-columns-repeated="2" office:value-type="float" office:value="1183" calcext:value-type="float">
            <text:p>1183</text:p>
          </table:table-cell>
          <table:table-cell office:value-type="float" office:value="539" calcext:value-type="float">
            <text:p>539</text:p>
          </table:table-cell>
          <table:table-cell table:style-name="Default" table:formula="of:=IF([.$B572]&gt;=[.$D$10]; ([.$B572] - [.$D$10]) * [.D$9]; NA())" office:value-type="float" office:value="1.52919725" calcext:value-type="float">
            <text:p>1.52919725</text:p>
          </table:table-cell>
        </table:table-row>
        <table:table-row table:style-name="ro1">
          <table:table-cell table:number-columns-repeated="2" office:value-type="float" office:value="1183" calcext:value-type="float">
            <text:p>1183</text:p>
          </table:table-cell>
          <table:table-cell office:value-type="float" office:value="540" calcext:value-type="float">
            <text:p>540</text:p>
          </table:table-cell>
          <table:table-cell table:style-name="Default" table:formula="of:=IF([.$B573]&gt;=[.$D$10]; ([.$B573] - [.$D$10]) * [.D$9]; NA())" office:value-type="float" office:value="1.52919725" calcext:value-type="float">
            <text:p>1.52919725</text:p>
          </table:table-cell>
        </table:table-row>
        <table:table-row table:style-name="ro1">
          <table:table-cell table:number-columns-repeated="2" office:value-type="float" office:value="1183" calcext:value-type="float">
            <text:p>1183</text:p>
          </table:table-cell>
          <table:table-cell office:value-type="float" office:value="541" calcext:value-type="float">
            <text:p>541</text:p>
          </table:table-cell>
          <table:table-cell table:style-name="Default" table:formula="of:=IF([.$B574]&gt;=[.$D$10]; ([.$B574] - [.$D$10]) * [.D$9]; NA())" office:value-type="float" office:value="1.52919725" calcext:value-type="float">
            <text:p>1.52919725</text:p>
          </table:table-cell>
        </table:table-row>
        <table:table-row table:style-name="ro1">
          <table:table-cell table:number-columns-repeated="2" office:value-type="float" office:value="1183" calcext:value-type="float">
            <text:p>1183</text:p>
          </table:table-cell>
          <table:table-cell office:value-type="float" office:value="542" calcext:value-type="float">
            <text:p>542</text:p>
          </table:table-cell>
          <table:table-cell table:style-name="Default" table:formula="of:=IF([.$B575]&gt;=[.$D$10]; ([.$B575] - [.$D$10]) * [.D$9]; NA())" office:value-type="float" office:value="1.52919725" calcext:value-type="float">
            <text:p>1.52919725</text:p>
          </table:table-cell>
        </table:table-row>
        <table:table-row table:style-name="ro1">
          <table:table-cell table:number-columns-repeated="2" office:value-type="float" office:value="1183" calcext:value-type="float">
            <text:p>1183</text:p>
          </table:table-cell>
          <table:table-cell office:value-type="float" office:value="543" calcext:value-type="float">
            <text:p>543</text:p>
          </table:table-cell>
          <table:table-cell table:style-name="Default" table:formula="of:=IF([.$B576]&gt;=[.$D$10]; ([.$B576] - [.$D$10]) * [.D$9]; NA())" office:value-type="float" office:value="1.52919725" calcext:value-type="float">
            <text:p>1.52919725</text:p>
          </table:table-cell>
        </table:table-row>
        <table:table-row table:style-name="ro1">
          <table:table-cell table:number-columns-repeated="2" office:value-type="float" office:value="1195" calcext:value-type="float">
            <text:p>1195</text:p>
          </table:table-cell>
          <table:table-cell office:value-type="float" office:value="544" calcext:value-type="float">
            <text:p>544</text:p>
          </table:table-cell>
          <table:table-cell table:style-name="Default" table:formula="of:=IF([.$B577]&gt;=[.$D$10]; ([.$B577] - [.$D$10]) * [.D$9]; NA())" office:value-type="float" office:value="1.5416975" calcext:value-type="float">
            <text:p>1.5416975</text:p>
          </table:table-cell>
        </table:table-row>
        <table:table-row table:style-name="ro1">
          <table:table-cell table:number-columns-repeated="2" office:value-type="float" office:value="1187" calcext:value-type="float">
            <text:p>1187</text:p>
          </table:table-cell>
          <table:table-cell office:value-type="float" office:value="545" calcext:value-type="float">
            <text:p>545</text:p>
          </table:table-cell>
          <table:table-cell table:style-name="Default" table:formula="of:=IF([.$B578]&gt;=[.$D$10]; ([.$B578] - [.$D$10]) * [.D$9]; NA())" office:value-type="float" office:value="1.533364" calcext:value-type="float">
            <text:p>1.533364</text:p>
          </table:table-cell>
        </table:table-row>
        <table:table-row table:style-name="ro1">
          <table:table-cell table:number-columns-repeated="2" office:value-type="float" office:value="1187" calcext:value-type="float">
            <text:p>1187</text:p>
          </table:table-cell>
          <table:table-cell office:value-type="float" office:value="546" calcext:value-type="float">
            <text:p>546</text:p>
          </table:table-cell>
          <table:table-cell table:style-name="Default" table:formula="of:=IF([.$B579]&gt;=[.$D$10]; ([.$B579] - [.$D$10]) * [.D$9]; NA())" office:value-type="float" office:value="1.533364" calcext:value-type="float">
            <text:p>1.533364</text:p>
          </table:table-cell>
        </table:table-row>
        <table:table-row table:style-name="ro1">
          <table:table-cell table:number-columns-repeated="2" office:value-type="float" office:value="1191" calcext:value-type="float">
            <text:p>1191</text:p>
          </table:table-cell>
          <table:table-cell office:value-type="float" office:value="547" calcext:value-type="float">
            <text:p>547</text:p>
          </table:table-cell>
          <table:table-cell table:style-name="Default" table:formula="of:=IF([.$B580]&gt;=[.$D$10]; ([.$B580] - [.$D$10]) * [.D$9]; NA())" office:value-type="float" office:value="1.53753075" calcext:value-type="float">
            <text:p>1.53753075</text:p>
          </table:table-cell>
        </table:table-row>
        <table:table-row table:style-name="ro1">
          <table:table-cell table:number-columns-repeated="2" office:value-type="float" office:value="1191" calcext:value-type="float">
            <text:p>1191</text:p>
          </table:table-cell>
          <table:table-cell office:value-type="float" office:value="548" calcext:value-type="float">
            <text:p>548</text:p>
          </table:table-cell>
          <table:table-cell table:style-name="Default" table:formula="of:=IF([.$B581]&gt;=[.$D$10]; ([.$B581] - [.$D$10]) * [.D$9]; NA())" office:value-type="float" office:value="1.53753075" calcext:value-type="float">
            <text:p>1.53753075</text:p>
          </table:table-cell>
        </table:table-row>
        <table:table-row table:style-name="ro1">
          <table:table-cell table:number-columns-repeated="2" office:value-type="float" office:value="1191" calcext:value-type="float">
            <text:p>1191</text:p>
          </table:table-cell>
          <table:table-cell office:value-type="float" office:value="549" calcext:value-type="float">
            <text:p>549</text:p>
          </table:table-cell>
          <table:table-cell table:style-name="Default" table:formula="of:=IF([.$B582]&gt;=[.$D$10]; ([.$B582] - [.$D$10]) * [.D$9]; NA())" office:value-type="float" office:value="1.53753075" calcext:value-type="float">
            <text:p>1.53753075</text:p>
          </table:table-cell>
        </table:table-row>
        <table:table-row table:style-name="ro1">
          <table:table-cell table:number-columns-repeated="2" office:value-type="float" office:value="1191" calcext:value-type="float">
            <text:p>1191</text:p>
          </table:table-cell>
          <table:table-cell office:value-type="float" office:value="550" calcext:value-type="float">
            <text:p>550</text:p>
          </table:table-cell>
          <table:table-cell table:style-name="Default" table:formula="of:=IF([.$B583]&gt;=[.$D$10]; ([.$B583] - [.$D$10]) * [.D$9]; NA())" office:value-type="float" office:value="1.53753075" calcext:value-type="float">
            <text:p>1.53753075</text:p>
          </table:table-cell>
        </table:table-row>
        <table:table-row table:style-name="ro1">
          <table:table-cell table:number-columns-repeated="2" office:value-type="float" office:value="1191" calcext:value-type="float">
            <text:p>1191</text:p>
          </table:table-cell>
          <table:table-cell office:value-type="float" office:value="551" calcext:value-type="float">
            <text:p>551</text:p>
          </table:table-cell>
          <table:table-cell table:style-name="Default" table:formula="of:=IF([.$B584]&gt;=[.$D$10]; ([.$B584] - [.$D$10]) * [.D$9]; NA())" office:value-type="float" office:value="1.53753075" calcext:value-type="float">
            <text:p>1.53753075</text:p>
          </table:table-cell>
        </table:table-row>
        <table:table-row table:style-name="ro1">
          <table:table-cell table:number-columns-repeated="2" office:value-type="float" office:value="1199" calcext:value-type="float">
            <text:p>1199</text:p>
          </table:table-cell>
          <table:table-cell office:value-type="float" office:value="552" calcext:value-type="float">
            <text:p>552</text:p>
          </table:table-cell>
          <table:table-cell table:style-name="Default" table:formula="of:=IF([.$B585]&gt;=[.$D$10]; ([.$B585] - [.$D$10]) * [.D$9]; NA())" office:value-type="float" office:value="1.54586425" calcext:value-type="float">
            <text:p>1.54586425</text:p>
          </table:table-cell>
        </table:table-row>
        <table:table-row table:style-name="ro1">
          <table:table-cell table:number-columns-repeated="2" office:value-type="float" office:value="1195" calcext:value-type="float">
            <text:p>1195</text:p>
          </table:table-cell>
          <table:table-cell office:value-type="float" office:value="553" calcext:value-type="float">
            <text:p>553</text:p>
          </table:table-cell>
          <table:table-cell table:style-name="Default" table:formula="of:=IF([.$B586]&gt;=[.$D$10]; ([.$B586] - [.$D$10]) * [.D$9]; NA())" office:value-type="float" office:value="1.5416975" calcext:value-type="float">
            <text:p>1.5416975</text:p>
          </table:table-cell>
        </table:table-row>
        <table:table-row table:style-name="ro1">
          <table:table-cell table:number-columns-repeated="2" office:value-type="float" office:value="1195" calcext:value-type="float">
            <text:p>1195</text:p>
          </table:table-cell>
          <table:table-cell office:value-type="float" office:value="554" calcext:value-type="float">
            <text:p>554</text:p>
          </table:table-cell>
          <table:table-cell table:style-name="Default" table:formula="of:=IF([.$B587]&gt;=[.$D$10]; ([.$B587] - [.$D$10]) * [.D$9]; NA())" office:value-type="float" office:value="1.5416975" calcext:value-type="float">
            <text:p>1.5416975</text:p>
          </table:table-cell>
        </table:table-row>
        <table:table-row table:style-name="ro1">
          <table:table-cell table:number-columns-repeated="2" office:value-type="float" office:value="1195" calcext:value-type="float">
            <text:p>1195</text:p>
          </table:table-cell>
          <table:table-cell office:value-type="float" office:value="555" calcext:value-type="float">
            <text:p>555</text:p>
          </table:table-cell>
          <table:table-cell table:style-name="Default" table:formula="of:=IF([.$B588]&gt;=[.$D$10]; ([.$B588] - [.$D$10]) * [.D$9]; NA())" office:value-type="float" office:value="1.5416975" calcext:value-type="float">
            <text:p>1.5416975</text:p>
          </table:table-cell>
        </table:table-row>
        <table:table-row table:style-name="ro1">
          <table:table-cell table:number-columns-repeated="2" office:value-type="float" office:value="1199" calcext:value-type="float">
            <text:p>1199</text:p>
          </table:table-cell>
          <table:table-cell office:value-type="float" office:value="556" calcext:value-type="float">
            <text:p>556</text:p>
          </table:table-cell>
          <table:table-cell table:style-name="Default" table:formula="of:=IF([.$B589]&gt;=[.$D$10]; ([.$B589] - [.$D$10]) * [.D$9]; NA())" office:value-type="float" office:value="1.54586425" calcext:value-type="float">
            <text:p>1.54586425</text:p>
          </table:table-cell>
        </table:table-row>
        <table:table-row table:style-name="ro1">
          <table:table-cell table:number-columns-repeated="2" office:value-type="float" office:value="1199" calcext:value-type="float">
            <text:p>1199</text:p>
          </table:table-cell>
          <table:table-cell office:value-type="float" office:value="557" calcext:value-type="float">
            <text:p>557</text:p>
          </table:table-cell>
          <table:table-cell table:style-name="Default" table:formula="of:=IF([.$B590]&gt;=[.$D$10]; ([.$B590] - [.$D$10]) * [.D$9]; NA())" office:value-type="float" office:value="1.54586425" calcext:value-type="float">
            <text:p>1.54586425</text:p>
          </table:table-cell>
        </table:table-row>
        <table:table-row table:style-name="ro1">
          <table:table-cell table:number-columns-repeated="2" office:value-type="float" office:value="1199" calcext:value-type="float">
            <text:p>1199</text:p>
          </table:table-cell>
          <table:table-cell office:value-type="float" office:value="558" calcext:value-type="float">
            <text:p>558</text:p>
          </table:table-cell>
          <table:table-cell table:style-name="Default" table:formula="of:=IF([.$B591]&gt;=[.$D$10]; ([.$B591] - [.$D$10]) * [.D$9]; NA())" office:value-type="float" office:value="1.54586425" calcext:value-type="float">
            <text:p>1.54586425</text:p>
          </table:table-cell>
        </table:table-row>
        <table:table-row table:style-name="ro1">
          <table:table-cell table:number-columns-repeated="2" office:value-type="float" office:value="1199" calcext:value-type="float">
            <text:p>1199</text:p>
          </table:table-cell>
          <table:table-cell office:value-type="float" office:value="559" calcext:value-type="float">
            <text:p>559</text:p>
          </table:table-cell>
          <table:table-cell table:style-name="Default" table:formula="of:=IF([.$B592]&gt;=[.$D$10]; ([.$B592] - [.$D$10]) * [.D$9]; NA())" office:value-type="float" office:value="1.54586425" calcext:value-type="float">
            <text:p>1.54586425</text:p>
          </table:table-cell>
        </table:table-row>
        <table:table-row table:style-name="ro1">
          <table:table-cell table:number-columns-repeated="2" office:value-type="float" office:value="1203" calcext:value-type="float">
            <text:p>1203</text:p>
          </table:table-cell>
          <table:table-cell office:value-type="float" office:value="560" calcext:value-type="float">
            <text:p>560</text:p>
          </table:table-cell>
          <table:table-cell table:style-name="Default" table:formula="of:=IF([.$B593]&gt;=[.$D$10]; ([.$B593] - [.$D$10]) * [.D$9]; NA())" office:value-type="float" office:value="1.550031" calcext:value-type="float">
            <text:p>1.550031</text:p>
          </table:table-cell>
        </table:table-row>
        <table:table-row table:style-name="ro1">
          <table:table-cell table:number-columns-repeated="2" office:value-type="float" office:value="1203" calcext:value-type="float">
            <text:p>1203</text:p>
          </table:table-cell>
          <table:table-cell office:value-type="float" office:value="561" calcext:value-type="float">
            <text:p>561</text:p>
          </table:table-cell>
          <table:table-cell table:style-name="Default" table:formula="of:=IF([.$B594]&gt;=[.$D$10]; ([.$B594] - [.$D$10]) * [.D$9]; NA())" office:value-type="float" office:value="1.550031" calcext:value-type="float">
            <text:p>1.550031</text:p>
          </table:table-cell>
        </table:table-row>
        <table:table-row table:style-name="ro1">
          <table:table-cell table:number-columns-repeated="2" office:value-type="float" office:value="1203" calcext:value-type="float">
            <text:p>1203</text:p>
          </table:table-cell>
          <table:table-cell office:value-type="float" office:value="562" calcext:value-type="float">
            <text:p>562</text:p>
          </table:table-cell>
          <table:table-cell table:style-name="Default" table:formula="of:=IF([.$B595]&gt;=[.$D$10]; ([.$B595] - [.$D$10]) * [.D$9]; NA())" office:value-type="float" office:value="1.550031" calcext:value-type="float">
            <text:p>1.550031</text:p>
          </table:table-cell>
        </table:table-row>
        <table:table-row table:style-name="ro1">
          <table:table-cell table:number-columns-repeated="2" office:value-type="float" office:value="1203" calcext:value-type="float">
            <text:p>1203</text:p>
          </table:table-cell>
          <table:table-cell office:value-type="float" office:value="563" calcext:value-type="float">
            <text:p>563</text:p>
          </table:table-cell>
          <table:table-cell table:style-name="Default" table:formula="of:=IF([.$B596]&gt;=[.$D$10]; ([.$B596] - [.$D$10]) * [.D$9]; NA())" office:value-type="float" office:value="1.550031" calcext:value-type="float">
            <text:p>1.550031</text:p>
          </table:table-cell>
        </table:table-row>
        <table:table-row table:style-name="ro1">
          <table:table-cell table:number-columns-repeated="2" office:value-type="float" office:value="1207" calcext:value-type="float">
            <text:p>1207</text:p>
          </table:table-cell>
          <table:table-cell office:value-type="float" office:value="564" calcext:value-type="float">
            <text:p>564</text:p>
          </table:table-cell>
          <table:table-cell table:style-name="Default" table:formula="of:=IF([.$B597]&gt;=[.$D$10]; ([.$B597] - [.$D$10]) * [.D$9]; NA())" office:value-type="float" office:value="1.55419775" calcext:value-type="float">
            <text:p>1.55419775</text:p>
          </table:table-cell>
        </table:table-row>
        <table:table-row table:style-name="ro1">
          <table:table-cell table:number-columns-repeated="2" office:value-type="float" office:value="1207" calcext:value-type="float">
            <text:p>1207</text:p>
          </table:table-cell>
          <table:table-cell office:value-type="float" office:value="565" calcext:value-type="float">
            <text:p>565</text:p>
          </table:table-cell>
          <table:table-cell table:style-name="Default" table:formula="of:=IF([.$B598]&gt;=[.$D$10]; ([.$B598] - [.$D$10]) * [.D$9]; NA())" office:value-type="float" office:value="1.55419775" calcext:value-type="float">
            <text:p>1.55419775</text:p>
          </table:table-cell>
        </table:table-row>
        <table:table-row table:style-name="ro1">
          <table:table-cell table:number-columns-repeated="2" office:value-type="float" office:value="1207" calcext:value-type="float">
            <text:p>1207</text:p>
          </table:table-cell>
          <table:table-cell office:value-type="float" office:value="566" calcext:value-type="float">
            <text:p>566</text:p>
          </table:table-cell>
          <table:table-cell table:style-name="Default" table:formula="of:=IF([.$B599]&gt;=[.$D$10]; ([.$B599] - [.$D$10]) * [.D$9]; NA())" office:value-type="float" office:value="1.55419775" calcext:value-type="float">
            <text:p>1.55419775</text:p>
          </table:table-cell>
        </table:table-row>
        <table:table-row table:style-name="ro1">
          <table:table-cell table:number-columns-repeated="2" office:value-type="float" office:value="1207" calcext:value-type="float">
            <text:p>1207</text:p>
          </table:table-cell>
          <table:table-cell office:value-type="float" office:value="567" calcext:value-type="float">
            <text:p>567</text:p>
          </table:table-cell>
          <table:table-cell table:style-name="Default" table:formula="of:=IF([.$B600]&gt;=[.$D$10]; ([.$B600] - [.$D$10]) * [.D$9]; NA())" office:value-type="float" office:value="1.55419775" calcext:value-type="float">
            <text:p>1.55419775</text:p>
          </table:table-cell>
        </table:table-row>
        <table:table-row table:style-name="ro1">
          <table:table-cell table:number-columns-repeated="2" office:value-type="float" office:value="1211" calcext:value-type="float">
            <text:p>1211</text:p>
          </table:table-cell>
          <table:table-cell office:value-type="float" office:value="568" calcext:value-type="float">
            <text:p>568</text:p>
          </table:table-cell>
          <table:table-cell table:style-name="Default" table:formula="of:=IF([.$B601]&gt;=[.$D$10]; ([.$B601] - [.$D$10]) * [.D$9]; NA())" office:value-type="float" office:value="1.5583645" calcext:value-type="float">
            <text:p>1.5583645</text:p>
          </table:table-cell>
        </table:table-row>
        <table:table-row table:style-name="ro1">
          <table:table-cell table:number-columns-repeated="2" office:value-type="float" office:value="1211" calcext:value-type="float">
            <text:p>1211</text:p>
          </table:table-cell>
          <table:table-cell office:value-type="float" office:value="569" calcext:value-type="float">
            <text:p>569</text:p>
          </table:table-cell>
          <table:table-cell table:style-name="Default" table:formula="of:=IF([.$B602]&gt;=[.$D$10]; ([.$B602] - [.$D$10]) * [.D$9]; NA())" office:value-type="float" office:value="1.5583645" calcext:value-type="float">
            <text:p>1.5583645</text:p>
          </table:table-cell>
        </table:table-row>
        <table:table-row table:style-name="ro1">
          <table:table-cell table:number-columns-repeated="2" office:value-type="float" office:value="1211" calcext:value-type="float">
            <text:p>1211</text:p>
          </table:table-cell>
          <table:table-cell office:value-type="float" office:value="570" calcext:value-type="float">
            <text:p>570</text:p>
          </table:table-cell>
          <table:table-cell table:style-name="Default" table:formula="of:=IF([.$B603]&gt;=[.$D$10]; ([.$B603] - [.$D$10]) * [.D$9]; NA())" office:value-type="float" office:value="1.5583645" calcext:value-type="float">
            <text:p>1.5583645</text:p>
          </table:table-cell>
        </table:table-row>
        <table:table-row table:style-name="ro1">
          <table:table-cell table:number-columns-repeated="2" office:value-type="float" office:value="1211" calcext:value-type="float">
            <text:p>1211</text:p>
          </table:table-cell>
          <table:table-cell office:value-type="float" office:value="571" calcext:value-type="float">
            <text:p>571</text:p>
          </table:table-cell>
          <table:table-cell table:style-name="Default" table:formula="of:=IF([.$B604]&gt;=[.$D$10]; ([.$B604] - [.$D$10]) * [.D$9]; NA())" office:value-type="float" office:value="1.5583645" calcext:value-type="float">
            <text:p>1.5583645</text:p>
          </table:table-cell>
        </table:table-row>
        <table:table-row table:style-name="ro1">
          <table:table-cell table:number-columns-repeated="2" office:value-type="float" office:value="1215" calcext:value-type="float">
            <text:p>1215</text:p>
          </table:table-cell>
          <table:table-cell office:value-type="float" office:value="572" calcext:value-type="float">
            <text:p>572</text:p>
          </table:table-cell>
          <table:table-cell table:style-name="Default" table:formula="of:=IF([.$B605]&gt;=[.$D$10]; ([.$B605] - [.$D$10]) * [.D$9]; NA())" office:value-type="float" office:value="1.56253125" calcext:value-type="float">
            <text:p>1.56253125</text:p>
          </table:table-cell>
        </table:table-row>
        <table:table-row table:style-name="ro1">
          <table:table-cell table:number-columns-repeated="2" office:value-type="float" office:value="1215" calcext:value-type="float">
            <text:p>1215</text:p>
          </table:table-cell>
          <table:table-cell office:value-type="float" office:value="573" calcext:value-type="float">
            <text:p>573</text:p>
          </table:table-cell>
          <table:table-cell table:style-name="Default" table:formula="of:=IF([.$B606]&gt;=[.$D$10]; ([.$B606] - [.$D$10]) * [.D$9]; NA())" office:value-type="float" office:value="1.56253125" calcext:value-type="float">
            <text:p>1.56253125</text:p>
          </table:table-cell>
        </table:table-row>
        <table:table-row table:style-name="ro1">
          <table:table-cell table:number-columns-repeated="2" office:value-type="float" office:value="1215" calcext:value-type="float">
            <text:p>1215</text:p>
          </table:table-cell>
          <table:table-cell office:value-type="float" office:value="574" calcext:value-type="float">
            <text:p>574</text:p>
          </table:table-cell>
          <table:table-cell table:style-name="Default" table:formula="of:=IF([.$B607]&gt;=[.$D$10]; ([.$B607] - [.$D$10]) * [.D$9]; NA())" office:value-type="float" office:value="1.56253125" calcext:value-type="float">
            <text:p>1.56253125</text:p>
          </table:table-cell>
        </table:table-row>
        <table:table-row table:style-name="ro1">
          <table:table-cell table:number-columns-repeated="2" office:value-type="float" office:value="1215" calcext:value-type="float">
            <text:p>1215</text:p>
          </table:table-cell>
          <table:table-cell office:value-type="float" office:value="575" calcext:value-type="float">
            <text:p>575</text:p>
          </table:table-cell>
          <table:table-cell table:style-name="Default" table:formula="of:=IF([.$B608]&gt;=[.$D$10]; ([.$B608] - [.$D$10]) * [.D$9]; NA())" office:value-type="float" office:value="1.56253125" calcext:value-type="float">
            <text:p>1.56253125</text:p>
          </table:table-cell>
        </table:table-row>
        <table:table-row table:style-name="ro1">
          <table:table-cell table:number-columns-repeated="2" office:value-type="float" office:value="1235" calcext:value-type="float">
            <text:p>1235</text:p>
          </table:table-cell>
          <table:table-cell office:value-type="float" office:value="576" calcext:value-type="float">
            <text:p>576</text:p>
          </table:table-cell>
          <table:table-cell table:style-name="Default" table:formula="of:=IF([.$B609]&gt;=[.$D$10]; ([.$B609] - [.$D$10]) * [.D$9]; NA())" office:value-type="float" office:value="1.583365" calcext:value-type="float">
            <text:p>1.583365</text:p>
          </table:table-cell>
        </table:table-row>
        <table:table-row table:style-name="ro1">
          <table:table-cell table:number-columns-repeated="2" office:value-type="float" office:value="1219" calcext:value-type="float">
            <text:p>1219</text:p>
          </table:table-cell>
          <table:table-cell office:value-type="float" office:value="577" calcext:value-type="float">
            <text:p>577</text:p>
          </table:table-cell>
          <table:table-cell table:style-name="Default" table:formula="of:=IF([.$B610]&gt;=[.$D$10]; ([.$B610] - [.$D$10]) * [.D$9]; NA())" office:value-type="float" office:value="1.566698" calcext:value-type="float">
            <text:p>1.566698</text:p>
          </table:table-cell>
        </table:table-row>
        <table:table-row table:style-name="ro1">
          <table:table-cell table:number-columns-repeated="2" office:value-type="float" office:value="1219" calcext:value-type="float">
            <text:p>1219</text:p>
          </table:table-cell>
          <table:table-cell office:value-type="float" office:value="578" calcext:value-type="float">
            <text:p>578</text:p>
          </table:table-cell>
          <table:table-cell table:style-name="Default" table:formula="of:=IF([.$B611]&gt;=[.$D$10]; ([.$B611] - [.$D$10]) * [.D$9]; NA())" office:value-type="float" office:value="1.566698" calcext:value-type="float">
            <text:p>1.566698</text:p>
          </table:table-cell>
        </table:table-row>
        <table:table-row table:style-name="ro1">
          <table:table-cell table:number-columns-repeated="2" office:value-type="float" office:value="1219" calcext:value-type="float">
            <text:p>1219</text:p>
          </table:table-cell>
          <table:table-cell office:value-type="float" office:value="579" calcext:value-type="float">
            <text:p>579</text:p>
          </table:table-cell>
          <table:table-cell table:style-name="Default" table:formula="of:=IF([.$B612]&gt;=[.$D$10]; ([.$B612] - [.$D$10]) * [.D$9]; NA())" office:value-type="float" office:value="1.566698" calcext:value-type="float">
            <text:p>1.566698</text:p>
          </table:table-cell>
        </table:table-row>
        <table:table-row table:style-name="ro1">
          <table:table-cell table:number-columns-repeated="2" office:value-type="float" office:value="1223" calcext:value-type="float">
            <text:p>1223</text:p>
          </table:table-cell>
          <table:table-cell office:value-type="float" office:value="580" calcext:value-type="float">
            <text:p>580</text:p>
          </table:table-cell>
          <table:table-cell table:style-name="Default" table:formula="of:=IF([.$B613]&gt;=[.$D$10]; ([.$B613] - [.$D$10]) * [.D$9]; NA())" office:value-type="float" office:value="1.57086475" calcext:value-type="float">
            <text:p>1.57086475</text:p>
          </table:table-cell>
        </table:table-row>
        <table:table-row table:style-name="ro1">
          <table:table-cell table:number-columns-repeated="2" office:value-type="float" office:value="1223" calcext:value-type="float">
            <text:p>1223</text:p>
          </table:table-cell>
          <table:table-cell office:value-type="float" office:value="581" calcext:value-type="float">
            <text:p>581</text:p>
          </table:table-cell>
          <table:table-cell table:style-name="Default" table:formula="of:=IF([.$B614]&gt;=[.$D$10]; ([.$B614] - [.$D$10]) * [.D$9]; NA())" office:value-type="float" office:value="1.57086475" calcext:value-type="float">
            <text:p>1.57086475</text:p>
          </table:table-cell>
        </table:table-row>
        <table:table-row table:style-name="ro1">
          <table:table-cell table:number-columns-repeated="2" office:value-type="float" office:value="1223" calcext:value-type="float">
            <text:p>1223</text:p>
          </table:table-cell>
          <table:table-cell office:value-type="float" office:value="582" calcext:value-type="float">
            <text:p>582</text:p>
          </table:table-cell>
          <table:table-cell table:style-name="Default" table:formula="of:=IF([.$B615]&gt;=[.$D$10]; ([.$B615] - [.$D$10]) * [.D$9]; NA())" office:value-type="float" office:value="1.57086475" calcext:value-type="float">
            <text:p>1.57086475</text:p>
          </table:table-cell>
        </table:table-row>
        <table:table-row table:style-name="ro1">
          <table:table-cell table:number-columns-repeated="2" office:value-type="float" office:value="1223" calcext:value-type="float">
            <text:p>1223</text:p>
          </table:table-cell>
          <table:table-cell office:value-type="float" office:value="583" calcext:value-type="float">
            <text:p>583</text:p>
          </table:table-cell>
          <table:table-cell table:style-name="Default" table:formula="of:=IF([.$B616]&gt;=[.$D$10]; ([.$B616] - [.$D$10]) * [.D$9]; NA())" office:value-type="float" office:value="1.57086475" calcext:value-type="float">
            <text:p>1.57086475</text:p>
          </table:table-cell>
        </table:table-row>
        <table:table-row table:style-name="ro1">
          <table:table-cell table:number-columns-repeated="2" office:value-type="float" office:value="1219" calcext:value-type="float">
            <text:p>1219</text:p>
          </table:table-cell>
          <table:table-cell office:value-type="float" office:value="584" calcext:value-type="float">
            <text:p>584</text:p>
          </table:table-cell>
          <table:table-cell table:style-name="Default" table:formula="of:=IF([.$B617]&gt;=[.$D$10]; ([.$B617] - [.$D$10]) * [.D$9]; NA())" office:value-type="float" office:value="1.566698" calcext:value-type="float">
            <text:p>1.566698</text:p>
          </table:table-cell>
        </table:table-row>
        <table:table-row table:style-name="ro1">
          <table:table-cell table:number-columns-repeated="2" office:value-type="float" office:value="1227" calcext:value-type="float">
            <text:p>1227</text:p>
          </table:table-cell>
          <table:table-cell office:value-type="float" office:value="585" calcext:value-type="float">
            <text:p>585</text:p>
          </table:table-cell>
          <table:table-cell table:style-name="Default" table:formula="of:=IF([.$B618]&gt;=[.$D$10]; ([.$B618] - [.$D$10]) * [.D$9]; NA())" office:value-type="float" office:value="1.5750315" calcext:value-type="float">
            <text:p>1.5750315</text:p>
          </table:table-cell>
        </table:table-row>
        <table:table-row table:style-name="ro1">
          <table:table-cell table:number-columns-repeated="2" office:value-type="float" office:value="1227" calcext:value-type="float">
            <text:p>1227</text:p>
          </table:table-cell>
          <table:table-cell office:value-type="float" office:value="586" calcext:value-type="float">
            <text:p>586</text:p>
          </table:table-cell>
          <table:table-cell table:style-name="Default" table:formula="of:=IF([.$B619]&gt;=[.$D$10]; ([.$B619] - [.$D$10]) * [.D$9]; NA())" office:value-type="float" office:value="1.5750315" calcext:value-type="float">
            <text:p>1.5750315</text:p>
          </table:table-cell>
        </table:table-row>
        <table:table-row table:style-name="ro1">
          <table:table-cell table:number-columns-repeated="2" office:value-type="float" office:value="1227" calcext:value-type="float">
            <text:p>1227</text:p>
          </table:table-cell>
          <table:table-cell office:value-type="float" office:value="587" calcext:value-type="float">
            <text:p>587</text:p>
          </table:table-cell>
          <table:table-cell table:style-name="Default" table:formula="of:=IF([.$B620]&gt;=[.$D$10]; ([.$B620] - [.$D$10]) * [.D$9]; NA())" office:value-type="float" office:value="1.5750315" calcext:value-type="float">
            <text:p>1.5750315</text:p>
          </table:table-cell>
        </table:table-row>
        <table:table-row table:style-name="ro1">
          <table:table-cell table:number-columns-repeated="2" office:value-type="float" office:value="1231" calcext:value-type="float">
            <text:p>1231</text:p>
          </table:table-cell>
          <table:table-cell office:value-type="float" office:value="588" calcext:value-type="float">
            <text:p>588</text:p>
          </table:table-cell>
          <table:table-cell table:style-name="Default" table:formula="of:=IF([.$B621]&gt;=[.$D$10]; ([.$B621] - [.$D$10]) * [.D$9]; NA())" office:value-type="float" office:value="1.57919825" calcext:value-type="float">
            <text:p>1.57919825</text:p>
          </table:table-cell>
        </table:table-row>
        <table:table-row table:style-name="ro1">
          <table:table-cell table:number-columns-repeated="2" office:value-type="float" office:value="1231" calcext:value-type="float">
            <text:p>1231</text:p>
          </table:table-cell>
          <table:table-cell office:value-type="float" office:value="589" calcext:value-type="float">
            <text:p>589</text:p>
          </table:table-cell>
          <table:table-cell table:style-name="Default" table:formula="of:=IF([.$B622]&gt;=[.$D$10]; ([.$B622] - [.$D$10]) * [.D$9]; NA())" office:value-type="float" office:value="1.57919825" calcext:value-type="float">
            <text:p>1.57919825</text:p>
          </table:table-cell>
        </table:table-row>
        <table:table-row table:style-name="ro1">
          <table:table-cell table:number-columns-repeated="2" office:value-type="float" office:value="1231" calcext:value-type="float">
            <text:p>1231</text:p>
          </table:table-cell>
          <table:table-cell office:value-type="float" office:value="590" calcext:value-type="float">
            <text:p>590</text:p>
          </table:table-cell>
          <table:table-cell table:style-name="Default" table:formula="of:=IF([.$B623]&gt;=[.$D$10]; ([.$B623] - [.$D$10]) * [.D$9]; NA())" office:value-type="float" office:value="1.57919825" calcext:value-type="float">
            <text:p>1.57919825</text:p>
          </table:table-cell>
        </table:table-row>
        <table:table-row table:style-name="ro1">
          <table:table-cell table:number-columns-repeated="2" office:value-type="float" office:value="1231" calcext:value-type="float">
            <text:p>1231</text:p>
          </table:table-cell>
          <table:table-cell office:value-type="float" office:value="591" calcext:value-type="float">
            <text:p>591</text:p>
          </table:table-cell>
          <table:table-cell table:style-name="Default" table:formula="of:=IF([.$B624]&gt;=[.$D$10]; ([.$B624] - [.$D$10]) * [.D$9]; NA())" office:value-type="float" office:value="1.57919825" calcext:value-type="float">
            <text:p>1.57919825</text:p>
          </table:table-cell>
        </table:table-row>
        <table:table-row table:style-name="ro1">
          <table:table-cell table:number-columns-repeated="2" office:value-type="float" office:value="1219" calcext:value-type="float">
            <text:p>1219</text:p>
          </table:table-cell>
          <table:table-cell office:value-type="float" office:value="592" calcext:value-type="float">
            <text:p>592</text:p>
          </table:table-cell>
          <table:table-cell table:style-name="Default" table:formula="of:=IF([.$B625]&gt;=[.$D$10]; ([.$B625] - [.$D$10]) * [.D$9]; NA())" office:value-type="float" office:value="1.566698" calcext:value-type="float">
            <text:p>1.566698</text:p>
          </table:table-cell>
        </table:table-row>
        <table:table-row table:style-name="ro1">
          <table:table-cell table:number-columns-repeated="2" office:value-type="float" office:value="1235" calcext:value-type="float">
            <text:p>1235</text:p>
          </table:table-cell>
          <table:table-cell office:value-type="float" office:value="593" calcext:value-type="float">
            <text:p>593</text:p>
          </table:table-cell>
          <table:table-cell table:style-name="Default" table:formula="of:=IF([.$B626]&gt;=[.$D$10]; ([.$B626] - [.$D$10]) * [.D$9]; NA())" office:value-type="float" office:value="1.583365" calcext:value-type="float">
            <text:p>1.583365</text:p>
          </table:table-cell>
        </table:table-row>
        <table:table-row table:style-name="ro1">
          <table:table-cell table:number-columns-repeated="2" office:value-type="float" office:value="1235" calcext:value-type="float">
            <text:p>1235</text:p>
          </table:table-cell>
          <table:table-cell office:value-type="float" office:value="594" calcext:value-type="float">
            <text:p>594</text:p>
          </table:table-cell>
          <table:table-cell table:style-name="Default" table:formula="of:=IF([.$B627]&gt;=[.$D$10]; ([.$B627] - [.$D$10]) * [.D$9]; NA())" office:value-type="float" office:value="1.583365" calcext:value-type="float">
            <text:p>1.583365</text:p>
          </table:table-cell>
        </table:table-row>
        <table:table-row table:style-name="ro1">
          <table:table-cell table:number-columns-repeated="2" office:value-type="float" office:value="1235" calcext:value-type="float">
            <text:p>1235</text:p>
          </table:table-cell>
          <table:table-cell office:value-type="float" office:value="595" calcext:value-type="float">
            <text:p>595</text:p>
          </table:table-cell>
          <table:table-cell table:style-name="Default" table:formula="of:=IF([.$B628]&gt;=[.$D$10]; ([.$B628] - [.$D$10]) * [.D$9]; NA())" office:value-type="float" office:value="1.583365" calcext:value-type="float">
            <text:p>1.583365</text:p>
          </table:table-cell>
        </table:table-row>
        <table:table-row table:style-name="ro1">
          <table:table-cell table:number-columns-repeated="2" office:value-type="float" office:value="1239" calcext:value-type="float">
            <text:p>1239</text:p>
          </table:table-cell>
          <table:table-cell office:value-type="float" office:value="596" calcext:value-type="float">
            <text:p>596</text:p>
          </table:table-cell>
          <table:table-cell table:style-name="Default" table:formula="of:=IF([.$B629]&gt;=[.$D$10]; ([.$B629] - [.$D$10]) * [.D$9]; NA())" office:value-type="float" office:value="1.58753175" calcext:value-type="float">
            <text:p>1.58753175</text:p>
          </table:table-cell>
        </table:table-row>
        <table:table-row table:style-name="ro1">
          <table:table-cell table:number-columns-repeated="2" office:value-type="float" office:value="1237" calcext:value-type="float">
            <text:p>1237</text:p>
          </table:table-cell>
          <table:table-cell office:value-type="float" office:value="597" calcext:value-type="float">
            <text:p>597</text:p>
          </table:table-cell>
          <table:table-cell table:style-name="Default" table:formula="of:=IF([.$B630]&gt;=[.$D$10]; ([.$B630] - [.$D$10]) * [.D$9]; NA())" office:value-type="float" office:value="1.585448375" calcext:value-type="float">
            <text:p>1.585448375</text:p>
          </table:table-cell>
        </table:table-row>
        <table:table-row table:style-name="ro1">
          <table:table-cell table:number-columns-repeated="2" office:value-type="float" office:value="1239" calcext:value-type="float">
            <text:p>1239</text:p>
          </table:table-cell>
          <table:table-cell office:value-type="float" office:value="598" calcext:value-type="float">
            <text:p>598</text:p>
          </table:table-cell>
          <table:table-cell table:style-name="Default" table:formula="of:=IF([.$B631]&gt;=[.$D$10]; ([.$B631] - [.$D$10]) * [.D$9]; NA())" office:value-type="float" office:value="1.58753175" calcext:value-type="float">
            <text:p>1.58753175</text:p>
          </table:table-cell>
        </table:table-row>
        <table:table-row table:style-name="ro1">
          <table:table-cell table:number-columns-repeated="2" office:value-type="float" office:value="1239" calcext:value-type="float">
            <text:p>1239</text:p>
          </table:table-cell>
          <table:table-cell office:value-type="float" office:value="599" calcext:value-type="float">
            <text:p>599</text:p>
          </table:table-cell>
          <table:table-cell table:style-name="Default" table:formula="of:=IF([.$B632]&gt;=[.$D$10]; ([.$B632] - [.$D$10]) * [.D$9]; NA())" office:value-type="float" office:value="1.58753175" calcext:value-type="float">
            <text:p>1.58753175</text:p>
          </table:table-cell>
        </table:table-row>
        <table:table-row table:style-name="ro1">
          <table:table-cell table:number-columns-repeated="2" office:value-type="float" office:value="1235" calcext:value-type="float">
            <text:p>1235</text:p>
          </table:table-cell>
          <table:table-cell office:value-type="float" office:value="600" calcext:value-type="float">
            <text:p>600</text:p>
          </table:table-cell>
          <table:table-cell table:style-name="Default" table:formula="of:=IF([.$B633]&gt;=[.$D$10]; ([.$B633] - [.$D$10]) * [.D$9]; NA())" office:value-type="float" office:value="1.583365" calcext:value-type="float">
            <text:p>1.583365</text:p>
          </table:table-cell>
        </table:table-row>
        <table:table-row table:style-name="ro1">
          <table:table-cell table:number-columns-repeated="2" office:value-type="float" office:value="1243" calcext:value-type="float">
            <text:p>1243</text:p>
          </table:table-cell>
          <table:table-cell office:value-type="float" office:value="601" calcext:value-type="float">
            <text:p>601</text:p>
          </table:table-cell>
          <table:table-cell table:style-name="Default" table:formula="of:=IF([.$B634]&gt;=[.$D$10]; ([.$B634] - [.$D$10]) * [.D$9]; NA())" office:value-type="float" office:value="1.5916985" calcext:value-type="float">
            <text:p>1.5916985</text:p>
          </table:table-cell>
        </table:table-row>
        <table:table-row table:style-name="ro1">
          <table:table-cell table:number-columns-repeated="2" office:value-type="float" office:value="1243" calcext:value-type="float">
            <text:p>1243</text:p>
          </table:table-cell>
          <table:table-cell office:value-type="float" office:value="602" calcext:value-type="float">
            <text:p>602</text:p>
          </table:table-cell>
          <table:table-cell table:style-name="Default" table:formula="of:=IF([.$B635]&gt;=[.$D$10]; ([.$B635] - [.$D$10]) * [.D$9]; NA())" office:value-type="float" office:value="1.5916985" calcext:value-type="float">
            <text:p>1.5916985</text:p>
          </table:table-cell>
        </table:table-row>
        <table:table-row table:style-name="ro1">
          <table:table-cell table:number-columns-repeated="2" office:value-type="float" office:value="1243" calcext:value-type="float">
            <text:p>1243</text:p>
          </table:table-cell>
          <table:table-cell office:value-type="float" office:value="603" calcext:value-type="float">
            <text:p>603</text:p>
          </table:table-cell>
          <table:table-cell table:style-name="Default" table:formula="of:=IF([.$B636]&gt;=[.$D$10]; ([.$B636] - [.$D$10]) * [.D$9]; NA())" office:value-type="float" office:value="1.5916985" calcext:value-type="float">
            <text:p>1.5916985</text:p>
          </table:table-cell>
        </table:table-row>
        <table:table-row table:style-name="ro1">
          <table:table-cell table:number-columns-repeated="2" office:value-type="float" office:value="1247" calcext:value-type="float">
            <text:p>1247</text:p>
          </table:table-cell>
          <table:table-cell office:value-type="float" office:value="604" calcext:value-type="float">
            <text:p>604</text:p>
          </table:table-cell>
          <table:table-cell table:style-name="Default" table:formula="of:=IF([.$B637]&gt;=[.$D$10]; ([.$B637] - [.$D$10]) * [.D$9]; NA())" office:value-type="float" office:value="1.59586525" calcext:value-type="float">
            <text:p>1.59586525</text:p>
          </table:table-cell>
        </table:table-row>
        <table:table-row table:style-name="ro1">
          <table:table-cell table:number-columns-repeated="2" office:value-type="float" office:value="1245" calcext:value-type="float">
            <text:p>1245</text:p>
          </table:table-cell>
          <table:table-cell office:value-type="float" office:value="605" calcext:value-type="float">
            <text:p>605</text:p>
          </table:table-cell>
          <table:table-cell table:style-name="Default" table:formula="of:=IF([.$B638]&gt;=[.$D$10]; ([.$B638] - [.$D$10]) * [.D$9]; NA())" office:value-type="float" office:value="1.593781875" calcext:value-type="float">
            <text:p>1.593781875</text:p>
          </table:table-cell>
        </table:table-row>
        <table:table-row table:style-name="ro1">
          <table:table-cell table:number-columns-repeated="2" office:value-type="float" office:value="1247" calcext:value-type="float">
            <text:p>1247</text:p>
          </table:table-cell>
          <table:table-cell office:value-type="float" office:value="606" calcext:value-type="float">
            <text:p>606</text:p>
          </table:table-cell>
          <table:table-cell table:style-name="Default" table:formula="of:=IF([.$B639]&gt;=[.$D$10]; ([.$B639] - [.$D$10]) * [.D$9]; NA())" office:value-type="float" office:value="1.59586525" calcext:value-type="float">
            <text:p>1.59586525</text:p>
          </table:table-cell>
        </table:table-row>
        <table:table-row table:style-name="ro1">
          <table:table-cell table:number-columns-repeated="2" office:value-type="float" office:value="1247" calcext:value-type="float">
            <text:p>1247</text:p>
          </table:table-cell>
          <table:table-cell office:value-type="float" office:value="607" calcext:value-type="float">
            <text:p>607</text:p>
          </table:table-cell>
          <table:table-cell table:style-name="Default" table:formula="of:=IF([.$B640]&gt;=[.$D$10]; ([.$B640] - [.$D$10]) * [.D$9]; NA())" office:value-type="float" office:value="1.59586525" calcext:value-type="float">
            <text:p>1.59586525</text:p>
          </table:table-cell>
        </table:table-row>
        <table:table-row table:style-name="ro1">
          <table:table-cell table:number-columns-repeated="2" office:value-type="float" office:value="1251" calcext:value-type="float">
            <text:p>1251</text:p>
          </table:table-cell>
          <table:table-cell office:value-type="float" office:value="608" calcext:value-type="float">
            <text:p>608</text:p>
          </table:table-cell>
          <table:table-cell table:style-name="Default" table:formula="of:=IF([.$B641]&gt;=[.$D$10]; ([.$B641] - [.$D$10]) * [.D$9]; NA())" office:value-type="float" office:value="1.600032" calcext:value-type="float">
            <text:p>1.600032</text:p>
          </table:table-cell>
        </table:table-row>
        <table:table-row table:style-name="ro1">
          <table:table-cell table:number-columns-repeated="2" office:value-type="float" office:value="1249" calcext:value-type="float">
            <text:p>1249</text:p>
          </table:table-cell>
          <table:table-cell office:value-type="float" office:value="609" calcext:value-type="float">
            <text:p>609</text:p>
          </table:table-cell>
          <table:table-cell table:style-name="Default" table:formula="of:=IF([.$B642]&gt;=[.$D$10]; ([.$B642] - [.$D$10]) * [.D$9]; NA())" office:value-type="float" office:value="1.597948625" calcext:value-type="float">
            <text:p>1.597948625</text:p>
          </table:table-cell>
        </table:table-row>
        <table:table-row table:style-name="ro1">
          <table:table-cell table:number-columns-repeated="2" office:value-type="float" office:value="1251" calcext:value-type="float">
            <text:p>1251</text:p>
          </table:table-cell>
          <table:table-cell office:value-type="float" office:value="610" calcext:value-type="float">
            <text:p>610</text:p>
          </table:table-cell>
          <table:table-cell table:style-name="Default" table:formula="of:=IF([.$B643]&gt;=[.$D$10]; ([.$B643] - [.$D$10]) * [.D$9]; NA())" office:value-type="float" office:value="1.600032" calcext:value-type="float">
            <text:p>1.600032</text:p>
          </table:table-cell>
        </table:table-row>
        <table:table-row table:style-name="ro1">
          <table:table-cell table:number-columns-repeated="2" office:value-type="float" office:value="1251" calcext:value-type="float">
            <text:p>1251</text:p>
          </table:table-cell>
          <table:table-cell office:value-type="float" office:value="611" calcext:value-type="float">
            <text:p>611</text:p>
          </table:table-cell>
          <table:table-cell table:style-name="Default" table:formula="of:=IF([.$B644]&gt;=[.$D$10]; ([.$B644] - [.$D$10]) * [.D$9]; NA())" office:value-type="float" office:value="1.600032" calcext:value-type="float">
            <text:p>1.600032</text:p>
          </table:table-cell>
        </table:table-row>
        <table:table-row table:style-name="ro1">
          <table:table-cell table:number-columns-repeated="2" office:value-type="float" office:value="1255" calcext:value-type="float">
            <text:p>1255</text:p>
          </table:table-cell>
          <table:table-cell office:value-type="float" office:value="612" calcext:value-type="float">
            <text:p>612</text:p>
          </table:table-cell>
          <table:table-cell table:style-name="Default" table:formula="of:=IF([.$B645]&gt;=[.$D$10]; ([.$B645] - [.$D$10]) * [.D$9]; NA())" office:value-type="float" office:value="1.60419875" calcext:value-type="float">
            <text:p>1.60419875</text:p>
          </table:table-cell>
        </table:table-row>
        <table:table-row table:style-name="ro1">
          <table:table-cell table:number-columns-repeated="2" office:value-type="float" office:value="1253" calcext:value-type="float">
            <text:p>1253</text:p>
          </table:table-cell>
          <table:table-cell office:value-type="float" office:value="613" calcext:value-type="float">
            <text:p>613</text:p>
          </table:table-cell>
          <table:table-cell table:style-name="Default" table:formula="of:=IF([.$B646]&gt;=[.$D$10]; ([.$B646] - [.$D$10]) * [.D$9]; NA())" office:value-type="float" office:value="1.602115375" calcext:value-type="float">
            <text:p>1.602115375</text:p>
          </table:table-cell>
        </table:table-row>
        <table:table-row table:style-name="ro1">
          <table:table-cell table:number-columns-repeated="2" office:value-type="float" office:value="1255" calcext:value-type="float">
            <text:p>1255</text:p>
          </table:table-cell>
          <table:table-cell office:value-type="float" office:value="614" calcext:value-type="float">
            <text:p>614</text:p>
          </table:table-cell>
          <table:table-cell table:style-name="Default" table:formula="of:=IF([.$B647]&gt;=[.$D$10]; ([.$B647] - [.$D$10]) * [.D$9]; NA())" office:value-type="float" office:value="1.60419875" calcext:value-type="float">
            <text:p>1.60419875</text:p>
          </table:table-cell>
        </table:table-row>
        <table:table-row table:style-name="ro1">
          <table:table-cell table:number-columns-repeated="2" office:value-type="float" office:value="1255" calcext:value-type="float">
            <text:p>1255</text:p>
          </table:table-cell>
          <table:table-cell office:value-type="float" office:value="615" calcext:value-type="float">
            <text:p>615</text:p>
          </table:table-cell>
          <table:table-cell table:style-name="Default" table:formula="of:=IF([.$B648]&gt;=[.$D$10]; ([.$B648] - [.$D$10]) * [.D$9]; NA())" office:value-type="float" office:value="1.60419875" calcext:value-type="float">
            <text:p>1.60419875</text:p>
          </table:table-cell>
        </table:table-row>
        <table:table-row table:style-name="ro1">
          <table:table-cell table:number-columns-repeated="2" office:value-type="float" office:value="1251" calcext:value-type="float">
            <text:p>1251</text:p>
          </table:table-cell>
          <table:table-cell office:value-type="float" office:value="616" calcext:value-type="float">
            <text:p>616</text:p>
          </table:table-cell>
          <table:table-cell table:style-name="Default" table:formula="of:=IF([.$B649]&gt;=[.$D$10]; ([.$B649] - [.$D$10]) * [.D$9]; NA())" office:value-type="float" office:value="1.600032" calcext:value-type="float">
            <text:p>1.600032</text:p>
          </table:table-cell>
        </table:table-row>
        <table:table-row table:style-name="ro1">
          <table:table-cell table:number-columns-repeated="2" office:value-type="float" office:value="1257" calcext:value-type="float">
            <text:p>1257</text:p>
          </table:table-cell>
          <table:table-cell office:value-type="float" office:value="617" calcext:value-type="float">
            <text:p>617</text:p>
          </table:table-cell>
          <table:table-cell table:style-name="Default" table:formula="of:=IF([.$B650]&gt;=[.$D$10]; ([.$B650] - [.$D$10]) * [.D$9]; NA())" office:value-type="float" office:value="1.606282125" calcext:value-type="float">
            <text:p>1.606282125</text:p>
          </table:table-cell>
        </table:table-row>
        <table:table-row table:style-name="ro1">
          <table:table-cell table:number-columns-repeated="2" office:value-type="float" office:value="1259" calcext:value-type="float">
            <text:p>1259</text:p>
          </table:table-cell>
          <table:table-cell office:value-type="float" office:value="618" calcext:value-type="float">
            <text:p>618</text:p>
          </table:table-cell>
          <table:table-cell table:style-name="Default" table:formula="of:=IF([.$B651]&gt;=[.$D$10]; ([.$B651] - [.$D$10]) * [.D$9]; NA())" office:value-type="float" office:value="1.6083655" calcext:value-type="float">
            <text:p>1.6083655</text:p>
          </table:table-cell>
        </table:table-row>
        <table:table-row table:style-name="ro1">
          <table:table-cell table:number-columns-repeated="2" office:value-type="float" office:value="1259" calcext:value-type="float">
            <text:p>1259</text:p>
          </table:table-cell>
          <table:table-cell office:value-type="float" office:value="619" calcext:value-type="float">
            <text:p>619</text:p>
          </table:table-cell>
          <table:table-cell table:style-name="Default" table:formula="of:=IF([.$B652]&gt;=[.$D$10]; ([.$B652] - [.$D$10]) * [.D$9]; NA())" office:value-type="float" office:value="1.6083655" calcext:value-type="float">
            <text:p>1.6083655</text:p>
          </table:table-cell>
        </table:table-row>
        <table:table-row table:style-name="ro1">
          <table:table-cell table:number-columns-repeated="2" office:value-type="float" office:value="1263" calcext:value-type="float">
            <text:p>1263</text:p>
          </table:table-cell>
          <table:table-cell office:value-type="float" office:value="620" calcext:value-type="float">
            <text:p>620</text:p>
          </table:table-cell>
          <table:table-cell table:style-name="Default" table:formula="of:=IF([.$B653]&gt;=[.$D$10]; ([.$B653] - [.$D$10]) * [.D$9]; NA())" office:value-type="float" office:value="1.61253225" calcext:value-type="float">
            <text:p>1.61253225</text:p>
          </table:table-cell>
        </table:table-row>
        <table:table-row table:style-name="ro1">
          <table:table-cell table:number-columns-repeated="2" office:value-type="float" office:value="1261" calcext:value-type="float">
            <text:p>1261</text:p>
          </table:table-cell>
          <table:table-cell office:value-type="float" office:value="621" calcext:value-type="float">
            <text:p>621</text:p>
          </table:table-cell>
          <table:table-cell table:style-name="Default" table:formula="of:=IF([.$B654]&gt;=[.$D$10]; ([.$B654] - [.$D$10]) * [.D$9]; NA())" office:value-type="float" office:value="1.610448875" calcext:value-type="float">
            <text:p>1.610448875</text:p>
          </table:table-cell>
        </table:table-row>
        <table:table-row table:style-name="ro1">
          <table:table-cell table:number-columns-repeated="2" office:value-type="float" office:value="1263" calcext:value-type="float">
            <text:p>1263</text:p>
          </table:table-cell>
          <table:table-cell office:value-type="float" office:value="622" calcext:value-type="float">
            <text:p>622</text:p>
          </table:table-cell>
          <table:table-cell table:style-name="Default" table:formula="of:=IF([.$B655]&gt;=[.$D$10]; ([.$B655] - [.$D$10]) * [.D$9]; NA())" office:value-type="float" office:value="1.61253225" calcext:value-type="float">
            <text:p>1.61253225</text:p>
          </table:table-cell>
        </table:table-row>
        <table:table-row table:style-name="ro1">
          <table:table-cell table:number-columns-repeated="2" office:value-type="float" office:value="1263" calcext:value-type="float">
            <text:p>1263</text:p>
          </table:table-cell>
          <table:table-cell office:value-type="float" office:value="623" calcext:value-type="float">
            <text:p>623</text:p>
          </table:table-cell>
          <table:table-cell table:style-name="Default" table:formula="of:=IF([.$B656]&gt;=[.$D$10]; ([.$B656] - [.$D$10]) * [.D$9]; NA())" office:value-type="float" office:value="1.61253225" calcext:value-type="float">
            <text:p>1.61253225</text:p>
          </table:table-cell>
        </table:table-row>
        <table:table-row table:style-name="ro1">
          <table:table-cell table:number-columns-repeated="2" office:value-type="float" office:value="1251" calcext:value-type="float">
            <text:p>1251</text:p>
          </table:table-cell>
          <table:table-cell office:value-type="float" office:value="624" calcext:value-type="float">
            <text:p>624</text:p>
          </table:table-cell>
          <table:table-cell table:style-name="Default" table:formula="of:=IF([.$B657]&gt;=[.$D$10]; ([.$B657] - [.$D$10]) * [.D$9]; NA())" office:value-type="float" office:value="1.600032" calcext:value-type="float">
            <text:p>1.600032</text:p>
          </table:table-cell>
        </table:table-row>
        <table:table-row table:style-name="ro1">
          <table:table-cell table:number-columns-repeated="2" office:value-type="float" office:value="1265" calcext:value-type="float">
            <text:p>1265</text:p>
          </table:table-cell>
          <table:table-cell office:value-type="float" office:value="625" calcext:value-type="float">
            <text:p>625</text:p>
          </table:table-cell>
          <table:table-cell table:style-name="Default" table:formula="of:=IF([.$B658]&gt;=[.$D$10]; ([.$B658] - [.$D$10]) * [.D$9]; NA())" office:value-type="float" office:value="1.614615625" calcext:value-type="float">
            <text:p>1.614615625</text:p>
          </table:table-cell>
        </table:table-row>
        <table:table-row table:style-name="ro1">
          <table:table-cell table:number-columns-repeated="2" office:value-type="float" office:value="1267" calcext:value-type="float">
            <text:p>1267</text:p>
          </table:table-cell>
          <table:table-cell office:value-type="float" office:value="626" calcext:value-type="float">
            <text:p>626</text:p>
          </table:table-cell>
          <table:table-cell table:style-name="Default" table:formula="of:=IF([.$B659]&gt;=[.$D$10]; ([.$B659] - [.$D$10]) * [.D$9]; NA())" office:value-type="float" office:value="1.616699" calcext:value-type="float">
            <text:p>1.616699</text:p>
          </table:table-cell>
        </table:table-row>
        <table:table-row table:style-name="ro1">
          <table:table-cell table:number-columns-repeated="2" office:value-type="float" office:value="1267" calcext:value-type="float">
            <text:p>1267</text:p>
          </table:table-cell>
          <table:table-cell office:value-type="float" office:value="627" calcext:value-type="float">
            <text:p>627</text:p>
          </table:table-cell>
          <table:table-cell table:style-name="Default" table:formula="of:=IF([.$B660]&gt;=[.$D$10]; ([.$B660] - [.$D$10]) * [.D$9]; NA())" office:value-type="float" office:value="1.616699" calcext:value-type="float">
            <text:p>1.616699</text:p>
          </table:table-cell>
        </table:table-row>
        <table:table-row table:style-name="ro1">
          <table:table-cell table:number-columns-repeated="2" office:value-type="float" office:value="1271" calcext:value-type="float">
            <text:p>1271</text:p>
          </table:table-cell>
          <table:table-cell office:value-type="float" office:value="628" calcext:value-type="float">
            <text:p>628</text:p>
          </table:table-cell>
          <table:table-cell table:style-name="Default" table:formula="of:=IF([.$B661]&gt;=[.$D$10]; ([.$B661] - [.$D$10]) * [.D$9]; NA())" office:value-type="float" office:value="1.62086575" calcext:value-type="float">
            <text:p>1.62086575</text:p>
          </table:table-cell>
        </table:table-row>
        <table:table-row table:style-name="ro1">
          <table:table-cell table:number-columns-repeated="2" office:value-type="float" office:value="1269" calcext:value-type="float">
            <text:p>1269</text:p>
          </table:table-cell>
          <table:table-cell office:value-type="float" office:value="629" calcext:value-type="float">
            <text:p>629</text:p>
          </table:table-cell>
          <table:table-cell table:style-name="Default" table:formula="of:=IF([.$B662]&gt;=[.$D$10]; ([.$B662] - [.$D$10]) * [.D$9]; NA())" office:value-type="float" office:value="1.618782375" calcext:value-type="float">
            <text:p>1.618782375</text:p>
          </table:table-cell>
        </table:table-row>
        <table:table-row table:style-name="ro1">
          <table:table-cell table:number-columns-repeated="2" office:value-type="float" office:value="1271" calcext:value-type="float">
            <text:p>1271</text:p>
          </table:table-cell>
          <table:table-cell office:value-type="float" office:value="630" calcext:value-type="float">
            <text:p>630</text:p>
          </table:table-cell>
          <table:table-cell table:style-name="Default" table:formula="of:=IF([.$B663]&gt;=[.$D$10]; ([.$B663] - [.$D$10]) * [.D$9]; NA())" office:value-type="float" office:value="1.62086575" calcext:value-type="float">
            <text:p>1.62086575</text:p>
          </table:table-cell>
        </table:table-row>
        <table:table-row table:style-name="ro1">
          <table:table-cell table:number-columns-repeated="2" office:value-type="float" office:value="1271" calcext:value-type="float">
            <text:p>1271</text:p>
          </table:table-cell>
          <table:table-cell office:value-type="float" office:value="631" calcext:value-type="float">
            <text:p>631</text:p>
          </table:table-cell>
          <table:table-cell table:style-name="Default" table:formula="of:=IF([.$B664]&gt;=[.$D$10]; ([.$B664] - [.$D$10]) * [.D$9]; NA())" office:value-type="float" office:value="1.62086575" calcext:value-type="float">
            <text:p>1.62086575</text:p>
          </table:table-cell>
        </table:table-row>
        <table:table-row table:style-name="ro1">
          <table:table-cell table:number-columns-repeated="2" office:value-type="float" office:value="1267" calcext:value-type="float">
            <text:p>1267</text:p>
          </table:table-cell>
          <table:table-cell office:value-type="float" office:value="632" calcext:value-type="float">
            <text:p>632</text:p>
          </table:table-cell>
          <table:table-cell table:style-name="Default" table:formula="of:=IF([.$B665]&gt;=[.$D$10]; ([.$B665] - [.$D$10]) * [.D$9]; NA())" office:value-type="float" office:value="1.616699" calcext:value-type="float">
            <text:p>1.616699</text:p>
          </table:table-cell>
        </table:table-row>
        <table:table-row table:style-name="ro1">
          <table:table-cell table:number-columns-repeated="2" office:value-type="float" office:value="1273" calcext:value-type="float">
            <text:p>1273</text:p>
          </table:table-cell>
          <table:table-cell office:value-type="float" office:value="633" calcext:value-type="float">
            <text:p>633</text:p>
          </table:table-cell>
          <table:table-cell table:style-name="Default" table:formula="of:=IF([.$B666]&gt;=[.$D$10]; ([.$B666] - [.$D$10]) * [.D$9]; NA())" office:value-type="float" office:value="1.622949125" calcext:value-type="float">
            <text:p>1.622949125</text:p>
          </table:table-cell>
        </table:table-row>
        <table:table-row table:style-name="ro1">
          <table:table-cell table:number-columns-repeated="2" office:value-type="float" office:value="1275" calcext:value-type="float">
            <text:p>1275</text:p>
          </table:table-cell>
          <table:table-cell office:value-type="float" office:value="634" calcext:value-type="float">
            <text:p>634</text:p>
          </table:table-cell>
          <table:table-cell table:style-name="Default" table:formula="of:=IF([.$B667]&gt;=[.$D$10]; ([.$B667] - [.$D$10]) * [.D$9]; NA())" office:value-type="float" office:value="1.6250325" calcext:value-type="float">
            <text:p>1.6250325</text:p>
          </table:table-cell>
        </table:table-row>
        <table:table-row table:style-name="ro1">
          <table:table-cell table:number-columns-repeated="2" office:value-type="float" office:value="1275" calcext:value-type="float">
            <text:p>1275</text:p>
          </table:table-cell>
          <table:table-cell office:value-type="float" office:value="635" calcext:value-type="float">
            <text:p>635</text:p>
          </table:table-cell>
          <table:table-cell table:style-name="Default" table:formula="of:=IF([.$B668]&gt;=[.$D$10]; ([.$B668] - [.$D$10]) * [.D$9]; NA())" office:value-type="float" office:value="1.6250325" calcext:value-type="float">
            <text:p>1.6250325</text:p>
          </table:table-cell>
        </table:table-row>
        <table:table-row table:style-name="ro1">
          <table:table-cell table:number-columns-repeated="2" office:value-type="float" office:value="1279" calcext:value-type="float">
            <text:p>1279</text:p>
          </table:table-cell>
          <table:table-cell office:value-type="float" office:value="636" calcext:value-type="float">
            <text:p>636</text:p>
          </table:table-cell>
          <table:table-cell table:style-name="Default" table:formula="of:=IF([.$B669]&gt;=[.$D$10]; ([.$B669] - [.$D$10]) * [.D$9]; NA())" office:value-type="float" office:value="1.62919925" calcext:value-type="float">
            <text:p>1.62919925</text:p>
          </table:table-cell>
        </table:table-row>
        <table:table-row table:style-name="ro1">
          <table:table-cell table:number-columns-repeated="2" office:value-type="float" office:value="1277" calcext:value-type="float">
            <text:p>1277</text:p>
          </table:table-cell>
          <table:table-cell office:value-type="float" office:value="637" calcext:value-type="float">
            <text:p>637</text:p>
          </table:table-cell>
          <table:table-cell table:style-name="Default" table:formula="of:=IF([.$B670]&gt;=[.$D$10]; ([.$B670] - [.$D$10]) * [.D$9]; NA())" office:value-type="float" office:value="1.627115875" calcext:value-type="float">
            <text:p>1.627115875</text:p>
          </table:table-cell>
        </table:table-row>
        <table:table-row table:style-name="ro1">
          <table:table-cell table:number-columns-repeated="2" office:value-type="float" office:value="1279" calcext:value-type="float">
            <text:p>1279</text:p>
          </table:table-cell>
          <table:table-cell office:value-type="float" office:value="638" calcext:value-type="float">
            <text:p>638</text:p>
          </table:table-cell>
          <table:table-cell table:style-name="Default" table:formula="of:=IF([.$B671]&gt;=[.$D$10]; ([.$B671] - [.$D$10]) * [.D$9]; NA())" office:value-type="float" office:value="1.62919925" calcext:value-type="float">
            <text:p>1.62919925</text:p>
          </table:table-cell>
        </table:table-row>
        <table:table-row table:style-name="ro1">
          <table:table-cell table:number-columns-repeated="2" office:value-type="float" office:value="1279" calcext:value-type="float">
            <text:p>1279</text:p>
          </table:table-cell>
          <table:table-cell office:value-type="float" office:value="639" calcext:value-type="float">
            <text:p>639</text:p>
          </table:table-cell>
          <table:table-cell table:style-name="Default" table:formula="of:=IF([.$B672]&gt;=[.$D$10]; ([.$B672] - [.$D$10]) * [.D$9]; NA())" office:value-type="float" office:value="1.62919925" calcext:value-type="float">
            <text:p>1.62919925</text:p>
          </table:table-cell>
        </table:table-row>
        <table:table-row table:style-name="ro1">
          <table:table-cell table:number-columns-repeated="2" office:value-type="float" office:value="1281" calcext:value-type="float">
            <text:p>1281</text:p>
          </table:table-cell>
          <table:table-cell office:value-type="float" office:value="640" calcext:value-type="float">
            <text:p>640</text:p>
          </table:table-cell>
          <table:table-cell table:style-name="Default" table:formula="of:=IF([.$B673]&gt;=[.$D$10]; ([.$B673] - [.$D$10]) * [.D$9]; NA())" office:value-type="float" office:value="1.631282625" calcext:value-type="float">
            <text:p>1.631282625</text:p>
          </table:table-cell>
        </table:table-row>
        <table:table-row table:style-name="ro1">
          <table:table-cell table:number-columns-repeated="2" office:value-type="float" office:value="1281" calcext:value-type="float">
            <text:p>1281</text:p>
          </table:table-cell>
          <table:table-cell office:value-type="float" office:value="641" calcext:value-type="float">
            <text:p>641</text:p>
          </table:table-cell>
          <table:table-cell table:style-name="Default" table:formula="of:=IF([.$B674]&gt;=[.$D$10]; ([.$B674] - [.$D$10]) * [.D$9]; NA())" office:value-type="float" office:value="1.631282625" calcext:value-type="float">
            <text:p>1.631282625</text:p>
          </table:table-cell>
        </table:table-row>
        <table:table-row table:style-name="ro1">
          <table:table-cell table:number-columns-repeated="2" office:value-type="float" office:value="1281" calcext:value-type="float">
            <text:p>1281</text:p>
          </table:table-cell>
          <table:table-cell office:value-type="float" office:value="642" calcext:value-type="float">
            <text:p>642</text:p>
          </table:table-cell>
          <table:table-cell table:style-name="Default" table:formula="of:=IF([.$B675]&gt;=[.$D$10]; ([.$B675] - [.$D$10]) * [.D$9]; NA())" office:value-type="float" office:value="1.631282625" calcext:value-type="float">
            <text:p>1.631282625</text:p>
          </table:table-cell>
        </table:table-row>
        <table:table-row table:style-name="ro1">
          <table:table-cell table:number-columns-repeated="2" office:value-type="float" office:value="1283" calcext:value-type="float">
            <text:p>1283</text:p>
          </table:table-cell>
          <table:table-cell office:value-type="float" office:value="643" calcext:value-type="float">
            <text:p>643</text:p>
          </table:table-cell>
          <table:table-cell table:style-name="Default" table:formula="of:=IF([.$B676]&gt;=[.$D$10]; ([.$B676] - [.$D$10]) * [.D$9]; NA())" office:value-type="float" office:value="1.633366" calcext:value-type="float">
            <text:p>1.633366</text:p>
          </table:table-cell>
        </table:table-row>
        <table:table-row table:style-name="ro1">
          <table:table-cell table:number-columns-repeated="2" office:value-type="float" office:value="1283" calcext:value-type="float">
            <text:p>1283</text:p>
          </table:table-cell>
          <table:table-cell office:value-type="float" office:value="644" calcext:value-type="float">
            <text:p>644</text:p>
          </table:table-cell>
          <table:table-cell table:style-name="Default" table:formula="of:=IF([.$B677]&gt;=[.$D$10]; ([.$B677] - [.$D$10]) * [.D$9]; NA())" office:value-type="float" office:value="1.633366" calcext:value-type="float">
            <text:p>1.633366</text:p>
          </table:table-cell>
        </table:table-row>
        <table:table-row table:style-name="ro1">
          <table:table-cell table:number-columns-repeated="2" office:value-type="float" office:value="1285" calcext:value-type="float">
            <text:p>1285</text:p>
          </table:table-cell>
          <table:table-cell office:value-type="float" office:value="645" calcext:value-type="float">
            <text:p>645</text:p>
          </table:table-cell>
          <table:table-cell table:style-name="Default" table:formula="of:=IF([.$B678]&gt;=[.$D$10]; ([.$B678] - [.$D$10]) * [.D$9]; NA())" office:value-type="float" office:value="1.635449375" calcext:value-type="float">
            <text:p>1.635449375</text:p>
          </table:table-cell>
        </table:table-row>
        <table:table-row table:style-name="ro1">
          <table:table-cell table:number-columns-repeated="2" office:value-type="float" office:value="1285" calcext:value-type="float">
            <text:p>1285</text:p>
          </table:table-cell>
          <table:table-cell office:value-type="float" office:value="646" calcext:value-type="float">
            <text:p>646</text:p>
          </table:table-cell>
          <table:table-cell table:style-name="Default" table:formula="of:=IF([.$B679]&gt;=[.$D$10]; ([.$B679] - [.$D$10]) * [.D$9]; NA())" office:value-type="float" office:value="1.635449375" calcext:value-type="float">
            <text:p>1.635449375</text:p>
          </table:table-cell>
        </table:table-row>
        <table:table-row table:style-name="ro1">
          <table:table-cell table:number-columns-repeated="2" office:value-type="float" office:value="1287" calcext:value-type="float">
            <text:p>1287</text:p>
          </table:table-cell>
          <table:table-cell office:value-type="float" office:value="647" calcext:value-type="float">
            <text:p>647</text:p>
          </table:table-cell>
          <table:table-cell table:style-name="Default" table:formula="of:=IF([.$B680]&gt;=[.$D$10]; ([.$B680] - [.$D$10]) * [.D$9]; NA())" office:value-type="float" office:value="1.63753275" calcext:value-type="float">
            <text:p>1.63753275</text:p>
          </table:table-cell>
        </table:table-row>
        <table:table-row table:style-name="ro1">
          <table:table-cell table:number-columns-repeated="2" office:value-type="float" office:value="1287" calcext:value-type="float">
            <text:p>1287</text:p>
          </table:table-cell>
          <table:table-cell office:value-type="float" office:value="648" calcext:value-type="float">
            <text:p>648</text:p>
          </table:table-cell>
          <table:table-cell table:style-name="Default" table:formula="of:=IF([.$B681]&gt;=[.$D$10]; ([.$B681] - [.$D$10]) * [.D$9]; NA())" office:value-type="float" office:value="1.63753275" calcext:value-type="float">
            <text:p>1.63753275</text:p>
          </table:table-cell>
        </table:table-row>
        <table:table-row table:style-name="ro1">
          <table:table-cell table:number-columns-repeated="2" office:value-type="float" office:value="1289" calcext:value-type="float">
            <text:p>1289</text:p>
          </table:table-cell>
          <table:table-cell office:value-type="float" office:value="649" calcext:value-type="float">
            <text:p>649</text:p>
          </table:table-cell>
          <table:table-cell table:style-name="Default" table:formula="of:=IF([.$B682]&gt;=[.$D$10]; ([.$B682] - [.$D$10]) * [.D$9]; NA())" office:value-type="float" office:value="1.639616125" calcext:value-type="float">
            <text:p>1.639616125</text:p>
          </table:table-cell>
        </table:table-row>
        <table:table-row table:style-name="ro1">
          <table:table-cell table:number-columns-repeated="2" office:value-type="float" office:value="1291" calcext:value-type="float">
            <text:p>1291</text:p>
          </table:table-cell>
          <table:table-cell office:value-type="float" office:value="650" calcext:value-type="float">
            <text:p>650</text:p>
          </table:table-cell>
          <table:table-cell table:style-name="Default" table:formula="of:=IF([.$B683]&gt;=[.$D$10]; ([.$B683] - [.$D$10]) * [.D$9]; NA())" office:value-type="float" office:value="1.6416995" calcext:value-type="float">
            <text:p>1.6416995</text:p>
          </table:table-cell>
        </table:table-row>
        <table:table-row table:style-name="ro1">
          <table:table-cell table:number-columns-repeated="2" office:value-type="float" office:value="1291" calcext:value-type="float">
            <text:p>1291</text:p>
          </table:table-cell>
          <table:table-cell office:value-type="float" office:value="651" calcext:value-type="float">
            <text:p>651</text:p>
          </table:table-cell>
          <table:table-cell table:style-name="Default" table:formula="of:=IF([.$B684]&gt;=[.$D$10]; ([.$B684] - [.$D$10]) * [.D$9]; NA())" office:value-type="float" office:value="1.6416995" calcext:value-type="float">
            <text:p>1.6416995</text:p>
          </table:table-cell>
        </table:table-row>
        <table:table-row table:style-name="ro1">
          <table:table-cell table:number-columns-repeated="2" office:value-type="float" office:value="1295" calcext:value-type="float">
            <text:p>1295</text:p>
          </table:table-cell>
          <table:table-cell office:value-type="float" office:value="652" calcext:value-type="float">
            <text:p>652</text:p>
          </table:table-cell>
          <table:table-cell table:style-name="Default" table:formula="of:=IF([.$B685]&gt;=[.$D$10]; ([.$B685] - [.$D$10]) * [.D$9]; NA())" office:value-type="float" office:value="1.64586625" calcext:value-type="float">
            <text:p>1.64586625</text:p>
          </table:table-cell>
        </table:table-row>
        <table:table-row table:style-name="ro1">
          <table:table-cell table:number-columns-repeated="2" office:value-type="float" office:value="1293" calcext:value-type="float">
            <text:p>1293</text:p>
          </table:table-cell>
          <table:table-cell office:value-type="float" office:value="653" calcext:value-type="float">
            <text:p>653</text:p>
          </table:table-cell>
          <table:table-cell table:style-name="Default" table:formula="of:=IF([.$B686]&gt;=[.$D$10]; ([.$B686] - [.$D$10]) * [.D$9]; NA())" office:value-type="float" office:value="1.643782875" calcext:value-type="float">
            <text:p>1.643782875</text:p>
          </table:table-cell>
        </table:table-row>
        <table:table-row table:style-name="ro1">
          <table:table-cell table:number-columns-repeated="2" office:value-type="float" office:value="1295" calcext:value-type="float">
            <text:p>1295</text:p>
          </table:table-cell>
          <table:table-cell office:value-type="float" office:value="654" calcext:value-type="float">
            <text:p>654</text:p>
          </table:table-cell>
          <table:table-cell table:style-name="Default" table:formula="of:=IF([.$B687]&gt;=[.$D$10]; ([.$B687] - [.$D$10]) * [.D$9]; NA())" office:value-type="float" office:value="1.64586625" calcext:value-type="float">
            <text:p>1.64586625</text:p>
          </table:table-cell>
        </table:table-row>
        <table:table-row table:style-name="ro1">
          <table:table-cell table:number-columns-repeated="2" office:value-type="float" office:value="1295" calcext:value-type="float">
            <text:p>1295</text:p>
          </table:table-cell>
          <table:table-cell office:value-type="float" office:value="655" calcext:value-type="float">
            <text:p>655</text:p>
          </table:table-cell>
          <table:table-cell table:style-name="Default" table:formula="of:=IF([.$B688]&gt;=[.$D$10]; ([.$B688] - [.$D$10]) * [.D$9]; NA())" office:value-type="float" office:value="1.64586625" calcext:value-type="float">
            <text:p>1.64586625</text:p>
          </table:table-cell>
        </table:table-row>
        <table:table-row table:style-name="ro1">
          <table:table-cell table:number-columns-repeated="2" office:value-type="float" office:value="1283" calcext:value-type="float">
            <text:p>1283</text:p>
          </table:table-cell>
          <table:table-cell office:value-type="float" office:value="656" calcext:value-type="float">
            <text:p>656</text:p>
          </table:table-cell>
          <table:table-cell table:style-name="Default" table:formula="of:=IF([.$B689]&gt;=[.$D$10]; ([.$B689] - [.$D$10]) * [.D$9]; NA())" office:value-type="float" office:value="1.633366" calcext:value-type="float">
            <text:p>1.633366</text:p>
          </table:table-cell>
        </table:table-row>
        <table:table-row table:style-name="ro1">
          <table:table-cell table:number-columns-repeated="2" office:value-type="float" office:value="1297" calcext:value-type="float">
            <text:p>1297</text:p>
          </table:table-cell>
          <table:table-cell office:value-type="float" office:value="657" calcext:value-type="float">
            <text:p>657</text:p>
          </table:table-cell>
          <table:table-cell table:style-name="Default" table:formula="of:=IF([.$B690]&gt;=[.$D$10]; ([.$B690] - [.$D$10]) * [.D$9]; NA())" office:value-type="float" office:value="1.647949625" calcext:value-type="float">
            <text:p>1.647949625</text:p>
          </table:table-cell>
        </table:table-row>
        <table:table-row table:style-name="ro1">
          <table:table-cell table:number-columns-repeated="2" office:value-type="float" office:value="1297" calcext:value-type="float">
            <text:p>1297</text:p>
          </table:table-cell>
          <table:table-cell office:value-type="float" office:value="658" calcext:value-type="float">
            <text:p>658</text:p>
          </table:table-cell>
          <table:table-cell table:style-name="Default" table:formula="of:=IF([.$B691]&gt;=[.$D$10]; ([.$B691] - [.$D$10]) * [.D$9]; NA())" office:value-type="float" office:value="1.647949625" calcext:value-type="float">
            <text:p>1.647949625</text:p>
          </table:table-cell>
        </table:table-row>
        <table:table-row table:style-name="ro1">
          <table:table-cell table:number-columns-repeated="2" office:value-type="float" office:value="1299" calcext:value-type="float">
            <text:p>1299</text:p>
          </table:table-cell>
          <table:table-cell office:value-type="float" office:value="659" calcext:value-type="float">
            <text:p>659</text:p>
          </table:table-cell>
          <table:table-cell table:style-name="Default" table:formula="of:=IF([.$B692]&gt;=[.$D$10]; ([.$B692] - [.$D$10]) * [.D$9]; NA())" office:value-type="float" office:value="1.650033" calcext:value-type="float">
            <text:p>1.650033</text:p>
          </table:table-cell>
        </table:table-row>
        <table:table-row table:style-name="ro1">
          <table:table-cell table:number-columns-repeated="2" office:value-type="float" office:value="1297" calcext:value-type="float">
            <text:p>1297</text:p>
          </table:table-cell>
          <table:table-cell office:value-type="float" office:value="660" calcext:value-type="float">
            <text:p>660</text:p>
          </table:table-cell>
          <table:table-cell table:style-name="Default" table:formula="of:=IF([.$B693]&gt;=[.$D$10]; ([.$B693] - [.$D$10]) * [.D$9]; NA())" office:value-type="float" office:value="1.647949625" calcext:value-type="float">
            <text:p>1.647949625</text:p>
          </table:table-cell>
        </table:table-row>
        <table:table-row table:style-name="ro1">
          <table:table-cell table:number-columns-repeated="2" office:value-type="float" office:value="1301" calcext:value-type="float">
            <text:p>1301</text:p>
          </table:table-cell>
          <table:table-cell office:value-type="float" office:value="661" calcext:value-type="float">
            <text:p>661</text:p>
          </table:table-cell>
          <table:table-cell table:style-name="Default" table:formula="of:=IF([.$B694]&gt;=[.$D$10]; ([.$B694] - [.$D$10]) * [.D$9]; NA())" office:value-type="float" office:value="1.652116375" calcext:value-type="float">
            <text:p>1.652116375</text:p>
          </table:table-cell>
        </table:table-row>
        <table:table-row table:style-name="ro1">
          <table:table-cell table:number-columns-repeated="2" office:value-type="float" office:value="1303" calcext:value-type="float">
            <text:p>1303</text:p>
          </table:table-cell>
          <table:table-cell office:value-type="float" office:value="662" calcext:value-type="float">
            <text:p>662</text:p>
          </table:table-cell>
          <table:table-cell table:style-name="Default" table:formula="of:=IF([.$B695]&gt;=[.$D$10]; ([.$B695] - [.$D$10]) * [.D$9]; NA())" office:value-type="float" office:value="1.65419975" calcext:value-type="float">
            <text:p>1.65419975</text:p>
          </table:table-cell>
        </table:table-row>
        <table:table-row table:style-name="ro1">
          <table:table-cell table:number-columns-repeated="2" office:value-type="float" office:value="1303" calcext:value-type="float">
            <text:p>1303</text:p>
          </table:table-cell>
          <table:table-cell office:value-type="float" office:value="663" calcext:value-type="float">
            <text:p>663</text:p>
          </table:table-cell>
          <table:table-cell table:style-name="Default" table:formula="of:=IF([.$B696]&gt;=[.$D$10]; ([.$B696] - [.$D$10]) * [.D$9]; NA())" office:value-type="float" office:value="1.65419975" calcext:value-type="float">
            <text:p>1.65419975</text:p>
          </table:table-cell>
        </table:table-row>
        <table:table-row table:style-name="ro1">
          <table:table-cell table:number-columns-repeated="2" office:value-type="float" office:value="1299" calcext:value-type="float">
            <text:p>1299</text:p>
          </table:table-cell>
          <table:table-cell office:value-type="float" office:value="664" calcext:value-type="float">
            <text:p>664</text:p>
          </table:table-cell>
          <table:table-cell table:style-name="Default" table:formula="of:=IF([.$B697]&gt;=[.$D$10]; ([.$B697] - [.$D$10]) * [.D$9]; NA())" office:value-type="float" office:value="1.650033" calcext:value-type="float">
            <text:p>1.650033</text:p>
          </table:table-cell>
        </table:table-row>
        <table:table-row table:style-name="ro1">
          <table:table-cell table:number-columns-repeated="2" office:value-type="float" office:value="1305" calcext:value-type="float">
            <text:p>1305</text:p>
          </table:table-cell>
          <table:table-cell office:value-type="float" office:value="665" calcext:value-type="float">
            <text:p>665</text:p>
          </table:table-cell>
          <table:table-cell table:style-name="Default" table:formula="of:=IF([.$B698]&gt;=[.$D$10]; ([.$B698] - [.$D$10]) * [.D$9]; NA())" office:value-type="float" office:value="1.656283125" calcext:value-type="float">
            <text:p>1.656283125</text:p>
          </table:table-cell>
        </table:table-row>
        <table:table-row table:style-name="ro1">
          <table:table-cell table:number-columns-repeated="2" office:value-type="float" office:value="1305" calcext:value-type="float">
            <text:p>1305</text:p>
          </table:table-cell>
          <table:table-cell office:value-type="float" office:value="666" calcext:value-type="float">
            <text:p>666</text:p>
          </table:table-cell>
          <table:table-cell table:style-name="Default" table:formula="of:=IF([.$B699]&gt;=[.$D$10]; ([.$B699] - [.$D$10]) * [.D$9]; NA())" office:value-type="float" office:value="1.656283125" calcext:value-type="float">
            <text:p>1.656283125</text:p>
          </table:table-cell>
        </table:table-row>
        <table:table-row table:style-name="ro1">
          <table:table-cell table:number-columns-repeated="2" office:value-type="float" office:value="1307" calcext:value-type="float">
            <text:p>1307</text:p>
          </table:table-cell>
          <table:table-cell office:value-type="float" office:value="667" calcext:value-type="float">
            <text:p>667</text:p>
          </table:table-cell>
          <table:table-cell table:style-name="Default" table:formula="of:=IF([.$B700]&gt;=[.$D$10]; ([.$B700] - [.$D$10]) * [.D$9]; NA())" office:value-type="float" office:value="1.6583665" calcext:value-type="float">
            <text:p>1.6583665</text:p>
          </table:table-cell>
        </table:table-row>
        <table:table-row table:style-name="ro1">
          <table:table-cell table:number-columns-repeated="2" office:value-type="float" office:value="1305" calcext:value-type="float">
            <text:p>1305</text:p>
          </table:table-cell>
          <table:table-cell office:value-type="float" office:value="668" calcext:value-type="float">
            <text:p>668</text:p>
          </table:table-cell>
          <table:table-cell table:style-name="Default" table:formula="of:=IF([.$B701]&gt;=[.$D$10]; ([.$B701] - [.$D$10]) * [.D$9]; NA())" office:value-type="float" office:value="1.656283125" calcext:value-type="float">
            <text:p>1.656283125</text:p>
          </table:table-cell>
        </table:table-row>
        <table:table-row table:style-name="ro1">
          <table:table-cell table:number-columns-repeated="2" office:value-type="float" office:value="1309" calcext:value-type="float">
            <text:p>1309</text:p>
          </table:table-cell>
          <table:table-cell office:value-type="float" office:value="669" calcext:value-type="float">
            <text:p>669</text:p>
          </table:table-cell>
          <table:table-cell table:style-name="Default" table:formula="of:=IF([.$B702]&gt;=[.$D$10]; ([.$B702] - [.$D$10]) * [.D$9]; NA())" office:value-type="float" office:value="1.660449875" calcext:value-type="float">
            <text:p>1.660449875</text:p>
          </table:table-cell>
        </table:table-row>
        <table:table-row table:style-name="ro1">
          <table:table-cell table:number-columns-repeated="2" office:value-type="float" office:value="1309" calcext:value-type="float">
            <text:p>1309</text:p>
          </table:table-cell>
          <table:table-cell office:value-type="float" office:value="670" calcext:value-type="float">
            <text:p>670</text:p>
          </table:table-cell>
          <table:table-cell table:style-name="Default" table:formula="of:=IF([.$B703]&gt;=[.$D$10]; ([.$B703] - [.$D$10]) * [.D$9]; NA())" office:value-type="float" office:value="1.660449875" calcext:value-type="float">
            <text:p>1.660449875</text:p>
          </table:table-cell>
        </table:table-row>
        <table:table-row table:style-name="ro1">
          <table:table-cell table:number-columns-repeated="2" office:value-type="float" office:value="1311" calcext:value-type="float">
            <text:p>1311</text:p>
          </table:table-cell>
          <table:table-cell office:value-type="float" office:value="671" calcext:value-type="float">
            <text:p>671</text:p>
          </table:table-cell>
          <table:table-cell table:style-name="Default" table:formula="of:=IF([.$B704]&gt;=[.$D$10]; ([.$B704] - [.$D$10]) * [.D$9]; NA())" office:value-type="float" office:value="1.66253325" calcext:value-type="float">
            <text:p>1.66253325</text:p>
          </table:table-cell>
        </table:table-row>
        <table:table-row table:style-name="ro1">
          <table:table-cell table:number-columns-repeated="2" office:value-type="float" office:value="1287" calcext:value-type="float">
            <text:p>1287</text:p>
          </table:table-cell>
          <table:table-cell office:value-type="float" office:value="672" calcext:value-type="float">
            <text:p>672</text:p>
          </table:table-cell>
          <table:table-cell table:style-name="Default" table:formula="of:=IF([.$B705]&gt;=[.$D$10]; ([.$B705] - [.$D$10]) * [.D$9]; NA())" office:value-type="float" office:value="1.63753275" calcext:value-type="float">
            <text:p>1.63753275</text:p>
          </table:table-cell>
        </table:table-row>
        <table:table-row table:style-name="ro1">
          <table:table-cell table:number-columns-repeated="2" office:value-type="float" office:value="1313" calcext:value-type="float">
            <text:p>1313</text:p>
          </table:table-cell>
          <table:table-cell office:value-type="float" office:value="673" calcext:value-type="float">
            <text:p>673</text:p>
          </table:table-cell>
          <table:table-cell table:style-name="Default" table:formula="of:=IF([.$B706]&gt;=[.$D$10]; ([.$B706] - [.$D$10]) * [.D$9]; NA())" office:value-type="float" office:value="1.664616625" calcext:value-type="float">
            <text:p>1.664616625</text:p>
          </table:table-cell>
        </table:table-row>
        <table:table-row table:style-name="ro1">
          <table:table-cell table:number-columns-repeated="2" office:value-type="float" office:value="1313" calcext:value-type="float">
            <text:p>1313</text:p>
          </table:table-cell>
          <table:table-cell office:value-type="float" office:value="674" calcext:value-type="float">
            <text:p>674</text:p>
          </table:table-cell>
          <table:table-cell table:style-name="Default" table:formula="of:=IF([.$B707]&gt;=[.$D$10]; ([.$B707] - [.$D$10]) * [.D$9]; NA())" office:value-type="float" office:value="1.664616625" calcext:value-type="float">
            <text:p>1.664616625</text:p>
          </table:table-cell>
        </table:table-row>
        <table:table-row table:style-name="ro1">
          <table:table-cell table:number-columns-repeated="2" office:value-type="float" office:value="1315" calcext:value-type="float">
            <text:p>1315</text:p>
          </table:table-cell>
          <table:table-cell office:value-type="float" office:value="675" calcext:value-type="float">
            <text:p>675</text:p>
          </table:table-cell>
          <table:table-cell table:style-name="Default" table:formula="of:=IF([.$B708]&gt;=[.$D$10]; ([.$B708] - [.$D$10]) * [.D$9]; NA())" office:value-type="float" office:value="1.6667" calcext:value-type="float">
            <text:p>1.6667</text:p>
          </table:table-cell>
        </table:table-row>
        <table:table-row table:style-name="ro1">
          <table:table-cell table:number-columns-repeated="2" office:value-type="float" office:value="1315" calcext:value-type="float">
            <text:p>1315</text:p>
          </table:table-cell>
          <table:table-cell office:value-type="float" office:value="676" calcext:value-type="float">
            <text:p>676</text:p>
          </table:table-cell>
          <table:table-cell table:style-name="Default" table:formula="of:=IF([.$B709]&gt;=[.$D$10]; ([.$B709] - [.$D$10]) * [.D$9]; NA())" office:value-type="float" office:value="1.6667" calcext:value-type="float">
            <text:p>1.6667</text:p>
          </table:table-cell>
        </table:table-row>
        <table:table-row table:style-name="ro1">
          <table:table-cell table:number-columns-repeated="2" office:value-type="float" office:value="1317" calcext:value-type="float">
            <text:p>1317</text:p>
          </table:table-cell>
          <table:table-cell office:value-type="float" office:value="677" calcext:value-type="float">
            <text:p>677</text:p>
          </table:table-cell>
          <table:table-cell table:style-name="Default" table:formula="of:=IF([.$B710]&gt;=[.$D$10]; ([.$B710] - [.$D$10]) * [.D$9]; NA())" office:value-type="float" office:value="1.668783375" calcext:value-type="float">
            <text:p>1.668783375</text:p>
          </table:table-cell>
        </table:table-row>
        <table:table-row table:style-name="ro1">
          <table:table-cell table:number-columns-repeated="2" office:value-type="float" office:value="1317" calcext:value-type="float">
            <text:p>1317</text:p>
          </table:table-cell>
          <table:table-cell office:value-type="float" office:value="678" calcext:value-type="float">
            <text:p>678</text:p>
          </table:table-cell>
          <table:table-cell table:style-name="Default" table:formula="of:=IF([.$B711]&gt;=[.$D$10]; ([.$B711] - [.$D$10]) * [.D$9]; NA())" office:value-type="float" office:value="1.668783375" calcext:value-type="float">
            <text:p>1.668783375</text:p>
          </table:table-cell>
        </table:table-row>
        <table:table-row table:style-name="ro1">
          <table:table-cell table:number-columns-repeated="2" office:value-type="float" office:value="1319" calcext:value-type="float">
            <text:p>1319</text:p>
          </table:table-cell>
          <table:table-cell office:value-type="float" office:value="679" calcext:value-type="float">
            <text:p>679</text:p>
          </table:table-cell>
          <table:table-cell table:style-name="Default" table:formula="of:=IF([.$B712]&gt;=[.$D$10]; ([.$B712] - [.$D$10]) * [.D$9]; NA())" office:value-type="float" office:value="1.67086675" calcext:value-type="float">
            <text:p>1.67086675</text:p>
          </table:table-cell>
        </table:table-row>
        <table:table-row table:style-name="ro1">
          <table:table-cell table:number-columns-repeated="2" office:value-type="float" office:value="1319" calcext:value-type="float">
            <text:p>1319</text:p>
          </table:table-cell>
          <table:table-cell office:value-type="float" office:value="680" calcext:value-type="float">
            <text:p>680</text:p>
          </table:table-cell>
          <table:table-cell table:style-name="Default" table:formula="of:=IF([.$B713]&gt;=[.$D$10]; ([.$B713] - [.$D$10]) * [.D$9]; NA())" office:value-type="float" office:value="1.67086675" calcext:value-type="float">
            <text:p>1.67086675</text:p>
          </table:table-cell>
        </table:table-row>
        <table:table-row table:style-name="ro1">
          <table:table-cell table:number-columns-repeated="2" office:value-type="float" office:value="1321" calcext:value-type="float">
            <text:p>1321</text:p>
          </table:table-cell>
          <table:table-cell office:value-type="float" office:value="681" calcext:value-type="float">
            <text:p>681</text:p>
          </table:table-cell>
          <table:table-cell table:style-name="Default" table:formula="of:=IF([.$B714]&gt;=[.$D$10]; ([.$B714] - [.$D$10]) * [.D$9]; NA())" office:value-type="float" office:value="1.672950125" calcext:value-type="float">
            <text:p>1.672950125</text:p>
          </table:table-cell>
        </table:table-row>
        <table:table-row table:style-name="ro1">
          <table:table-cell table:number-columns-repeated="2" office:value-type="float" office:value="1321" calcext:value-type="float">
            <text:p>1321</text:p>
          </table:table-cell>
          <table:table-cell office:value-type="float" office:value="682" calcext:value-type="float">
            <text:p>682</text:p>
          </table:table-cell>
          <table:table-cell table:style-name="Default" table:formula="of:=IF([.$B715]&gt;=[.$D$10]; ([.$B715] - [.$D$10]) * [.D$9]; NA())" office:value-type="float" office:value="1.672950125" calcext:value-type="float">
            <text:p>1.672950125</text:p>
          </table:table-cell>
        </table:table-row>
        <table:table-row table:style-name="ro1">
          <table:table-cell table:number-columns-repeated="2" office:value-type="float" office:value="1323" calcext:value-type="float">
            <text:p>1323</text:p>
          </table:table-cell>
          <table:table-cell office:value-type="float" office:value="683" calcext:value-type="float">
            <text:p>683</text:p>
          </table:table-cell>
          <table:table-cell table:style-name="Default" table:formula="of:=IF([.$B716]&gt;=[.$D$10]; ([.$B716] - [.$D$10]) * [.D$9]; NA())" office:value-type="float" office:value="1.6750335" calcext:value-type="float">
            <text:p>1.6750335</text:p>
          </table:table-cell>
        </table:table-row>
        <table:table-row table:style-name="ro1">
          <table:table-cell table:number-columns-repeated="2" office:value-type="float" office:value="1321" calcext:value-type="float">
            <text:p>1321</text:p>
          </table:table-cell>
          <table:table-cell office:value-type="float" office:value="684" calcext:value-type="float">
            <text:p>684</text:p>
          </table:table-cell>
          <table:table-cell table:style-name="Default" table:formula="of:=IF([.$B717]&gt;=[.$D$10]; ([.$B717] - [.$D$10]) * [.D$9]; NA())" office:value-type="float" office:value="1.672950125" calcext:value-type="float">
            <text:p>1.672950125</text:p>
          </table:table-cell>
        </table:table-row>
        <table:table-row table:style-name="ro1">
          <table:table-cell table:number-columns-repeated="2" office:value-type="float" office:value="1325" calcext:value-type="float">
            <text:p>1325</text:p>
          </table:table-cell>
          <table:table-cell office:value-type="float" office:value="685" calcext:value-type="float">
            <text:p>685</text:p>
          </table:table-cell>
          <table:table-cell table:style-name="Default" table:formula="of:=IF([.$B718]&gt;=[.$D$10]; ([.$B718] - [.$D$10]) * [.D$9]; NA())" office:value-type="float" office:value="1.677116875" calcext:value-type="float">
            <text:p>1.677116875</text:p>
          </table:table-cell>
        </table:table-row>
        <table:table-row table:style-name="ro1">
          <table:table-cell table:number-columns-repeated="2" office:value-type="float" office:value="1325" calcext:value-type="float">
            <text:p>1325</text:p>
          </table:table-cell>
          <table:table-cell office:value-type="float" office:value="686" calcext:value-type="float">
            <text:p>686</text:p>
          </table:table-cell>
          <table:table-cell table:style-name="Default" table:formula="of:=IF([.$B719]&gt;=[.$D$10]; ([.$B719] - [.$D$10]) * [.D$9]; NA())" office:value-type="float" office:value="1.677116875" calcext:value-type="float">
            <text:p>1.677116875</text:p>
          </table:table-cell>
        </table:table-row>
        <table:table-row table:style-name="ro1">
          <table:table-cell table:number-columns-repeated="2" office:value-type="float" office:value="1327" calcext:value-type="float">
            <text:p>1327</text:p>
          </table:table-cell>
          <table:table-cell office:value-type="float" office:value="687" calcext:value-type="float">
            <text:p>687</text:p>
          </table:table-cell>
          <table:table-cell table:style-name="Default" table:formula="of:=IF([.$B720]&gt;=[.$D$10]; ([.$B720] - [.$D$10]) * [.D$9]; NA())" office:value-type="float" office:value="1.67920025" calcext:value-type="float">
            <text:p>1.67920025</text:p>
          </table:table-cell>
        </table:table-row>
        <table:table-row table:style-name="ro1">
          <table:table-cell table:number-columns-repeated="2" office:value-type="float" office:value="1317" calcext:value-type="float">
            <text:p>1317</text:p>
          </table:table-cell>
          <table:table-cell office:value-type="float" office:value="688" calcext:value-type="float">
            <text:p>688</text:p>
          </table:table-cell>
          <table:table-cell table:style-name="Default" table:formula="of:=IF([.$B721]&gt;=[.$D$10]; ([.$B721] - [.$D$10]) * [.D$9]; NA())" office:value-type="float" office:value="1.668783375" calcext:value-type="float">
            <text:p>1.668783375</text:p>
          </table:table-cell>
        </table:table-row>
        <table:table-row table:style-name="ro1">
          <table:table-cell table:number-columns-repeated="2" office:value-type="float" office:value="1329" calcext:value-type="float">
            <text:p>1329</text:p>
          </table:table-cell>
          <table:table-cell office:value-type="float" office:value="689" calcext:value-type="float">
            <text:p>689</text:p>
          </table:table-cell>
          <table:table-cell table:style-name="Default" table:formula="of:=IF([.$B722]&gt;=[.$D$10]; ([.$B722] - [.$D$10]) * [.D$9]; NA())" office:value-type="float" office:value="1.681283625" calcext:value-type="float">
            <text:p>1.681283625</text:p>
          </table:table-cell>
        </table:table-row>
        <table:table-row table:style-name="ro1">
          <table:table-cell table:number-columns-repeated="2" office:value-type="float" office:value="1329" calcext:value-type="float">
            <text:p>1329</text:p>
          </table:table-cell>
          <table:table-cell office:value-type="float" office:value="690" calcext:value-type="float">
            <text:p>690</text:p>
          </table:table-cell>
          <table:table-cell table:style-name="Default" table:formula="of:=IF([.$B723]&gt;=[.$D$10]; ([.$B723] - [.$D$10]) * [.D$9]; NA())" office:value-type="float" office:value="1.681283625" calcext:value-type="float">
            <text:p>1.681283625</text:p>
          </table:table-cell>
        </table:table-row>
        <table:table-row table:style-name="ro1">
          <table:table-cell table:number-columns-repeated="2" office:value-type="float" office:value="1331" calcext:value-type="float">
            <text:p>1331</text:p>
          </table:table-cell>
          <table:table-cell office:value-type="float" office:value="691" calcext:value-type="float">
            <text:p>691</text:p>
          </table:table-cell>
          <table:table-cell table:style-name="Default" table:formula="of:=IF([.$B724]&gt;=[.$D$10]; ([.$B724] - [.$D$10]) * [.D$9]; NA())" office:value-type="float" office:value="1.683367" calcext:value-type="float">
            <text:p>1.683367</text:p>
          </table:table-cell>
        </table:table-row>
        <table:table-row table:style-name="ro1">
          <table:table-cell table:number-columns-repeated="2" office:value-type="float" office:value="1329" calcext:value-type="float">
            <text:p>1329</text:p>
          </table:table-cell>
          <table:table-cell office:value-type="float" office:value="692" calcext:value-type="float">
            <text:p>692</text:p>
          </table:table-cell>
          <table:table-cell table:style-name="Default" table:formula="of:=IF([.$B725]&gt;=[.$D$10]; ([.$B725] - [.$D$10]) * [.D$9]; NA())" office:value-type="float" office:value="1.681283625" calcext:value-type="float">
            <text:p>1.681283625</text:p>
          </table:table-cell>
        </table:table-row>
        <table:table-row table:style-name="ro1">
          <table:table-cell table:number-columns-repeated="2" office:value-type="float" office:value="1333" calcext:value-type="float">
            <text:p>1333</text:p>
          </table:table-cell>
          <table:table-cell office:value-type="float" office:value="693" calcext:value-type="float">
            <text:p>693</text:p>
          </table:table-cell>
          <table:table-cell table:style-name="Default" table:formula="of:=IF([.$B726]&gt;=[.$D$10]; ([.$B726] - [.$D$10]) * [.D$9]; NA())" office:value-type="float" office:value="1.685450375" calcext:value-type="float">
            <text:p>1.685450375</text:p>
          </table:table-cell>
        </table:table-row>
        <table:table-row table:style-name="ro1">
          <table:table-cell table:number-columns-repeated="2" office:value-type="float" office:value="1333" calcext:value-type="float">
            <text:p>1333</text:p>
          </table:table-cell>
          <table:table-cell office:value-type="float" office:value="694" calcext:value-type="float">
            <text:p>694</text:p>
          </table:table-cell>
          <table:table-cell table:style-name="Default" table:formula="of:=IF([.$B727]&gt;=[.$D$10]; ([.$B727] - [.$D$10]) * [.D$9]; NA())" office:value-type="float" office:value="1.685450375" calcext:value-type="float">
            <text:p>1.685450375</text:p>
          </table:table-cell>
        </table:table-row>
        <table:table-row table:style-name="ro1">
          <table:table-cell table:number-columns-repeated="2" office:value-type="float" office:value="1335" calcext:value-type="float">
            <text:p>1335</text:p>
          </table:table-cell>
          <table:table-cell office:value-type="float" office:value="695" calcext:value-type="float">
            <text:p>695</text:p>
          </table:table-cell>
          <table:table-cell table:style-name="Default" table:formula="of:=IF([.$B728]&gt;=[.$D$10]; ([.$B728] - [.$D$10]) * [.D$9]; NA())" office:value-type="float" office:value="1.68753375" calcext:value-type="float">
            <text:p>1.68753375</text:p>
          </table:table-cell>
        </table:table-row>
        <table:table-row table:style-name="ro1">
          <table:table-cell table:number-columns-repeated="2" office:value-type="float" office:value="1329" calcext:value-type="float">
            <text:p>1329</text:p>
          </table:table-cell>
          <table:table-cell office:value-type="float" office:value="696" calcext:value-type="float">
            <text:p>696</text:p>
          </table:table-cell>
          <table:table-cell table:style-name="Default" table:formula="of:=IF([.$B729]&gt;=[.$D$10]; ([.$B729] - [.$D$10]) * [.D$9]; NA())" office:value-type="float" office:value="1.681283625" calcext:value-type="float">
            <text:p>1.681283625</text:p>
          </table:table-cell>
        </table:table-row>
        <table:table-row table:style-name="ro1">
          <table:table-cell table:number-columns-repeated="2" office:value-type="float" office:value="1337" calcext:value-type="float">
            <text:p>1337</text:p>
          </table:table-cell>
          <table:table-cell office:value-type="float" office:value="697" calcext:value-type="float">
            <text:p>697</text:p>
          </table:table-cell>
          <table:table-cell table:style-name="Default" table:formula="of:=IF([.$B730]&gt;=[.$D$10]; ([.$B730] - [.$D$10]) * [.D$9]; NA())" office:value-type="float" office:value="1.689617125" calcext:value-type="float">
            <text:p>1.689617125</text:p>
          </table:table-cell>
        </table:table-row>
        <table:table-row table:style-name="ro1">
          <table:table-cell table:number-columns-repeated="2" office:value-type="float" office:value="1337" calcext:value-type="float">
            <text:p>1337</text:p>
          </table:table-cell>
          <table:table-cell office:value-type="float" office:value="698" calcext:value-type="float">
            <text:p>698</text:p>
          </table:table-cell>
          <table:table-cell table:style-name="Default" table:formula="of:=IF([.$B731]&gt;=[.$D$10]; ([.$B731] - [.$D$10]) * [.D$9]; NA())" office:value-type="float" office:value="1.689617125" calcext:value-type="float">
            <text:p>1.689617125</text:p>
          </table:table-cell>
        </table:table-row>
        <table:table-row table:style-name="ro1">
          <table:table-cell table:number-columns-repeated="2" office:value-type="float" office:value="1339" calcext:value-type="float">
            <text:p>1339</text:p>
          </table:table-cell>
          <table:table-cell office:value-type="float" office:value="699" calcext:value-type="float">
            <text:p>699</text:p>
          </table:table-cell>
          <table:table-cell table:style-name="Default" table:formula="of:=IF([.$B732]&gt;=[.$D$10]; ([.$B732] - [.$D$10]) * [.D$9]; NA())" office:value-type="float" office:value="1.6917005" calcext:value-type="float">
            <text:p>1.6917005</text:p>
          </table:table-cell>
        </table:table-row>
        <table:table-row table:style-name="ro1">
          <table:table-cell table:number-columns-repeated="2" office:value-type="float" office:value="1337" calcext:value-type="float">
            <text:p>1337</text:p>
          </table:table-cell>
          <table:table-cell office:value-type="float" office:value="700" calcext:value-type="float">
            <text:p>700</text:p>
          </table:table-cell>
          <table:table-cell table:style-name="Default" table:formula="of:=IF([.$B733]&gt;=[.$D$10]; ([.$B733] - [.$D$10]) * [.D$9]; NA())" office:value-type="float" office:value="1.689617125" calcext:value-type="float">
            <text:p>1.689617125</text:p>
          </table:table-cell>
        </table:table-row>
        <table:table-row table:style-name="ro1">
          <table:table-cell table:number-columns-repeated="2" office:value-type="float" office:value="1341" calcext:value-type="float">
            <text:p>1341</text:p>
          </table:table-cell>
          <table:table-cell office:value-type="float" office:value="701" calcext:value-type="float">
            <text:p>701</text:p>
          </table:table-cell>
          <table:table-cell table:style-name="Default" table:formula="of:=IF([.$B734]&gt;=[.$D$10]; ([.$B734] - [.$D$10]) * [.D$9]; NA())" office:value-type="float" office:value="1.693783875" calcext:value-type="float">
            <text:p>1.693783875</text:p>
          </table:table-cell>
        </table:table-row>
        <table:table-row table:style-name="ro1">
          <table:table-cell table:number-columns-repeated="2" office:value-type="float" office:value="1341" calcext:value-type="float">
            <text:p>1341</text:p>
          </table:table-cell>
          <table:table-cell office:value-type="float" office:value="702" calcext:value-type="float">
            <text:p>702</text:p>
          </table:table-cell>
          <table:table-cell table:style-name="Default" table:formula="of:=IF([.$B735]&gt;=[.$D$10]; ([.$B735] - [.$D$10]) * [.D$9]; NA())" office:value-type="float" office:value="1.693783875" calcext:value-type="float">
            <text:p>1.693783875</text:p>
          </table:table-cell>
        </table:table-row>
        <table:table-row table:style-name="ro1">
          <table:table-cell table:number-columns-repeated="2" office:value-type="float" office:value="1343" calcext:value-type="float">
            <text:p>1343</text:p>
          </table:table-cell>
          <table:table-cell office:value-type="float" office:value="703" calcext:value-type="float">
            <text:p>703</text:p>
          </table:table-cell>
          <table:table-cell table:style-name="Default" table:formula="of:=IF([.$B736]&gt;=[.$D$10]; ([.$B736] - [.$D$10]) * [.D$9]; NA())" office:value-type="float" office:value="1.69586725" calcext:value-type="float">
            <text:p>1.69586725</text:p>
          </table:table-cell>
        </table:table-row>
        <table:table-row table:style-name="ro1">
          <table:table-cell table:number-columns-repeated="2" office:value-type="float" office:value="1283" calcext:value-type="float">
            <text:p>1283</text:p>
          </table:table-cell>
          <table:table-cell office:value-type="float" office:value="704" calcext:value-type="float">
            <text:p>704</text:p>
          </table:table-cell>
          <table:table-cell table:style-name="Default" table:formula="of:=IF([.$B737]&gt;=[.$D$10]; ([.$B737] - [.$D$10]) * [.D$9]; NA())" office:value-type="float" office:value="1.633366" calcext:value-type="float">
            <text:p>1.633366</text:p>
          </table:table-cell>
        </table:table-row>
        <table:table-row table:style-name="ro1">
          <table:table-cell table:number-columns-repeated="2" office:value-type="float" office:value="1345" calcext:value-type="float">
            <text:p>1345</text:p>
          </table:table-cell>
          <table:table-cell office:value-type="float" office:value="705" calcext:value-type="float">
            <text:p>705</text:p>
          </table:table-cell>
          <table:table-cell table:style-name="Default" table:formula="of:=IF([.$B738]&gt;=[.$D$10]; ([.$B738] - [.$D$10]) * [.D$9]; NA())" office:value-type="float" office:value="1.697950625" calcext:value-type="float">
            <text:p>1.697950625</text:p>
          </table:table-cell>
        </table:table-row>
        <table:table-row table:style-name="ro1">
          <table:table-cell table:number-columns-repeated="2" office:value-type="float" office:value="1345" calcext:value-type="float">
            <text:p>1345</text:p>
          </table:table-cell>
          <table:table-cell office:value-type="float" office:value="706" calcext:value-type="float">
            <text:p>706</text:p>
          </table:table-cell>
          <table:table-cell table:style-name="Default" table:formula="of:=IF([.$B739]&gt;=[.$D$10]; ([.$B739] - [.$D$10]) * [.D$9]; NA())" office:value-type="float" office:value="1.697950625" calcext:value-type="float">
            <text:p>1.697950625</text:p>
          </table:table-cell>
        </table:table-row>
        <table:table-row table:style-name="ro1">
          <table:table-cell table:number-columns-repeated="2" office:value-type="float" office:value="1347" calcext:value-type="float">
            <text:p>1347</text:p>
          </table:table-cell>
          <table:table-cell office:value-type="float" office:value="707" calcext:value-type="float">
            <text:p>707</text:p>
          </table:table-cell>
          <table:table-cell table:style-name="Default" table:formula="of:=IF([.$B740]&gt;=[.$D$10]; ([.$B740] - [.$D$10]) * [.D$9]; NA())" office:value-type="float" office:value="1.700034" calcext:value-type="float">
            <text:p>1.700034</text:p>
          </table:table-cell>
        </table:table-row>
        <table:table-row table:style-name="ro1">
          <table:table-cell table:number-columns-repeated="2" office:value-type="float" office:value="1345" calcext:value-type="float">
            <text:p>1345</text:p>
          </table:table-cell>
          <table:table-cell office:value-type="float" office:value="708" calcext:value-type="float">
            <text:p>708</text:p>
          </table:table-cell>
          <table:table-cell table:style-name="Default" table:formula="of:=IF([.$B741]&gt;=[.$D$10]; ([.$B741] - [.$D$10]) * [.D$9]; NA())" office:value-type="float" office:value="1.697950625" calcext:value-type="float">
            <text:p>1.697950625</text:p>
          </table:table-cell>
        </table:table-row>
        <table:table-row table:style-name="ro1">
          <table:table-cell table:number-columns-repeated="2" office:value-type="float" office:value="1349" calcext:value-type="float">
            <text:p>1349</text:p>
          </table:table-cell>
          <table:table-cell office:value-type="float" office:value="709" calcext:value-type="float">
            <text:p>709</text:p>
          </table:table-cell>
          <table:table-cell table:style-name="Default" table:formula="of:=IF([.$B742]&gt;=[.$D$10]; ([.$B742] - [.$D$10]) * [.D$9]; NA())" office:value-type="float" office:value="1.702117375" calcext:value-type="float">
            <text:p>1.702117375</text:p>
          </table:table-cell>
        </table:table-row>
        <table:table-row table:style-name="ro1">
          <table:table-cell table:number-columns-repeated="2" office:value-type="float" office:value="1349" calcext:value-type="float">
            <text:p>1349</text:p>
          </table:table-cell>
          <table:table-cell office:value-type="float" office:value="710" calcext:value-type="float">
            <text:p>710</text:p>
          </table:table-cell>
          <table:table-cell table:style-name="Default" table:formula="of:=IF([.$B743]&gt;=[.$D$10]; ([.$B743] - [.$D$10]) * [.D$9]; NA())" office:value-type="float" office:value="1.702117375" calcext:value-type="float">
            <text:p>1.702117375</text:p>
          </table:table-cell>
        </table:table-row>
        <table:table-row table:style-name="ro1">
          <table:table-cell table:number-columns-repeated="2" office:value-type="float" office:value="1351" calcext:value-type="float">
            <text:p>1351</text:p>
          </table:table-cell>
          <table:table-cell office:value-type="float" office:value="711" calcext:value-type="float">
            <text:p>711</text:p>
          </table:table-cell>
          <table:table-cell table:style-name="Default" table:formula="of:=IF([.$B744]&gt;=[.$D$10]; ([.$B744] - [.$D$10]) * [.D$9]; NA())" office:value-type="float" office:value="1.70420075" calcext:value-type="float">
            <text:p>1.70420075</text:p>
          </table:table-cell>
        </table:table-row>
        <table:table-row table:style-name="ro1">
          <table:table-cell table:number-columns-repeated="2" office:value-type="float" office:value="1345" calcext:value-type="float">
            <text:p>1345</text:p>
          </table:table-cell>
          <table:table-cell office:value-type="float" office:value="712" calcext:value-type="float">
            <text:p>712</text:p>
          </table:table-cell>
          <table:table-cell table:style-name="Default" table:formula="of:=IF([.$B745]&gt;=[.$D$10]; ([.$B745] - [.$D$10]) * [.D$9]; NA())" office:value-type="float" office:value="1.697950625" calcext:value-type="float">
            <text:p>1.697950625</text:p>
          </table:table-cell>
        </table:table-row>
        <table:table-row table:style-name="ro1">
          <table:table-cell table:number-columns-repeated="2" office:value-type="float" office:value="1353" calcext:value-type="float">
            <text:p>1353</text:p>
          </table:table-cell>
          <table:table-cell office:value-type="float" office:value="713" calcext:value-type="float">
            <text:p>713</text:p>
          </table:table-cell>
          <table:table-cell table:style-name="Default" table:formula="of:=IF([.$B746]&gt;=[.$D$10]; ([.$B746] - [.$D$10]) * [.D$9]; NA())" office:value-type="float" office:value="1.706284125" calcext:value-type="float">
            <text:p>1.706284125</text:p>
          </table:table-cell>
        </table:table-row>
        <table:table-row table:style-name="ro1">
          <table:table-cell table:number-columns-repeated="2" office:value-type="float" office:value="1353" calcext:value-type="float">
            <text:p>1353</text:p>
          </table:table-cell>
          <table:table-cell office:value-type="float" office:value="714" calcext:value-type="float">
            <text:p>714</text:p>
          </table:table-cell>
          <table:table-cell table:style-name="Default" table:formula="of:=IF([.$B747]&gt;=[.$D$10]; ([.$B747] - [.$D$10]) * [.D$9]; NA())" office:value-type="float" office:value="1.706284125" calcext:value-type="float">
            <text:p>1.706284125</text:p>
          </table:table-cell>
        </table:table-row>
        <table:table-row table:style-name="ro1">
          <table:table-cell table:number-columns-repeated="2" office:value-type="float" office:value="1355" calcext:value-type="float">
            <text:p>1355</text:p>
          </table:table-cell>
          <table:table-cell office:value-type="float" office:value="715" calcext:value-type="float">
            <text:p>715</text:p>
          </table:table-cell>
          <table:table-cell table:style-name="Default" table:formula="of:=IF([.$B748]&gt;=[.$D$10]; ([.$B748] - [.$D$10]) * [.D$9]; NA())" office:value-type="float" office:value="1.7083675" calcext:value-type="float">
            <text:p>1.7083675</text:p>
          </table:table-cell>
        </table:table-row>
        <table:table-row table:style-name="ro1">
          <table:table-cell table:number-columns-repeated="2" office:value-type="float" office:value="1357" calcext:value-type="float">
            <text:p>1357</text:p>
          </table:table-cell>
          <table:table-cell office:value-type="float" office:value="716" calcext:value-type="float">
            <text:p>716</text:p>
          </table:table-cell>
          <table:table-cell table:style-name="Default" table:formula="of:=IF([.$B749]&gt;=[.$D$10]; ([.$B749] - [.$D$10]) * [.D$9]; NA())" office:value-type="float" office:value="1.710450875" calcext:value-type="float">
            <text:p>1.710450875</text:p>
          </table:table-cell>
        </table:table-row>
        <table:table-row table:style-name="ro1">
          <table:table-cell table:number-columns-repeated="2" office:value-type="float" office:value="1357" calcext:value-type="float">
            <text:p>1357</text:p>
          </table:table-cell>
          <table:table-cell office:value-type="float" office:value="717" calcext:value-type="float">
            <text:p>717</text:p>
          </table:table-cell>
          <table:table-cell table:style-name="Default" table:formula="of:=IF([.$B750]&gt;=[.$D$10]; ([.$B750] - [.$D$10]) * [.D$9]; NA())" office:value-type="float" office:value="1.710450875" calcext:value-type="float">
            <text:p>1.710450875</text:p>
          </table:table-cell>
        </table:table-row>
        <table:table-row table:style-name="ro1">
          <table:table-cell table:number-columns-repeated="2" office:value-type="float" office:value="1357" calcext:value-type="float">
            <text:p>1357</text:p>
          </table:table-cell>
          <table:table-cell office:value-type="float" office:value="718" calcext:value-type="float">
            <text:p>718</text:p>
          </table:table-cell>
          <table:table-cell table:style-name="Default" table:formula="of:=IF([.$B751]&gt;=[.$D$10]; ([.$B751] - [.$D$10]) * [.D$9]; NA())" office:value-type="float" office:value="1.710450875" calcext:value-type="float">
            <text:p>1.710450875</text:p>
          </table:table-cell>
        </table:table-row>
        <table:table-row table:style-name="ro1">
          <table:table-cell table:number-columns-repeated="2" office:value-type="float" office:value="1359" calcext:value-type="float">
            <text:p>1359</text:p>
          </table:table-cell>
          <table:table-cell office:value-type="float" office:value="719" calcext:value-type="float">
            <text:p>719</text:p>
          </table:table-cell>
          <table:table-cell table:style-name="Default" table:formula="of:=IF([.$B752]&gt;=[.$D$10]; ([.$B752] - [.$D$10]) * [.D$9]; NA())" office:value-type="float" office:value="1.71253425" calcext:value-type="float">
            <text:p>1.71253425</text:p>
          </table:table-cell>
        </table:table-row>
        <table:table-row table:style-name="ro1">
          <table:table-cell table:number-columns-repeated="2" office:value-type="float" office:value="1345" calcext:value-type="float">
            <text:p>1345</text:p>
          </table:table-cell>
          <table:table-cell office:value-type="float" office:value="720" calcext:value-type="float">
            <text:p>720</text:p>
          </table:table-cell>
          <table:table-cell table:style-name="Default" table:formula="of:=IF([.$B753]&gt;=[.$D$10]; ([.$B753] - [.$D$10]) * [.D$9]; NA())" office:value-type="float" office:value="1.697950625" calcext:value-type="float">
            <text:p>1.697950625</text:p>
          </table:table-cell>
        </table:table-row>
        <table:table-row table:style-name="ro1">
          <table:table-cell table:number-columns-repeated="2" office:value-type="float" office:value="1361" calcext:value-type="float">
            <text:p>1361</text:p>
          </table:table-cell>
          <table:table-cell office:value-type="float" office:value="721" calcext:value-type="float">
            <text:p>721</text:p>
          </table:table-cell>
          <table:table-cell table:style-name="Default" table:formula="of:=IF([.$B754]&gt;=[.$D$10]; ([.$B754] - [.$D$10]) * [.D$9]; NA())" office:value-type="float" office:value="1.714617625" calcext:value-type="float">
            <text:p>1.714617625</text:p>
          </table:table-cell>
        </table:table-row>
        <table:table-row table:style-name="ro1">
          <table:table-cell table:number-columns-repeated="2" office:value-type="float" office:value="1361" calcext:value-type="float">
            <text:p>1361</text:p>
          </table:table-cell>
          <table:table-cell office:value-type="float" office:value="722" calcext:value-type="float">
            <text:p>722</text:p>
          </table:table-cell>
          <table:table-cell table:style-name="Default" table:formula="of:=IF([.$B755]&gt;=[.$D$10]; ([.$B755] - [.$D$10]) * [.D$9]; NA())" office:value-type="float" office:value="1.714617625" calcext:value-type="float">
            <text:p>1.714617625</text:p>
          </table:table-cell>
        </table:table-row>
        <table:table-row table:style-name="ro1">
          <table:table-cell table:number-columns-repeated="2" office:value-type="float" office:value="1363" calcext:value-type="float">
            <text:p>1363</text:p>
          </table:table-cell>
          <table:table-cell office:value-type="float" office:value="723" calcext:value-type="float">
            <text:p>723</text:p>
          </table:table-cell>
          <table:table-cell table:style-name="Default" table:formula="of:=IF([.$B756]&gt;=[.$D$10]; ([.$B756] - [.$D$10]) * [.D$9]; NA())" office:value-type="float" office:value="1.716701" calcext:value-type="float">
            <text:p>1.716701</text:p>
          </table:table-cell>
        </table:table-row>
        <table:table-row table:style-name="ro1">
          <table:table-cell table:number-columns-repeated="2" office:value-type="float" office:value="1361" calcext:value-type="float">
            <text:p>1361</text:p>
          </table:table-cell>
          <table:table-cell office:value-type="float" office:value="724" calcext:value-type="float">
            <text:p>724</text:p>
          </table:table-cell>
          <table:table-cell table:style-name="Default" table:formula="of:=IF([.$B757]&gt;=[.$D$10]; ([.$B757] - [.$D$10]) * [.D$9]; NA())" office:value-type="float" office:value="1.714617625" calcext:value-type="float">
            <text:p>1.714617625</text:p>
          </table:table-cell>
        </table:table-row>
        <table:table-row table:style-name="ro1">
          <table:table-cell table:number-columns-repeated="2" office:value-type="float" office:value="1365" calcext:value-type="float">
            <text:p>1365</text:p>
          </table:table-cell>
          <table:table-cell office:value-type="float" office:value="725" calcext:value-type="float">
            <text:p>725</text:p>
          </table:table-cell>
          <table:table-cell table:style-name="Default" table:formula="of:=IF([.$B758]&gt;=[.$D$10]; ([.$B758] - [.$D$10]) * [.D$9]; NA())" office:value-type="float" office:value="1.718784375" calcext:value-type="float">
            <text:p>1.718784375</text:p>
          </table:table-cell>
        </table:table-row>
        <table:table-row table:style-name="ro1">
          <table:table-cell table:number-columns-repeated="2" office:value-type="float" office:value="1365" calcext:value-type="float">
            <text:p>1365</text:p>
          </table:table-cell>
          <table:table-cell office:value-type="float" office:value="726" calcext:value-type="float">
            <text:p>726</text:p>
          </table:table-cell>
          <table:table-cell table:style-name="Default" table:formula="of:=IF([.$B759]&gt;=[.$D$10]; ([.$B759] - [.$D$10]) * [.D$9]; NA())" office:value-type="float" office:value="1.718784375" calcext:value-type="float">
            <text:p>1.718784375</text:p>
          </table:table-cell>
        </table:table-row>
        <table:table-row table:style-name="ro1">
          <table:table-cell table:number-columns-repeated="2" office:value-type="float" office:value="1367" calcext:value-type="float">
            <text:p>1367</text:p>
          </table:table-cell>
          <table:table-cell office:value-type="float" office:value="727" calcext:value-type="float">
            <text:p>727</text:p>
          </table:table-cell>
          <table:table-cell table:style-name="Default" table:formula="of:=IF([.$B760]&gt;=[.$D$10]; ([.$B760] - [.$D$10]) * [.D$9]; NA())" office:value-type="float" office:value="1.72086775" calcext:value-type="float">
            <text:p>1.72086775</text:p>
          </table:table-cell>
        </table:table-row>
        <table:table-row table:style-name="ro1">
          <table:table-cell table:number-columns-repeated="2" office:value-type="float" office:value="1361" calcext:value-type="float">
            <text:p>1361</text:p>
          </table:table-cell>
          <table:table-cell office:value-type="float" office:value="728" calcext:value-type="float">
            <text:p>728</text:p>
          </table:table-cell>
          <table:table-cell table:style-name="Default" table:formula="of:=IF([.$B761]&gt;=[.$D$10]; ([.$B761] - [.$D$10]) * [.D$9]; NA())" office:value-type="float" office:value="1.714617625" calcext:value-type="float">
            <text:p>1.714617625</text:p>
          </table:table-cell>
        </table:table-row>
        <table:table-row table:style-name="ro1">
          <table:table-cell table:number-columns-repeated="2" office:value-type="float" office:value="1369" calcext:value-type="float">
            <text:p>1369</text:p>
          </table:table-cell>
          <table:table-cell office:value-type="float" office:value="729" calcext:value-type="float">
            <text:p>729</text:p>
          </table:table-cell>
          <table:table-cell table:style-name="Default" table:formula="of:=IF([.$B762]&gt;=[.$D$10]; ([.$B762] - [.$D$10]) * [.D$9]; NA())" office:value-type="float" office:value="1.722951125" calcext:value-type="float">
            <text:p>1.722951125</text:p>
          </table:table-cell>
        </table:table-row>
        <table:table-row table:style-name="ro1">
          <table:table-cell table:number-columns-repeated="2" office:value-type="float" office:value="1369" calcext:value-type="float">
            <text:p>1369</text:p>
          </table:table-cell>
          <table:table-cell office:value-type="float" office:value="730" calcext:value-type="float">
            <text:p>730</text:p>
          </table:table-cell>
          <table:table-cell table:style-name="Default" table:formula="of:=IF([.$B763]&gt;=[.$D$10]; ([.$B763] - [.$D$10]) * [.D$9]; NA())" office:value-type="float" office:value="1.722951125" calcext:value-type="float">
            <text:p>1.722951125</text:p>
          </table:table-cell>
        </table:table-row>
        <table:table-row table:style-name="ro1">
          <table:table-cell table:number-columns-repeated="2" office:value-type="float" office:value="1371" calcext:value-type="float">
            <text:p>1371</text:p>
          </table:table-cell>
          <table:table-cell office:value-type="float" office:value="731" calcext:value-type="float">
            <text:p>731</text:p>
          </table:table-cell>
          <table:table-cell table:style-name="Default" table:formula="of:=IF([.$B764]&gt;=[.$D$10]; ([.$B764] - [.$D$10]) * [.D$9]; NA())" office:value-type="float" office:value="1.7250345" calcext:value-type="float">
            <text:p>1.7250345</text:p>
          </table:table-cell>
        </table:table-row>
        <table:table-row table:style-name="ro1">
          <table:table-cell table:number-columns-repeated="2" office:value-type="float" office:value="1369" calcext:value-type="float">
            <text:p>1369</text:p>
          </table:table-cell>
          <table:table-cell office:value-type="float" office:value="732" calcext:value-type="float">
            <text:p>732</text:p>
          </table:table-cell>
          <table:table-cell table:style-name="Default" table:formula="of:=IF([.$B765]&gt;=[.$D$10]; ([.$B765] - [.$D$10]) * [.D$9]; NA())" office:value-type="float" office:value="1.722951125" calcext:value-type="float">
            <text:p>1.722951125</text:p>
          </table:table-cell>
        </table:table-row>
        <table:table-row table:style-name="ro1">
          <table:table-cell table:number-columns-repeated="2" office:value-type="float" office:value="1373" calcext:value-type="float">
            <text:p>1373</text:p>
          </table:table-cell>
          <table:table-cell office:value-type="float" office:value="733" calcext:value-type="float">
            <text:p>733</text:p>
          </table:table-cell>
          <table:table-cell table:style-name="Default" table:formula="of:=IF([.$B766]&gt;=[.$D$10]; ([.$B766] - [.$D$10]) * [.D$9]; NA())" office:value-type="float" office:value="1.727117875" calcext:value-type="float">
            <text:p>1.727117875</text:p>
          </table:table-cell>
        </table:table-row>
        <table:table-row table:style-name="ro1">
          <table:table-cell table:number-columns-repeated="2" office:value-type="float" office:value="1373" calcext:value-type="float">
            <text:p>1373</text:p>
          </table:table-cell>
          <table:table-cell office:value-type="float" office:value="734" calcext:value-type="float">
            <text:p>734</text:p>
          </table:table-cell>
          <table:table-cell table:style-name="Default" table:formula="of:=IF([.$B767]&gt;=[.$D$10]; ([.$B767] - [.$D$10]) * [.D$9]; NA())" office:value-type="float" office:value="1.727117875" calcext:value-type="float">
            <text:p>1.727117875</text:p>
          </table:table-cell>
        </table:table-row>
        <table:table-row table:style-name="ro1">
          <table:table-cell table:number-columns-repeated="2" office:value-type="float" office:value="1375" calcext:value-type="float">
            <text:p>1375</text:p>
          </table:table-cell>
          <table:table-cell office:value-type="float" office:value="735" calcext:value-type="float">
            <text:p>735</text:p>
          </table:table-cell>
          <table:table-cell table:style-name="Default" table:formula="of:=IF([.$B768]&gt;=[.$D$10]; ([.$B768] - [.$D$10]) * [.D$9]; NA())" office:value-type="float" office:value="1.72920125" calcext:value-type="float">
            <text:p>1.72920125</text:p>
          </table:table-cell>
        </table:table-row>
        <table:table-row table:style-name="ro1">
          <table:table-cell table:number-columns-repeated="2" office:value-type="float" office:value="1345" calcext:value-type="float">
            <text:p>1345</text:p>
          </table:table-cell>
          <table:table-cell office:value-type="float" office:value="736" calcext:value-type="float">
            <text:p>736</text:p>
          </table:table-cell>
          <table:table-cell table:style-name="Default" table:formula="of:=IF([.$B769]&gt;=[.$D$10]; ([.$B769] - [.$D$10]) * [.D$9]; NA())" office:value-type="float" office:value="1.697950625" calcext:value-type="float">
            <text:p>1.697950625</text:p>
          </table:table-cell>
        </table:table-row>
        <table:table-row table:style-name="ro1">
          <table:table-cell table:number-columns-repeated="2" office:value-type="float" office:value="1377" calcext:value-type="float">
            <text:p>1377</text:p>
          </table:table-cell>
          <table:table-cell office:value-type="float" office:value="737" calcext:value-type="float">
            <text:p>737</text:p>
          </table:table-cell>
          <table:table-cell table:style-name="Default" table:formula="of:=IF([.$B770]&gt;=[.$D$10]; ([.$B770] - [.$D$10]) * [.D$9]; NA())" office:value-type="float" office:value="1.731284625" calcext:value-type="float">
            <text:p>1.731284625</text:p>
          </table:table-cell>
        </table:table-row>
        <table:table-row table:style-name="ro1">
          <table:table-cell table:number-columns-repeated="2" office:value-type="float" office:value="1377" calcext:value-type="float">
            <text:p>1377</text:p>
          </table:table-cell>
          <table:table-cell office:value-type="float" office:value="738" calcext:value-type="float">
            <text:p>738</text:p>
          </table:table-cell>
          <table:table-cell table:style-name="Default" table:formula="of:=IF([.$B771]&gt;=[.$D$10]; ([.$B771] - [.$D$10]) * [.D$9]; NA())" office:value-type="float" office:value="1.731284625" calcext:value-type="float">
            <text:p>1.731284625</text:p>
          </table:table-cell>
        </table:table-row>
        <table:table-row table:style-name="ro1">
          <table:table-cell table:number-columns-repeated="2" office:value-type="float" office:value="1379" calcext:value-type="float">
            <text:p>1379</text:p>
          </table:table-cell>
          <table:table-cell office:value-type="float" office:value="739" calcext:value-type="float">
            <text:p>739</text:p>
          </table:table-cell>
          <table:table-cell table:style-name="Default" table:formula="of:=IF([.$B772]&gt;=[.$D$10]; ([.$B772] - [.$D$10]) * [.D$9]; NA())" office:value-type="float" office:value="1.733368" calcext:value-type="float">
            <text:p>1.733368</text:p>
          </table:table-cell>
        </table:table-row>
        <table:table-row table:style-name="ro1">
          <table:table-cell table:number-columns-repeated="2" office:value-type="float" office:value="1377" calcext:value-type="float">
            <text:p>1377</text:p>
          </table:table-cell>
          <table:table-cell office:value-type="float" office:value="740" calcext:value-type="float">
            <text:p>740</text:p>
          </table:table-cell>
          <table:table-cell table:style-name="Default" table:formula="of:=IF([.$B773]&gt;=[.$D$10]; ([.$B773] - [.$D$10]) * [.D$9]; NA())" office:value-type="float" office:value="1.731284625" calcext:value-type="float">
            <text:p>1.731284625</text:p>
          </table:table-cell>
        </table:table-row>
        <table:table-row table:style-name="ro1">
          <table:table-cell table:number-columns-repeated="2" office:value-type="float" office:value="1381" calcext:value-type="float">
            <text:p>1381</text:p>
          </table:table-cell>
          <table:table-cell office:value-type="float" office:value="741" calcext:value-type="float">
            <text:p>741</text:p>
          </table:table-cell>
          <table:table-cell table:style-name="Default" table:formula="of:=IF([.$B774]&gt;=[.$D$10]; ([.$B774] - [.$D$10]) * [.D$9]; NA())" office:value-type="float" office:value="1.735451375" calcext:value-type="float">
            <text:p>1.735451375</text:p>
          </table:table-cell>
        </table:table-row>
        <table:table-row table:style-name="ro1">
          <table:table-cell table:number-columns-repeated="2" office:value-type="float" office:value="1381" calcext:value-type="float">
            <text:p>1381</text:p>
          </table:table-cell>
          <table:table-cell office:value-type="float" office:value="742" calcext:value-type="float">
            <text:p>742</text:p>
          </table:table-cell>
          <table:table-cell table:style-name="Default" table:formula="of:=IF([.$B775]&gt;=[.$D$10]; ([.$B775] - [.$D$10]) * [.D$9]; NA())" office:value-type="float" office:value="1.735451375" calcext:value-type="float">
            <text:p>1.735451375</text:p>
          </table:table-cell>
        </table:table-row>
        <table:table-row table:style-name="ro1">
          <table:table-cell table:number-columns-repeated="2" office:value-type="float" office:value="1383" calcext:value-type="float">
            <text:p>1383</text:p>
          </table:table-cell>
          <table:table-cell office:value-type="float" office:value="743" calcext:value-type="float">
            <text:p>743</text:p>
          </table:table-cell>
          <table:table-cell table:style-name="Default" table:formula="of:=IF([.$B776]&gt;=[.$D$10]; ([.$B776] - [.$D$10]) * [.D$9]; NA())" office:value-type="float" office:value="1.73753475" calcext:value-type="float">
            <text:p>1.73753475</text:p>
          </table:table-cell>
        </table:table-row>
        <table:table-row table:style-name="ro1">
          <table:table-cell table:number-columns-repeated="2" office:value-type="float" office:value="1377" calcext:value-type="float">
            <text:p>1377</text:p>
          </table:table-cell>
          <table:table-cell office:value-type="float" office:value="744" calcext:value-type="float">
            <text:p>744</text:p>
          </table:table-cell>
          <table:table-cell table:style-name="Default" table:formula="of:=IF([.$B777]&gt;=[.$D$10]; ([.$B777] - [.$D$10]) * [.D$9]; NA())" office:value-type="float" office:value="1.731284625" calcext:value-type="float">
            <text:p>1.731284625</text:p>
          </table:table-cell>
        </table:table-row>
        <table:table-row table:style-name="ro1">
          <table:table-cell table:number-columns-repeated="2" office:value-type="float" office:value="1385" calcext:value-type="float">
            <text:p>1385</text:p>
          </table:table-cell>
          <table:table-cell office:value-type="float" office:value="745" calcext:value-type="float">
            <text:p>745</text:p>
          </table:table-cell>
          <table:table-cell table:style-name="Default" table:formula="of:=IF([.$B778]&gt;=[.$D$10]; ([.$B778] - [.$D$10]) * [.D$9]; NA())" office:value-type="float" office:value="1.739618125" calcext:value-type="float">
            <text:p>1.739618125</text:p>
          </table:table-cell>
        </table:table-row>
        <table:table-row table:style-name="ro1">
          <table:table-cell table:number-columns-repeated="2" office:value-type="float" office:value="1385" calcext:value-type="float">
            <text:p>1385</text:p>
          </table:table-cell>
          <table:table-cell office:value-type="float" office:value="746" calcext:value-type="float">
            <text:p>746</text:p>
          </table:table-cell>
          <table:table-cell table:style-name="Default" table:formula="of:=IF([.$B779]&gt;=[.$D$10]; ([.$B779] - [.$D$10]) * [.D$9]; NA())" office:value-type="float" office:value="1.739618125" calcext:value-type="float">
            <text:p>1.739618125</text:p>
          </table:table-cell>
        </table:table-row>
        <table:table-row table:style-name="ro1">
          <table:table-cell table:number-columns-repeated="2" office:value-type="float" office:value="1387" calcext:value-type="float">
            <text:p>1387</text:p>
          </table:table-cell>
          <table:table-cell office:value-type="float" office:value="747" calcext:value-type="float">
            <text:p>747</text:p>
          </table:table-cell>
          <table:table-cell table:style-name="Default" table:formula="of:=IF([.$B780]&gt;=[.$D$10]; ([.$B780] - [.$D$10]) * [.D$9]; NA())" office:value-type="float" office:value="1.7417015" calcext:value-type="float">
            <text:p>1.7417015</text:p>
          </table:table-cell>
        </table:table-row>
        <table:table-row table:style-name="ro1">
          <table:table-cell table:number-columns-repeated="2" office:value-type="float" office:value="1387" calcext:value-type="float">
            <text:p>1387</text:p>
          </table:table-cell>
          <table:table-cell office:value-type="float" office:value="748" calcext:value-type="float">
            <text:p>748</text:p>
          </table:table-cell>
          <table:table-cell table:style-name="Default" table:formula="of:=IF([.$B781]&gt;=[.$D$10]; ([.$B781] - [.$D$10]) * [.D$9]; NA())" office:value-type="float" office:value="1.7417015" calcext:value-type="float">
            <text:p>1.7417015</text:p>
          </table:table-cell>
        </table:table-row>
        <table:table-row table:style-name="ro1">
          <table:table-cell table:number-columns-repeated="2" office:value-type="float" office:value="1389" calcext:value-type="float">
            <text:p>1389</text:p>
          </table:table-cell>
          <table:table-cell office:value-type="float" office:value="749" calcext:value-type="float">
            <text:p>749</text:p>
          </table:table-cell>
          <table:table-cell table:style-name="Default" table:formula="of:=IF([.$B782]&gt;=[.$D$10]; ([.$B782] - [.$D$10]) * [.D$9]; NA())" office:value-type="float" office:value="1.743784875" calcext:value-type="float">
            <text:p>1.743784875</text:p>
          </table:table-cell>
        </table:table-row>
        <table:table-row table:style-name="ro1">
          <table:table-cell table:number-columns-repeated="2" office:value-type="float" office:value="1389" calcext:value-type="float">
            <text:p>1389</text:p>
          </table:table-cell>
          <table:table-cell office:value-type="float" office:value="750" calcext:value-type="float">
            <text:p>750</text:p>
          </table:table-cell>
          <table:table-cell table:style-name="Default" table:formula="of:=IF([.$B783]&gt;=[.$D$10]; ([.$B783] - [.$D$10]) * [.D$9]; NA())" office:value-type="float" office:value="1.743784875" calcext:value-type="float">
            <text:p>1.743784875</text:p>
          </table:table-cell>
        </table:table-row>
        <table:table-row table:style-name="ro1">
          <table:table-cell table:number-columns-repeated="2" office:value-type="float" office:value="1391" calcext:value-type="float">
            <text:p>1391</text:p>
          </table:table-cell>
          <table:table-cell office:value-type="float" office:value="751" calcext:value-type="float">
            <text:p>751</text:p>
          </table:table-cell>
          <table:table-cell table:style-name="Default" table:formula="of:=IF([.$B784]&gt;=[.$D$10]; ([.$B784] - [.$D$10]) * [.D$9]; NA())" office:value-type="float" office:value="1.74586825" calcext:value-type="float">
            <text:p>1.74586825</text:p>
          </table:table-cell>
        </table:table-row>
        <table:table-row table:style-name="ro1">
          <table:table-cell table:number-columns-repeated="2" office:value-type="float" office:value="1385" calcext:value-type="float">
            <text:p>1385</text:p>
          </table:table-cell>
          <table:table-cell office:value-type="float" office:value="752" calcext:value-type="float">
            <text:p>752</text:p>
          </table:table-cell>
          <table:table-cell table:style-name="Default" table:formula="of:=IF([.$B785]&gt;=[.$D$10]; ([.$B785] - [.$D$10]) * [.D$9]; NA())" office:value-type="float" office:value="1.739618125" calcext:value-type="float">
            <text:p>1.739618125</text:p>
          </table:table-cell>
        </table:table-row>
        <table:table-row table:style-name="ro1">
          <table:table-cell table:number-columns-repeated="2" office:value-type="float" office:value="1393" calcext:value-type="float">
            <text:p>1393</text:p>
          </table:table-cell>
          <table:table-cell office:value-type="float" office:value="753" calcext:value-type="float">
            <text:p>753</text:p>
          </table:table-cell>
          <table:table-cell table:style-name="Default" table:formula="of:=IF([.$B786]&gt;=[.$D$10]; ([.$B786] - [.$D$10]) * [.D$9]; NA())" office:value-type="float" office:value="1.747951625" calcext:value-type="float">
            <text:p>1.747951625</text:p>
          </table:table-cell>
        </table:table-row>
        <table:table-row table:style-name="ro1">
          <table:table-cell table:number-columns-repeated="2" office:value-type="float" office:value="1393" calcext:value-type="float">
            <text:p>1393</text:p>
          </table:table-cell>
          <table:table-cell office:value-type="float" office:value="754" calcext:value-type="float">
            <text:p>754</text:p>
          </table:table-cell>
          <table:table-cell table:style-name="Default" table:formula="of:=IF([.$B787]&gt;=[.$D$10]; ([.$B787] - [.$D$10]) * [.D$9]; NA())" office:value-type="float" office:value="1.747951625" calcext:value-type="float">
            <text:p>1.747951625</text:p>
          </table:table-cell>
        </table:table-row>
        <table:table-row table:style-name="ro1">
          <table:table-cell table:number-columns-repeated="2" office:value-type="float" office:value="1395" calcext:value-type="float">
            <text:p>1395</text:p>
          </table:table-cell>
          <table:table-cell office:value-type="float" office:value="755" calcext:value-type="float">
            <text:p>755</text:p>
          </table:table-cell>
          <table:table-cell table:style-name="Default" table:formula="of:=IF([.$B788]&gt;=[.$D$10]; ([.$B788] - [.$D$10]) * [.D$9]; NA())" office:value-type="float" office:value="1.750035" calcext:value-type="float">
            <text:p>1.750035</text:p>
          </table:table-cell>
        </table:table-row>
        <table:table-row table:style-name="ro1">
          <table:table-cell table:number-columns-repeated="2" office:value-type="float" office:value="1393" calcext:value-type="float">
            <text:p>1393</text:p>
          </table:table-cell>
          <table:table-cell office:value-type="float" office:value="756" calcext:value-type="float">
            <text:p>756</text:p>
          </table:table-cell>
          <table:table-cell table:style-name="Default" table:formula="of:=IF([.$B789]&gt;=[.$D$10]; ([.$B789] - [.$D$10]) * [.D$9]; NA())" office:value-type="float" office:value="1.747951625" calcext:value-type="float">
            <text:p>1.747951625</text:p>
          </table:table-cell>
        </table:table-row>
        <table:table-row table:style-name="ro1">
          <table:table-cell table:number-columns-repeated="2" office:value-type="float" office:value="1397" calcext:value-type="float">
            <text:p>1397</text:p>
          </table:table-cell>
          <table:table-cell office:value-type="float" office:value="757" calcext:value-type="float">
            <text:p>757</text:p>
          </table:table-cell>
          <table:table-cell table:style-name="Default" table:formula="of:=IF([.$B790]&gt;=[.$D$10]; ([.$B790] - [.$D$10]) * [.D$9]; NA())" office:value-type="float" office:value="1.752118375" calcext:value-type="float">
            <text:p>1.752118375</text:p>
          </table:table-cell>
        </table:table-row>
        <table:table-row table:style-name="ro1">
          <table:table-cell table:number-columns-repeated="2" office:value-type="float" office:value="1397" calcext:value-type="float">
            <text:p>1397</text:p>
          </table:table-cell>
          <table:table-cell office:value-type="float" office:value="758" calcext:value-type="float">
            <text:p>758</text:p>
          </table:table-cell>
          <table:table-cell table:style-name="Default" table:formula="of:=IF([.$B791]&gt;=[.$D$10]; ([.$B791] - [.$D$10]) * [.D$9]; NA())" office:value-type="float" office:value="1.752118375" calcext:value-type="float">
            <text:p>1.752118375</text:p>
          </table:table-cell>
        </table:table-row>
        <table:table-row table:style-name="ro1">
          <table:table-cell table:number-columns-repeated="2" office:value-type="float" office:value="1399" calcext:value-type="float">
            <text:p>1399</text:p>
          </table:table-cell>
          <table:table-cell office:value-type="float" office:value="759" calcext:value-type="float">
            <text:p>759</text:p>
          </table:table-cell>
          <table:table-cell table:style-name="Default" table:formula="of:=IF([.$B792]&gt;=[.$D$10]; ([.$B792] - [.$D$10]) * [.D$9]; NA())" office:value-type="float" office:value="1.75420175" calcext:value-type="float">
            <text:p>1.75420175</text:p>
          </table:table-cell>
        </table:table-row>
        <table:table-row table:style-name="ro1">
          <table:table-cell table:number-columns-repeated="2" office:value-type="float" office:value="1393" calcext:value-type="float">
            <text:p>1393</text:p>
          </table:table-cell>
          <table:table-cell office:value-type="float" office:value="760" calcext:value-type="float">
            <text:p>760</text:p>
          </table:table-cell>
          <table:table-cell table:style-name="Default" table:formula="of:=IF([.$B793]&gt;=[.$D$10]; ([.$B793] - [.$D$10]) * [.D$9]; NA())" office:value-type="float" office:value="1.747951625" calcext:value-type="float">
            <text:p>1.747951625</text:p>
          </table:table-cell>
        </table:table-row>
        <table:table-row table:style-name="ro1">
          <table:table-cell table:number-columns-repeated="2" office:value-type="float" office:value="1401" calcext:value-type="float">
            <text:p>1401</text:p>
          </table:table-cell>
          <table:table-cell office:value-type="float" office:value="761" calcext:value-type="float">
            <text:p>761</text:p>
          </table:table-cell>
          <table:table-cell table:style-name="Default" table:formula="of:=IF([.$B794]&gt;=[.$D$10]; ([.$B794] - [.$D$10]) * [.D$9]; NA())" office:value-type="float" office:value="1.756285125" calcext:value-type="float">
            <text:p>1.756285125</text:p>
          </table:table-cell>
        </table:table-row>
        <table:table-row table:style-name="ro1">
          <table:table-cell table:number-columns-repeated="2" office:value-type="float" office:value="1401" calcext:value-type="float">
            <text:p>1401</text:p>
          </table:table-cell>
          <table:table-cell office:value-type="float" office:value="762" calcext:value-type="float">
            <text:p>762</text:p>
          </table:table-cell>
          <table:table-cell table:style-name="Default" table:formula="of:=IF([.$B795]&gt;=[.$D$10]; ([.$B795] - [.$D$10]) * [.D$9]; NA())" office:value-type="float" office:value="1.756285125" calcext:value-type="float">
            <text:p>1.756285125</text:p>
          </table:table-cell>
        </table:table-row>
        <table:table-row table:style-name="ro1">
          <table:table-cell table:number-columns-repeated="2" office:value-type="float" office:value="1403" calcext:value-type="float">
            <text:p>1403</text:p>
          </table:table-cell>
          <table:table-cell office:value-type="float" office:value="763" calcext:value-type="float">
            <text:p>763</text:p>
          </table:table-cell>
          <table:table-cell table:style-name="Default" table:formula="of:=IF([.$B796]&gt;=[.$D$10]; ([.$B796] - [.$D$10]) * [.D$9]; NA())" office:value-type="float" office:value="1.7583685" calcext:value-type="float">
            <text:p>1.7583685</text:p>
          </table:table-cell>
        </table:table-row>
        <table:table-row table:style-name="ro1">
          <table:table-cell table:number-columns-repeated="2" office:value-type="float" office:value="1403" calcext:value-type="float">
            <text:p>1403</text:p>
          </table:table-cell>
          <table:table-cell office:value-type="float" office:value="764" calcext:value-type="float">
            <text:p>764</text:p>
          </table:table-cell>
          <table:table-cell table:style-name="Default" table:formula="of:=IF([.$B797]&gt;=[.$D$10]; ([.$B797] - [.$D$10]) * [.D$9]; NA())" office:value-type="float" office:value="1.7583685" calcext:value-type="float">
            <text:p>1.7583685</text:p>
          </table:table-cell>
        </table:table-row>
        <table:table-row table:style-name="ro1">
          <table:table-cell table:number-columns-repeated="2" office:value-type="float" office:value="1405" calcext:value-type="float">
            <text:p>1405</text:p>
          </table:table-cell>
          <table:table-cell office:value-type="float" office:value="765" calcext:value-type="float">
            <text:p>765</text:p>
          </table:table-cell>
          <table:table-cell table:style-name="Default" table:formula="of:=IF([.$B798]&gt;=[.$D$10]; ([.$B798] - [.$D$10]) * [.D$9]; NA())" office:value-type="float" office:value="1.760451875" calcext:value-type="float">
            <text:p>1.760451875</text:p>
          </table:table-cell>
        </table:table-row>
        <table:table-row table:style-name="ro1">
          <table:table-cell table:number-columns-repeated="2" office:value-type="float" office:value="1405" calcext:value-type="float">
            <text:p>1405</text:p>
          </table:table-cell>
          <table:table-cell office:value-type="float" office:value="766" calcext:value-type="float">
            <text:p>766</text:p>
          </table:table-cell>
          <table:table-cell table:style-name="Default" table:formula="of:=IF([.$B799]&gt;=[.$D$10]; ([.$B799] - [.$D$10]) * [.D$9]; NA())" office:value-type="float" office:value="1.760451875" calcext:value-type="float">
            <text:p>1.760451875</text:p>
          </table:table-cell>
        </table:table-row>
        <table:table-row table:style-name="ro1">
          <table:table-cell table:number-columns-repeated="2" office:value-type="float" office:value="1407" calcext:value-type="float">
            <text:p>1407</text:p>
          </table:table-cell>
          <table:table-cell office:value-type="float" office:value="767" calcext:value-type="float">
            <text:p>767</text:p>
          </table:table-cell>
          <table:table-cell table:style-name="Default" table:formula="of:=IF([.$B800]&gt;=[.$D$10]; ([.$B800] - [.$D$10]) * [.D$9]; NA())" office:value-type="float" office:value="1.76253525" calcext:value-type="float">
            <text:p>1.76253525</text:p>
          </table:table-cell>
        </table:table-row>
        <table:table-row table:style-name="ro1">
          <table:table-cell table:number-columns-repeated="2" office:value-type="float" office:value="1297" calcext:value-type="float">
            <text:p>1297</text:p>
          </table:table-cell>
          <table:table-cell office:value-type="float" office:value="768" calcext:value-type="float">
            <text:p>768</text:p>
          </table:table-cell>
          <table:table-cell table:style-name="Default" table:formula="of:=IF([.$B801]&gt;=[.$D$10]; ([.$B801] - [.$D$10]) * [.D$9]; NA())" office:value-type="float" office:value="1.647949625" calcext:value-type="float">
            <text:p>1.647949625</text:p>
          </table:table-cell>
        </table:table-row>
        <table:table-row table:style-name="ro1">
          <table:table-cell table:number-columns-repeated="2" office:value-type="float" office:value="1425" calcext:value-type="float">
            <text:p>1425</text:p>
          </table:table-cell>
          <table:table-cell office:value-type="float" office:value="769" calcext:value-type="float">
            <text:p>769</text:p>
          </table:table-cell>
          <table:table-cell table:style-name="Default" table:formula="of:=IF([.$B802]&gt;=[.$D$10]; ([.$B802] - [.$D$10]) * [.D$9]; NA())" office:value-type="float" office:value="1.781285625" calcext:value-type="float">
            <text:p>1.781285625</text:p>
          </table:table-cell>
        </table:table-row>
        <table:table-row table:style-name="ro1">
          <table:table-cell table:number-columns-repeated="2" office:value-type="float" office:value="1409" calcext:value-type="float">
            <text:p>1409</text:p>
          </table:table-cell>
          <table:table-cell office:value-type="float" office:value="770" calcext:value-type="float">
            <text:p>770</text:p>
          </table:table-cell>
          <table:table-cell table:style-name="Default" table:formula="of:=IF([.$B803]&gt;=[.$D$10]; ([.$B803] - [.$D$10]) * [.D$9]; NA())" office:value-type="float" office:value="1.764618625" calcext:value-type="float">
            <text:p>1.764618625</text:p>
          </table:table-cell>
        </table:table-row>
        <table:table-row table:style-name="ro1">
          <table:table-cell table:number-columns-repeated="2" office:value-type="float" office:value="1411" calcext:value-type="float">
            <text:p>1411</text:p>
          </table:table-cell>
          <table:table-cell office:value-type="float" office:value="771" calcext:value-type="float">
            <text:p>771</text:p>
          </table:table-cell>
          <table:table-cell table:style-name="Default" table:formula="of:=IF([.$B804]&gt;=[.$D$10]; ([.$B804] - [.$D$10]) * [.D$9]; NA())" office:value-type="float" office:value="1.766702" calcext:value-type="float">
            <text:p>1.766702</text:p>
          </table:table-cell>
        </table:table-row>
        <table:table-row table:style-name="ro1">
          <table:table-cell table:number-columns-repeated="2" office:value-type="float" office:value="1409" calcext:value-type="float">
            <text:p>1409</text:p>
          </table:table-cell>
          <table:table-cell office:value-type="float" office:value="772" calcext:value-type="float">
            <text:p>772</text:p>
          </table:table-cell>
          <table:table-cell table:style-name="Default" table:formula="of:=IF([.$B805]&gt;=[.$D$10]; ([.$B805] - [.$D$10]) * [.D$9]; NA())" office:value-type="float" office:value="1.764618625" calcext:value-type="float">
            <text:p>1.764618625</text:p>
          </table:table-cell>
        </table:table-row>
        <table:table-row table:style-name="ro1">
          <table:table-cell table:number-columns-repeated="2" office:value-type="float" office:value="1413" calcext:value-type="float">
            <text:p>1413</text:p>
          </table:table-cell>
          <table:table-cell office:value-type="float" office:value="773" calcext:value-type="float">
            <text:p>773</text:p>
          </table:table-cell>
          <table:table-cell table:style-name="Default" table:formula="of:=IF([.$B806]&gt;=[.$D$10]; ([.$B806] - [.$D$10]) * [.D$9]; NA())" office:value-type="float" office:value="1.768785375" calcext:value-type="float">
            <text:p>1.768785375</text:p>
          </table:table-cell>
        </table:table-row>
        <table:table-row table:style-name="ro1">
          <table:table-cell table:number-columns-repeated="2" office:value-type="float" office:value="1413" calcext:value-type="float">
            <text:p>1413</text:p>
          </table:table-cell>
          <table:table-cell office:value-type="float" office:value="774" calcext:value-type="float">
            <text:p>774</text:p>
          </table:table-cell>
          <table:table-cell table:style-name="Default" table:formula="of:=IF([.$B807]&gt;=[.$D$10]; ([.$B807] - [.$D$10]) * [.D$9]; NA())" office:value-type="float" office:value="1.768785375" calcext:value-type="float">
            <text:p>1.768785375</text:p>
          </table:table-cell>
        </table:table-row>
        <table:table-row table:style-name="ro1">
          <table:table-cell table:number-columns-repeated="2" office:value-type="float" office:value="1415" calcext:value-type="float">
            <text:p>1415</text:p>
          </table:table-cell>
          <table:table-cell office:value-type="float" office:value="775" calcext:value-type="float">
            <text:p>775</text:p>
          </table:table-cell>
          <table:table-cell table:style-name="Default" table:formula="of:=IF([.$B808]&gt;=[.$D$10]; ([.$B808] - [.$D$10]) * [.D$9]; NA())" office:value-type="float" office:value="1.77086875" calcext:value-type="float">
            <text:p>1.77086875</text:p>
          </table:table-cell>
        </table:table-row>
        <table:table-row table:style-name="ro1">
          <table:table-cell table:number-columns-repeated="2" office:value-type="float" office:value="1415" calcext:value-type="float">
            <text:p>1415</text:p>
          </table:table-cell>
          <table:table-cell office:value-type="float" office:value="776" calcext:value-type="float">
            <text:p>776</text:p>
          </table:table-cell>
          <table:table-cell table:style-name="Default" table:formula="of:=IF([.$B809]&gt;=[.$D$10]; ([.$B809] - [.$D$10]) * [.D$9]; NA())" office:value-type="float" office:value="1.77086875" calcext:value-type="float">
            <text:p>1.77086875</text:p>
          </table:table-cell>
        </table:table-row>
        <table:table-row table:style-name="ro1">
          <table:table-cell table:number-columns-repeated="2" office:value-type="float" office:value="1417" calcext:value-type="float">
            <text:p>1417</text:p>
          </table:table-cell>
          <table:table-cell office:value-type="float" office:value="777" calcext:value-type="float">
            <text:p>777</text:p>
          </table:table-cell>
          <table:table-cell table:style-name="Default" table:formula="of:=IF([.$B810]&gt;=[.$D$10]; ([.$B810] - [.$D$10]) * [.D$9]; NA())" office:value-type="float" office:value="1.772952125" calcext:value-type="float">
            <text:p>1.772952125</text:p>
          </table:table-cell>
        </table:table-row>
        <table:table-row table:style-name="ro1">
          <table:table-cell table:number-columns-repeated="2" office:value-type="float" office:value="1419" calcext:value-type="float">
            <text:p>1419</text:p>
          </table:table-cell>
          <table:table-cell office:value-type="float" office:value="778" calcext:value-type="float">
            <text:p>778</text:p>
          </table:table-cell>
          <table:table-cell table:style-name="Default" table:formula="of:=IF([.$B811]&gt;=[.$D$10]; ([.$B811] - [.$D$10]) * [.D$9]; NA())" office:value-type="float" office:value="1.7750355" calcext:value-type="float">
            <text:p>1.7750355</text:p>
          </table:table-cell>
        </table:table-row>
        <table:table-row table:style-name="ro1">
          <table:table-cell table:number-columns-repeated="2" office:value-type="float" office:value="1419" calcext:value-type="float">
            <text:p>1419</text:p>
          </table:table-cell>
          <table:table-cell office:value-type="float" office:value="779" calcext:value-type="float">
            <text:p>779</text:p>
          </table:table-cell>
          <table:table-cell table:style-name="Default" table:formula="of:=IF([.$B812]&gt;=[.$D$10]; ([.$B812] - [.$D$10]) * [.D$9]; NA())" office:value-type="float" office:value="1.7750355" calcext:value-type="float">
            <text:p>1.7750355</text:p>
          </table:table-cell>
        </table:table-row>
        <table:table-row table:style-name="ro1">
          <table:table-cell table:number-columns-repeated="2" office:value-type="float" office:value="1419" calcext:value-type="float">
            <text:p>1419</text:p>
          </table:table-cell>
          <table:table-cell office:value-type="float" office:value="780" calcext:value-type="float">
            <text:p>780</text:p>
          </table:table-cell>
          <table:table-cell table:style-name="Default" table:formula="of:=IF([.$B813]&gt;=[.$D$10]; ([.$B813] - [.$D$10]) * [.D$9]; NA())" office:value-type="float" office:value="1.7750355" calcext:value-type="float">
            <text:p>1.7750355</text:p>
          </table:table-cell>
        </table:table-row>
        <table:table-row table:style-name="ro1">
          <table:table-cell table:number-columns-repeated="2" office:value-type="float" office:value="1421" calcext:value-type="float">
            <text:p>1421</text:p>
          </table:table-cell>
          <table:table-cell office:value-type="float" office:value="781" calcext:value-type="float">
            <text:p>781</text:p>
          </table:table-cell>
          <table:table-cell table:style-name="Default" table:formula="of:=IF([.$B814]&gt;=[.$D$10]; ([.$B814] - [.$D$10]) * [.D$9]; NA())" office:value-type="float" office:value="1.777118875" calcext:value-type="float">
            <text:p>1.777118875</text:p>
          </table:table-cell>
        </table:table-row>
        <table:table-row table:style-name="ro1">
          <table:table-cell table:number-columns-repeated="2" office:value-type="float" office:value="1421" calcext:value-type="float">
            <text:p>1421</text:p>
          </table:table-cell>
          <table:table-cell office:value-type="float" office:value="782" calcext:value-type="float">
            <text:p>782</text:p>
          </table:table-cell>
          <table:table-cell table:style-name="Default" table:formula="of:=IF([.$B815]&gt;=[.$D$10]; ([.$B815] - [.$D$10]) * [.D$9]; NA())" office:value-type="float" office:value="1.777118875" calcext:value-type="float">
            <text:p>1.777118875</text:p>
          </table:table-cell>
        </table:table-row>
        <table:table-row table:style-name="ro1">
          <table:table-cell table:number-columns-repeated="2" office:value-type="float" office:value="1423" calcext:value-type="float">
            <text:p>1423</text:p>
          </table:table-cell>
          <table:table-cell office:value-type="float" office:value="783" calcext:value-type="float">
            <text:p>783</text:p>
          </table:table-cell>
          <table:table-cell table:style-name="Default" table:formula="of:=IF([.$B816]&gt;=[.$D$10]; ([.$B816] - [.$D$10]) * [.D$9]; NA())" office:value-type="float" office:value="1.77920225" calcext:value-type="float">
            <text:p>1.77920225</text:p>
          </table:table-cell>
        </table:table-row>
        <table:table-row table:style-name="ro1">
          <table:table-cell table:number-columns-repeated="2" office:value-type="float" office:value="1423" calcext:value-type="float">
            <text:p>1423</text:p>
          </table:table-cell>
          <table:table-cell office:value-type="float" office:value="784" calcext:value-type="float">
            <text:p>784</text:p>
          </table:table-cell>
          <table:table-cell table:style-name="Default" table:formula="of:=IF([.$B817]&gt;=[.$D$10]; ([.$B817] - [.$D$10]) * [.D$9]; NA())" office:value-type="float" office:value="1.77920225" calcext:value-type="float">
            <text:p>1.77920225</text:p>
          </table:table-cell>
        </table:table-row>
        <table:table-row table:style-name="ro1">
          <table:table-cell table:number-columns-repeated="2" office:value-type="float" office:value="1427" calcext:value-type="float">
            <text:p>1427</text:p>
          </table:table-cell>
          <table:table-cell office:value-type="float" office:value="785" calcext:value-type="float">
            <text:p>785</text:p>
          </table:table-cell>
          <table:table-cell table:style-name="Default" table:formula="of:=IF([.$B818]&gt;=[.$D$10]; ([.$B818] - [.$D$10]) * [.D$9]; NA())" office:value-type="float" office:value="1.783369" calcext:value-type="float">
            <text:p>1.783369</text:p>
          </table:table-cell>
        </table:table-row>
        <table:table-row table:style-name="ro1">
          <table:table-cell table:number-columns-repeated="2" office:value-type="float" office:value="1427" calcext:value-type="float">
            <text:p>1427</text:p>
          </table:table-cell>
          <table:table-cell office:value-type="float" office:value="786" calcext:value-type="float">
            <text:p>786</text:p>
          </table:table-cell>
          <table:table-cell table:style-name="Default" table:formula="of:=IF([.$B819]&gt;=[.$D$10]; ([.$B819] - [.$D$10]) * [.D$9]; NA())" office:value-type="float" office:value="1.783369" calcext:value-type="float">
            <text:p>1.783369</text:p>
          </table:table-cell>
        </table:table-row>
        <table:table-row table:style-name="ro1">
          <table:table-cell table:number-columns-repeated="2" office:value-type="float" office:value="1427" calcext:value-type="float">
            <text:p>1427</text:p>
          </table:table-cell>
          <table:table-cell office:value-type="float" office:value="787" calcext:value-type="float">
            <text:p>787</text:p>
          </table:table-cell>
          <table:table-cell table:style-name="Default" table:formula="of:=IF([.$B820]&gt;=[.$D$10]; ([.$B820] - [.$D$10]) * [.D$9]; NA())" office:value-type="float" office:value="1.783369" calcext:value-type="float">
            <text:p>1.783369</text:p>
          </table:table-cell>
        </table:table-row>
        <table:table-row table:style-name="ro1">
          <table:table-cell table:number-columns-repeated="2" office:value-type="float" office:value="1427" calcext:value-type="float">
            <text:p>1427</text:p>
          </table:table-cell>
          <table:table-cell office:value-type="float" office:value="788" calcext:value-type="float">
            <text:p>788</text:p>
          </table:table-cell>
          <table:table-cell table:style-name="Default" table:formula="of:=IF([.$B821]&gt;=[.$D$10]; ([.$B821] - [.$D$10]) * [.D$9]; NA())" office:value-type="float" office:value="1.783369" calcext:value-type="float">
            <text:p>1.783369</text:p>
          </table:table-cell>
        </table:table-row>
        <table:table-row table:style-name="ro1">
          <table:table-cell table:number-columns-repeated="2" office:value-type="float" office:value="1429" calcext:value-type="float">
            <text:p>1429</text:p>
          </table:table-cell>
          <table:table-cell office:value-type="float" office:value="789" calcext:value-type="float">
            <text:p>789</text:p>
          </table:table-cell>
          <table:table-cell table:style-name="Default" table:formula="of:=IF([.$B822]&gt;=[.$D$10]; ([.$B822] - [.$D$10]) * [.D$9]; NA())" office:value-type="float" office:value="1.785452375" calcext:value-type="float">
            <text:p>1.785452375</text:p>
          </table:table-cell>
        </table:table-row>
        <table:table-row table:style-name="ro1">
          <table:table-cell table:number-columns-repeated="2" office:value-type="float" office:value="1431" calcext:value-type="float">
            <text:p>1431</text:p>
          </table:table-cell>
          <table:table-cell office:value-type="float" office:value="790" calcext:value-type="float">
            <text:p>790</text:p>
          </table:table-cell>
          <table:table-cell table:style-name="Default" table:formula="of:=IF([.$B823]&gt;=[.$D$10]; ([.$B823] - [.$D$10]) * [.D$9]; NA())" office:value-type="float" office:value="1.78753575" calcext:value-type="float">
            <text:p>1.78753575</text:p>
          </table:table-cell>
        </table:table-row>
        <table:table-row table:style-name="ro1">
          <table:table-cell table:number-columns-repeated="2" office:value-type="float" office:value="1431" calcext:value-type="float">
            <text:p>1431</text:p>
          </table:table-cell>
          <table:table-cell office:value-type="float" office:value="791" calcext:value-type="float">
            <text:p>791</text:p>
          </table:table-cell>
          <table:table-cell table:style-name="Default" table:formula="of:=IF([.$B824]&gt;=[.$D$10]; ([.$B824] - [.$D$10]) * [.D$9]; NA())" office:value-type="float" office:value="1.78753575" calcext:value-type="float">
            <text:p>1.78753575</text:p>
          </table:table-cell>
        </table:table-row>
        <table:table-row table:style-name="ro1">
          <table:table-cell table:number-columns-repeated="2" office:value-type="float" office:value="1435" calcext:value-type="float">
            <text:p>1435</text:p>
          </table:table-cell>
          <table:table-cell office:value-type="float" office:value="792" calcext:value-type="float">
            <text:p>792</text:p>
          </table:table-cell>
          <table:table-cell table:style-name="Default" table:formula="of:=IF([.$B825]&gt;=[.$D$10]; ([.$B825] - [.$D$10]) * [.D$9]; NA())" office:value-type="float" office:value="1.7917025" calcext:value-type="float">
            <text:p>1.7917025</text:p>
          </table:table-cell>
        </table:table-row>
        <table:table-row table:style-name="ro1">
          <table:table-cell table:number-columns-repeated="2" office:value-type="float" office:value="1435" calcext:value-type="float">
            <text:p>1435</text:p>
          </table:table-cell>
          <table:table-cell office:value-type="float" office:value="793" calcext:value-type="float">
            <text:p>793</text:p>
          </table:table-cell>
          <table:table-cell table:style-name="Default" table:formula="of:=IF([.$B826]&gt;=[.$D$10]; ([.$B826] - [.$D$10]) * [.D$9]; NA())" office:value-type="float" office:value="1.7917025" calcext:value-type="float">
            <text:p>1.7917025</text:p>
          </table:table-cell>
        </table:table-row>
        <table:table-row table:style-name="ro1">
          <table:table-cell table:number-columns-repeated="2" office:value-type="float" office:value="1435" calcext:value-type="float">
            <text:p>1435</text:p>
          </table:table-cell>
          <table:table-cell office:value-type="float" office:value="794" calcext:value-type="float">
            <text:p>794</text:p>
          </table:table-cell>
          <table:table-cell table:style-name="Default" table:formula="of:=IF([.$B827]&gt;=[.$D$10]; ([.$B827] - [.$D$10]) * [.D$9]; NA())" office:value-type="float" office:value="1.7917025" calcext:value-type="float">
            <text:p>1.7917025</text:p>
          </table:table-cell>
        </table:table-row>
        <table:table-row table:style-name="ro1">
          <table:table-cell table:number-columns-repeated="2" office:value-type="float" office:value="1435" calcext:value-type="float">
            <text:p>1435</text:p>
          </table:table-cell>
          <table:table-cell office:value-type="float" office:value="795" calcext:value-type="float">
            <text:p>795</text:p>
          </table:table-cell>
          <table:table-cell table:style-name="Default" table:formula="of:=IF([.$B828]&gt;=[.$D$10]; ([.$B828] - [.$D$10]) * [.D$9]; NA())" office:value-type="float" office:value="1.7917025" calcext:value-type="float">
            <text:p>1.7917025</text:p>
          </table:table-cell>
        </table:table-row>
        <table:table-row table:style-name="ro1">
          <table:table-cell table:number-columns-repeated="2" office:value-type="float" office:value="1435" calcext:value-type="float">
            <text:p>1435</text:p>
          </table:table-cell>
          <table:table-cell office:value-type="float" office:value="796" calcext:value-type="float">
            <text:p>796</text:p>
          </table:table-cell>
          <table:table-cell table:style-name="Default" table:formula="of:=IF([.$B829]&gt;=[.$D$10]; ([.$B829] - [.$D$10]) * [.D$9]; NA())" office:value-type="float" office:value="1.7917025" calcext:value-type="float">
            <text:p>1.7917025</text:p>
          </table:table-cell>
        </table:table-row>
        <table:table-row table:style-name="ro1">
          <table:table-cell table:number-columns-repeated="2" office:value-type="float" office:value="1437" calcext:value-type="float">
            <text:p>1437</text:p>
          </table:table-cell>
          <table:table-cell office:value-type="float" office:value="797" calcext:value-type="float">
            <text:p>797</text:p>
          </table:table-cell>
          <table:table-cell table:style-name="Default" table:formula="of:=IF([.$B830]&gt;=[.$D$10]; ([.$B830] - [.$D$10]) * [.D$9]; NA())" office:value-type="float" office:value="1.793785875" calcext:value-type="float">
            <text:p>1.793785875</text:p>
          </table:table-cell>
        </table:table-row>
        <table:table-row table:style-name="ro1">
          <table:table-cell table:number-columns-repeated="2" office:value-type="float" office:value="1439" calcext:value-type="float">
            <text:p>1439</text:p>
          </table:table-cell>
          <table:table-cell office:value-type="float" office:value="798" calcext:value-type="float">
            <text:p>798</text:p>
          </table:table-cell>
          <table:table-cell table:style-name="Default" table:formula="of:=IF([.$B831]&gt;=[.$D$10]; ([.$B831] - [.$D$10]) * [.D$9]; NA())" office:value-type="float" office:value="1.79586925" calcext:value-type="float">
            <text:p>1.79586925</text:p>
          </table:table-cell>
        </table:table-row>
        <table:table-row table:style-name="ro1">
          <table:table-cell table:number-columns-repeated="2" office:value-type="float" office:value="1439" calcext:value-type="float">
            <text:p>1439</text:p>
          </table:table-cell>
          <table:table-cell office:value-type="float" office:value="799" calcext:value-type="float">
            <text:p>799</text:p>
          </table:table-cell>
          <table:table-cell table:style-name="Default" table:formula="of:=IF([.$B832]&gt;=[.$D$10]; ([.$B832] - [.$D$10]) * [.D$9]; NA())" office:value-type="float" office:value="1.79586925" calcext:value-type="float">
            <text:p>1.79586925</text:p>
          </table:table-cell>
        </table:table-row>
        <table:table-row table:style-name="ro1">
          <table:table-cell table:number-columns-repeated="2" office:value-type="float" office:value="1439" calcext:value-type="float">
            <text:p>1439</text:p>
          </table:table-cell>
          <table:table-cell office:value-type="float" office:value="800" calcext:value-type="float">
            <text:p>800</text:p>
          </table:table-cell>
          <table:table-cell table:style-name="Default" table:formula="of:=IF([.$B833]&gt;=[.$D$10]; ([.$B833] - [.$D$10]) * [.D$9]; NA())" office:value-type="float" office:value="1.79586925" calcext:value-type="float">
            <text:p>1.79586925</text:p>
          </table:table-cell>
        </table:table-row>
        <table:table-row table:style-name="ro1">
          <table:table-cell table:number-columns-repeated="2" office:value-type="float" office:value="1443" calcext:value-type="float">
            <text:p>1443</text:p>
          </table:table-cell>
          <table:table-cell office:value-type="float" office:value="801" calcext:value-type="float">
            <text:p>801</text:p>
          </table:table-cell>
          <table:table-cell table:style-name="Default" table:formula="of:=IF([.$B834]&gt;=[.$D$10]; ([.$B834] - [.$D$10]) * [.D$9]; NA())" office:value-type="float" office:value="1.800036" calcext:value-type="float">
            <text:p>1.800036</text:p>
          </table:table-cell>
        </table:table-row>
        <table:table-row table:style-name="ro1">
          <table:table-cell table:number-columns-repeated="2" office:value-type="float" office:value="1443" calcext:value-type="float">
            <text:p>1443</text:p>
          </table:table-cell>
          <table:table-cell office:value-type="float" office:value="802" calcext:value-type="float">
            <text:p>802</text:p>
          </table:table-cell>
          <table:table-cell table:style-name="Default" table:formula="of:=IF([.$B835]&gt;=[.$D$10]; ([.$B835] - [.$D$10]) * [.D$9]; NA())" office:value-type="float" office:value="1.800036" calcext:value-type="float">
            <text:p>1.800036</text:p>
          </table:table-cell>
        </table:table-row>
        <table:table-row table:style-name="ro1">
          <table:table-cell table:number-columns-repeated="2" office:value-type="float" office:value="1443" calcext:value-type="float">
            <text:p>1443</text:p>
          </table:table-cell>
          <table:table-cell office:value-type="float" office:value="803" calcext:value-type="float">
            <text:p>803</text:p>
          </table:table-cell>
          <table:table-cell table:style-name="Default" table:formula="of:=IF([.$B836]&gt;=[.$D$10]; ([.$B836] - [.$D$10]) * [.D$9]; NA())" office:value-type="float" office:value="1.800036" calcext:value-type="float">
            <text:p>1.800036</text:p>
          </table:table-cell>
        </table:table-row>
        <table:table-row table:style-name="ro1">
          <table:table-cell table:number-columns-repeated="2" office:value-type="float" office:value="1443" calcext:value-type="float">
            <text:p>1443</text:p>
          </table:table-cell>
          <table:table-cell office:value-type="float" office:value="804" calcext:value-type="float">
            <text:p>804</text:p>
          </table:table-cell>
          <table:table-cell table:style-name="Default" table:formula="of:=IF([.$B837]&gt;=[.$D$10]; ([.$B837] - [.$D$10]) * [.D$9]; NA())" office:value-type="float" office:value="1.800036" calcext:value-type="float">
            <text:p>1.800036</text:p>
          </table:table-cell>
        </table:table-row>
        <table:table-row table:style-name="ro1">
          <table:table-cell table:number-columns-repeated="2" office:value-type="float" office:value="1447" calcext:value-type="float">
            <text:p>1447</text:p>
          </table:table-cell>
          <table:table-cell office:value-type="float" office:value="805" calcext:value-type="float">
            <text:p>805</text:p>
          </table:table-cell>
          <table:table-cell table:style-name="Default" table:formula="of:=IF([.$B838]&gt;=[.$D$10]; ([.$B838] - [.$D$10]) * [.D$9]; NA())" office:value-type="float" office:value="1.80420275" calcext:value-type="float">
            <text:p>1.80420275</text:p>
          </table:table-cell>
        </table:table-row>
        <table:table-row table:style-name="ro1">
          <table:table-cell table:number-columns-repeated="2" office:value-type="float" office:value="1447" calcext:value-type="float">
            <text:p>1447</text:p>
          </table:table-cell>
          <table:table-cell office:value-type="float" office:value="806" calcext:value-type="float">
            <text:p>806</text:p>
          </table:table-cell>
          <table:table-cell table:style-name="Default" table:formula="of:=IF([.$B839]&gt;=[.$D$10]; ([.$B839] - [.$D$10]) * [.D$9]; NA())" office:value-type="float" office:value="1.80420275" calcext:value-type="float">
            <text:p>1.80420275</text:p>
          </table:table-cell>
        </table:table-row>
        <table:table-row table:style-name="ro1">
          <table:table-cell table:number-columns-repeated="2" office:value-type="float" office:value="1447" calcext:value-type="float">
            <text:p>1447</text:p>
          </table:table-cell>
          <table:table-cell office:value-type="float" office:value="807" calcext:value-type="float">
            <text:p>807</text:p>
          </table:table-cell>
          <table:table-cell table:style-name="Default" table:formula="of:=IF([.$B840]&gt;=[.$D$10]; ([.$B840] - [.$D$10]) * [.D$9]; NA())" office:value-type="float" office:value="1.80420275" calcext:value-type="float">
            <text:p>1.80420275</text:p>
          </table:table-cell>
        </table:table-row>
        <table:table-row table:style-name="ro1">
          <table:table-cell table:number-columns-repeated="2" office:value-type="float" office:value="1443" calcext:value-type="float">
            <text:p>1443</text:p>
          </table:table-cell>
          <table:table-cell office:value-type="float" office:value="808" calcext:value-type="float">
            <text:p>808</text:p>
          </table:table-cell>
          <table:table-cell table:style-name="Default" table:formula="of:=IF([.$B841]&gt;=[.$D$10]; ([.$B841] - [.$D$10]) * [.D$9]; NA())" office:value-type="float" office:value="1.800036" calcext:value-type="float">
            <text:p>1.800036</text:p>
          </table:table-cell>
        </table:table-row>
        <table:table-row table:style-name="ro1">
          <table:table-cell table:number-columns-repeated="2" office:value-type="float" office:value="1451" calcext:value-type="float">
            <text:p>1451</text:p>
          </table:table-cell>
          <table:table-cell office:value-type="float" office:value="809" calcext:value-type="float">
            <text:p>809</text:p>
          </table:table-cell>
          <table:table-cell table:style-name="Default" table:formula="of:=IF([.$B842]&gt;=[.$D$10]; ([.$B842] - [.$D$10]) * [.D$9]; NA())" office:value-type="float" office:value="1.8083695" calcext:value-type="float">
            <text:p>1.8083695</text:p>
          </table:table-cell>
        </table:table-row>
        <table:table-row table:style-name="ro1">
          <table:table-cell table:number-columns-repeated="2" office:value-type="float" office:value="1451" calcext:value-type="float">
            <text:p>1451</text:p>
          </table:table-cell>
          <table:table-cell office:value-type="float" office:value="810" calcext:value-type="float">
            <text:p>810</text:p>
          </table:table-cell>
          <table:table-cell table:style-name="Default" table:formula="of:=IF([.$B843]&gt;=[.$D$10]; ([.$B843] - [.$D$10]) * [.D$9]; NA())" office:value-type="float" office:value="1.8083695" calcext:value-type="float">
            <text:p>1.8083695</text:p>
          </table:table-cell>
        </table:table-row>
        <table:table-row table:style-name="ro1">
          <table:table-cell table:number-columns-repeated="2" office:value-type="float" office:value="1451" calcext:value-type="float">
            <text:p>1451</text:p>
          </table:table-cell>
          <table:table-cell office:value-type="float" office:value="811" calcext:value-type="float">
            <text:p>811</text:p>
          </table:table-cell>
          <table:table-cell table:style-name="Default" table:formula="of:=IF([.$B844]&gt;=[.$D$10]; ([.$B844] - [.$D$10]) * [.D$9]; NA())" office:value-type="float" office:value="1.8083695" calcext:value-type="float">
            <text:p>1.8083695</text:p>
          </table:table-cell>
        </table:table-row>
        <table:table-row table:style-name="ro1">
          <table:table-cell table:number-columns-repeated="2" office:value-type="float" office:value="1451" calcext:value-type="float">
            <text:p>1451</text:p>
          </table:table-cell>
          <table:table-cell office:value-type="float" office:value="812" calcext:value-type="float">
            <text:p>812</text:p>
          </table:table-cell>
          <table:table-cell table:style-name="Default" table:formula="of:=IF([.$B845]&gt;=[.$D$10]; ([.$B845] - [.$D$10]) * [.D$9]; NA())" office:value-type="float" office:value="1.8083695" calcext:value-type="float">
            <text:p>1.8083695</text:p>
          </table:table-cell>
        </table:table-row>
        <table:table-row table:style-name="ro1">
          <table:table-cell table:number-columns-repeated="2" office:value-type="float" office:value="1455" calcext:value-type="float">
            <text:p>1455</text:p>
          </table:table-cell>
          <table:table-cell office:value-type="float" office:value="813" calcext:value-type="float">
            <text:p>813</text:p>
          </table:table-cell>
          <table:table-cell table:style-name="Default" table:formula="of:=IF([.$B846]&gt;=[.$D$10]; ([.$B846] - [.$D$10]) * [.D$9]; NA())" office:value-type="float" office:value="1.81253625" calcext:value-type="float">
            <text:p>1.81253625</text:p>
          </table:table-cell>
        </table:table-row>
        <table:table-row table:style-name="ro1">
          <table:table-cell table:number-columns-repeated="2" office:value-type="float" office:value="1455" calcext:value-type="float">
            <text:p>1455</text:p>
          </table:table-cell>
          <table:table-cell office:value-type="float" office:value="814" calcext:value-type="float">
            <text:p>814</text:p>
          </table:table-cell>
          <table:table-cell table:style-name="Default" table:formula="of:=IF([.$B847]&gt;=[.$D$10]; ([.$B847] - [.$D$10]) * [.D$9]; NA())" office:value-type="float" office:value="1.81253625" calcext:value-type="float">
            <text:p>1.81253625</text:p>
          </table:table-cell>
        </table:table-row>
        <table:table-row table:style-name="ro1">
          <table:table-cell table:number-columns-repeated="2" office:value-type="float" office:value="1455" calcext:value-type="float">
            <text:p>1455</text:p>
          </table:table-cell>
          <table:table-cell office:value-type="float" office:value="815" calcext:value-type="float">
            <text:p>815</text:p>
          </table:table-cell>
          <table:table-cell table:style-name="Default" table:formula="of:=IF([.$B848]&gt;=[.$D$10]; ([.$B848] - [.$D$10]) * [.D$9]; NA())" office:value-type="float" office:value="1.81253625" calcext:value-type="float">
            <text:p>1.81253625</text:p>
          </table:table-cell>
        </table:table-row>
        <table:table-row table:style-name="ro1">
          <table:table-cell table:number-columns-repeated="2" office:value-type="float" office:value="1455" calcext:value-type="float">
            <text:p>1455</text:p>
          </table:table-cell>
          <table:table-cell office:value-type="float" office:value="816" calcext:value-type="float">
            <text:p>816</text:p>
          </table:table-cell>
          <table:table-cell table:style-name="Default" table:formula="of:=IF([.$B849]&gt;=[.$D$10]; ([.$B849] - [.$D$10]) * [.D$9]; NA())" office:value-type="float" office:value="1.81253625" calcext:value-type="float">
            <text:p>1.81253625</text:p>
          </table:table-cell>
        </table:table-row>
        <table:table-row table:style-name="ro1">
          <table:table-cell table:number-columns-repeated="2" office:value-type="float" office:value="1459" calcext:value-type="float">
            <text:p>1459</text:p>
          </table:table-cell>
          <table:table-cell office:value-type="float" office:value="817" calcext:value-type="float">
            <text:p>817</text:p>
          </table:table-cell>
          <table:table-cell table:style-name="Default" table:formula="of:=IF([.$B850]&gt;=[.$D$10]; ([.$B850] - [.$D$10]) * [.D$9]; NA())" office:value-type="float" office:value="1.816703" calcext:value-type="float">
            <text:p>1.816703</text:p>
          </table:table-cell>
        </table:table-row>
        <table:table-row table:style-name="ro1">
          <table:table-cell table:number-columns-repeated="2" office:value-type="float" office:value="1459" calcext:value-type="float">
            <text:p>1459</text:p>
          </table:table-cell>
          <table:table-cell office:value-type="float" office:value="818" calcext:value-type="float">
            <text:p>818</text:p>
          </table:table-cell>
          <table:table-cell table:style-name="Default" table:formula="of:=IF([.$B851]&gt;=[.$D$10]; ([.$B851] - [.$D$10]) * [.D$9]; NA())" office:value-type="float" office:value="1.816703" calcext:value-type="float">
            <text:p>1.816703</text:p>
          </table:table-cell>
        </table:table-row>
        <table:table-row table:style-name="ro1">
          <table:table-cell table:number-columns-repeated="2" office:value-type="float" office:value="1459" calcext:value-type="float">
            <text:p>1459</text:p>
          </table:table-cell>
          <table:table-cell office:value-type="float" office:value="819" calcext:value-type="float">
            <text:p>819</text:p>
          </table:table-cell>
          <table:table-cell table:style-name="Default" table:formula="of:=IF([.$B852]&gt;=[.$D$10]; ([.$B852] - [.$D$10]) * [.D$9]; NA())" office:value-type="float" office:value="1.816703" calcext:value-type="float">
            <text:p>1.816703</text:p>
          </table:table-cell>
        </table:table-row>
        <table:table-row table:style-name="ro1">
          <table:table-cell table:number-columns-repeated="2" office:value-type="float" office:value="1459" calcext:value-type="float">
            <text:p>1459</text:p>
          </table:table-cell>
          <table:table-cell office:value-type="float" office:value="820" calcext:value-type="float">
            <text:p>820</text:p>
          </table:table-cell>
          <table:table-cell table:style-name="Default" table:formula="of:=IF([.$B853]&gt;=[.$D$10]; ([.$B853] - [.$D$10]) * [.D$9]; NA())" office:value-type="float" office:value="1.816703" calcext:value-type="float">
            <text:p>1.816703</text:p>
          </table:table-cell>
        </table:table-row>
        <table:table-row table:style-name="ro1">
          <table:table-cell table:number-columns-repeated="2" office:value-type="float" office:value="1463" calcext:value-type="float">
            <text:p>1463</text:p>
          </table:table-cell>
          <table:table-cell office:value-type="float" office:value="821" calcext:value-type="float">
            <text:p>821</text:p>
          </table:table-cell>
          <table:table-cell table:style-name="Default" table:formula="of:=IF([.$B854]&gt;=[.$D$10]; ([.$B854] - [.$D$10]) * [.D$9]; NA())" office:value-type="float" office:value="1.82086975" calcext:value-type="float">
            <text:p>1.82086975</text:p>
          </table:table-cell>
        </table:table-row>
        <table:table-row table:style-name="ro1">
          <table:table-cell table:number-columns-repeated="2" office:value-type="float" office:value="1463" calcext:value-type="float">
            <text:p>1463</text:p>
          </table:table-cell>
          <table:table-cell office:value-type="float" office:value="822" calcext:value-type="float">
            <text:p>822</text:p>
          </table:table-cell>
          <table:table-cell table:style-name="Default" table:formula="of:=IF([.$B855]&gt;=[.$D$10]; ([.$B855] - [.$D$10]) * [.D$9]; NA())" office:value-type="float" office:value="1.82086975" calcext:value-type="float">
            <text:p>1.82086975</text:p>
          </table:table-cell>
        </table:table-row>
        <table:table-row table:style-name="ro1">
          <table:table-cell table:number-columns-repeated="2" office:value-type="float" office:value="1463" calcext:value-type="float">
            <text:p>1463</text:p>
          </table:table-cell>
          <table:table-cell office:value-type="float" office:value="823" calcext:value-type="float">
            <text:p>823</text:p>
          </table:table-cell>
          <table:table-cell table:style-name="Default" table:formula="of:=IF([.$B856]&gt;=[.$D$10]; ([.$B856] - [.$D$10]) * [.D$9]; NA())" office:value-type="float" office:value="1.82086975" calcext:value-type="float">
            <text:p>1.82086975</text:p>
          </table:table-cell>
        </table:table-row>
        <table:table-row table:style-name="ro1">
          <table:table-cell table:number-columns-repeated="2" office:value-type="float" office:value="1463" calcext:value-type="float">
            <text:p>1463</text:p>
          </table:table-cell>
          <table:table-cell office:value-type="float" office:value="824" calcext:value-type="float">
            <text:p>824</text:p>
          </table:table-cell>
          <table:table-cell table:style-name="Default" table:formula="of:=IF([.$B857]&gt;=[.$D$10]; ([.$B857] - [.$D$10]) * [.D$9]; NA())" office:value-type="float" office:value="1.82086975" calcext:value-type="float">
            <text:p>1.82086975</text:p>
          </table:table-cell>
        </table:table-row>
        <table:table-row table:style-name="ro1">
          <table:table-cell table:number-columns-repeated="2" office:value-type="float" office:value="1467" calcext:value-type="float">
            <text:p>1467</text:p>
          </table:table-cell>
          <table:table-cell office:value-type="float" office:value="825" calcext:value-type="float">
            <text:p>825</text:p>
          </table:table-cell>
          <table:table-cell table:style-name="Default" table:formula="of:=IF([.$B858]&gt;=[.$D$10]; ([.$B858] - [.$D$10]) * [.D$9]; NA())" office:value-type="float" office:value="1.8250365" calcext:value-type="float">
            <text:p>1.8250365</text:p>
          </table:table-cell>
        </table:table-row>
        <table:table-row table:style-name="ro1">
          <table:table-cell table:number-columns-repeated="2" office:value-type="float" office:value="1467" calcext:value-type="float">
            <text:p>1467</text:p>
          </table:table-cell>
          <table:table-cell office:value-type="float" office:value="826" calcext:value-type="float">
            <text:p>826</text:p>
          </table:table-cell>
          <table:table-cell table:style-name="Default" table:formula="of:=IF([.$B859]&gt;=[.$D$10]; ([.$B859] - [.$D$10]) * [.D$9]; NA())" office:value-type="float" office:value="1.8250365" calcext:value-type="float">
            <text:p>1.8250365</text:p>
          </table:table-cell>
        </table:table-row>
        <table:table-row table:style-name="ro1">
          <table:table-cell table:number-columns-repeated="2" office:value-type="float" office:value="1467" calcext:value-type="float">
            <text:p>1467</text:p>
          </table:table-cell>
          <table:table-cell office:value-type="float" office:value="827" calcext:value-type="float">
            <text:p>827</text:p>
          </table:table-cell>
          <table:table-cell table:style-name="Default" table:formula="of:=IF([.$B860]&gt;=[.$D$10]; ([.$B860] - [.$D$10]) * [.D$9]; NA())" office:value-type="float" office:value="1.8250365" calcext:value-type="float">
            <text:p>1.8250365</text:p>
          </table:table-cell>
        </table:table-row>
        <table:table-row table:style-name="ro1">
          <table:table-cell table:number-columns-repeated="2" office:value-type="float" office:value="1467" calcext:value-type="float">
            <text:p>1467</text:p>
          </table:table-cell>
          <table:table-cell office:value-type="float" office:value="828" calcext:value-type="float">
            <text:p>828</text:p>
          </table:table-cell>
          <table:table-cell table:style-name="Default" table:formula="of:=IF([.$B861]&gt;=[.$D$10]; ([.$B861] - [.$D$10]) * [.D$9]; NA())" office:value-type="float" office:value="1.8250365" calcext:value-type="float">
            <text:p>1.8250365</text:p>
          </table:table-cell>
        </table:table-row>
        <table:table-row table:style-name="ro1">
          <table:table-cell table:number-columns-repeated="2" office:value-type="float" office:value="1471" calcext:value-type="float">
            <text:p>1471</text:p>
          </table:table-cell>
          <table:table-cell office:value-type="float" office:value="829" calcext:value-type="float">
            <text:p>829</text:p>
          </table:table-cell>
          <table:table-cell table:style-name="Default" table:formula="of:=IF([.$B862]&gt;=[.$D$10]; ([.$B862] - [.$D$10]) * [.D$9]; NA())" office:value-type="float" office:value="1.82920325" calcext:value-type="float">
            <text:p>1.82920325</text:p>
          </table:table-cell>
        </table:table-row>
        <table:table-row table:style-name="ro1">
          <table:table-cell table:number-columns-repeated="2" office:value-type="float" office:value="1471" calcext:value-type="float">
            <text:p>1471</text:p>
          </table:table-cell>
          <table:table-cell office:value-type="float" office:value="830" calcext:value-type="float">
            <text:p>830</text:p>
          </table:table-cell>
          <table:table-cell table:style-name="Default" table:formula="of:=IF([.$B863]&gt;=[.$D$10]; ([.$B863] - [.$D$10]) * [.D$9]; NA())" office:value-type="float" office:value="1.82920325" calcext:value-type="float">
            <text:p>1.82920325</text:p>
          </table:table-cell>
        </table:table-row>
        <table:table-row table:style-name="ro1">
          <table:table-cell table:number-columns-repeated="2" office:value-type="float" office:value="1471" calcext:value-type="float">
            <text:p>1471</text:p>
          </table:table-cell>
          <table:table-cell office:value-type="float" office:value="831" calcext:value-type="float">
            <text:p>831</text:p>
          </table:table-cell>
          <table:table-cell table:style-name="Default" table:formula="of:=IF([.$B864]&gt;=[.$D$10]; ([.$B864] - [.$D$10]) * [.D$9]; NA())" office:value-type="float" office:value="1.82920325" calcext:value-type="float">
            <text:p>1.82920325</text:p>
          </table:table-cell>
        </table:table-row>
        <table:table-row table:style-name="ro1">
          <table:table-cell table:number-columns-repeated="2" office:value-type="float" office:value="1471" calcext:value-type="float">
            <text:p>1471</text:p>
          </table:table-cell>
          <table:table-cell office:value-type="float" office:value="832" calcext:value-type="float">
            <text:p>832</text:p>
          </table:table-cell>
          <table:table-cell table:style-name="Default" table:formula="of:=IF([.$B865]&gt;=[.$D$10]; ([.$B865] - [.$D$10]) * [.D$9]; NA())" office:value-type="float" office:value="1.82920325" calcext:value-type="float">
            <text:p>1.82920325</text:p>
          </table:table-cell>
        </table:table-row>
        <table:table-row table:style-name="ro1">
          <table:table-cell table:number-columns-repeated="2" office:value-type="float" office:value="1475" calcext:value-type="float">
            <text:p>1475</text:p>
          </table:table-cell>
          <table:table-cell office:value-type="float" office:value="833" calcext:value-type="float">
            <text:p>833</text:p>
          </table:table-cell>
          <table:table-cell table:style-name="Default" table:formula="of:=IF([.$B866]&gt;=[.$D$10]; ([.$B866] - [.$D$10]) * [.D$9]; NA())" office:value-type="float" office:value="1.83337" calcext:value-type="float">
            <text:p>1.83337</text:p>
          </table:table-cell>
        </table:table-row>
        <table:table-row table:style-name="ro1">
          <table:table-cell table:number-columns-repeated="2" office:value-type="float" office:value="1475" calcext:value-type="float">
            <text:p>1475</text:p>
          </table:table-cell>
          <table:table-cell office:value-type="float" office:value="834" calcext:value-type="float">
            <text:p>834</text:p>
          </table:table-cell>
          <table:table-cell table:style-name="Default" table:formula="of:=IF([.$B867]&gt;=[.$D$10]; ([.$B867] - [.$D$10]) * [.D$9]; NA())" office:value-type="float" office:value="1.83337" calcext:value-type="float">
            <text:p>1.83337</text:p>
          </table:table-cell>
        </table:table-row>
        <table:table-row table:style-name="ro1">
          <table:table-cell table:number-columns-repeated="2" office:value-type="float" office:value="1475" calcext:value-type="float">
            <text:p>1475</text:p>
          </table:table-cell>
          <table:table-cell office:value-type="float" office:value="835" calcext:value-type="float">
            <text:p>835</text:p>
          </table:table-cell>
          <table:table-cell table:style-name="Default" table:formula="of:=IF([.$B868]&gt;=[.$D$10]; ([.$B868] - [.$D$10]) * [.D$9]; NA())" office:value-type="float" office:value="1.83337" calcext:value-type="float">
            <text:p>1.83337</text:p>
          </table:table-cell>
        </table:table-row>
        <table:table-row table:style-name="ro1">
          <table:table-cell table:number-columns-repeated="2" office:value-type="float" office:value="1475" calcext:value-type="float">
            <text:p>1475</text:p>
          </table:table-cell>
          <table:table-cell office:value-type="float" office:value="836" calcext:value-type="float">
            <text:p>836</text:p>
          </table:table-cell>
          <table:table-cell table:style-name="Default" table:formula="of:=IF([.$B869]&gt;=[.$D$10]; ([.$B869] - [.$D$10]) * [.D$9]; NA())" office:value-type="float" office:value="1.83337" calcext:value-type="float">
            <text:p>1.83337</text:p>
          </table:table-cell>
        </table:table-row>
        <table:table-row table:style-name="ro1">
          <table:table-cell table:number-columns-repeated="2" office:value-type="float" office:value="1479" calcext:value-type="float">
            <text:p>1479</text:p>
          </table:table-cell>
          <table:table-cell office:value-type="float" office:value="837" calcext:value-type="float">
            <text:p>837</text:p>
          </table:table-cell>
          <table:table-cell table:style-name="Default" table:formula="of:=IF([.$B870]&gt;=[.$D$10]; ([.$B870] - [.$D$10]) * [.D$9]; NA())" office:value-type="float" office:value="1.83753675" calcext:value-type="float">
            <text:p>1.83753675</text:p>
          </table:table-cell>
        </table:table-row>
        <table:table-row table:style-name="ro1">
          <table:table-cell table:number-columns-repeated="2" office:value-type="float" office:value="1479" calcext:value-type="float">
            <text:p>1479</text:p>
          </table:table-cell>
          <table:table-cell office:value-type="float" office:value="838" calcext:value-type="float">
            <text:p>838</text:p>
          </table:table-cell>
          <table:table-cell table:style-name="Default" table:formula="of:=IF([.$B871]&gt;=[.$D$10]; ([.$B871] - [.$D$10]) * [.D$9]; NA())" office:value-type="float" office:value="1.83753675" calcext:value-type="float">
            <text:p>1.83753675</text:p>
          </table:table-cell>
        </table:table-row>
        <table:table-row table:style-name="ro1">
          <table:table-cell table:number-columns-repeated="2" office:value-type="float" office:value="1479" calcext:value-type="float">
            <text:p>1479</text:p>
          </table:table-cell>
          <table:table-cell office:value-type="float" office:value="839" calcext:value-type="float">
            <text:p>839</text:p>
          </table:table-cell>
          <table:table-cell table:style-name="Default" table:formula="of:=IF([.$B872]&gt;=[.$D$10]; ([.$B872] - [.$D$10]) * [.D$9]; NA())" office:value-type="float" office:value="1.83753675" calcext:value-type="float">
            <text:p>1.83753675</text:p>
          </table:table-cell>
        </table:table-row>
        <table:table-row table:style-name="ro1">
          <table:table-cell table:number-columns-repeated="2" office:value-type="float" office:value="1479" calcext:value-type="float">
            <text:p>1479</text:p>
          </table:table-cell>
          <table:table-cell office:value-type="float" office:value="840" calcext:value-type="float">
            <text:p>840</text:p>
          </table:table-cell>
          <table:table-cell table:style-name="Default" table:formula="of:=IF([.$B873]&gt;=[.$D$10]; ([.$B873] - [.$D$10]) * [.D$9]; NA())" office:value-type="float" office:value="1.83753675" calcext:value-type="float">
            <text:p>1.83753675</text:p>
          </table:table-cell>
        </table:table-row>
        <table:table-row table:style-name="ro1">
          <table:table-cell table:number-columns-repeated="2" office:value-type="float" office:value="1483" calcext:value-type="float">
            <text:p>1483</text:p>
          </table:table-cell>
          <table:table-cell office:value-type="float" office:value="841" calcext:value-type="float">
            <text:p>841</text:p>
          </table:table-cell>
          <table:table-cell table:style-name="Default" table:formula="of:=IF([.$B874]&gt;=[.$D$10]; ([.$B874] - [.$D$10]) * [.D$9]; NA())" office:value-type="float" office:value="1.8417035" calcext:value-type="float">
            <text:p>1.8417035</text:p>
          </table:table-cell>
        </table:table-row>
        <table:table-row table:style-name="ro1">
          <table:table-cell table:number-columns-repeated="2" office:value-type="float" office:value="1483" calcext:value-type="float">
            <text:p>1483</text:p>
          </table:table-cell>
          <table:table-cell office:value-type="float" office:value="842" calcext:value-type="float">
            <text:p>842</text:p>
          </table:table-cell>
          <table:table-cell table:style-name="Default" table:formula="of:=IF([.$B875]&gt;=[.$D$10]; ([.$B875] - [.$D$10]) * [.D$9]; NA())" office:value-type="float" office:value="1.8417035" calcext:value-type="float">
            <text:p>1.8417035</text:p>
          </table:table-cell>
        </table:table-row>
        <table:table-row table:style-name="ro1">
          <table:table-cell table:number-columns-repeated="2" office:value-type="float" office:value="1483" calcext:value-type="float">
            <text:p>1483</text:p>
          </table:table-cell>
          <table:table-cell office:value-type="float" office:value="843" calcext:value-type="float">
            <text:p>843</text:p>
          </table:table-cell>
          <table:table-cell table:style-name="Default" table:formula="of:=IF([.$B876]&gt;=[.$D$10]; ([.$B876] - [.$D$10]) * [.D$9]; NA())" office:value-type="float" office:value="1.8417035" calcext:value-type="float">
            <text:p>1.8417035</text:p>
          </table:table-cell>
        </table:table-row>
        <table:table-row table:style-name="ro1">
          <table:table-cell table:number-columns-repeated="2" office:value-type="float" office:value="1483" calcext:value-type="float">
            <text:p>1483</text:p>
          </table:table-cell>
          <table:table-cell office:value-type="float" office:value="844" calcext:value-type="float">
            <text:p>844</text:p>
          </table:table-cell>
          <table:table-cell table:style-name="Default" table:formula="of:=IF([.$B877]&gt;=[.$D$10]; ([.$B877] - [.$D$10]) * [.D$9]; NA())" office:value-type="float" office:value="1.8417035" calcext:value-type="float">
            <text:p>1.8417035</text:p>
          </table:table-cell>
        </table:table-row>
        <table:table-row table:style-name="ro1">
          <table:table-cell table:number-columns-repeated="2" office:value-type="float" office:value="1487" calcext:value-type="float">
            <text:p>1487</text:p>
          </table:table-cell>
          <table:table-cell office:value-type="float" office:value="845" calcext:value-type="float">
            <text:p>845</text:p>
          </table:table-cell>
          <table:table-cell table:style-name="Default" table:formula="of:=IF([.$B878]&gt;=[.$D$10]; ([.$B878] - [.$D$10]) * [.D$9]; NA())" office:value-type="float" office:value="1.84587025" calcext:value-type="float">
            <text:p>1.84587025</text:p>
          </table:table-cell>
        </table:table-row>
        <table:table-row table:style-name="ro1">
          <table:table-cell table:number-columns-repeated="2" office:value-type="float" office:value="1487" calcext:value-type="float">
            <text:p>1487</text:p>
          </table:table-cell>
          <table:table-cell office:value-type="float" office:value="846" calcext:value-type="float">
            <text:p>846</text:p>
          </table:table-cell>
          <table:table-cell table:style-name="Default" table:formula="of:=IF([.$B879]&gt;=[.$D$10]; ([.$B879] - [.$D$10]) * [.D$9]; NA())" office:value-type="float" office:value="1.84587025" calcext:value-type="float">
            <text:p>1.84587025</text:p>
          </table:table-cell>
        </table:table-row>
        <table:table-row table:style-name="ro1">
          <table:table-cell table:number-columns-repeated="2" office:value-type="float" office:value="1487" calcext:value-type="float">
            <text:p>1487</text:p>
          </table:table-cell>
          <table:table-cell office:value-type="float" office:value="847" calcext:value-type="float">
            <text:p>847</text:p>
          </table:table-cell>
          <table:table-cell table:style-name="Default" table:formula="of:=IF([.$B880]&gt;=[.$D$10]; ([.$B880] - [.$D$10]) * [.D$9]; NA())" office:value-type="float" office:value="1.84587025" calcext:value-type="float">
            <text:p>1.84587025</text:p>
          </table:table-cell>
        </table:table-row>
        <table:table-row table:style-name="ro1">
          <table:table-cell table:number-columns-repeated="2" office:value-type="float" office:value="1487" calcext:value-type="float">
            <text:p>1487</text:p>
          </table:table-cell>
          <table:table-cell office:value-type="float" office:value="848" calcext:value-type="float">
            <text:p>848</text:p>
          </table:table-cell>
          <table:table-cell table:style-name="Default" table:formula="of:=IF([.$B881]&gt;=[.$D$10]; ([.$B881] - [.$D$10]) * [.D$9]; NA())" office:value-type="float" office:value="1.84587025" calcext:value-type="float">
            <text:p>1.84587025</text:p>
          </table:table-cell>
        </table:table-row>
        <table:table-row table:style-name="ro1">
          <table:table-cell table:number-columns-repeated="2" office:value-type="float" office:value="1491" calcext:value-type="float">
            <text:p>1491</text:p>
          </table:table-cell>
          <table:table-cell office:value-type="float" office:value="849" calcext:value-type="float">
            <text:p>849</text:p>
          </table:table-cell>
          <table:table-cell table:style-name="Default" table:formula="of:=IF([.$B882]&gt;=[.$D$10]; ([.$B882] - [.$D$10]) * [.D$9]; NA())" office:value-type="float" office:value="1.850037" calcext:value-type="float">
            <text:p>1.850037</text:p>
          </table:table-cell>
        </table:table-row>
        <table:table-row table:style-name="ro1">
          <table:table-cell table:number-columns-repeated="2" office:value-type="float" office:value="1491" calcext:value-type="float">
            <text:p>1491</text:p>
          </table:table-cell>
          <table:table-cell office:value-type="float" office:value="850" calcext:value-type="float">
            <text:p>850</text:p>
          </table:table-cell>
          <table:table-cell table:style-name="Default" table:formula="of:=IF([.$B883]&gt;=[.$D$10]; ([.$B883] - [.$D$10]) * [.D$9]; NA())" office:value-type="float" office:value="1.850037" calcext:value-type="float">
            <text:p>1.850037</text:p>
          </table:table-cell>
        </table:table-row>
        <table:table-row table:style-name="ro1">
          <table:table-cell table:number-columns-repeated="2" office:value-type="float" office:value="1491" calcext:value-type="float">
            <text:p>1491</text:p>
          </table:table-cell>
          <table:table-cell office:value-type="float" office:value="851" calcext:value-type="float">
            <text:p>851</text:p>
          </table:table-cell>
          <table:table-cell table:style-name="Default" table:formula="of:=IF([.$B884]&gt;=[.$D$10]; ([.$B884] - [.$D$10]) * [.D$9]; NA())" office:value-type="float" office:value="1.850037" calcext:value-type="float">
            <text:p>1.850037</text:p>
          </table:table-cell>
        </table:table-row>
        <table:table-row table:style-name="ro1">
          <table:table-cell table:number-columns-repeated="2" office:value-type="float" office:value="1491" calcext:value-type="float">
            <text:p>1491</text:p>
          </table:table-cell>
          <table:table-cell office:value-type="float" office:value="852" calcext:value-type="float">
            <text:p>852</text:p>
          </table:table-cell>
          <table:table-cell table:style-name="Default" table:formula="of:=IF([.$B885]&gt;=[.$D$10]; ([.$B885] - [.$D$10]) * [.D$9]; NA())" office:value-type="float" office:value="1.850037" calcext:value-type="float">
            <text:p>1.850037</text:p>
          </table:table-cell>
        </table:table-row>
        <table:table-row table:style-name="ro1">
          <table:table-cell table:number-columns-repeated="2" office:value-type="float" office:value="1495" calcext:value-type="float">
            <text:p>1495</text:p>
          </table:table-cell>
          <table:table-cell office:value-type="float" office:value="853" calcext:value-type="float">
            <text:p>853</text:p>
          </table:table-cell>
          <table:table-cell table:style-name="Default" table:formula="of:=IF([.$B886]&gt;=[.$D$10]; ([.$B886] - [.$D$10]) * [.D$9]; NA())" office:value-type="float" office:value="1.85420375" calcext:value-type="float">
            <text:p>1.85420375</text:p>
          </table:table-cell>
        </table:table-row>
        <table:table-row table:style-name="ro1">
          <table:table-cell table:number-columns-repeated="2" office:value-type="float" office:value="1495" calcext:value-type="float">
            <text:p>1495</text:p>
          </table:table-cell>
          <table:table-cell office:value-type="float" office:value="854" calcext:value-type="float">
            <text:p>854</text:p>
          </table:table-cell>
          <table:table-cell table:style-name="Default" table:formula="of:=IF([.$B887]&gt;=[.$D$10]; ([.$B887] - [.$D$10]) * [.D$9]; NA())" office:value-type="float" office:value="1.85420375" calcext:value-type="float">
            <text:p>1.85420375</text:p>
          </table:table-cell>
        </table:table-row>
        <table:table-row table:style-name="ro1">
          <table:table-cell table:number-columns-repeated="2" office:value-type="float" office:value="1495" calcext:value-type="float">
            <text:p>1495</text:p>
          </table:table-cell>
          <table:table-cell office:value-type="float" office:value="855" calcext:value-type="float">
            <text:p>855</text:p>
          </table:table-cell>
          <table:table-cell table:style-name="Default" table:formula="of:=IF([.$B888]&gt;=[.$D$10]; ([.$B888] - [.$D$10]) * [.D$9]; NA())" office:value-type="float" office:value="1.85420375" calcext:value-type="float">
            <text:p>1.85420375</text:p>
          </table:table-cell>
        </table:table-row>
        <table:table-row table:style-name="ro1">
          <table:table-cell table:number-columns-repeated="2" office:value-type="float" office:value="1503" calcext:value-type="float">
            <text:p>1503</text:p>
          </table:table-cell>
          <table:table-cell office:value-type="float" office:value="856" calcext:value-type="float">
            <text:p>856</text:p>
          </table:table-cell>
          <table:table-cell table:style-name="Default" table:formula="of:=IF([.$B889]&gt;=[.$D$10]; ([.$B889] - [.$D$10]) * [.D$9]; NA())" office:value-type="float" office:value="1.86253725" calcext:value-type="float">
            <text:p>1.86253725</text:p>
          </table:table-cell>
        </table:table-row>
        <table:table-row table:style-name="ro1">
          <table:table-cell table:number-columns-repeated="2" office:value-type="float" office:value="1499" calcext:value-type="float">
            <text:p>1499</text:p>
          </table:table-cell>
          <table:table-cell office:value-type="float" office:value="857" calcext:value-type="float">
            <text:p>857</text:p>
          </table:table-cell>
          <table:table-cell table:style-name="Default" table:formula="of:=IF([.$B890]&gt;=[.$D$10]; ([.$B890] - [.$D$10]) * [.D$9]; NA())" office:value-type="float" office:value="1.8583705" calcext:value-type="float">
            <text:p>1.8583705</text:p>
          </table:table-cell>
        </table:table-row>
        <table:table-row table:style-name="ro1">
          <table:table-cell table:number-columns-repeated="2" office:value-type="float" office:value="1499" calcext:value-type="float">
            <text:p>1499</text:p>
          </table:table-cell>
          <table:table-cell office:value-type="float" office:value="858" calcext:value-type="float">
            <text:p>858</text:p>
          </table:table-cell>
          <table:table-cell table:style-name="Default" table:formula="of:=IF([.$B891]&gt;=[.$D$10]; ([.$B891] - [.$D$10]) * [.D$9]; NA())" office:value-type="float" office:value="1.8583705" calcext:value-type="float">
            <text:p>1.8583705</text:p>
          </table:table-cell>
        </table:table-row>
        <table:table-row table:style-name="ro1">
          <table:table-cell table:number-columns-repeated="2" office:value-type="float" office:value="1499" calcext:value-type="float">
            <text:p>1499</text:p>
          </table:table-cell>
          <table:table-cell office:value-type="float" office:value="859" calcext:value-type="float">
            <text:p>859</text:p>
          </table:table-cell>
          <table:table-cell table:style-name="Default" table:formula="of:=IF([.$B892]&gt;=[.$D$10]; ([.$B892] - [.$D$10]) * [.D$9]; NA())" office:value-type="float" office:value="1.8583705" calcext:value-type="float">
            <text:p>1.8583705</text:p>
          </table:table-cell>
        </table:table-row>
        <table:table-row table:style-name="ro1">
          <table:table-cell table:number-columns-repeated="2" office:value-type="float" office:value="1499" calcext:value-type="float">
            <text:p>1499</text:p>
          </table:table-cell>
          <table:table-cell office:value-type="float" office:value="860" calcext:value-type="float">
            <text:p>860</text:p>
          </table:table-cell>
          <table:table-cell table:style-name="Default" table:formula="of:=IF([.$B893]&gt;=[.$D$10]; ([.$B893] - [.$D$10]) * [.D$9]; NA())" office:value-type="float" office:value="1.8583705" calcext:value-type="float">
            <text:p>1.8583705</text:p>
          </table:table-cell>
        </table:table-row>
        <table:table-row table:style-name="ro1">
          <table:table-cell table:number-columns-repeated="2" office:value-type="float" office:value="1503" calcext:value-type="float">
            <text:p>1503</text:p>
          </table:table-cell>
          <table:table-cell office:value-type="float" office:value="861" calcext:value-type="float">
            <text:p>861</text:p>
          </table:table-cell>
          <table:table-cell table:style-name="Default" table:formula="of:=IF([.$B894]&gt;=[.$D$10]; ([.$B894] - [.$D$10]) * [.D$9]; NA())" office:value-type="float" office:value="1.86253725" calcext:value-type="float">
            <text:p>1.86253725</text:p>
          </table:table-cell>
        </table:table-row>
        <table:table-row table:style-name="ro1">
          <table:table-cell table:number-columns-repeated="2" office:value-type="float" office:value="1503" calcext:value-type="float">
            <text:p>1503</text:p>
          </table:table-cell>
          <table:table-cell office:value-type="float" office:value="862" calcext:value-type="float">
            <text:p>862</text:p>
          </table:table-cell>
          <table:table-cell table:style-name="Default" table:formula="of:=IF([.$B895]&gt;=[.$D$10]; ([.$B895] - [.$D$10]) * [.D$9]; NA())" office:value-type="float" office:value="1.86253725" calcext:value-type="float">
            <text:p>1.86253725</text:p>
          </table:table-cell>
        </table:table-row>
        <table:table-row table:style-name="ro1">
          <table:table-cell table:number-columns-repeated="2" office:value-type="float" office:value="1503" calcext:value-type="float">
            <text:p>1503</text:p>
          </table:table-cell>
          <table:table-cell office:value-type="float" office:value="863" calcext:value-type="float">
            <text:p>863</text:p>
          </table:table-cell>
          <table:table-cell table:style-name="Default" table:formula="of:=IF([.$B896]&gt;=[.$D$10]; ([.$B896] - [.$D$10]) * [.D$9]; NA())" office:value-type="float" office:value="1.86253725" calcext:value-type="float">
            <text:p>1.86253725</text:p>
          </table:table-cell>
        </table:table-row>
        <table:table-row table:style-name="ro1">
          <table:table-cell table:number-columns-repeated="2" office:value-type="float" office:value="1503" calcext:value-type="float">
            <text:p>1503</text:p>
          </table:table-cell>
          <table:table-cell office:value-type="float" office:value="864" calcext:value-type="float">
            <text:p>864</text:p>
          </table:table-cell>
          <table:table-cell table:style-name="Default" table:formula="of:=IF([.$B897]&gt;=[.$D$10]; ([.$B897] - [.$D$10]) * [.D$9]; NA())" office:value-type="float" office:value="1.86253725" calcext:value-type="float">
            <text:p>1.86253725</text:p>
          </table:table-cell>
        </table:table-row>
        <table:table-row table:style-name="ro1">
          <table:table-cell table:number-columns-repeated="2"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style-name="Default" table:formula="of:=IF([.$B898]&gt;=[.$D$10]; ([.$B898] - [.$D$10]) * [.D$9]; NA())" office:value-type="float" office:value="1.866704" calcext:value-type="float">
            <text:p>1.866704</text:p>
          </table:table-cell>
        </table:table-row>
        <table:table-row table:style-name="ro1">
          <table:table-cell table:number-columns-repeated="2" office:value-type="float" office:value="1507" calcext:value-type="float">
            <text:p>1507</text:p>
          </table:table-cell>
          <table:table-cell office:value-type="float" office:value="866" calcext:value-type="float">
            <text:p>866</text:p>
          </table:table-cell>
          <table:table-cell table:style-name="Default" table:formula="of:=IF([.$B899]&gt;=[.$D$10]; ([.$B899] - [.$D$10]) * [.D$9]; NA())" office:value-type="float" office:value="1.866704" calcext:value-type="float">
            <text:p>1.866704</text:p>
          </table:table-cell>
        </table:table-row>
        <table:table-row table:style-name="ro1">
          <table:table-cell table:number-columns-repeated="2" office:value-type="float" office:value="1507" calcext:value-type="float">
            <text:p>1507</text:p>
          </table:table-cell>
          <table:table-cell office:value-type="float" office:value="867" calcext:value-type="float">
            <text:p>867</text:p>
          </table:table-cell>
          <table:table-cell table:style-name="Default" table:formula="of:=IF([.$B900]&gt;=[.$D$10]; ([.$B900] - [.$D$10]) * [.D$9]; NA())" office:value-type="float" office:value="1.866704" calcext:value-type="float">
            <text:p>1.866704</text:p>
          </table:table-cell>
        </table:table-row>
        <table:table-row table:style-name="ro1">
          <table:table-cell table:number-columns-repeated="2" office:value-type="float" office:value="1511" calcext:value-type="float">
            <text:p>1511</text:p>
          </table:table-cell>
          <table:table-cell office:value-type="float" office:value="868" calcext:value-type="float">
            <text:p>868</text:p>
          </table:table-cell>
          <table:table-cell table:style-name="Default" table:formula="of:=IF([.$B901]&gt;=[.$D$10]; ([.$B901] - [.$D$10]) * [.D$9]; NA())" office:value-type="float" office:value="1.87087075" calcext:value-type="float">
            <text:p>1.87087075</text:p>
          </table:table-cell>
        </table:table-row>
        <table:table-row table:style-name="ro1">
          <table:table-cell table:number-columns-repeated="2" office:value-type="float" office:value="1511" calcext:value-type="float">
            <text:p>1511</text:p>
          </table:table-cell>
          <table:table-cell office:value-type="float" office:value="869" calcext:value-type="float">
            <text:p>869</text:p>
          </table:table-cell>
          <table:table-cell table:style-name="Default" table:formula="of:=IF([.$B902]&gt;=[.$D$10]; ([.$B902] - [.$D$10]) * [.D$9]; NA())" office:value-type="float" office:value="1.87087075" calcext:value-type="float">
            <text:p>1.87087075</text:p>
          </table:table-cell>
        </table:table-row>
        <table:table-row table:style-name="ro1">
          <table:table-cell table:number-columns-repeated="2" office:value-type="float" office:value="1511" calcext:value-type="float">
            <text:p>1511</text:p>
          </table:table-cell>
          <table:table-cell office:value-type="float" office:value="870" calcext:value-type="float">
            <text:p>870</text:p>
          </table:table-cell>
          <table:table-cell table:style-name="Default" table:formula="of:=IF([.$B903]&gt;=[.$D$10]; ([.$B903] - [.$D$10]) * [.D$9]; NA())" office:value-type="float" office:value="1.87087075" calcext:value-type="float">
            <text:p>1.87087075</text:p>
          </table:table-cell>
        </table:table-row>
        <table:table-row table:style-name="ro1">
          <table:table-cell table:number-columns-repeated="2" office:value-type="float" office:value="1511" calcext:value-type="float">
            <text:p>1511</text:p>
          </table:table-cell>
          <table:table-cell office:value-type="float" office:value="871" calcext:value-type="float">
            <text:p>871</text:p>
          </table:table-cell>
          <table:table-cell table:style-name="Default" table:formula="of:=IF([.$B904]&gt;=[.$D$10]; ([.$B904] - [.$D$10]) * [.D$9]; NA())" office:value-type="float" office:value="1.87087075" calcext:value-type="float">
            <text:p>1.87087075</text:p>
          </table:table-cell>
        </table:table-row>
        <table:table-row table:style-name="ro1">
          <table:table-cell table:number-columns-repeated="2" office:value-type="float" office:value="1511" calcext:value-type="float">
            <text:p>1511</text:p>
          </table:table-cell>
          <table:table-cell office:value-type="float" office:value="872" calcext:value-type="float">
            <text:p>872</text:p>
          </table:table-cell>
          <table:table-cell table:style-name="Default" table:formula="of:=IF([.$B905]&gt;=[.$D$10]; ([.$B905] - [.$D$10]) * [.D$9]; NA())" office:value-type="float" office:value="1.87087075" calcext:value-type="float">
            <text:p>1.87087075</text:p>
          </table:table-cell>
        </table:table-row>
        <table:table-row table:style-name="ro1">
          <table:table-cell table:number-columns-repeated="2" office:value-type="float" office:value="1515" calcext:value-type="float">
            <text:p>1515</text:p>
          </table:table-cell>
          <table:table-cell office:value-type="float" office:value="873" calcext:value-type="float">
            <text:p>873</text:p>
          </table:table-cell>
          <table:table-cell table:style-name="Default" table:formula="of:=IF([.$B906]&gt;=[.$D$10]; ([.$B906] - [.$D$10]) * [.D$9]; NA())" office:value-type="float" office:value="1.8750375" calcext:value-type="float">
            <text:p>1.8750375</text:p>
          </table:table-cell>
        </table:table-row>
        <table:table-row table:style-name="ro1">
          <table:table-cell table:number-columns-repeated="2" office:value-type="float" office:value="1515" calcext:value-type="float">
            <text:p>1515</text:p>
          </table:table-cell>
          <table:table-cell office:value-type="float" office:value="874" calcext:value-type="float">
            <text:p>874</text:p>
          </table:table-cell>
          <table:table-cell table:style-name="Default" table:formula="of:=IF([.$B907]&gt;=[.$D$10]; ([.$B907] - [.$D$10]) * [.D$9]; NA())" office:value-type="float" office:value="1.8750375" calcext:value-type="float">
            <text:p>1.8750375</text:p>
          </table:table-cell>
        </table:table-row>
        <table:table-row table:style-name="ro1">
          <table:table-cell table:number-columns-repeated="2" office:value-type="float" office:value="1515" calcext:value-type="float">
            <text:p>1515</text:p>
          </table:table-cell>
          <table:table-cell office:value-type="float" office:value="875" calcext:value-type="float">
            <text:p>875</text:p>
          </table:table-cell>
          <table:table-cell table:style-name="Default" table:formula="of:=IF([.$B908]&gt;=[.$D$10]; ([.$B908] - [.$D$10]) * [.D$9]; NA())" office:value-type="float" office:value="1.8750375" calcext:value-type="float">
            <text:p>1.8750375</text:p>
          </table:table-cell>
        </table:table-row>
        <table:table-row table:style-name="ro1">
          <table:table-cell table:number-columns-repeated="2" office:value-type="float" office:value="1515" calcext:value-type="float">
            <text:p>1515</text:p>
          </table:table-cell>
          <table:table-cell office:value-type="float" office:value="876" calcext:value-type="float">
            <text:p>876</text:p>
          </table:table-cell>
          <table:table-cell table:style-name="Default" table:formula="of:=IF([.$B909]&gt;=[.$D$10]; ([.$B909] - [.$D$10]) * [.D$9]; NA())" office:value-type="float" office:value="1.8750375" calcext:value-type="float">
            <text:p>1.8750375</text:p>
          </table:table-cell>
        </table:table-row>
        <table:table-row table:style-name="ro1">
          <table:table-cell table:number-columns-repeated="2" office:value-type="float" office:value="1519" calcext:value-type="float">
            <text:p>1519</text:p>
          </table:table-cell>
          <table:table-cell office:value-type="float" office:value="877" calcext:value-type="float">
            <text:p>877</text:p>
          </table:table-cell>
          <table:table-cell table:style-name="Default" table:formula="of:=IF([.$B910]&gt;=[.$D$10]; ([.$B910] - [.$D$10]) * [.D$9]; NA())" office:value-type="float" office:value="1.87920425" calcext:value-type="float">
            <text:p>1.87920425</text:p>
          </table:table-cell>
        </table:table-row>
        <table:table-row table:style-name="ro1">
          <table:table-cell table:number-columns-repeated="2" office:value-type="float" office:value="1519" calcext:value-type="float">
            <text:p>1519</text:p>
          </table:table-cell>
          <table:table-cell office:value-type="float" office:value="878" calcext:value-type="float">
            <text:p>878</text:p>
          </table:table-cell>
          <table:table-cell table:style-name="Default" table:formula="of:=IF([.$B911]&gt;=[.$D$10]; ([.$B911] - [.$D$10]) * [.D$9]; NA())" office:value-type="float" office:value="1.87920425" calcext:value-type="float">
            <text:p>1.87920425</text:p>
          </table:table-cell>
        </table:table-row>
        <table:table-row table:style-name="ro1">
          <table:table-cell table:number-columns-repeated="2" office:value-type="float" office:value="1519" calcext:value-type="float">
            <text:p>1519</text:p>
          </table:table-cell>
          <table:table-cell office:value-type="float" office:value="879" calcext:value-type="float">
            <text:p>879</text:p>
          </table:table-cell>
          <table:table-cell table:style-name="Default" table:formula="of:=IF([.$B912]&gt;=[.$D$10]; ([.$B912] - [.$D$10]) * [.D$9]; NA())" office:value-type="float" office:value="1.87920425" calcext:value-type="float">
            <text:p>1.87920425</text:p>
          </table:table-cell>
        </table:table-row>
        <table:table-row table:style-name="ro1">
          <table:table-cell table:number-columns-repeated="2" office:value-type="float" office:value="1519" calcext:value-type="float">
            <text:p>1519</text:p>
          </table:table-cell>
          <table:table-cell office:value-type="float" office:value="880" calcext:value-type="float">
            <text:p>880</text:p>
          </table:table-cell>
          <table:table-cell table:style-name="Default" table:formula="of:=IF([.$B913]&gt;=[.$D$10]; ([.$B913] - [.$D$10]) * [.D$9]; NA())" office:value-type="float" office:value="1.87920425" calcext:value-type="float">
            <text:p>1.87920425</text:p>
          </table:table-cell>
        </table:table-row>
        <table:table-row table:style-name="ro1">
          <table:table-cell table:number-columns-repeated="2" office:value-type="float" office:value="1527" calcext:value-type="float">
            <text:p>1527</text:p>
          </table:table-cell>
          <table:table-cell office:value-type="float" office:value="881" calcext:value-type="float">
            <text:p>881</text:p>
          </table:table-cell>
          <table:table-cell table:style-name="Default" table:formula="of:=IF([.$B914]&gt;=[.$D$10]; ([.$B914] - [.$D$10]) * [.D$9]; NA())" office:value-type="float" office:value="1.88753775" calcext:value-type="float">
            <text:p>1.88753775</text:p>
          </table:table-cell>
        </table:table-row>
        <table:table-row table:style-name="ro1">
          <table:table-cell table:number-columns-repeated="2" office:value-type="float" office:value="1523" calcext:value-type="float">
            <text:p>1523</text:p>
          </table:table-cell>
          <table:table-cell office:value-type="float" office:value="882" calcext:value-type="float">
            <text:p>882</text:p>
          </table:table-cell>
          <table:table-cell table:style-name="Default" table:formula="of:=IF([.$B915]&gt;=[.$D$10]; ([.$B915] - [.$D$10]) * [.D$9]; NA())" office:value-type="float" office:value="1.883371" calcext:value-type="float">
            <text:p>1.883371</text:p>
          </table:table-cell>
        </table:table-row>
        <table:table-row table:style-name="ro1">
          <table:table-cell table:number-columns-repeated="2" office:value-type="float" office:value="1523" calcext:value-type="float">
            <text:p>1523</text:p>
          </table:table-cell>
          <table:table-cell office:value-type="float" office:value="883" calcext:value-type="float">
            <text:p>883</text:p>
          </table:table-cell>
          <table:table-cell table:style-name="Default" table:formula="of:=IF([.$B916]&gt;=[.$D$10]; ([.$B916] - [.$D$10]) * [.D$9]; NA())" office:value-type="float" office:value="1.883371" calcext:value-type="float">
            <text:p>1.883371</text:p>
          </table:table-cell>
        </table:table-row>
        <table:table-row table:style-name="ro1">
          <table:table-cell table:number-columns-repeated="2" office:value-type="float" office:value="1523" calcext:value-type="float">
            <text:p>1523</text:p>
          </table:table-cell>
          <table:table-cell office:value-type="float" office:value="884" calcext:value-type="float">
            <text:p>884</text:p>
          </table:table-cell>
          <table:table-cell table:style-name="Default" table:formula="of:=IF([.$B917]&gt;=[.$D$10]; ([.$B917] - [.$D$10]) * [.D$9]; NA())" office:value-type="float" office:value="1.883371" calcext:value-type="float">
            <text:p>1.883371</text:p>
          </table:table-cell>
        </table:table-row>
        <table:table-row table:style-name="ro1">
          <table:table-cell table:number-columns-repeated="2" office:value-type="float" office:value="1527" calcext:value-type="float">
            <text:p>1527</text:p>
          </table:table-cell>
          <table:table-cell office:value-type="float" office:value="885" calcext:value-type="float">
            <text:p>885</text:p>
          </table:table-cell>
          <table:table-cell table:style-name="Default" table:formula="of:=IF([.$B918]&gt;=[.$D$10]; ([.$B918] - [.$D$10]) * [.D$9]; NA())" office:value-type="float" office:value="1.88753775" calcext:value-type="float">
            <text:p>1.88753775</text:p>
          </table:table-cell>
        </table:table-row>
        <table:table-row table:style-name="ro1">
          <table:table-cell table:number-columns-repeated="2" office:value-type="float" office:value="1527" calcext:value-type="float">
            <text:p>1527</text:p>
          </table:table-cell>
          <table:table-cell office:value-type="float" office:value="886" calcext:value-type="float">
            <text:p>886</text:p>
          </table:table-cell>
          <table:table-cell table:style-name="Default" table:formula="of:=IF([.$B919]&gt;=[.$D$10]; ([.$B919] - [.$D$10]) * [.D$9]; NA())" office:value-type="float" office:value="1.88753775" calcext:value-type="float">
            <text:p>1.88753775</text:p>
          </table:table-cell>
        </table:table-row>
        <table:table-row table:style-name="ro1">
          <table:table-cell table:number-columns-repeated="2" office:value-type="float" office:value="1527" calcext:value-type="float">
            <text:p>1527</text:p>
          </table:table-cell>
          <table:table-cell office:value-type="float" office:value="887" calcext:value-type="float">
            <text:p>887</text:p>
          </table:table-cell>
          <table:table-cell table:style-name="Default" table:formula="of:=IF([.$B920]&gt;=[.$D$10]; ([.$B920] - [.$D$10]) * [.D$9]; NA())" office:value-type="float" office:value="1.88753775" calcext:value-type="float">
            <text:p>1.88753775</text:p>
          </table:table-cell>
        </table:table-row>
        <table:table-row table:style-name="ro1">
          <table:table-cell table:number-columns-repeated="2" office:value-type="float" office:value="1535" calcext:value-type="float">
            <text:p>1535</text:p>
          </table:table-cell>
          <table:table-cell office:value-type="float" office:value="888" calcext:value-type="float">
            <text:p>888</text:p>
          </table:table-cell>
          <table:table-cell table:style-name="Default" table:formula="of:=IF([.$B921]&gt;=[.$D$10]; ([.$B921] - [.$D$10]) * [.D$9]; NA())" office:value-type="float" office:value="1.89587125" calcext:value-type="float">
            <text:p>1.89587125</text:p>
          </table:table-cell>
        </table:table-row>
        <table:table-row table:style-name="ro1">
          <table:table-cell table:number-columns-repeated="2" office:value-type="float" office:value="1531" calcext:value-type="float">
            <text:p>1531</text:p>
          </table:table-cell>
          <table:table-cell office:value-type="float" office:value="889" calcext:value-type="float">
            <text:p>889</text:p>
          </table:table-cell>
          <table:table-cell table:style-name="Default" table:formula="of:=IF([.$B922]&gt;=[.$D$10]; ([.$B922] - [.$D$10]) * [.D$9]; NA())" office:value-type="float" office:value="1.8917045" calcext:value-type="float">
            <text:p>1.8917045</text:p>
          </table:table-cell>
        </table:table-row>
        <table:table-row table:style-name="ro1">
          <table:table-cell table:number-columns-repeated="2" office:value-type="float" office:value="1531" calcext:value-type="float">
            <text:p>1531</text:p>
          </table:table-cell>
          <table:table-cell office:value-type="float" office:value="890" calcext:value-type="float">
            <text:p>890</text:p>
          </table:table-cell>
          <table:table-cell table:style-name="Default" table:formula="of:=IF([.$B923]&gt;=[.$D$10]; ([.$B923] - [.$D$10]) * [.D$9]; NA())" office:value-type="float" office:value="1.8917045" calcext:value-type="float">
            <text:p>1.8917045</text:p>
          </table:table-cell>
        </table:table-row>
        <table:table-row table:style-name="ro1">
          <table:table-cell table:number-columns-repeated="2" office:value-type="float" office:value="1531" calcext:value-type="float">
            <text:p>1531</text:p>
          </table:table-cell>
          <table:table-cell office:value-type="float" office:value="891" calcext:value-type="float">
            <text:p>891</text:p>
          </table:table-cell>
          <table:table-cell table:style-name="Default" table:formula="of:=IF([.$B924]&gt;=[.$D$10]; ([.$B924] - [.$D$10]) * [.D$9]; NA())" office:value-type="float" office:value="1.8917045" calcext:value-type="float">
            <text:p>1.8917045</text:p>
          </table:table-cell>
        </table:table-row>
        <table:table-row table:style-name="ro1">
          <table:table-cell table:number-columns-repeated="2" office:value-type="float" office:value="1531" calcext:value-type="float">
            <text:p>1531</text:p>
          </table:table-cell>
          <table:table-cell office:value-type="float" office:value="892" calcext:value-type="float">
            <text:p>892</text:p>
          </table:table-cell>
          <table:table-cell table:style-name="Default" table:formula="of:=IF([.$B925]&gt;=[.$D$10]; ([.$B925] - [.$D$10]) * [.D$9]; NA())" office:value-type="float" office:value="1.8917045" calcext:value-type="float">
            <text:p>1.8917045</text:p>
          </table:table-cell>
        </table:table-row>
        <table:table-row table:style-name="ro1">
          <table:table-cell table:number-columns-repeated="2" office:value-type="float" office:value="1535" calcext:value-type="float">
            <text:p>1535</text:p>
          </table:table-cell>
          <table:table-cell office:value-type="float" office:value="893" calcext:value-type="float">
            <text:p>893</text:p>
          </table:table-cell>
          <table:table-cell table:style-name="Default" table:formula="of:=IF([.$B926]&gt;=[.$D$10]; ([.$B926] - [.$D$10]) * [.D$9]; NA())" office:value-type="float" office:value="1.89587125" calcext:value-type="float">
            <text:p>1.89587125</text:p>
          </table:table-cell>
        </table:table-row>
        <table:table-row table:style-name="ro1">
          <table:table-cell table:number-columns-repeated="2" office:value-type="float" office:value="1535" calcext:value-type="float">
            <text:p>1535</text:p>
          </table:table-cell>
          <table:table-cell office:value-type="float" office:value="894" calcext:value-type="float">
            <text:p>894</text:p>
          </table:table-cell>
          <table:table-cell table:style-name="Default" table:formula="of:=IF([.$B927]&gt;=[.$D$10]; ([.$B927] - [.$D$10]) * [.D$9]; NA())" office:value-type="float" office:value="1.89587125" calcext:value-type="float">
            <text:p>1.89587125</text:p>
          </table:table-cell>
        </table:table-row>
        <table:table-row table:style-name="ro1">
          <table:table-cell table:number-columns-repeated="2" office:value-type="float" office:value="1535" calcext:value-type="float">
            <text:p>1535</text:p>
          </table:table-cell>
          <table:table-cell office:value-type="float" office:value="895" calcext:value-type="float">
            <text:p>895</text:p>
          </table:table-cell>
          <table:table-cell table:style-name="Default" table:formula="of:=IF([.$B928]&gt;=[.$D$10]; ([.$B928] - [.$D$10]) * [.D$9]; NA())" office:value-type="float" office:value="1.89587125" calcext:value-type="float">
            <text:p>1.89587125</text:p>
          </table:table-cell>
        </table:table-row>
        <table:table-row table:style-name="ro1">
          <table:table-cell table:number-columns-repeated="2" office:value-type="float" office:value="1535" calcext:value-type="float">
            <text:p>1535</text:p>
          </table:table-cell>
          <table:table-cell office:value-type="float" office:value="896" calcext:value-type="float">
            <text:p>896</text:p>
          </table:table-cell>
          <table:table-cell table:style-name="Default" table:formula="of:=IF([.$B929]&gt;=[.$D$10]; ([.$B929] - [.$D$10]) * [.D$9]; NA())" office:value-type="float" office:value="1.89587125" calcext:value-type="float">
            <text:p>1.89587125</text:p>
          </table:table-cell>
        </table:table-row>
        <table:table-row table:style-name="ro1">
          <table:table-cell table:number-columns-repeated="2" office:value-type="float" office:value="1919" calcext:value-type="float">
            <text:p>1919</text:p>
          </table:table-cell>
          <table:table-cell office:value-type="float" office:value="897" calcext:value-type="float">
            <text:p>897</text:p>
          </table:table-cell>
          <table:table-cell table:style-name="Default" table:formula="of:=IF([.$B930]&gt;=[.$D$10]; ([.$B930] - [.$D$10]) * [.D$9]; NA())" office:value-type="float" office:value="2.29587925" calcext:value-type="float">
            <text:p>2.29587925</text:p>
          </table:table-cell>
        </table:table-row>
        <table:table-row table:style-name="ro1">
          <table:table-cell table:number-columns-repeated="2" office:value-type="float" office:value="1607" calcext:value-type="float">
            <text:p>1607</text:p>
          </table:table-cell>
          <table:table-cell office:value-type="float" office:value="898" calcext:value-type="float">
            <text:p>898</text:p>
          </table:table-cell>
          <table:table-cell table:style-name="Default" table:formula="of:=IF([.$B931]&gt;=[.$D$10]; ([.$B931] - [.$D$10]) * [.D$9]; NA())" office:value-type="float" office:value="1.97087275" calcext:value-type="float">
            <text:p>1.97087275</text:p>
          </table:table-cell>
        </table:table-row>
        <table:table-row table:style-name="ro1">
          <table:table-cell table:number-columns-repeated="2" office:value-type="float" office:value="1539" calcext:value-type="float">
            <text:p>1539</text:p>
          </table:table-cell>
          <table:table-cell office:value-type="float" office:value="899" calcext:value-type="float">
            <text:p>899</text:p>
          </table:table-cell>
          <table:table-cell table:style-name="Default" table:formula="of:=IF([.$B932]&gt;=[.$D$10]; ([.$B932] - [.$D$10]) * [.D$9]; NA())" office:value-type="float" office:value="1.900038" calcext:value-type="float">
            <text:p>1.900038</text:p>
          </table:table-cell>
        </table:table-row>
        <table:table-row table:style-name="ro1">
          <table:table-cell table:number-columns-repeated="2" office:value-type="float" office:value="1539" calcext:value-type="float">
            <text:p>1539</text:p>
          </table:table-cell>
          <table:table-cell office:value-type="float" office:value="900" calcext:value-type="float">
            <text:p>900</text:p>
          </table:table-cell>
          <table:table-cell table:style-name="Default" table:formula="of:=IF([.$B933]&gt;=[.$D$10]; ([.$B933] - [.$D$10]) * [.D$9]; NA())" office:value-type="float" office:value="1.900038" calcext:value-type="float">
            <text:p>1.900038</text:p>
          </table:table-cell>
        </table:table-row>
        <table:table-row table:style-name="ro1">
          <table:table-cell table:number-columns-repeated="2" office:value-type="float" office:value="1543" calcext:value-type="float">
            <text:p>1543</text:p>
          </table:table-cell>
          <table:table-cell office:value-type="float" office:value="901" calcext:value-type="float">
            <text:p>901</text:p>
          </table:table-cell>
          <table:table-cell table:style-name="Default" table:formula="of:=IF([.$B934]&gt;=[.$D$10]; ([.$B934] - [.$D$10]) * [.D$9]; NA())" office:value-type="float" office:value="1.90420475" calcext:value-type="float">
            <text:p>1.90420475</text:p>
          </table:table-cell>
        </table:table-row>
        <table:table-row table:style-name="ro1">
          <table:table-cell table:number-columns-repeated="2" office:value-type="float" office:value="1543" calcext:value-type="float">
            <text:p>1543</text:p>
          </table:table-cell>
          <table:table-cell office:value-type="float" office:value="902" calcext:value-type="float">
            <text:p>902</text:p>
          </table:table-cell>
          <table:table-cell table:style-name="Default" table:formula="of:=IF([.$B935]&gt;=[.$D$10]; ([.$B935] - [.$D$10]) * [.D$9]; NA())" office:value-type="float" office:value="1.90420475" calcext:value-type="float">
            <text:p>1.90420475</text:p>
          </table:table-cell>
        </table:table-row>
        <table:table-row table:style-name="ro1">
          <table:table-cell table:number-columns-repeated="2" office:value-type="float" office:value="1543" calcext:value-type="float">
            <text:p>1543</text:p>
          </table:table-cell>
          <table:table-cell office:value-type="float" office:value="903" calcext:value-type="float">
            <text:p>903</text:p>
          </table:table-cell>
          <table:table-cell table:style-name="Default" table:formula="of:=IF([.$B936]&gt;=[.$D$10]; ([.$B936] - [.$D$10]) * [.D$9]; NA())" office:value-type="float" office:value="1.90420475" calcext:value-type="float">
            <text:p>1.90420475</text:p>
          </table:table-cell>
        </table:table-row>
        <table:table-row table:style-name="ro1">
          <table:table-cell table:number-columns-repeated="2" office:value-type="float" office:value="1543" calcext:value-type="float">
            <text:p>1543</text:p>
          </table:table-cell>
          <table:table-cell office:value-type="float" office:value="904" calcext:value-type="float">
            <text:p>904</text:p>
          </table:table-cell>
          <table:table-cell table:style-name="Default" table:formula="of:=IF([.$B937]&gt;=[.$D$10]; ([.$B937] - [.$D$10]) * [.D$9]; NA())" office:value-type="float" office:value="1.90420475" calcext:value-type="float">
            <text:p>1.90420475</text:p>
          </table:table-cell>
        </table:table-row>
        <table:table-row table:style-name="ro1">
          <table:table-cell table:number-columns-repeated="2" office:value-type="float" office:value="1551" calcext:value-type="float">
            <text:p>1551</text:p>
          </table:table-cell>
          <table:table-cell office:value-type="float" office:value="905" calcext:value-type="float">
            <text:p>905</text:p>
          </table:table-cell>
          <table:table-cell table:style-name="Default" table:formula="of:=IF([.$B938]&gt;=[.$D$10]; ([.$B938] - [.$D$10]) * [.D$9]; NA())" office:value-type="float" office:value="1.91253825" calcext:value-type="float">
            <text:p>1.91253825</text:p>
          </table:table-cell>
        </table:table-row>
        <table:table-row table:style-name="ro1">
          <table:table-cell table:number-columns-repeated="2" office:value-type="float" office:value="1551" calcext:value-type="float">
            <text:p>1551</text:p>
          </table:table-cell>
          <table:table-cell office:value-type="float" office:value="906" calcext:value-type="float">
            <text:p>906</text:p>
          </table:table-cell>
          <table:table-cell table:style-name="Default" table:formula="of:=IF([.$B939]&gt;=[.$D$10]; ([.$B939] - [.$D$10]) * [.D$9]; NA())" office:value-type="float" office:value="1.91253825" calcext:value-type="float">
            <text:p>1.91253825</text:p>
          </table:table-cell>
        </table:table-row>
        <table:table-row table:style-name="ro1">
          <table:table-cell table:number-columns-repeated="2" office:value-type="float" office:value="1547" calcext:value-type="float">
            <text:p>1547</text:p>
          </table:table-cell>
          <table:table-cell office:value-type="float" office:value="907" calcext:value-type="float">
            <text:p>907</text:p>
          </table:table-cell>
          <table:table-cell table:style-name="Default" table:formula="of:=IF([.$B940]&gt;=[.$D$10]; ([.$B940] - [.$D$10]) * [.D$9]; NA())" office:value-type="float" office:value="1.9083715" calcext:value-type="float">
            <text:p>1.9083715</text:p>
          </table:table-cell>
        </table:table-row>
        <table:table-row table:style-name="ro1">
          <table:table-cell table:number-columns-repeated="2" office:value-type="float" office:value="1551" calcext:value-type="float">
            <text:p>1551</text:p>
          </table:table-cell>
          <table:table-cell office:value-type="float" office:value="908" calcext:value-type="float">
            <text:p>908</text:p>
          </table:table-cell>
          <table:table-cell table:style-name="Default" table:formula="of:=IF([.$B941]&gt;=[.$D$10]; ([.$B941] - [.$D$10]) * [.D$9]; NA())" office:value-type="float" office:value="1.91253825" calcext:value-type="float">
            <text:p>1.91253825</text:p>
          </table:table-cell>
        </table:table-row>
        <table:table-row table:style-name="ro1">
          <table:table-cell table:number-columns-repeated="2" office:value-type="float" office:value="1551" calcext:value-type="float">
            <text:p>1551</text:p>
          </table:table-cell>
          <table:table-cell office:value-type="float" office:value="909" calcext:value-type="float">
            <text:p>909</text:p>
          </table:table-cell>
          <table:table-cell table:style-name="Default" table:formula="of:=IF([.$B942]&gt;=[.$D$10]; ([.$B942] - [.$D$10]) * [.D$9]; NA())" office:value-type="float" office:value="1.91253825" calcext:value-type="float">
            <text:p>1.91253825</text:p>
          </table:table-cell>
        </table:table-row>
        <table:table-row table:style-name="ro1">
          <table:table-cell table:number-columns-repeated="2" office:value-type="float" office:value="1551" calcext:value-type="float">
            <text:p>1551</text:p>
          </table:table-cell>
          <table:table-cell office:value-type="float" office:value="910" calcext:value-type="float">
            <text:p>910</text:p>
          </table:table-cell>
          <table:table-cell table:style-name="Default" table:formula="of:=IF([.$B943]&gt;=[.$D$10]; ([.$B943] - [.$D$10]) * [.D$9]; NA())" office:value-type="float" office:value="1.91253825" calcext:value-type="float">
            <text:p>1.91253825</text:p>
          </table:table-cell>
        </table:table-row>
        <table:table-row table:style-name="ro1">
          <table:table-cell table:number-columns-repeated="2" office:value-type="float" office:value="1551" calcext:value-type="float">
            <text:p>1551</text:p>
          </table:table-cell>
          <table:table-cell office:value-type="float" office:value="911" calcext:value-type="float">
            <text:p>911</text:p>
          </table:table-cell>
          <table:table-cell table:style-name="Default" table:formula="of:=IF([.$B944]&gt;=[.$D$10]; ([.$B944] - [.$D$10]) * [.D$9]; NA())" office:value-type="float" office:value="1.91253825" calcext:value-type="float">
            <text:p>1.91253825</text:p>
          </table:table-cell>
        </table:table-row>
        <table:table-row table:style-name="ro1">
          <table:table-cell table:number-columns-repeated="2" office:value-type="float" office:value="1551" calcext:value-type="float">
            <text:p>1551</text:p>
          </table:table-cell>
          <table:table-cell office:value-type="float" office:value="912" calcext:value-type="float">
            <text:p>912</text:p>
          </table:table-cell>
          <table:table-cell table:style-name="Default" table:formula="of:=IF([.$B945]&gt;=[.$D$10]; ([.$B945] - [.$D$10]) * [.D$9]; NA())" office:value-type="float" office:value="1.91253825" calcext:value-type="float">
            <text:p>1.9125382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13" calcext:value-type="float">
            <text:p>913</text:p>
          </table:table-cell>
          <table:table-cell table:style-name="Default" table:formula="of:=IF([.$B946]&gt;=[.$D$10]; ([.$B946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14" calcext:value-type="float">
            <text:p>914</text:p>
          </table:table-cell>
          <table:table-cell table:style-name="Default" table:formula="of:=IF([.$B947]&gt;=[.$D$10]; ([.$B947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55" calcext:value-type="float">
            <text:p>1555</text:p>
          </table:table-cell>
          <table:table-cell office:value-type="float" office:value="915" calcext:value-type="float">
            <text:p>915</text:p>
          </table:table-cell>
          <table:table-cell table:style-name="Default" table:formula="of:=IF([.$B948]&gt;=[.$D$10]; ([.$B948] - [.$D$10]) * [.D$9]; NA())" office:value-type="float" office:value="1.916705" calcext:value-type="float">
            <text:p>1.916705</text:p>
          </table:table-cell>
        </table:table-row>
        <table:table-row table:style-name="ro1">
          <table:table-cell table:number-columns-repeated="2" office:value-type="float" office:value="1559" calcext:value-type="float">
            <text:p>1559</text:p>
          </table:table-cell>
          <table:table-cell office:value-type="float" office:value="916" calcext:value-type="float">
            <text:p>916</text:p>
          </table:table-cell>
          <table:table-cell table:style-name="Default" table:formula="of:=IF([.$B949]&gt;=[.$D$10]; ([.$B949] - [.$D$10]) * [.D$9]; NA())" office:value-type="float" office:value="1.92087175" calcext:value-type="float">
            <text:p>1.92087175</text:p>
          </table:table-cell>
        </table:table-row>
        <table:table-row table:style-name="ro1">
          <table:table-cell table:number-columns-repeated="2" office:value-type="float" office:value="1559" calcext:value-type="float">
            <text:p>1559</text:p>
          </table:table-cell>
          <table:table-cell office:value-type="float" office:value="917" calcext:value-type="float">
            <text:p>917</text:p>
          </table:table-cell>
          <table:table-cell table:style-name="Default" table:formula="of:=IF([.$B950]&gt;=[.$D$10]; ([.$B950] - [.$D$10]) * [.D$9]; NA())" office:value-type="float" office:value="1.92087175" calcext:value-type="float">
            <text:p>1.92087175</text:p>
          </table:table-cell>
        </table:table-row>
        <table:table-row table:style-name="ro1">
          <table:table-cell table:number-columns-repeated="2" office:value-type="float" office:value="1559" calcext:value-type="float">
            <text:p>1559</text:p>
          </table:table-cell>
          <table:table-cell office:value-type="float" office:value="918" calcext:value-type="float">
            <text:p>918</text:p>
          </table:table-cell>
          <table:table-cell table:style-name="Default" table:formula="of:=IF([.$B951]&gt;=[.$D$10]; ([.$B951] - [.$D$10]) * [.D$9]; NA())" office:value-type="float" office:value="1.92087175" calcext:value-type="float">
            <text:p>1.92087175</text:p>
          </table:table-cell>
        </table:table-row>
        <table:table-row table:style-name="ro1">
          <table:table-cell table:number-columns-repeated="2" office:value-type="float" office:value="1559" calcext:value-type="float">
            <text:p>1559</text:p>
          </table:table-cell>
          <table:table-cell office:value-type="float" office:value="919" calcext:value-type="float">
            <text:p>919</text:p>
          </table:table-cell>
          <table:table-cell table:style-name="Default" table:formula="of:=IF([.$B952]&gt;=[.$D$10]; ([.$B952] - [.$D$10]) * [.D$9]; NA())" office:value-type="float" office:value="1.92087175" calcext:value-type="float">
            <text:p>1.92087175</text:p>
          </table:table-cell>
        </table:table-row>
        <table:table-row table:style-name="ro1">
          <table:table-cell table:number-columns-repeated="2" office:value-type="float" office:value="1559" calcext:value-type="float">
            <text:p>1559</text:p>
          </table:table-cell>
          <table:table-cell office:value-type="float" office:value="920" calcext:value-type="float">
            <text:p>920</text:p>
          </table:table-cell>
          <table:table-cell table:style-name="Default" table:formula="of:=IF([.$B953]&gt;=[.$D$10]; ([.$B953] - [.$D$10]) * [.D$9]; NA())" office:value-type="float" office:value="1.92087175" calcext:value-type="float">
            <text:p>1.9208717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21" calcext:value-type="float">
            <text:p>921</text:p>
          </table:table-cell>
          <table:table-cell table:style-name="Default" table:formula="of:=IF([.$B954]&gt;=[.$D$10]; ([.$B954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22" calcext:value-type="float">
            <text:p>922</text:p>
          </table:table-cell>
          <table:table-cell table:style-name="Default" table:formula="of:=IF([.$B955]&gt;=[.$D$10]; ([.$B955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63" calcext:value-type="float">
            <text:p>1563</text:p>
          </table:table-cell>
          <table:table-cell office:value-type="float" office:value="923" calcext:value-type="float">
            <text:p>923</text:p>
          </table:table-cell>
          <table:table-cell table:style-name="Default" table:formula="of:=IF([.$B956]&gt;=[.$D$10]; ([.$B956] - [.$D$10]) * [.D$9]; NA())" office:value-type="float" office:value="1.9250385" calcext:value-type="float">
            <text:p>1.9250385</text:p>
          </table:table-cell>
        </table:table-row>
        <table:table-row table:style-name="ro1">
          <table:table-cell table:number-columns-repeated="2" office:value-type="float" office:value="1563" calcext:value-type="float">
            <text:p>1563</text:p>
          </table:table-cell>
          <table:table-cell office:value-type="float" office:value="924" calcext:value-type="float">
            <text:p>924</text:p>
          </table:table-cell>
          <table:table-cell table:style-name="Default" table:formula="of:=IF([.$B957]&gt;=[.$D$10]; ([.$B957] - [.$D$10]) * [.D$9]; NA())" office:value-type="float" office:value="1.9250385" calcext:value-type="float">
            <text:p>1.925038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25" calcext:value-type="float">
            <text:p>925</text:p>
          </table:table-cell>
          <table:table-cell table:style-name="Default" table:formula="of:=IF([.$B958]&gt;=[.$D$10]; ([.$B958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26" calcext:value-type="float">
            <text:p>926</text:p>
          </table:table-cell>
          <table:table-cell table:style-name="Default" table:formula="of:=IF([.$B959]&gt;=[.$D$10]; ([.$B959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27" calcext:value-type="float">
            <text:p>927</text:p>
          </table:table-cell>
          <table:table-cell table:style-name="Default" table:formula="of:=IF([.$B960]&gt;=[.$D$10]; ([.$B960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67" calcext:value-type="float">
            <text:p>1567</text:p>
          </table:table-cell>
          <table:table-cell office:value-type="float" office:value="928" calcext:value-type="float">
            <text:p>928</text:p>
          </table:table-cell>
          <table:table-cell table:style-name="Default" table:formula="of:=IF([.$B961]&gt;=[.$D$10]; ([.$B961] - [.$D$10]) * [.D$9]; NA())" office:value-type="float" office:value="1.92920525" calcext:value-type="float">
            <text:p>1.92920525</text:p>
          </table:table-cell>
        </table:table-row>
        <table:table-row table:style-name="ro1">
          <table:table-cell table:number-columns-repeated="2" office:value-type="float" office:value="1599" calcext:value-type="float">
            <text:p>1599</text:p>
          </table:table-cell>
          <table:table-cell office:value-type="float" office:value="929" calcext:value-type="float">
            <text:p>929</text:p>
          </table:table-cell>
          <table:table-cell table:style-name="Default" table:formula="of:=IF([.$B962]&gt;=[.$D$10]; ([.$B962] - [.$D$10]) * [.D$9]; NA())" office:value-type="float" office:value="1.96253925" calcext:value-type="float">
            <text:p>1.96253925</text:p>
          </table:table-cell>
        </table:table-row>
        <table:table-row table:style-name="ro1">
          <table:table-cell table:number-columns-repeated="2" office:value-type="float" office:value="1587" calcext:value-type="float">
            <text:p>1587</text:p>
          </table:table-cell>
          <table:table-cell office:value-type="float" office:value="930" calcext:value-type="float">
            <text:p>930</text:p>
          </table:table-cell>
          <table:table-cell table:style-name="Default" table:formula="of:=IF([.$B963]&gt;=[.$D$10]; ([.$B963] - [.$D$10]) * [.D$9]; NA())" office:value-type="float" office:value="1.950039" calcext:value-type="float">
            <text:p>1.950039</text:p>
          </table:table-cell>
        </table:table-row>
        <table:table-row table:style-name="ro1">
          <table:table-cell table:number-columns-repeated="2" office:value-type="float" office:value="1571" calcext:value-type="float">
            <text:p>1571</text:p>
          </table:table-cell>
          <table:table-cell office:value-type="float" office:value="931" calcext:value-type="float">
            <text:p>931</text:p>
          </table:table-cell>
          <table:table-cell table:style-name="Default" table:formula="of:=IF([.$B964]&gt;=[.$D$10]; ([.$B964] - [.$D$10]) * [.D$9]; NA())" office:value-type="float" office:value="1.933372" calcext:value-type="float">
            <text:p>1.933372</text:p>
          </table:table-cell>
        </table:table-row>
        <table:table-row table:style-name="ro1">
          <table:table-cell table:number-columns-repeated="2" office:value-type="float" office:value="1571" calcext:value-type="float">
            <text:p>1571</text:p>
          </table:table-cell>
          <table:table-cell office:value-type="float" office:value="932" calcext:value-type="float">
            <text:p>932</text:p>
          </table:table-cell>
          <table:table-cell table:style-name="Default" table:formula="of:=IF([.$B965]&gt;=[.$D$10]; ([.$B965] - [.$D$10]) * [.D$9]; NA())" office:value-type="float" office:value="1.933372" calcext:value-type="float">
            <text:p>1.933372</text:p>
          </table:table-cell>
        </table:table-row>
        <table:table-row table:style-name="ro1">
          <table:table-cell table:number-columns-repeated="2" office:value-type="float" office:value="1575" calcext:value-type="float">
            <text:p>1575</text:p>
          </table:table-cell>
          <table:table-cell office:value-type="float" office:value="933" calcext:value-type="float">
            <text:p>933</text:p>
          </table:table-cell>
          <table:table-cell table:style-name="Default" table:formula="of:=IF([.$B966]&gt;=[.$D$10]; ([.$B966] - [.$D$10]) * [.D$9]; NA())" office:value-type="float" office:value="1.93753875" calcext:value-type="float">
            <text:p>1.93753875</text:p>
          </table:table-cell>
        </table:table-row>
        <table:table-row table:style-name="ro1">
          <table:table-cell table:number-columns-repeated="2" office:value-type="float" office:value="1575" calcext:value-type="float">
            <text:p>1575</text:p>
          </table:table-cell>
          <table:table-cell office:value-type="float" office:value="934" calcext:value-type="float">
            <text:p>934</text:p>
          </table:table-cell>
          <table:table-cell table:style-name="Default" table:formula="of:=IF([.$B967]&gt;=[.$D$10]; ([.$B967] - [.$D$10]) * [.D$9]; NA())" office:value-type="float" office:value="1.93753875" calcext:value-type="float">
            <text:p>1.93753875</text:p>
          </table:table-cell>
        </table:table-row>
        <table:table-row table:style-name="ro1">
          <table:table-cell table:number-columns-repeated="2" office:value-type="float" office:value="1575" calcext:value-type="float">
            <text:p>1575</text:p>
          </table:table-cell>
          <table:table-cell office:value-type="float" office:value="935" calcext:value-type="float">
            <text:p>935</text:p>
          </table:table-cell>
          <table:table-cell table:style-name="Default" table:formula="of:=IF([.$B968]&gt;=[.$D$10]; ([.$B968] - [.$D$10]) * [.D$9]; NA())" office:value-type="float" office:value="1.93753875" calcext:value-type="float">
            <text:p>1.93753875</text:p>
          </table:table-cell>
        </table:table-row>
        <table:table-row table:style-name="ro1">
          <table:table-cell table:number-columns-repeated="2" office:value-type="float" office:value="1575" calcext:value-type="float">
            <text:p>1575</text:p>
          </table:table-cell>
          <table:table-cell office:value-type="float" office:value="936" calcext:value-type="float">
            <text:p>936</text:p>
          </table:table-cell>
          <table:table-cell table:style-name="Default" table:formula="of:=IF([.$B969]&gt;=[.$D$10]; ([.$B969] - [.$D$10]) * [.D$9]; NA())" office:value-type="float" office:value="1.93753875" calcext:value-type="float">
            <text:p>1.93753875</text:p>
          </table:table-cell>
        </table:table-row>
        <table:table-row table:style-name="ro1">
          <table:table-cell table:number-columns-repeated="2" office:value-type="float" office:value="1583" calcext:value-type="float">
            <text:p>1583</text:p>
          </table:table-cell>
          <table:table-cell office:value-type="float" office:value="937" calcext:value-type="float">
            <text:p>937</text:p>
          </table:table-cell>
          <table:table-cell table:style-name="Default" table:formula="of:=IF([.$B970]&gt;=[.$D$10]; ([.$B970] - [.$D$10]) * [.D$9]; NA())" office:value-type="float" office:value="1.94587225" calcext:value-type="float">
            <text:p>1.94587225</text:p>
          </table:table-cell>
        </table:table-row>
        <table:table-row table:style-name="ro1">
          <table:table-cell table:number-columns-repeated="2" office:value-type="float" office:value="1583" calcext:value-type="float">
            <text:p>1583</text:p>
          </table:table-cell>
          <table:table-cell office:value-type="float" office:value="938" calcext:value-type="float">
            <text:p>938</text:p>
          </table:table-cell>
          <table:table-cell table:style-name="Default" table:formula="of:=IF([.$B971]&gt;=[.$D$10]; ([.$B971] - [.$D$10]) * [.D$9]; NA())" office:value-type="float" office:value="1.94587225" calcext:value-type="float">
            <text:p>1.94587225</text:p>
          </table:table-cell>
        </table:table-row>
        <table:table-row table:style-name="ro1">
          <table:table-cell table:number-columns-repeated="2" office:value-type="float" office:value="1579" calcext:value-type="float">
            <text:p>1579</text:p>
          </table:table-cell>
          <table:table-cell office:value-type="float" office:value="939" calcext:value-type="float">
            <text:p>939</text:p>
          </table:table-cell>
          <table:table-cell table:style-name="Default" table:formula="of:=IF([.$B972]&gt;=[.$D$10]; ([.$B972] - [.$D$10]) * [.D$9]; NA())" office:value-type="float" office:value="1.9417055" calcext:value-type="float">
            <text:p>1.9417055</text:p>
          </table:table-cell>
        </table:table-row>
        <table:table-row table:style-name="ro1">
          <table:table-cell table:number-columns-repeated="2" office:value-type="float" office:value="1583" calcext:value-type="float">
            <text:p>1583</text:p>
          </table:table-cell>
          <table:table-cell office:value-type="float" office:value="940" calcext:value-type="float">
            <text:p>940</text:p>
          </table:table-cell>
          <table:table-cell table:style-name="Default" table:formula="of:=IF([.$B973]&gt;=[.$D$10]; ([.$B973] - [.$D$10]) * [.D$9]; NA())" office:value-type="float" office:value="1.94587225" calcext:value-type="float">
            <text:p>1.94587225</text:p>
          </table:table-cell>
        </table:table-row>
        <table:table-row table:style-name="ro1">
          <table:table-cell table:number-columns-repeated="2" office:value-type="float" office:value="1583" calcext:value-type="float">
            <text:p>1583</text:p>
          </table:table-cell>
          <table:table-cell office:value-type="float" office:value="941" calcext:value-type="float">
            <text:p>941</text:p>
          </table:table-cell>
          <table:table-cell table:style-name="Default" table:formula="of:=IF([.$B974]&gt;=[.$D$10]; ([.$B974] - [.$D$10]) * [.D$9]; NA())" office:value-type="float" office:value="1.94587225" calcext:value-type="float">
            <text:p>1.94587225</text:p>
          </table:table-cell>
        </table:table-row>
        <table:table-row table:style-name="ro1">
          <table:table-cell table:number-columns-repeated="2" office:value-type="float" office:value="1583" calcext:value-type="float">
            <text:p>1583</text:p>
          </table:table-cell>
          <table:table-cell office:value-type="float" office:value="942" calcext:value-type="float">
            <text:p>942</text:p>
          </table:table-cell>
          <table:table-cell table:style-name="Default" table:formula="of:=IF([.$B975]&gt;=[.$D$10]; ([.$B975] - [.$D$10]) * [.D$9]; NA())" office:value-type="float" office:value="1.94587225" calcext:value-type="float">
            <text:p>1.94587225</text:p>
          </table:table-cell>
        </table:table-row>
        <table:table-row table:style-name="ro1">
          <table:table-cell table:number-columns-repeated="2" office:value-type="float" office:value="1583" calcext:value-type="float">
            <text:p>1583</text:p>
          </table:table-cell>
          <table:table-cell office:value-type="float" office:value="943" calcext:value-type="float">
            <text:p>943</text:p>
          </table:table-cell>
          <table:table-cell table:style-name="Default" table:formula="of:=IF([.$B976]&gt;=[.$D$10]; ([.$B976] - [.$D$10]) * [.D$9]; NA())" office:value-type="float" office:value="1.94587225" calcext:value-type="float">
            <text:p>1.94587225</text:p>
          </table:table-cell>
        </table:table-row>
        <table:table-row table:style-name="ro1">
          <table:table-cell table:number-columns-repeated="2" office:value-type="float" office:value="1583" calcext:value-type="float">
            <text:p>1583</text:p>
          </table:table-cell>
          <table:table-cell office:value-type="float" office:value="944" calcext:value-type="float">
            <text:p>944</text:p>
          </table:table-cell>
          <table:table-cell table:style-name="Default" table:formula="of:=IF([.$B977]&gt;=[.$D$10]; ([.$B977] - [.$D$10]) * [.D$9]; NA())" office:value-type="float" office:value="1.94587225" calcext:value-type="float">
            <text:p>1.94587225</text:p>
          </table:table-cell>
        </table:table-row>
        <table:table-row table:style-name="ro1">
          <table:table-cell table:number-columns-repeated="2" office:value-type="float" office:value="1599" calcext:value-type="float">
            <text:p>1599</text:p>
          </table:table-cell>
          <table:table-cell office:value-type="float" office:value="945" calcext:value-type="float">
            <text:p>945</text:p>
          </table:table-cell>
          <table:table-cell table:style-name="Default" table:formula="of:=IF([.$B978]&gt;=[.$D$10]; ([.$B978] - [.$D$10]) * [.D$9]; NA())" office:value-type="float" office:value="1.96253925" calcext:value-type="float">
            <text:p>1.96253925</text:p>
          </table:table-cell>
        </table:table-row>
        <table:table-row table:style-name="ro1">
          <table:table-cell table:number-columns-repeated="2" office:value-type="float" office:value="1591" calcext:value-type="float">
            <text:p>1591</text:p>
          </table:table-cell>
          <table:table-cell office:value-type="float" office:value="946" calcext:value-type="float">
            <text:p>946</text:p>
          </table:table-cell>
          <table:table-cell table:style-name="Default" table:formula="of:=IF([.$B979]&gt;=[.$D$10]; ([.$B979] - [.$D$10]) * [.D$9]; NA())" office:value-type="float" office:value="1.95420575" calcext:value-type="float">
            <text:p>1.95420575</text:p>
          </table:table-cell>
        </table:table-row>
        <table:table-row table:style-name="ro1">
          <table:table-cell table:number-columns-repeated="2" office:value-type="float" office:value="1587" calcext:value-type="float">
            <text:p>1587</text:p>
          </table:table-cell>
          <table:table-cell office:value-type="float" office:value="947" calcext:value-type="float">
            <text:p>947</text:p>
          </table:table-cell>
          <table:table-cell table:style-name="Default" table:formula="of:=IF([.$B980]&gt;=[.$D$10]; ([.$B980] - [.$D$10]) * [.D$9]; NA())" office:value-type="float" office:value="1.950039" calcext:value-type="float">
            <text:p>1.950039</text:p>
          </table:table-cell>
        </table:table-row>
        <table:table-row table:style-name="ro1">
          <table:table-cell table:number-columns-repeated="2" office:value-type="float" office:value="1587" calcext:value-type="float">
            <text:p>1587</text:p>
          </table:table-cell>
          <table:table-cell office:value-type="float" office:value="948" calcext:value-type="float">
            <text:p>948</text:p>
          </table:table-cell>
          <table:table-cell table:style-name="Default" table:formula="of:=IF([.$B981]&gt;=[.$D$10]; ([.$B981] - [.$D$10]) * [.D$9]; NA())" office:value-type="float" office:value="1.950039" calcext:value-type="float">
            <text:p>1.950039</text:p>
          </table:table-cell>
        </table:table-row>
        <table:table-row table:style-name="ro1">
          <table:table-cell table:number-columns-repeated="2" office:value-type="float" office:value="1591" calcext:value-type="float">
            <text:p>1591</text:p>
          </table:table-cell>
          <table:table-cell office:value-type="float" office:value="949" calcext:value-type="float">
            <text:p>949</text:p>
          </table:table-cell>
          <table:table-cell table:style-name="Default" table:formula="of:=IF([.$B982]&gt;=[.$D$10]; ([.$B982] - [.$D$10]) * [.D$9]; NA())" office:value-type="float" office:value="1.95420575" calcext:value-type="float">
            <text:p>1.95420575</text:p>
          </table:table-cell>
        </table:table-row>
        <table:table-row table:style-name="ro1">
          <table:table-cell table:number-columns-repeated="2" office:value-type="float" office:value="1591" calcext:value-type="float">
            <text:p>1591</text:p>
          </table:table-cell>
          <table:table-cell office:value-type="float" office:value="950" calcext:value-type="float">
            <text:p>950</text:p>
          </table:table-cell>
          <table:table-cell table:style-name="Default" table:formula="of:=IF([.$B983]&gt;=[.$D$10]; ([.$B983] - [.$D$10]) * [.D$9]; NA())" office:value-type="float" office:value="1.95420575" calcext:value-type="float">
            <text:p>1.95420575</text:p>
          </table:table-cell>
        </table:table-row>
        <table:table-row table:style-name="ro1">
          <table:table-cell table:number-columns-repeated="2" office:value-type="float" office:value="1591" calcext:value-type="float">
            <text:p>1591</text:p>
          </table:table-cell>
          <table:table-cell office:value-type="float" office:value="951" calcext:value-type="float">
            <text:p>951</text:p>
          </table:table-cell>
          <table:table-cell table:style-name="Default" table:formula="of:=IF([.$B984]&gt;=[.$D$10]; ([.$B984] - [.$D$10]) * [.D$9]; NA())" office:value-type="float" office:value="1.95420575" calcext:value-type="float">
            <text:p>1.95420575</text:p>
          </table:table-cell>
        </table:table-row>
        <table:table-row table:style-name="ro1">
          <table:table-cell table:number-columns-repeated="2" office:value-type="float" office:value="1591" calcext:value-type="float">
            <text:p>1591</text:p>
          </table:table-cell>
          <table:table-cell office:value-type="float" office:value="952" calcext:value-type="float">
            <text:p>952</text:p>
          </table:table-cell>
          <table:table-cell table:style-name="Default" table:formula="of:=IF([.$B985]&gt;=[.$D$10]; ([.$B985] - [.$D$10]) * [.D$9]; NA())" office:value-type="float" office:value="1.95420575" calcext:value-type="float">
            <text:p>1.95420575</text:p>
          </table:table-cell>
        </table:table-row>
        <table:table-row table:style-name="ro1">
          <table:table-cell table:number-columns-repeated="2" office:value-type="float" office:value="1599" calcext:value-type="float">
            <text:p>1599</text:p>
          </table:table-cell>
          <table:table-cell office:value-type="float" office:value="953" calcext:value-type="float">
            <text:p>953</text:p>
          </table:table-cell>
          <table:table-cell table:style-name="Default" table:formula="of:=IF([.$B986]&gt;=[.$D$10]; ([.$B986] - [.$D$10]) * [.D$9]; NA())" office:value-type="float" office:value="1.96253925" calcext:value-type="float">
            <text:p>1.96253925</text:p>
          </table:table-cell>
        </table:table-row>
        <table:table-row table:style-name="ro1">
          <table:table-cell table:number-columns-repeated="2" office:value-type="float" office:value="1595" calcext:value-type="float">
            <text:p>1595</text:p>
          </table:table-cell>
          <table:table-cell office:value-type="float" office:value="954" calcext:value-type="float">
            <text:p>954</text:p>
          </table:table-cell>
          <table:table-cell table:style-name="Default" table:formula="of:=IF([.$B987]&gt;=[.$D$10]; ([.$B987] - [.$D$10]) * [.D$9]; NA())" office:value-type="float" office:value="1.9583725" calcext:value-type="float">
            <text:p>1.9583725</text:p>
          </table:table-cell>
        </table:table-row>
        <table:table-row table:style-name="ro1">
          <table:table-cell table:number-columns-repeated="2" office:value-type="float" office:value="1595" calcext:value-type="float">
            <text:p>1595</text:p>
          </table:table-cell>
          <table:table-cell office:value-type="float" office:value="955" calcext:value-type="float">
            <text:p>955</text:p>
          </table:table-cell>
          <table:table-cell table:style-name="Default" table:formula="of:=IF([.$B988]&gt;=[.$D$10]; ([.$B988] - [.$D$10]) * [.D$9]; NA())" office:value-type="float" office:value="1.9583725" calcext:value-type="float">
            <text:p>1.9583725</text:p>
          </table:table-cell>
        </table:table-row>
        <table:table-row table:style-name="ro1">
          <table:table-cell table:number-columns-repeated="2" office:value-type="float" office:value="1595" calcext:value-type="float">
            <text:p>1595</text:p>
          </table:table-cell>
          <table:table-cell office:value-type="float" office:value="956" calcext:value-type="float">
            <text:p>956</text:p>
          </table:table-cell>
          <table:table-cell table:style-name="Default" table:formula="of:=IF([.$B989]&gt;=[.$D$10]; ([.$B989] - [.$D$10]) * [.D$9]; NA())" office:value-type="float" office:value="1.9583725" calcext:value-type="float">
            <text:p>1.9583725</text:p>
          </table:table-cell>
        </table:table-row>
        <table:table-row table:style-name="ro1">
          <table:table-cell table:number-columns-repeated="2" office:value-type="float" office:value="1599" calcext:value-type="float">
            <text:p>1599</text:p>
          </table:table-cell>
          <table:table-cell office:value-type="float" office:value="957" calcext:value-type="float">
            <text:p>957</text:p>
          </table:table-cell>
          <table:table-cell table:style-name="Default" table:formula="of:=IF([.$B990]&gt;=[.$D$10]; ([.$B990] - [.$D$10]) * [.D$9]; NA())" office:value-type="float" office:value="1.96253925" calcext:value-type="float">
            <text:p>1.96253925</text:p>
          </table:table-cell>
        </table:table-row>
        <table:table-row table:style-name="ro1">
          <table:table-cell table:number-columns-repeated="2" office:value-type="float" office:value="1599" calcext:value-type="float">
            <text:p>1599</text:p>
          </table:table-cell>
          <table:table-cell office:value-type="float" office:value="958" calcext:value-type="float">
            <text:p>958</text:p>
          </table:table-cell>
          <table:table-cell table:style-name="Default" table:formula="of:=IF([.$B991]&gt;=[.$D$10]; ([.$B991] - [.$D$10]) * [.D$9]; NA())" office:value-type="float" office:value="1.96253925" calcext:value-type="float">
            <text:p>1.96253925</text:p>
          </table:table-cell>
        </table:table-row>
        <table:table-row table:style-name="ro1">
          <table:table-cell table:number-columns-repeated="2" office:value-type="float" office:value="1599" calcext:value-type="float">
            <text:p>1599</text:p>
          </table:table-cell>
          <table:table-cell office:value-type="float" office:value="959" calcext:value-type="float">
            <text:p>959</text:p>
          </table:table-cell>
          <table:table-cell table:style-name="Default" table:formula="of:=IF([.$B992]&gt;=[.$D$10]; ([.$B992] - [.$D$10]) * [.D$9]; NA())" office:value-type="float" office:value="1.96253925" calcext:value-type="float">
            <text:p>1.96253925</text:p>
          </table:table-cell>
        </table:table-row>
        <table:table-row table:style-name="ro1">
          <table:table-cell table:number-columns-repeated="2" office:value-type="float" office:value="1599" calcext:value-type="float">
            <text:p>1599</text:p>
          </table:table-cell>
          <table:table-cell office:value-type="float" office:value="960" calcext:value-type="float">
            <text:p>960</text:p>
          </table:table-cell>
          <table:table-cell table:style-name="Default" table:formula="of:=IF([.$B993]&gt;=[.$D$10]; ([.$B993] - [.$D$10]) * [.D$9]; NA())" office:value-type="float" office:value="1.96253925" calcext:value-type="float">
            <text:p>1.96253925</text:p>
          </table:table-cell>
        </table:table-row>
        <table:table-row table:style-name="ro1">
          <table:table-cell table:number-columns-repeated="2" office:value-type="float" office:value="1663" calcext:value-type="float">
            <text:p>1663</text:p>
          </table:table-cell>
          <table:table-cell office:value-type="float" office:value="961" calcext:value-type="float">
            <text:p>961</text:p>
          </table:table-cell>
          <table:table-cell table:style-name="Default" table:formula="of:=IF([.$B994]&gt;=[.$D$10]; ([.$B994] - [.$D$10]) * [.D$9]; NA())" office:value-type="float" office:value="2.02920725" calcext:value-type="float">
            <text:p>2.02920725</text:p>
          </table:table-cell>
        </table:table-row>
        <table:table-row table:style-name="ro1">
          <table:table-cell table:number-columns-repeated="2" office:value-type="float" office:value="1631" calcext:value-type="float">
            <text:p>1631</text:p>
          </table:table-cell>
          <table:table-cell office:value-type="float" office:value="962" calcext:value-type="float">
            <text:p>962</text:p>
          </table:table-cell>
          <table:table-cell table:style-name="Default" table:formula="of:=IF([.$B995]&gt;=[.$D$10]; ([.$B995] - [.$D$10]) * [.D$9]; NA())" office:value-type="float" office:value="1.99587325" calcext:value-type="float">
            <text:p>1.99587325</text:p>
          </table:table-cell>
        </table:table-row>
        <table:table-row table:style-name="ro1">
          <table:table-cell table:number-columns-repeated="2" office:value-type="float" office:value="1603" calcext:value-type="float">
            <text:p>1603</text:p>
          </table:table-cell>
          <table:table-cell office:value-type="float" office:value="963" calcext:value-type="float">
            <text:p>963</text:p>
          </table:table-cell>
          <table:table-cell table:style-name="Default" table:formula="of:=IF([.$B996]&gt;=[.$D$10]; ([.$B996] - [.$D$10]) * [.D$9]; NA())" office:value-type="float" office:value="1.966706" calcext:value-type="float">
            <text:p>1.966706</text:p>
          </table:table-cell>
        </table:table-row>
        <table:table-row table:style-name="ro1">
          <table:table-cell table:number-columns-repeated="2" office:value-type="float" office:value="1603" calcext:value-type="float">
            <text:p>1603</text:p>
          </table:table-cell>
          <table:table-cell office:value-type="float" office:value="964" calcext:value-type="float">
            <text:p>964</text:p>
          </table:table-cell>
          <table:table-cell table:style-name="Default" table:formula="of:=IF([.$B997]&gt;=[.$D$10]; ([.$B997] - [.$D$10]) * [.D$9]; NA())" office:value-type="float" office:value="1.966706" calcext:value-type="float">
            <text:p>1.966706</text:p>
          </table:table-cell>
        </table:table-row>
        <table:table-row table:style-name="ro1">
          <table:table-cell table:number-columns-repeated="2" office:value-type="float" office:value="1607" calcext:value-type="float">
            <text:p>1607</text:p>
          </table:table-cell>
          <table:table-cell office:value-type="float" office:value="965" calcext:value-type="float">
            <text:p>965</text:p>
          </table:table-cell>
          <table:table-cell table:style-name="Default" table:formula="of:=IF([.$B998]&gt;=[.$D$10]; ([.$B998] - [.$D$10]) * [.D$9]; NA())" office:value-type="float" office:value="1.97087275" calcext:value-type="float">
            <text:p>1.97087275</text:p>
          </table:table-cell>
        </table:table-row>
        <table:table-row table:style-name="ro1">
          <table:table-cell table:number-columns-repeated="2" office:value-type="float" office:value="1607" calcext:value-type="float">
            <text:p>1607</text:p>
          </table:table-cell>
          <table:table-cell office:value-type="float" office:value="966" calcext:value-type="float">
            <text:p>966</text:p>
          </table:table-cell>
          <table:table-cell table:style-name="Default" table:formula="of:=IF([.$B999]&gt;=[.$D$10]; ([.$B999] - [.$D$10]) * [.D$9]; NA())" office:value-type="float" office:value="1.97087275" calcext:value-type="float">
            <text:p>1.97087275</text:p>
          </table:table-cell>
        </table:table-row>
        <table:table-row table:style-name="ro1">
          <table:table-cell table:number-columns-repeated="2" office:value-type="float" office:value="1607" calcext:value-type="float">
            <text:p>1607</text:p>
          </table:table-cell>
          <table:table-cell office:value-type="float" office:value="967" calcext:value-type="float">
            <text:p>967</text:p>
          </table:table-cell>
          <table:table-cell table:style-name="Default" table:formula="of:=IF([.$B1000]&gt;=[.$D$10]; ([.$B1000] - [.$D$10]) * [.D$9]; NA())" office:value-type="float" office:value="1.97087275" calcext:value-type="float">
            <text:p>1.97087275</text:p>
          </table:table-cell>
        </table:table-row>
        <table:table-row table:style-name="ro1">
          <table:table-cell table:number-columns-repeated="2" office:value-type="float" office:value="1607" calcext:value-type="float">
            <text:p>1607</text:p>
          </table:table-cell>
          <table:table-cell office:value-type="float" office:value="968" calcext:value-type="float">
            <text:p>968</text:p>
          </table:table-cell>
          <table:table-cell table:style-name="Default" table:formula="of:=IF([.$B1001]&gt;=[.$D$10]; ([.$B1001] - [.$D$10]) * [.D$9]; NA())" office:value-type="float" office:value="1.97087275" calcext:value-type="float">
            <text:p>1.97087275</text:p>
          </table:table-cell>
        </table:table-row>
        <table:table-row table:style-name="ro1">
          <table:table-cell table:number-columns-repeated="2" office:value-type="float" office:value="1615" calcext:value-type="float">
            <text:p>1615</text:p>
          </table:table-cell>
          <table:table-cell office:value-type="float" office:value="969" calcext:value-type="float">
            <text:p>969</text:p>
          </table:table-cell>
          <table:table-cell table:style-name="Default" table:formula="of:=IF([.$B1002]&gt;=[.$D$10]; ([.$B1002] - [.$D$10]) * [.D$9]; NA())" office:value-type="float" office:value="1.97920625" calcext:value-type="float">
            <text:p>1.97920625</text:p>
          </table:table-cell>
        </table:table-row>
        <table:table-row table:style-name="ro1">
          <table:table-cell table:number-columns-repeated="2" office:value-type="float" office:value="1611" calcext:value-type="float">
            <text:p>1611</text:p>
          </table:table-cell>
          <table:table-cell office:value-type="float" office:value="970" calcext:value-type="float">
            <text:p>970</text:p>
          </table:table-cell>
          <table:table-cell table:style-name="Default" table:formula="of:=IF([.$B1003]&gt;=[.$D$10]; ([.$B1003] - [.$D$10]) * [.D$9]; NA())" office:value-type="float" office:value="1.9750395" calcext:value-type="float">
            <text:p>1.9750395</text:p>
          </table:table-cell>
        </table:table-row>
        <table:table-row table:style-name="ro1">
          <table:table-cell table:number-columns-repeated="2" office:value-type="float" office:value="1611" calcext:value-type="float">
            <text:p>1611</text:p>
          </table:table-cell>
          <table:table-cell office:value-type="float" office:value="971" calcext:value-type="float">
            <text:p>971</text:p>
          </table:table-cell>
          <table:table-cell table:style-name="Default" table:formula="of:=IF([.$B1004]&gt;=[.$D$10]; ([.$B1004] - [.$D$10]) * [.D$9]; NA())" office:value-type="float" office:value="1.9750395" calcext:value-type="float">
            <text:p>1.9750395</text:p>
          </table:table-cell>
        </table:table-row>
        <table:table-row table:style-name="ro1">
          <table:table-cell table:number-columns-repeated="2" office:value-type="float" office:value="1611" calcext:value-type="float">
            <text:p>1611</text:p>
          </table:table-cell>
          <table:table-cell office:value-type="float" office:value="972" calcext:value-type="float">
            <text:p>972</text:p>
          </table:table-cell>
          <table:table-cell table:style-name="Default" table:formula="of:=IF([.$B1005]&gt;=[.$D$10]; ([.$B1005] - [.$D$10]) * [.D$9]; NA())" office:value-type="float" office:value="1.9750395" calcext:value-type="float">
            <text:p>1.9750395</text:p>
          </table:table-cell>
        </table:table-row>
        <table:table-row table:style-name="ro1">
          <table:table-cell table:number-columns-repeated="2" office:value-type="float" office:value="1615" calcext:value-type="float">
            <text:p>1615</text:p>
          </table:table-cell>
          <table:table-cell office:value-type="float" office:value="973" calcext:value-type="float">
            <text:p>973</text:p>
          </table:table-cell>
          <table:table-cell table:style-name="Default" table:formula="of:=IF([.$B1006]&gt;=[.$D$10]; ([.$B1006] - [.$D$10]) * [.D$9]; NA())" office:value-type="float" office:value="1.97920625" calcext:value-type="float">
            <text:p>1.97920625</text:p>
          </table:table-cell>
        </table:table-row>
        <table:table-row table:style-name="ro1">
          <table:table-cell table:number-columns-repeated="2" office:value-type="float" office:value="1615" calcext:value-type="float">
            <text:p>1615</text:p>
          </table:table-cell>
          <table:table-cell office:value-type="float" office:value="974" calcext:value-type="float">
            <text:p>974</text:p>
          </table:table-cell>
          <table:table-cell table:style-name="Default" table:formula="of:=IF([.$B1007]&gt;=[.$D$10]; ([.$B1007] - [.$D$10]) * [.D$9]; NA())" office:value-type="float" office:value="1.97920625" calcext:value-type="float">
            <text:p>1.97920625</text:p>
          </table:table-cell>
        </table:table-row>
        <table:table-row table:style-name="ro1">
          <table:table-cell table:number-columns-repeated="2" office:value-type="float" office:value="1615" calcext:value-type="float">
            <text:p>1615</text:p>
          </table:table-cell>
          <table:table-cell office:value-type="float" office:value="975" calcext:value-type="float">
            <text:p>975</text:p>
          </table:table-cell>
          <table:table-cell table:style-name="Default" table:formula="of:=IF([.$B1008]&gt;=[.$D$10]; ([.$B1008] - [.$D$10]) * [.D$9]; NA())" office:value-type="float" office:value="1.97920625" calcext:value-type="float">
            <text:p>1.97920625</text:p>
          </table:table-cell>
        </table:table-row>
        <table:table-row table:style-name="ro1">
          <table:table-cell table:number-columns-repeated="2" office:value-type="float" office:value="1615" calcext:value-type="float">
            <text:p>1615</text:p>
          </table:table-cell>
          <table:table-cell office:value-type="float" office:value="976" calcext:value-type="float">
            <text:p>976</text:p>
          </table:table-cell>
          <table:table-cell table:style-name="Default" table:formula="of:=IF([.$B1009]&gt;=[.$D$10]; ([.$B1009] - [.$D$10]) * [.D$9]; NA())" office:value-type="float" office:value="1.97920625" calcext:value-type="float">
            <text:p>1.97920625</text:p>
          </table:table-cell>
        </table:table-row>
        <table:table-row table:style-name="ro1">
          <table:table-cell table:number-columns-repeated="2" office:value-type="float" office:value="1631" calcext:value-type="float">
            <text:p>1631</text:p>
          </table:table-cell>
          <table:table-cell office:value-type="float" office:value="977" calcext:value-type="float">
            <text:p>977</text:p>
          </table:table-cell>
          <table:table-cell table:style-name="Default" table:formula="of:=IF([.$B1010]&gt;=[.$D$10]; ([.$B1010] - [.$D$10]) * [.D$9]; NA())" office:value-type="float" office:value="1.99587325" calcext:value-type="float">
            <text:p>1.99587325</text:p>
          </table:table-cell>
        </table:table-row>
        <table:table-row table:style-name="ro1">
          <table:table-cell table:number-columns-repeated="2" office:value-type="float" office:value="1623" calcext:value-type="float">
            <text:p>1623</text:p>
          </table:table-cell>
          <table:table-cell office:value-type="float" office:value="978" calcext:value-type="float">
            <text:p>978</text:p>
          </table:table-cell>
          <table:table-cell table:style-name="Default" table:formula="of:=IF([.$B1011]&gt;=[.$D$10]; ([.$B1011] - [.$D$10]) * [.D$9]; NA())" office:value-type="float" office:value="1.98753975" calcext:value-type="float">
            <text:p>1.98753975</text:p>
          </table:table-cell>
        </table:table-row>
        <table:table-row table:style-name="ro1">
          <table:table-cell table:number-columns-repeated="2" office:value-type="float" office:value="1619" calcext:value-type="float">
            <text:p>1619</text:p>
          </table:table-cell>
          <table:table-cell office:value-type="float" office:value="979" calcext:value-type="float">
            <text:p>979</text:p>
          </table:table-cell>
          <table:table-cell table:style-name="Default" table:formula="of:=IF([.$B1012]&gt;=[.$D$10]; ([.$B1012] - [.$D$10]) * [.D$9]; NA())" office:value-type="float" office:value="1.983373" calcext:value-type="float">
            <text:p>1.983373</text:p>
          </table:table-cell>
        </table:table-row>
        <table:table-row table:style-name="ro1">
          <table:table-cell table:number-columns-repeated="2" office:value-type="float" office:value="1623" calcext:value-type="float">
            <text:p>1623</text:p>
          </table:table-cell>
          <table:table-cell office:value-type="float" office:value="980" calcext:value-type="float">
            <text:p>980</text:p>
          </table:table-cell>
          <table:table-cell table:style-name="Default" table:formula="of:=IF([.$B1013]&gt;=[.$D$10]; ([.$B1013] - [.$D$10]) * [.D$9]; NA())" office:value-type="float" office:value="1.98753975" calcext:value-type="float">
            <text:p>1.98753975</text:p>
          </table:table-cell>
        </table:table-row>
        <table:table-row table:style-name="ro1">
          <table:table-cell table:number-columns-repeated="2" office:value-type="float" office:value="1623" calcext:value-type="float">
            <text:p>1623</text:p>
          </table:table-cell>
          <table:table-cell office:value-type="float" office:value="981" calcext:value-type="float">
            <text:p>981</text:p>
          </table:table-cell>
          <table:table-cell table:style-name="Default" table:formula="of:=IF([.$B1014]&gt;=[.$D$10]; ([.$B1014] - [.$D$10]) * [.D$9]; NA())" office:value-type="float" office:value="1.98753975" calcext:value-type="float">
            <text:p>1.98753975</text:p>
          </table:table-cell>
        </table:table-row>
        <table:table-row table:style-name="ro1">
          <table:table-cell table:number-columns-repeated="2" office:value-type="float" office:value="1623" calcext:value-type="float">
            <text:p>1623</text:p>
          </table:table-cell>
          <table:table-cell office:value-type="float" office:value="982" calcext:value-type="float">
            <text:p>982</text:p>
          </table:table-cell>
          <table:table-cell table:style-name="Default" table:formula="of:=IF([.$B1015]&gt;=[.$D$10]; ([.$B1015] - [.$D$10]) * [.D$9]; NA())" office:value-type="float" office:value="1.98753975" calcext:value-type="float">
            <text:p>1.98753975</text:p>
          </table:table-cell>
        </table:table-row>
        <table:table-row table:style-name="ro1">
          <table:table-cell table:number-columns-repeated="2" office:value-type="float" office:value="1623" calcext:value-type="float">
            <text:p>1623</text:p>
          </table:table-cell>
          <table:table-cell office:value-type="float" office:value="983" calcext:value-type="float">
            <text:p>983</text:p>
          </table:table-cell>
          <table:table-cell table:style-name="Default" table:formula="of:=IF([.$B1016]&gt;=[.$D$10]; ([.$B1016] - [.$D$10]) * [.D$9]; NA())" office:value-type="float" office:value="1.98753975" calcext:value-type="float">
            <text:p>1.98753975</text:p>
          </table:table-cell>
        </table:table-row>
        <table:table-row table:style-name="ro1">
          <table:table-cell table:number-columns-repeated="2" office:value-type="float" office:value="1623" calcext:value-type="float">
            <text:p>1623</text:p>
          </table:table-cell>
          <table:table-cell office:value-type="float" office:value="984" calcext:value-type="float">
            <text:p>984</text:p>
          </table:table-cell>
          <table:table-cell table:style-name="Default" table:formula="of:=IF([.$B1017]&gt;=[.$D$10]; ([.$B1017] - [.$D$10]) * [.D$9]; NA())" office:value-type="float" office:value="1.98753975" calcext:value-type="float">
            <text:p>1.98753975</text:p>
          </table:table-cell>
        </table:table-row>
        <table:table-row table:style-name="ro1">
          <table:table-cell table:number-columns-repeated="2" office:value-type="float" office:value="1631" calcext:value-type="float">
            <text:p>1631</text:p>
          </table:table-cell>
          <table:table-cell office:value-type="float" office:value="985" calcext:value-type="float">
            <text:p>985</text:p>
          </table:table-cell>
          <table:table-cell table:style-name="Default" table:formula="of:=IF([.$B1018]&gt;=[.$D$10]; ([.$B1018] - [.$D$10]) * [.D$9]; NA())" office:value-type="float" office:value="1.99587325" calcext:value-type="float">
            <text:p>1.99587325</text:p>
          </table:table-cell>
        </table:table-row>
        <table:table-row table:style-name="ro1">
          <table:table-cell table:number-columns-repeated="2" office:value-type="float" office:value="1627" calcext:value-type="float">
            <text:p>1627</text:p>
          </table:table-cell>
          <table:table-cell office:value-type="float" office:value="986" calcext:value-type="float">
            <text:p>986</text:p>
          </table:table-cell>
          <table:table-cell table:style-name="Default" table:formula="of:=IF([.$B1019]&gt;=[.$D$10]; ([.$B1019] - [.$D$10]) * [.D$9]; NA())" office:value-type="float" office:value="1.9917065" calcext:value-type="float">
            <text:p>1.9917065</text:p>
          </table:table-cell>
        </table:table-row>
        <table:table-row table:style-name="ro1">
          <table:table-cell table:number-columns-repeated="2" office:value-type="float" office:value="1627" calcext:value-type="float">
            <text:p>1627</text:p>
          </table:table-cell>
          <table:table-cell office:value-type="float" office:value="987" calcext:value-type="float">
            <text:p>987</text:p>
          </table:table-cell>
          <table:table-cell table:style-name="Default" table:formula="of:=IF([.$B1020]&gt;=[.$D$10]; ([.$B1020] - [.$D$10]) * [.D$9]; NA())" office:value-type="float" office:value="1.9917065" calcext:value-type="float">
            <text:p>1.9917065</text:p>
          </table:table-cell>
        </table:table-row>
        <table:table-row table:style-name="ro1">
          <table:table-cell table:number-columns-repeated="2" office:value-type="float" office:value="1627" calcext:value-type="float">
            <text:p>1627</text:p>
          </table:table-cell>
          <table:table-cell office:value-type="float" office:value="988" calcext:value-type="float">
            <text:p>988</text:p>
          </table:table-cell>
          <table:table-cell table:style-name="Default" table:formula="of:=IF([.$B1021]&gt;=[.$D$10]; ([.$B1021] - [.$D$10]) * [.D$9]; NA())" office:value-type="float" office:value="1.9917065" calcext:value-type="float">
            <text:p>1.9917065</text:p>
          </table:table-cell>
        </table:table-row>
        <table:table-row table:style-name="ro1">
          <table:table-cell table:number-columns-repeated="2" office:value-type="float" office:value="1631" calcext:value-type="float">
            <text:p>1631</text:p>
          </table:table-cell>
          <table:table-cell office:value-type="float" office:value="989" calcext:value-type="float">
            <text:p>989</text:p>
          </table:table-cell>
          <table:table-cell table:style-name="Default" table:formula="of:=IF([.$B1022]&gt;=[.$D$10]; ([.$B1022] - [.$D$10]) * [.D$9]; NA())" office:value-type="float" office:value="1.99587325" calcext:value-type="float">
            <text:p>1.99587325</text:p>
          </table:table-cell>
        </table:table-row>
        <table:table-row table:style-name="ro1">
          <table:table-cell table:number-columns-repeated="2" office:value-type="float" office:value="1631" calcext:value-type="float">
            <text:p>1631</text:p>
          </table:table-cell>
          <table:table-cell office:value-type="float" office:value="990" calcext:value-type="float">
            <text:p>990</text:p>
          </table:table-cell>
          <table:table-cell table:style-name="Default" table:formula="of:=IF([.$B1023]&gt;=[.$D$10]; ([.$B1023] - [.$D$10]) * [.D$9]; NA())" office:value-type="float" office:value="1.99587325" calcext:value-type="float">
            <text:p>1.99587325</text:p>
          </table:table-cell>
        </table:table-row>
        <table:table-row table:style-name="ro1">
          <table:table-cell table:number-columns-repeated="2" office:value-type="float" office:value="1663" calcext:value-type="float">
            <text:p>1663</text:p>
          </table:table-cell>
          <table:table-cell office:value-type="float" office:value="991" calcext:value-type="float">
            <text:p>991</text:p>
          </table:table-cell>
          <table:table-cell table:style-name="Default" table:formula="of:=IF([.$B1024]&gt;=[.$D$10]; ([.$B1024] - [.$D$10]) * [.D$9]; NA())" office:value-type="float" office:value="2.02920725" calcext:value-type="float">
            <text:p>2.02920725</text:p>
          </table:table-cell>
        </table:table-row>
        <table:table-row table:style-name="ro1">
          <table:table-cell table:number-columns-repeated="2" office:value-type="float" office:value="1695" calcext:value-type="float">
            <text:p>1695</text:p>
          </table:table-cell>
          <table:table-cell office:value-type="float" office:value="992" calcext:value-type="float">
            <text:p>992</text:p>
          </table:table-cell>
          <table:table-cell table:style-name="Default" table:formula="of:=IF([.$B1025]&gt;=[.$D$10]; ([.$B1025] - [.$D$10]) * [.D$9]; NA())" office:value-type="float" office:value="2.06254125" calcext:value-type="float">
            <text:p>2.06254125</text:p>
          </table:table-cell>
        </table:table-row>
        <table:table-row table:style-name="ro1">
          <table:table-cell table:number-columns-repeated="2" office:value-type="float" office:value="1727" calcext:value-type="float">
            <text:p>1727</text:p>
          </table:table-cell>
          <table:table-cell office:value-type="float" office:value="993" calcext:value-type="float">
            <text:p>993</text:p>
          </table:table-cell>
          <table:table-cell table:style-name="Default" table:formula="of:=IF([.$B1026]&gt;=[.$D$10]; ([.$B1026] - [.$D$10]) * [.D$9]; NA())" office:value-type="float" office:value="2.09587525" calcext:value-type="float">
            <text:p>2.09587525</text:p>
          </table:table-cell>
        </table:table-row>
        <table:table-row table:style-name="ro1">
          <table:table-cell table:number-columns-repeated="2" office:value-type="float" office:value="1759" calcext:value-type="float">
            <text:p>1759</text:p>
          </table:table-cell>
          <table:table-cell office:value-type="float" office:value="994" calcext:value-type="float">
            <text:p>994</text:p>
          </table:table-cell>
          <table:table-cell table:style-name="Default" table:formula="of:=IF([.$B1027]&gt;=[.$D$10]; ([.$B1027] - [.$D$10]) * [.D$9]; NA())" office:value-type="float" office:value="2.12920925" calcext:value-type="float">
            <text:p>2.12920925</text:p>
          </table:table-cell>
        </table:table-row>
        <table:table-row table:style-name="ro1">
          <table:table-cell table:number-columns-repeated="2" office:value-type="float" office:value="1791" calcext:value-type="float">
            <text:p>1791</text:p>
          </table:table-cell>
          <table:table-cell office:value-type="float" office:value="995" calcext:value-type="float">
            <text:p>995</text:p>
          </table:table-cell>
          <table:table-cell table:style-name="Default" table:formula="of:=IF([.$B1028]&gt;=[.$D$10]; ([.$B1028] - [.$D$10]) * [.D$9]; NA())" office:value-type="float" office:value="2.16254325" calcext:value-type="float">
            <text:p>2.16254325</text:p>
          </table:table-cell>
        </table:table-row>
        <table:table-row table:style-name="ro1">
          <table:table-cell table:number-columns-repeated="2" office:value-type="float" office:value="1823" calcext:value-type="float">
            <text:p>1823</text:p>
          </table:table-cell>
          <table:table-cell office:value-type="float" office:value="996" calcext:value-type="float">
            <text:p>996</text:p>
          </table:table-cell>
          <table:table-cell table:style-name="Default" table:formula="of:=IF([.$B1029]&gt;=[.$D$10]; ([.$B1029] - [.$D$10]) * [.D$9]; NA())" office:value-type="float" office:value="2.19587725" calcext:value-type="float">
            <text:p>2.19587725</text:p>
          </table:table-cell>
        </table:table-row>
        <table:table-row table:style-name="ro1">
          <table:table-cell table:number-columns-repeated="2" office:value-type="float" office:value="1855" calcext:value-type="float">
            <text:p>1855</text:p>
          </table:table-cell>
          <table:table-cell office:value-type="float" office:value="997" calcext:value-type="float">
            <text:p>997</text:p>
          </table:table-cell>
          <table:table-cell table:style-name="Default" table:formula="of:=IF([.$B1030]&gt;=[.$D$10]; ([.$B1030] - [.$D$10]) * [.D$9]; NA())" office:value-type="float" office:value="2.22921125" calcext:value-type="float">
            <text:p>2.22921125</text:p>
          </table:table-cell>
        </table:table-row>
        <table:table-row table:style-name="ro1">
          <table:table-cell table:number-columns-repeated="2" office:value-type="float" office:value="1887" calcext:value-type="float">
            <text:p>1887</text:p>
          </table:table-cell>
          <table:table-cell office:value-type="float" office:value="998" calcext:value-type="float">
            <text:p>998</text:p>
          </table:table-cell>
          <table:table-cell table:style-name="Default" table:formula="of:=IF([.$B1031]&gt;=[.$D$10]; ([.$B1031] - [.$D$10]) * [.D$9]; NA())" office:value-type="float" office:value="2.26254525" calcext:value-type="float">
            <text:p>2.26254525</text:p>
          </table:table-cell>
        </table:table-row>
        <table:table-row table:style-name="ro1">
          <table:table-cell table:number-columns-repeated="2" office:value-type="float" office:value="1919" calcext:value-type="float">
            <text:p>1919</text:p>
          </table:table-cell>
          <table:table-cell office:value-type="float" office:value="999" calcext:value-type="float">
            <text:p>999</text:p>
          </table:table-cell>
          <table:table-cell table:style-name="Default" table:formula="of:=IF([.$B1032]&gt;=[.$D$10]; ([.$B1032] - [.$D$10]) * [.D$9]; NA())" office:value-type="float" office:value="2.29587925" calcext:value-type="float">
            <text:p>2.29587925</text:p>
          </table:table-cell>
        </table:table-row>
        <table:table-row table:style-name="ro1">
          <table:table-cell table:number-columns-repeated="2" office:value-type="float" office:value="1951" calcext:value-type="float">
            <text:p>1951</text:p>
          </table:table-cell>
          <table:table-cell office:value-type="float" office:value="1000" calcext:value-type="float">
            <text:p>1000</text:p>
          </table:table-cell>
          <table:table-cell table:style-name="Default" table:formula="of:=IF([.$B1033]&gt;=[.$D$10]; ([.$B1033] - [.$D$10]) * [.D$9]; NA())" office:value-type="float" office:value="2.32921325" calcext:value-type="float">
            <text:p>2.32921325</text:p>
          </table:table-cell>
        </table:table-row>
        <table:table-row table:style-name="ro1">
          <table:table-cell table:number-columns-repeated="2" office:value-type="float" office:value="1983" calcext:value-type="float">
            <text:p>1983</text:p>
          </table:table-cell>
          <table:table-cell office:value-type="float" office:value="1001" calcext:value-type="float">
            <text:p>1001</text:p>
          </table:table-cell>
          <table:table-cell table:style-name="Default" table:formula="of:=IF([.$B1034]&gt;=[.$D$10]; ([.$B1034] - [.$D$10]) * [.D$9]; NA())" office:value-type="float" office:value="2.36254725" calcext:value-type="float">
            <text:p>2.36254725</text:p>
          </table:table-cell>
        </table:table-row>
        <table:table-row table:style-name="ro1">
          <table:table-cell table:number-columns-repeated="2" office:value-type="float" office:value="2015" calcext:value-type="float">
            <text:p>2015</text:p>
          </table:table-cell>
          <table:table-cell office:value-type="float" office:value="1002" calcext:value-type="float">
            <text:p>1002</text:p>
          </table:table-cell>
          <table:table-cell table:style-name="Default" table:formula="of:=IF([.$B1035]&gt;=[.$D$10]; ([.$B1035] - [.$D$10]) * [.D$9]; NA())" office:value-type="float" office:value="2.39588125" calcext:value-type="float">
            <text:p>2.39588125</text:p>
          </table:table-cell>
        </table:table-row>
        <table:table-row table:style-name="ro1">
          <table:table-cell table:number-columns-repeated="2" office:value-type="float" office:value="2047" calcext:value-type="float">
            <text:p>2047</text:p>
          </table:table-cell>
          <table:table-cell office:value-type="float" office:value="1003" calcext:value-type="float">
            <text:p>1003</text:p>
          </table:table-cell>
          <table:table-cell table:style-name="Default" table:formula="of:=IF([.$B1036]&gt;=[.$D$10]; ([.$B1036] - [.$D$10]) * [.D$9]; NA())" office:value-type="float" office:value="2.42921525" calcext:value-type="float">
            <text:p>2.42921525</text:p>
          </table:table-cell>
        </table:table-row>
        <table:table-row table:style-name="ro1">
          <table:table-cell table:number-columns-repeated="2" office:value-type="float" office:value="2079" calcext:value-type="float">
            <text:p>2079</text:p>
          </table:table-cell>
          <table:table-cell office:value-type="float" office:value="1004" calcext:value-type="float">
            <text:p>1004</text:p>
          </table:table-cell>
          <table:table-cell table:style-name="Default" table:formula="of:=IF([.$B1037]&gt;=[.$D$10]; ([.$B1037] - [.$D$10]) * [.D$9]; NA())" office:value-type="float" office:value="2.46254925" calcext:value-type="float">
            <text:p>2.46254925</text:p>
          </table:table-cell>
        </table:table-row>
        <table:table-row table:style-name="ro1">
          <table:table-cell table:number-columns-repeated="2" office:value-type="float" office:value="2111" calcext:value-type="float">
            <text:p>2111</text:p>
          </table:table-cell>
          <table:table-cell office:value-type="float" office:value="1005" calcext:value-type="float">
            <text:p>1005</text:p>
          </table:table-cell>
          <table:table-cell table:style-name="Default" table:formula="of:=IF([.$B1038]&gt;=[.$D$10]; ([.$B1038] - [.$D$10]) * [.D$9]; NA())" office:value-type="float" office:value="2.49588325" calcext:value-type="float">
            <text:p>2.49588325</text:p>
          </table:table-cell>
        </table:table-row>
        <table:table-row table:style-name="ro1">
          <table:table-cell table:number-columns-repeated="2" office:value-type="float" office:value="2143" calcext:value-type="float">
            <text:p>2143</text:p>
          </table:table-cell>
          <table:table-cell office:value-type="float" office:value="1006" calcext:value-type="float">
            <text:p>1006</text:p>
          </table:table-cell>
          <table:table-cell table:style-name="Default" table:formula="of:=IF([.$B1039]&gt;=[.$D$10]; ([.$B1039] - [.$D$10]) * [.D$9]; NA())" office:value-type="float" office:value="2.52921725" calcext:value-type="float">
            <text:p>2.52921725</text:p>
          </table:table-cell>
        </table:table-row>
        <table:table-row table:style-name="ro1">
          <table:table-cell table:number-columns-repeated="2" office:value-type="float" office:value="2175" calcext:value-type="float">
            <text:p>2175</text:p>
          </table:table-cell>
          <table:table-cell office:value-type="float" office:value="1007" calcext:value-type="float">
            <text:p>1007</text:p>
          </table:table-cell>
          <table:table-cell table:style-name="Default" table:formula="of:=IF([.$B1040]&gt;=[.$D$10]; ([.$B1040] - [.$D$10]) * [.D$9]; NA())" office:value-type="float" office:value="2.56255125" calcext:value-type="float">
            <text:p>2.56255125</text:p>
          </table:table-cell>
        </table:table-row>
        <table:table-row table:style-name="ro1">
          <table:table-cell table:number-columns-repeated="2" office:value-type="float" office:value="2207" calcext:value-type="float">
            <text:p>2207</text:p>
          </table:table-cell>
          <table:table-cell office:value-type="float" office:value="1008" calcext:value-type="float">
            <text:p>1008</text:p>
          </table:table-cell>
          <table:table-cell table:style-name="Default" table:formula="of:=IF([.$B1041]&gt;=[.$D$10]; ([.$B1041] - [.$D$10]) * [.D$9]; NA())" office:value-type="float" office:value="2.59588525" calcext:value-type="float">
            <text:p>2.59588525</text:p>
          </table:table-cell>
        </table:table-row>
        <table:table-row table:style-name="ro1">
          <table:table-cell table:number-columns-repeated="2" office:value-type="float" office:value="2239" calcext:value-type="float">
            <text:p>2239</text:p>
          </table:table-cell>
          <table:table-cell office:value-type="float" office:value="1009" calcext:value-type="float">
            <text:p>1009</text:p>
          </table:table-cell>
          <table:table-cell table:style-name="Default" table:formula="of:=IF([.$B1042]&gt;=[.$D$10]; ([.$B1042] - [.$D$10]) * [.D$9]; NA())" office:value-type="float" office:value="2.62921925" calcext:value-type="float">
            <text:p>2.62921925</text:p>
          </table:table-cell>
        </table:table-row>
        <table:table-row table:style-name="ro1">
          <table:table-cell table:number-columns-repeated="2" office:value-type="float" office:value="2271" calcext:value-type="float">
            <text:p>2271</text:p>
          </table:table-cell>
          <table:table-cell office:value-type="float" office:value="1010" calcext:value-type="float">
            <text:p>1010</text:p>
          </table:table-cell>
          <table:table-cell table:style-name="Default" table:formula="of:=IF([.$B1043]&gt;=[.$D$10]; ([.$B1043] - [.$D$10]) * [.D$9]; NA())" office:value-type="float" office:value="2.66255325" calcext:value-type="float">
            <text:p>2.66255325</text:p>
          </table:table-cell>
        </table:table-row>
        <table:table-row table:style-name="ro1">
          <table:table-cell table:number-columns-repeated="2" office:value-type="float" office:value="2303" calcext:value-type="float">
            <text:p>2303</text:p>
          </table:table-cell>
          <table:table-cell office:value-type="float" office:value="1011" calcext:value-type="float">
            <text:p>1011</text:p>
          </table:table-cell>
          <table:table-cell table:style-name="Default" table:formula="of:=IF([.$B1044]&gt;=[.$D$10]; ([.$B1044] - [.$D$10]) * [.D$9]; NA())" office:value-type="float" office:value="2.69588725" calcext:value-type="float">
            <text:p>2.69588725</text:p>
          </table:table-cell>
        </table:table-row>
        <table:table-row table:style-name="ro1">
          <table:table-cell table:number-columns-repeated="2" office:value-type="float" office:value="2335" calcext:value-type="float">
            <text:p>2335</text:p>
          </table:table-cell>
          <table:table-cell office:value-type="float" office:value="1012" calcext:value-type="float">
            <text:p>1012</text:p>
          </table:table-cell>
          <table:table-cell table:style-name="Default" table:formula="of:=IF([.$B1045]&gt;=[.$D$10]; ([.$B1045] - [.$D$10]) * [.D$9]; NA())" office:value-type="float" office:value="2.72922125" calcext:value-type="float">
            <text:p>2.72922125</text:p>
          </table:table-cell>
        </table:table-row>
        <table:table-row table:style-name="ro1">
          <table:table-cell table:number-columns-repeated="2" office:value-type="float" office:value="2367" calcext:value-type="float">
            <text:p>2367</text:p>
          </table:table-cell>
          <table:table-cell office:value-type="float" office:value="1013" calcext:value-type="float">
            <text:p>1013</text:p>
          </table:table-cell>
          <table:table-cell table:style-name="Default" table:formula="of:=IF([.$B1046]&gt;=[.$D$10]; ([.$B1046] - [.$D$10]) * [.D$9]; NA())" office:value-type="float" office:value="2.76255525" calcext:value-type="float">
            <text:p>2.76255525</text:p>
          </table:table-cell>
        </table:table-row>
        <table:table-row table:style-name="ro1">
          <table:table-cell table:number-columns-repeated="2" office:value-type="float" office:value="2399" calcext:value-type="float">
            <text:p>2399</text:p>
          </table:table-cell>
          <table:table-cell office:value-type="float" office:value="1014" calcext:value-type="float">
            <text:p>1014</text:p>
          </table:table-cell>
          <table:table-cell table:style-name="Default" table:formula="of:=IF([.$B1047]&gt;=[.$D$10]; ([.$B1047] - [.$D$10]) * [.D$9]; NA())" office:value-type="float" office:value="2.79588925" calcext:value-type="float">
            <text:p>2.79588925</text:p>
          </table:table-cell>
        </table:table-row>
        <table:table-row table:style-name="ro1">
          <table:table-cell table:number-columns-repeated="2" office:value-type="float" office:value="2431" calcext:value-type="float">
            <text:p>2431</text:p>
          </table:table-cell>
          <table:table-cell office:value-type="float" office:value="1015" calcext:value-type="float">
            <text:p>1015</text:p>
          </table:table-cell>
          <table:table-cell table:style-name="Default" table:formula="of:=IF([.$B1048]&gt;=[.$D$10]; ([.$B1048] - [.$D$10]) * [.D$9]; NA())" office:value-type="float" office:value="2.82922325" calcext:value-type="float">
            <text:p>2.82922325</text:p>
          </table:table-cell>
        </table:table-row>
        <table:table-row table:style-name="ro1">
          <table:table-cell table:number-columns-repeated="2" office:value-type="float" office:value="2463" calcext:value-type="float">
            <text:p>2463</text:p>
          </table:table-cell>
          <table:table-cell office:value-type="float" office:value="1016" calcext:value-type="float">
            <text:p>1016</text:p>
          </table:table-cell>
          <table:table-cell table:style-name="Default" table:formula="of:=IF([.$B1049]&gt;=[.$D$10]; ([.$B1049] - [.$D$10]) * [.D$9]; NA())" office:value-type="float" office:value="2.86255725" calcext:value-type="float">
            <text:p>2.86255725</text:p>
          </table:table-cell>
        </table:table-row>
        <table:table-row table:style-name="ro1">
          <table:table-cell table:number-columns-repeated="2" office:value-type="float" office:value="2495" calcext:value-type="float">
            <text:p>2495</text:p>
          </table:table-cell>
          <table:table-cell office:value-type="float" office:value="1017" calcext:value-type="float">
            <text:p>1017</text:p>
          </table:table-cell>
          <table:table-cell table:style-name="Default" table:formula="of:=IF([.$B1050]&gt;=[.$D$10]; ([.$B1050] - [.$D$10]) * [.D$9]; NA())" office:value-type="float" office:value="2.89589125" calcext:value-type="float">
            <text:p>2.89589125</text:p>
          </table:table-cell>
        </table:table-row>
        <table:table-row table:style-name="ro1">
          <table:table-cell table:number-columns-repeated="2" office:value-type="float" office:value="2527" calcext:value-type="float">
            <text:p>2527</text:p>
          </table:table-cell>
          <table:table-cell office:value-type="float" office:value="1018" calcext:value-type="float">
            <text:p>1018</text:p>
          </table:table-cell>
          <table:table-cell table:style-name="Default" table:formula="of:=IF([.$B1051]&gt;=[.$D$10]; ([.$B1051] - [.$D$10]) * [.D$9]; NA())" office:value-type="float" office:value="2.92922525" calcext:value-type="float">
            <text:p>2.92922525</text:p>
          </table:table-cell>
        </table:table-row>
        <table:table-row table:style-name="ro1" table:number-rows-repeated="104752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IMER" table:style-name="ta2"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1001" table:default-cell-style-name="Default"/>
        <table:table-row table:style-name="ro3">
          <table:table-cell table:style-name="ce4" office:value-type="string" calcext:value-type="string">
            <text:p><text:span text:style-name="T1">TIMER CONFIGURATION</text:span></text:p>
          </table:table-cell>
          <table:table-cell table:number-columns-repeated="1005"/>
        </table:table-row>
        <table:table-row table:style-name="ro3">
          <table:table-cell table:number-columns-repeated="1006"/>
        </table:table-row>
        <table:table-row table:style-name="ro3">
          <table:table-cell table:style-name="ce5" office:value-type="string" calcext:value-type="string">
            <text:p><text:span text:style-name="T2">MICROCONTROLER</text:span></text:p>
          </table:table-cell>
          <table:table-cell table:style-name="ce5"/>
          <table:table-cell table:style-name="ce6" office:value-type="string" calcext:value-type="string">
            <text:p><text:span text:style-name="T2">ATmega328P</text:span>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<text:span text:style-name="T2">DATASHEET</text:span></text:p>
          </table:table-cell>
          <table:table-cell table:style-name="ce5"/>
          <table:table-cell table:style-name="ce7" office:value-type="string" calcext:value-type="string">
            <text:p><text:span text:style-name="T3">ATmega328P_Datasheet</text:span>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<text:span text:style-name="T2">CLOCK FREQUENCY (Hz)</text:span></text:p>
          </table:table-cell>
          <table:table-cell table:style-name="ce5"/>
          <table:table-cell table:style-name="ce33" office:value-type="float" office:value="16000000" calcext:value-type="float">
            <text:p>16.00E+06</text:p>
          </table:table-cell>
          <table:table-cell table:number-columns-repeated="2"/>
          <table:table-cell table:style-name="ce5"/>
          <table:table-cell table:number-columns-repeated="1000"/>
        </table:table-row>
        <table:table-row table:style-name="ro3">
          <table:table-cell table:style-name="ce5" office:value-type="string" calcext:value-type="string">
            <text:p><text:span text:style-name="T2">CLOCK PERIOD (s)</text:span></text:p>
          </table:table-cell>
          <table:table-cell table:style-name="ce5"/>
          <table:table-cell table:style-name="ce33" table:formula="of:=1/[.C5]" office:value-type="float" office:value="0.0000000625" calcext:value-type="float">
            <text:p>62.50E-09</text:p>
          </table:table-cell>
          <table:table-cell table:style-name="ce5"/>
          <table:table-cell table:style-name="ce10" table:number-columns-repeated="2"/>
          <table:table-cell table:style-name="ce5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<text:span text:style-name="T2">TIMER BIT COUNT</text:span>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number-columns-repeated="4"/>
          <table:table-cell table:style-name="ce11"/>
          <table:table-cell table:number-columns-repeated="998"/>
        </table:table-row>
        <table:table-row table:style-name="ro3">
          <table:table-cell table:style-name="ce5" office:value-type="string" calcext:value-type="string">
            <text:p><text:span text:style-name="T2">POSSIBLE VALUES OF N</text:span></text:p>
          </table:table-cell>
          <table:table-cell table:style-name="ce5"/>
          <table:table-cell table:style-name="ce6" office:value-type="string" calcext:value-type="string">
            <text:p><text:span text:style-name="T2">1, 8, 64, 256, 1024</text:span>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6"/>
          <table:table-cell table:number-columns-repeated="2"/>
          <table:table-cell table:style-name="ce12" office:value-type="string" calcext:value-type="string">
            <text:p><text:span text:style-name="T2">INDEX OF ROW WITH SMALLEST ERROR</text:span></text:p>
          </table:table-cell>
          <table:table-cell table:style-name="ce5" table:formula="of:=MATCH(SMALL([.H12:.H16];1); [.H12:.H16]; 0) - 1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8"/>
          <table:table-cell table:style-name="ce13" office:value-type="string" calcext:value-type="string" table:number-columns-spanned="2" table:number-rows-spanned="1">
            <text:p><text:span text:style-name="T4">RESULTS</text:span></text:p>
          </table:table-cell>
          <table:covered-table-cell table:style-name="ce45"/>
          <table:table-cell/>
          <table:table-cell table:style-name="ce16" office:value-type="string" calcext:value-type="string">
            <text:p>NOTE</text:p>
          </table:table-cell>
          <table:table-cell table:number-columns-repeated="994"/>
        </table:table-row>
        <table:table-row table:style-name="ro4">
          <table:table-cell table:style-name="ce15" office:value-type="string" calcext:value-type="string">
            <text:p><text:span text:style-name="T1">TIMER FREQUENCY (Hz)</text:span></text:p>
          </table:table-cell>
          <table:table-cell table:style-name="ce16" office:value-type="string" calcext:value-type="string">
            <text:p><text:span text:style-name="T1">TIMER PERIOD (s)</text:span></text:p>
          </table:table-cell>
          <table:table-cell table:style-name="ce16" office:value-type="string" calcext:value-type="string">
            <text:p><text:span text:style-name="T1">N</text:span></text:p>
          </table:table-cell>
          <table:table-cell table:style-name="ce16" office:value-type="string" calcext:value-type="string">
            <text:p><text:span text:style-name="T1">OCR1A CALC</text:span></text:p>
          </table:table-cell>
          <table:table-cell table:style-name="ce16" office:value-type="string" calcext:value-type="string">
            <text:p><text:span text:style-name="T1">WARNING</text:span></text:p>
          </table:table-cell>
          <table:table-cell table:style-name="ce16" office:value-type="string" calcext:value-type="string">
            <text:p><text:span text:style-name="T1">TIMER PERIOD CALC (s)</text:span></text:p>
          </table:table-cell>
          <table:table-cell table:style-name="ce16" office:value-type="string" calcext:value-type="string">
            <text:p><text:span text:style-name="T1">TIME ELAPSED AFTER FPS × PERIOD (s)</text:span></text:p>
          </table:table-cell>
          <table:table-cell table:style-name="ce16" office:value-type="string" calcext:value-type="string">
            <text:p><text:span text:style-name="T1">ABS ERROR (s)</text:span></text:p>
          </table:table-cell>
          <table:table-cell table:style-name="ce45" office:value-type="string" calcext:value-type="string">
            <text:p><text:span text:style-name="T4">N</text:span></text:p>
          </table:table-cell>
          <table:table-cell table:style-name="ce45" office:value-type="string" calcext:value-type="string">
            <text:p><text:span text:style-name="T4">OCR1A</text:span></text:p>
          </table:table-cell>
          <table:table-cell table:style-name="ce16"/>
          <table:table-cell table:style-name="ce16" office:value-type="string" calcext:value-type="string">
            <text:p><text:span text:style-name="T1">N</text:span></text:p>
          </table:table-cell>
          <table:table-cell table:style-name="ce16" office:value-type="string" calcext:value-type="string">
            <text:p>TOP (s)</text:p>
          </table:table-cell>
          <table:table-cell table:style-name="ce16" table:number-columns-repeated="993"/>
        </table:table-row>
        <table:table-row table:style-name="ro3">
          <table:table-cell table:style-name="ce17" office:value-type="float" office:value="960" calcext:value-type="float">
            <text:p>960</text:p>
          </table:table-cell>
          <table:table-cell table:style-name="ce18" table:formula="of:=1 / [.A12]" office:value-type="float" office:value="0.00104166666666667" calcext:value-type="float">
            <text:p>0.00104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ROUND([.B12] / [.C12] * [.C$5] - 1)" office:value-type="float" office:value="16666" calcext:value-type="float">
            <text:p>16666</text:p>
          </table:table-cell>
          <table:table-cell table:style-name="ce11" table:formula="of:=IF([.D12] &gt; 2^[.$C$7]; &quot;PERIOD IS TO BIG / PERIODmax = &quot; &amp; ROUNDDOWN( [.$C12] / [.$C$5] * (1 + 2^[.$C$7]); 4 ) &amp; &quot; s&quot;;               IF([.D12]&lt;0;   &quot;PERIOD IS TOO SMALL&quot;     ;  &quot;&quot;  )    )">
            <text:p/>
          </table:table-cell>
          <table:table-cell table:style-name="ce18" table:formula="of:=IF(LEN([.$E12]) = 0; [.$C12] / [.$C$5] * (1 + [.D12]); &quot;&quot;)" office:value-type="float" office:value="0.0010416875" calcext:value-type="float">
            <text:p>0.00104</text:p>
          </table:table-cell>
          <table:table-cell table:style-name="ce19" table:formula="of:=IF(LEN([.$E12]) = 0; [.F12] * [.A12]; &quot;&quot;)" office:value-type="float" office:value="1.00002" calcext:value-type="float">
            <text:p>1.000020</text:p>
          </table:table-cell>
          <table:table-cell table:style-name="ce10" table:formula="of:=IF(LEN([.$E12])=0;ABS([.G12]-1);&quot;&quot;)" office:value-type="float" office:value="0.000019999999999909" calcext:value-type="float">
            <text:p>2.0000E-5</text:p>
          </table:table-cell>
          <table:table-cell table:style-name="ce20" table:formula="of:=IF( ROW([.C12]) - ROW([.C$12]) = [.H$9]; [.C12]; &quot;&quot;)" office:value-type="float" office:value="1" calcext:value-type="float">
            <text:p>1</text:p>
          </table:table-cell>
          <table:table-cell table:style-name="ce21" table:formula="of:=IF( ROW([.C12]) - ROW([.C$12]) = [.H$9]; [.D12]; &quot;&quot;)" office:value-type="float" office:value="16666" calcext:value-type="float">
            <text:p>1666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0" table:formula="of:=2^16 / [.C$5] * [.L12]" office:value-type="float" office:value="0.004096" calcext:value-type="float">
            <text:p>4.0960E-3</text:p>
          </table:table-cell>
          <table:table-cell table:number-columns-repeated="993"/>
        </table:table-row>
        <table:table-row table:style-name="ro3">
          <table:table-cell table:style-name="ce17" table:formula="of:=[.A12]" office:value-type="float" office:value="960" calcext:value-type="float">
            <text:p>960</text:p>
          </table:table-cell>
          <table:table-cell table:style-name="ce18" table:formula="of:=1 / [.A13]" office:value-type="float" office:value="0.00104166666666667" calcext:value-type="float">
            <text:p>0.00104</text:p>
          </table:table-cell>
          <table:table-cell table:style-name="ce5" office:value-type="float" office:value="8" calcext:value-type="float">
            <text:p>8</text:p>
          </table:table-cell>
          <table:table-cell table:style-name="ce11" table:formula="of:=ROUND([.B13] / [.C13] * [.C$5] - 1)" office:value-type="float" office:value="2082" calcext:value-type="float">
            <text:p>2082</text:p>
          </table:table-cell>
          <table:table-cell table:style-name="ce11" table:formula="of:=IF([.D13] &gt; 2^[.$C$7]; &quot;PERIOD IS TO BIG / PERIODmax = &quot; &amp; ROUNDDOWN( [.$C13] / [.$C$5] * (1 + 2^[.$C$7]); 4 ) &amp; &quot; s&quot;;               IF([.D13]&lt;0;   &quot;PERIOD IS TOO SMALL&quot;     ;  &quot;&quot;  )    )">
            <text:p/>
          </table:table-cell>
          <table:table-cell table:style-name="ce18" table:formula="of:=IF(LEN([.$E13]) = 0; [.$C13] / [.$C$5] * (1 + [.D13]); &quot;&quot;)" office:value-type="float" office:value="0.0010415" calcext:value-type="float">
            <text:p>0.00104</text:p>
          </table:table-cell>
          <table:table-cell table:style-name="ce19" table:formula="of:=IF(LEN([.$E13]) = 0; [.F13] * [.A13]; &quot;&quot;)" office:value-type="float" office:value="0.99984" calcext:value-type="float">
            <text:p>0.999840</text:p>
          </table:table-cell>
          <table:table-cell table:style-name="ce10" table:formula="of:=IF(LEN([.$E13])=0;ABS([.G13]-1);&quot;&quot;)" office:value-type="float" office:value="0.00016000000000016" calcext:value-type="float">
            <text:p>1.6000E-4</text:p>
          </table:table-cell>
          <table:table-cell table:style-name="ce20" table:formula="of:=IF( ROW([.C13]) - ROW([.C$12]) = [.H$9]; [.C13]; &quot;&quot;)">
            <text:p/>
          </table:table-cell>
          <table:table-cell table:style-name="ce21" table:formula="of:=IF( ROW([.C13]) - ROW([.C$12]) = [.H$9]; [.D13]; &quot;&quot;)">
            <text:p/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10" table:formula="of:=2^16 / [.C$5] * [.L13]" office:value-type="float" office:value="0.032768" calcext:value-type="float">
            <text:p>3.2768E-2</text:p>
          </table:table-cell>
          <table:table-cell table:number-columns-repeated="993"/>
        </table:table-row>
        <table:table-row table:style-name="ro3">
          <table:table-cell table:style-name="ce17" table:formula="of:=[.A13]" office:value-type="float" office:value="960" calcext:value-type="float">
            <text:p>960</text:p>
          </table:table-cell>
          <table:table-cell table:style-name="ce18" table:formula="of:=1 / [.A14]" office:value-type="float" office:value="0.00104166666666667" calcext:value-type="float">
            <text:p>0.00104</text:p>
          </table:table-cell>
          <table:table-cell table:style-name="ce5" office:value-type="float" office:value="64" calcext:value-type="float">
            <text:p>64</text:p>
          </table:table-cell>
          <table:table-cell table:style-name="ce11" table:formula="of:=ROUND([.B14] / [.C14] * [.C$5] - 1)" office:value-type="float" office:value="259" calcext:value-type="float">
            <text:p>259</text:p>
          </table:table-cell>
          <table:table-cell table:style-name="ce11" table:formula="of:=IF([.D14] &gt; 2^[.$C$7]; &quot;PERIOD IS TO BIG / PERIODmax = &quot; &amp; ROUNDDOWN( [.$C14] / [.$C$5] * (1 + 2^[.$C$7]); 4 ) &amp; &quot; s&quot;;               IF([.D14]&lt;0;   &quot;PERIOD IS TOO SMALL&quot;     ;  &quot;&quot;  )    )">
            <text:p/>
          </table:table-cell>
          <table:table-cell table:style-name="ce18" table:formula="of:=IF(LEN([.$E14]) = 0; [.$C14] / [.$C$5] * (1 + [.D14]); &quot;&quot;)" office:value-type="float" office:value="0.00104" calcext:value-type="float">
            <text:p>0.00104</text:p>
          </table:table-cell>
          <table:table-cell table:style-name="ce19" table:formula="of:=IF(LEN([.$E14]) = 0; [.F14] * [.A14]; &quot;&quot;)" office:value-type="float" office:value="0.9984" calcext:value-type="float">
            <text:p>0.998400</text:p>
          </table:table-cell>
          <table:table-cell table:style-name="ce10" table:formula="of:=IF(LEN([.$E14])=0;ABS([.G14]-1);&quot;&quot;)" office:value-type="float" office:value="0.00160000000000005" calcext:value-type="float">
            <text:p>1.6000E-3</text:p>
          </table:table-cell>
          <table:table-cell table:style-name="ce20" table:formula="of:=IF( ROW([.C14]) - ROW([.C$12]) = [.H$9]; [.C14]; &quot;&quot;)">
            <text:p/>
          </table:table-cell>
          <table:table-cell table:style-name="ce21" table:formula="of:=IF( ROW([.C14]) - ROW([.C$12]) = [.H$9]; [.D14]; &quot;&quot;)">
            <text:p/>
          </table:table-cell>
          <table:table-cell table:style-name="ce5"/>
          <table:table-cell table:style-name="ce5" office:value-type="float" office:value="64" calcext:value-type="float">
            <text:p>64</text:p>
          </table:table-cell>
          <table:table-cell table:style-name="ce10" table:formula="of:=2^16 / [.C$5] * [.L14]" office:value-type="float" office:value="0.262144" calcext:value-type="float">
            <text:p>2.6214E-1</text:p>
          </table:table-cell>
          <table:table-cell table:number-columns-repeated="993"/>
        </table:table-row>
        <table:table-row table:style-name="ro3">
          <table:table-cell table:style-name="ce17" table:formula="of:=[.A14]" office:value-type="float" office:value="960" calcext:value-type="float">
            <text:p>960</text:p>
          </table:table-cell>
          <table:table-cell table:style-name="ce18" table:formula="of:=1 / [.A15]" office:value-type="float" office:value="0.00104166666666667" calcext:value-type="float">
            <text:p>0.00104</text:p>
          </table:table-cell>
          <table:table-cell table:style-name="ce5" office:value-type="float" office:value="256" calcext:value-type="float">
            <text:p>256</text:p>
          </table:table-cell>
          <table:table-cell table:style-name="ce11" table:formula="of:=ROUND([.B15] / [.C15] * [.C$5] - 1)" office:value-type="float" office:value="64" calcext:value-type="float">
            <text:p>64</text:p>
          </table:table-cell>
          <table:table-cell table:style-name="ce11" table:formula="of:=IF([.D15] &gt; 2^[.$C$7]; &quot;PERIOD IS TO BIG / PERIODmax = &quot; &amp; ROUNDDOWN( [.$C15] / [.$C$5] * (1 + 2^[.$C$7]); 4 ) &amp; &quot; s&quot;;               IF([.D15]&lt;0;   &quot;PERIOD IS TOO SMALL&quot;     ;  &quot;&quot;  )    )">
            <text:p/>
          </table:table-cell>
          <table:table-cell table:style-name="ce18" table:formula="of:=IF(LEN([.$E15]) = 0; [.$C15] / [.$C$5] * (1 + [.D15]); &quot;&quot;)" office:value-type="float" office:value="0.00104" calcext:value-type="float">
            <text:p>0.00104</text:p>
          </table:table-cell>
          <table:table-cell table:style-name="ce19" table:formula="of:=IF(LEN([.$E15]) = 0; [.F15] * [.A15]; &quot;&quot;)" office:value-type="float" office:value="0.9984" calcext:value-type="float">
            <text:p>0.998400</text:p>
          </table:table-cell>
          <table:table-cell table:style-name="ce10" table:formula="of:=IF(LEN([.$E15])=0;ABS([.G15]-1);&quot;&quot;)" office:value-type="float" office:value="0.00160000000000005" calcext:value-type="float">
            <text:p>1.6000E-3</text:p>
          </table:table-cell>
          <table:table-cell table:style-name="ce20" table:formula="of:=IF( ROW([.C15]) - ROW([.C$12]) = [.H$9]; [.C15]; &quot;&quot;)">
            <text:p/>
          </table:table-cell>
          <table:table-cell table:style-name="ce21" table:formula="of:=IF( ROW([.C15]) - ROW([.C$12]) = [.H$9]; [.D15]; &quot;&quot;)">
            <text:p/>
          </table:table-cell>
          <table:table-cell table:style-name="ce5"/>
          <table:table-cell table:style-name="ce5" office:value-type="float" office:value="256" calcext:value-type="float">
            <text:p>256</text:p>
          </table:table-cell>
          <table:table-cell table:style-name="ce10" table:formula="of:=2^16 / [.C$5] * [.L15]" office:value-type="float" office:value="1.048576" calcext:value-type="float">
            <text:p>1.0486E+0</text:p>
          </table:table-cell>
          <table:table-cell table:number-columns-repeated="993"/>
        </table:table-row>
        <table:table-row table:style-name="ro3">
          <table:table-cell table:style-name="ce17" table:formula="of:=[.A15]" office:value-type="float" office:value="960" calcext:value-type="float">
            <text:p>960</text:p>
          </table:table-cell>
          <table:table-cell table:style-name="ce18" table:formula="of:=1 / [.A16]" office:value-type="float" office:value="0.00104166666666667" calcext:value-type="float">
            <text:p>0.00104</text:p>
          </table:table-cell>
          <table:table-cell table:style-name="ce5" office:value-type="float" office:value="1024" calcext:value-type="float">
            <text:p>1024</text:p>
          </table:table-cell>
          <table:table-cell table:style-name="ce11" table:formula="of:=ROUND([.B16] / [.C16] * [.C$5] - 1)" office:value-type="float" office:value="15" calcext:value-type="float">
            <text:p>15</text:p>
          </table:table-cell>
          <table:table-cell table:style-name="ce11" table:formula="of:=IF([.D16] &gt; 2^[.$C$7]; &quot;PERIOD IS TO BIG / PERIODmax = &quot; &amp; ROUNDDOWN( [.$C16] / [.$C$5] * (1 + 2^[.$C$7]); 4 ) &amp; &quot; s&quot;;               IF([.D16]&lt;0;   &quot;PERIOD IS TOO SMALL&quot;     ;  &quot;&quot;  )    )">
            <text:p/>
          </table:table-cell>
          <table:table-cell table:style-name="ce18" table:formula="of:=IF(LEN([.$E16]) = 0; [.$C16] / [.$C$5] * (1 + [.D16]); &quot;&quot;)" office:value-type="float" office:value="0.001024" calcext:value-type="float">
            <text:p>0.00102</text:p>
          </table:table-cell>
          <table:table-cell table:style-name="ce19" table:formula="of:=IF(LEN([.$E16]) = 0; [.F16] * [.A16]; &quot;&quot;)" office:value-type="float" office:value="0.98304" calcext:value-type="float">
            <text:p>0.983040</text:p>
          </table:table-cell>
          <table:table-cell table:style-name="ce10" table:formula="of:=IF(LEN([.$E16])=0;ABS([.G16]-1);&quot;&quot;)" office:value-type="float" office:value="0.0169600000000001" calcext:value-type="float">
            <text:p>1.6960E-2</text:p>
          </table:table-cell>
          <table:table-cell table:style-name="ce20" table:formula="of:=IF( ROW([.C16]) - ROW([.C$12]) = [.H$9]; [.C16]; &quot;&quot;)">
            <text:p/>
          </table:table-cell>
          <table:table-cell table:style-name="ce21" table:formula="of:=IF( ROW([.C16]) - ROW([.C$12]) = [.H$9]; [.D16]; &quot;&quot;)">
            <text:p/>
          </table:table-cell>
          <table:table-cell table:style-name="ce5"/>
          <table:table-cell table:style-name="ce5" office:value-type="float" office:value="1024" calcext:value-type="float">
            <text:p>1024</text:p>
          </table:table-cell>
          <table:table-cell table:style-name="ce10" table:formula="of:=2^16 / [.C$5] * [.L16]" office:value-type="float" office:value="4.194304" calcext:value-type="float">
            <text:p>4.1943E+0</text:p>
          </table:table-cell>
          <table:table-cell table:number-columns-repeated="993"/>
        </table:table-row>
        <table:table-row table:style-name="ro5" table:number-rows-repeated="5">
          <table:table-cell table:number-columns-repeated="1006"/>
        </table:table-row>
        <table:table-row table:style-name="ro2">
          <table:table-cell table:number-columns-repeated="1006"/>
        </table:table-row>
        <table:table-row table:style-name="ro5" table:number-rows-repeated="42">
          <table:table-cell table:number-columns-repeated="1006"/>
        </table:table-row>
        <table:table-row table:style-name="ro2" table:number-rows-repeated="1048511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BINARY | DECIMAL CONVERTERS" table:style-name="ta3">
        <table:table-column table:style-name="co7" table:default-cell-style-name="Default"/>
        <table:table-column table:style-name="co8" table:number-columns-repeated="11" table:default-cell-style-name="ce50"/>
        <table:table-column table:style-name="co8" table:number-columns-repeated="18" table:default-cell-style-name="Default"/>
        <table:table-column table:style-name="co9" table:default-cell-style-name="Default"/>
        <table:table-column table:style-name="co8" table:number-columns-repeated="981" table:default-cell-style-name="Default"/>
        <table:table-row table:style-name="ro3">
          <table:table-cell table:style-name="ce24" office:value-type="string" calcext:value-type="string" table:number-columns-spanned="15" table:number-rows-spanned="1">
            <text:p><text:span text:style-name="T5">DECIMAL TO BINARY</text:span></text:p>
          </table:table-cell>
          <table:covered-table-cell table:number-columns-repeated="14" table:style-name="ce25"/>
          <table:table-cell table:style-name="ce26"/>
          <table:table-cell table:style-name="ce24" office:value-type="string" calcext:value-type="string" table:number-columns-spanned="15" table:number-rows-spanned="1">
            <text:p><text:span text:style-name="T5">BINARY TO DECIMAL</text:span></text:p>
          </table:table-cell>
          <table:covered-table-cell table:number-columns-repeated="13" table:style-name="ce25"/>
          <table:covered-table-cell table:style-name="ce55"/>
          <table:table-cell table:style-name="ce49"/>
          <table:table-cell table:style-name="ce26" table:number-columns-repeated="980"/>
        </table:table-row>
        <table:table-row table:style-name="ro3">
          <table:table-cell table:style-name="ce55" office:value-type="string" calcext:value-type="string">
            <text:p><text:span text:style-name="T5">#</text:span>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5" office:value-type="string" calcext:value-type="string">
            <text:p><text:span text:style-name="T5">#</text:span></text:p>
          </table:table-cell>
          <table:table-cell table:style-name="ce49"/>
          <table:table-cell table:style-name="ce26" table:number-columns-repeated="980"/>
        </table:table-row>
        <table:table-row table:style-name="ro3">
          <table:table-cell table:style-name="ce28" office:value-type="float" office:value="1023" calcext:value-type="float">
            <text:p>1023</text:p>
          </table:table-cell>
          <table:table-cell table:style-name="ce53" table:formula="of:=MOD(QUOTIENT([.$A3];2^[.B$2]); 2)" office:value-type="float" office:value="0" calcext:value-type="float">
            <text:p>0</text:p>
          </table:table-cell>
          <table:table-cell table:style-name="ce53" table:formula="of:=MOD(QUOTIENT([.$A3];2^[.C$2]); 2)" office:value-type="float" office:value="0" calcext:value-type="float">
            <text:p>0</text:p>
          </table:table-cell>
          <table:table-cell table:style-name="ce53" table:formula="of:=MOD(QUOTIENT([.$A3];2^[.D$2]); 2)" office:value-type="float" office:value="0" calcext:value-type="float">
            <text:p>0</text:p>
          </table:table-cell>
          <table:table-cell table:style-name="ce53" table:formula="of:=MOD(QUOTIENT([.$A3];2^[.E$2]); 2)" office:value-type="float" office:value="0" calcext:value-type="float">
            <text:p>0</text:p>
          </table:table-cell>
          <table:table-cell table:style-name="ce53" table:formula="of:=MOD(QUOTIENT([.$A3];2^[.F$2]); 2)" office:value-type="float" office:value="1" calcext:value-type="float">
            <text:p>1</text:p>
          </table:table-cell>
          <table:table-cell table:style-name="ce53" table:formula="of:=MOD(QUOTIENT([.$A3];2^[.G$2]); 2)" office:value-type="float" office:value="1" calcext:value-type="float">
            <text:p>1</text:p>
          </table:table-cell>
          <table:table-cell table:style-name="ce53" table:formula="of:=MOD(QUOTIENT([.$A3];2^[.H$2]); 2)" office:value-type="float" office:value="1" calcext:value-type="float">
            <text:p>1</text:p>
          </table:table-cell>
          <table:table-cell table:style-name="ce53" table:formula="of:=MOD(QUOTIENT([.$A3];2^[.I$2]); 2)" office:value-type="float" office:value="1" calcext:value-type="float">
            <text:p>1</text:p>
          </table:table-cell>
          <table:table-cell table:style-name="ce53" table:formula="of:=MOD(QUOTIENT([.$A3];2^[.J$2]); 2)" office:value-type="float" office:value="1" calcext:value-type="float">
            <text:p>1</text:p>
          </table:table-cell>
          <table:table-cell table:style-name="ce53" table:formula="of:=MOD(QUOTIENT([.$A3];2^[.K$2]); 2)" office:value-type="float" office:value="1" calcext:value-type="float">
            <text:p>1</text:p>
          </table:table-cell>
          <table:table-cell table:style-name="ce53" table:formula="of:=MOD(QUOTIENT([.$A3];2^[.L$2]); 2)" office:value-type="float" office:value="1" calcext:value-type="float">
            <text:p>1</text:p>
          </table:table-cell>
          <table:table-cell table:style-name="ce51" table:formula="of:=MOD(QUOTIENT([.$A3];2^[.M$2]); 2)" office:value-type="float" office:value="1" calcext:value-type="float">
            <text:p>1</text:p>
          </table:table-cell>
          <table:table-cell table:style-name="ce53" table:formula="of:=MOD(QUOTIENT([.$A3];2^[.N$2]); 2)" office:value-type="float" office:value="1" calcext:value-type="float">
            <text:p>1</text:p>
          </table:table-cell>
          <table:table-cell table:style-name="ce53" table:formula="of:=MOD(QUOTIENT([.$A3];2^[.O$2]); 2)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number-columns-repeated="10" table:style-name="ce53" office:value-type="float" office:value="1" calcext:value-type="float">
            <text:p>1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28" table:formula="of:=[.AD3]*2^[.AD2] + [.AC3]*2^[.AC2] + [.AB3]*2^[.AB2] + [.AA3]*2^[.AA2] + [.Z3]*2^[.Z2] + [.Y3]*2^[.Y2] + [.X3]*2^[.X2] + [.W3]*2^[.W2] + [.V3]*2^[.V2] + [.U3]*2^[.U2] + [.T3]*2^[.T2] + [.S3]*2^[.S2] + [.R3]*2^[.R2] + [.Q3]*2^[.Q2]" office:value-type="float" office:value="8191" calcext:value-type="float">
            <text:p>8191</text:p>
          </table:table-cell>
          <table:table-cell table:style-name="ce49" table:number-columns-repeated="981"/>
        </table:table-row>
        <table:table-row table:style-name="ro3" table:number-rows-repeated="23">
          <table:table-cell table:style-name="ce28"/>
          <table:table-cell table:style-name="ce53" table:number-columns-repeated="11"/>
          <table:table-cell table:style-name="ce51" table:number-columns-repeated="3"/>
          <table:table-cell table:style-name="ce49" table:number-columns-repeated="15"/>
          <table:table-cell table:style-name="ce22"/>
          <table:table-cell table:style-name="ce49" table:number-columns-repeated="981"/>
        </table:table-row>
        <table:table-row table:style-name="ro3" table:number-rows-repeated="3">
          <table:table-cell table:style-name="ce30"/>
          <table:table-cell table:style-name="ce49" table:number-columns-repeated="29"/>
          <table:table-cell table:style-name="ce22"/>
          <table:table-cell table:style-name="ce49" table:number-columns-repeated="981"/>
        </table:table-row>
        <table:table-row table:style-name="ro6" table:number-rows-repeated="35">
          <table:table-cell table:style-name="ce22"/>
          <table:table-cell table:style-name="ce48" table:number-columns-repeated="11"/>
          <table:table-cell table:style-name="ce49" table:number-columns-repeated="18"/>
          <table:table-cell table:style-name="ce22"/>
          <table:table-cell table:style-name="ce49" table:number-columns-repeated="981"/>
        </table:table-row>
        <table:table-row table:style-name="ro2" table:number-rows-repeated="16321">
          <table:table-cell table:number-columns-repeated="1012"/>
        </table:table-row>
        <table:table-row table:style-name="ro2">
          <table:table-cell table:number-columns-repeated="1012"/>
        </table:table-row>
        <calcext:conditional-formats>
          <calcext:conditional-format calcext:target-range-address="TIMER.B30:TIMER.L16386 TIMER.B3:TIMER.L26 TIMER.N3:TIMER.AA3">
            <calcext:condition calcext:apply-style-name="dx_ce31" calcext:value="=0" calcext:base-cell-address="'BINARY | DECIMAL CONVERTERS'.B3"/>
          </calcext:conditional-format>
        </calcext:conditional-formats>
      </table:table>
      <table:table table:name="MEASUREMENTS" table:style-name="ta3">
        <table:table-column table:style-name="co10" table:default-cell-style-name="Default"/>
        <table:table-column table:style-name="co11" table:default-cell-style-name="Default"/>
        <table:table-column table:style-name="co8" table:number-columns-repeated="14" table:default-cell-style-name="ce73"/>
        <table:table-column table:style-name="co9" table:default-cell-style-name="Default"/>
        <table:table-column table:style-name="co12" table:default-cell-style-name="ce60"/>
        <table:table-column table:style-name="co13" table:default-cell-style-name="ce61"/>
        <table:table-column table:style-name="co14" table:default-cell-style-name="Default"/>
        <table:table-column table:style-name="co8" table:number-columns-repeated="976" table:default-cell-style-name="Default"/>
        <table:table-row table:style-name="ro3">
          <table:table-cell table:number-columns-repeated="2"/>
          <table:table-cell table:style-name="Default" table:number-columns-repeated="14"/>
          <table:table-cell/>
          <table:table-cell table:style-name="ce57"/>
          <table:table-cell table:number-columns-repeated="2"/>
          <table:table-cell table:style-name="ce26" table:number-columns-repeated="976"/>
        </table:table-row>
        <table:table-row table:style-name="ro3">
          <table:table-cell table:number-columns-repeated="2"/>
          <table:table-cell table:style-name="Default" table:number-columns-repeated="14"/>
          <table:table-cell/>
          <table:table-cell table:style-name="ce57" table:formula="of:=2^14" office:value-type="float" office:value="16384" calcext:value-type="float">
            <text:p>16384</text:p>
          </table:table-cell>
          <table:table-cell table:number-columns-repeated="2"/>
          <table:table-cell table:style-name="ce26" table:number-columns-repeated="976"/>
        </table:table-row>
        <table:table-row table:style-name="ro3">
          <table:table-cell table:number-columns-repeated="2"/>
          <table:table-cell table:style-name="Default" table:number-columns-repeated="14"/>
          <table:table-cell/>
          <table:table-cell table:style-name="ce58" table:formula="of:= 1 / 96" office:value-type="float" office:value="0.0104166666666667" calcext:value-type="float">
            <text:p>0.0104</text:p>
          </table:table-cell>
          <table:table-cell table:number-columns-repeated="2"/>
          <table:table-cell table:style-name="ce26" table:number-columns-repeated="976"/>
        </table:table-row>
        <table:table-row table:style-name="ro3" table:number-rows-repeated="4">
          <table:table-cell table:number-columns-repeated="2"/>
          <table:table-cell table:style-name="Default" table:number-columns-repeated="14"/>
          <table:table-cell/>
          <table:table-cell table:style-name="ce57"/>
          <table:table-cell table:number-columns-repeated="2"/>
          <table:table-cell table:style-name="ce26" table:number-columns-repeated="976"/>
        </table:table-row>
        <table:table-row table:style-name="ro3">
          <table:table-cell/>
          <table:table-cell table:style-name="ce26"/>
          <table:table-cell table:style-name="ce24" office:value-type="string" calcext:value-type="string" table:number-columns-spanned="15" table:number-rows-spanned="1">
            <text:p><text:span text:style-name="T5">BINARY TO DECIMAL</text:span></text:p>
          </table:table-cell>
          <table:covered-table-cell table:number-columns-repeated="13" table:style-name="ce25"/>
          <table:covered-table-cell table:style-name="ce55"/>
          <table:table-cell table:style-name="ce59"/>
          <table:table-cell table:number-columns-repeated="2"/>
          <table:table-cell table:style-name="ce26" table:number-columns-repeated="976"/>
        </table:table-row>
        <table:table-row table:style-name="ro3">
          <table:table-cell table:style-name="ce54" office:value-type="string" calcext:value-type="string">
            <text:p>MOVIE</text:p>
          </table:table-cell>
          <table:table-cell table:style-name="ce26" office:value-type="string" calcext:value-type="string">
            <text:p>FRAME #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5" office:value-type="string" calcext:value-type="string">
            <text:p><text:span text:style-name="T5">#</text:span></text:p>
          </table:table-cell>
          <table:table-cell table:style-name="ce59"/>
          <table:table-cell table:number-columns-repeated="2"/>
          <table:table-cell table:style-name="ce26" table:number-columns-repeated="976"/>
        </table:table-row>
        <table:table-row table:style-name="ro3">
          <table:table-cell office:value-type="string" calcext:value-type="string">
            <text:p>20210919_145432.mp4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4" table:style-name="ce72" office:value-type="float" office:value="0" calcext:value-type="float">
            <text:p>0</text:p>
          </table:table-cell>
          <table:table-cell table:style-name="ce28" table:formula="of:=[.P10]*2^[.P$9] + [.O10]*2^[.O$9] + [.N10]*2^[.N$9] + [.M10]*2^[.M$9] + [.L10]*2^[.L$9] + [.K10]*2^[.K$9] + [.J10]*2^[.J$9] + [.I10]*2^[.I$9] + [.H10]*2^[.H$9] + [.G10]*2^[.G$9] + [.F10]*2^[.F$9] + [.E10]*2^[.E$9] + [.D10]*2^[.D$9] + [.C10]*2^[.C$9]" office:value-type="float" office:value="0" calcext:value-type="float">
            <text:p>0</text:p>
          </table:table-cell>
          <table:table-cell table:formula="of:= IF([.Q10]&lt;&gt;0; [.Q10]*[.R$3]; &quot;&quot;)">
            <text:p/>
          </table:table-cell>
          <table:table-cell table:style-name="ce62" table:formula="of:= IF([.Q10]&lt;&gt;0; [.Q10] * [.R$3] / [.B10]; &quot;&quot;)">
            <text:p/>
          </table:table-cell>
          <table:table-cell table:style-name="ce49" table:number-columns-repeated="977"/>
        </table:table-row>
        <table:table-row table:style-name="ro3">
          <table:table-cell/>
          <table:table-cell table:style-name="ce51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2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2" table:style-name="ce72" office:value-type="float" office:value="1" calcext:value-type="float">
            <text:p>1</text:p>
          </table:table-cell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style-name="ce72" table:number-columns-repeated="3"/>
          <table:table-cell table:style-name="ce28" table:formula="of:=[.P11]*2^[.P$9] + [.O11]*2^[.O$9] + [.N11]*2^[.N$9] + [.M11]*2^[.M$9] + [.L11]*2^[.L$9] + [.K11]*2^[.K$9] + [.J11]*2^[.J$9] + [.I11]*2^[.I$9] + [.H11]*2^[.H$9] + [.G11]*2^[.G$9] + [.F11]*2^[.F$9] + [.E11]*2^[.E$9] + [.D11]*2^[.D$9] + [.C11]*2^[.C$9]" office:value-type="float" office:value="3288" calcext:value-type="float">
            <text:p>3288</text:p>
          </table:table-cell>
          <table:table-cell table:formula="of:= IF([.Q11]&lt;&gt;0; [.Q11]*[.R$3]; &quot;&quot;)" office:value-type="float" office:value="34.25" calcext:value-type="float">
            <text:p>34.250</text:p>
          </table:table-cell>
          <table:table-cell table:style-name="ce62" table:formula="of:= IF([.Q11]&lt;&gt;0; [.Q11] * [.R$3] / [.B11]; &quot;&quot;)" office:value-type="float" office:value="17.125" calcext:value-type="float">
            <text:p>17.125</text:p>
          </table:table-cell>
          <table:table-cell table:style-name="ce49" table:number-columns-repeated="977"/>
        </table:table-row>
        <table:table-row table:style-name="ro3">
          <table:table-cell/>
          <table:table-cell table:style-name="ce72" office:value-type="float" office:value="3" calcext:value-type="float">
            <text:p>3</text:p>
          </table:table-cell>
          <table:table-cell table:style-name="ce72" table:number-columns-repeated="2"/>
          <table:table-cell table:number-columns-repeated="2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2" table:style-name="ce72" office:value-type="float" office:value="1" calcext:value-type="float">
            <text:p>1</text:p>
          </table:table-cell>
          <table:table-cell table:style-name="ce72"/>
          <table:table-cell table:number-columns-repeated="5" table:style-name="ce72" office:value-type="float" office:value="1" calcext:value-type="float">
            <text:p>1</text:p>
          </table:table-cell>
          <table:table-cell table:style-name="ce28" table:formula="of:=[.P12]*2^[.P$9] + [.O12]*2^[.O$9] + [.N12]*2^[.N$9] + [.M12]*2^[.M$9] + [.L12]*2^[.L$9] + [.K12]*2^[.K$9] + [.J12]*2^[.J$9] + [.I12]*2^[.I$9] + [.H12]*2^[.H$9] + [.G12]*2^[.G$9] + [.F12]*2^[.F$9] + [.E12]*2^[.E$9] + [.D12]*2^[.D$9] + [.C12]*2^[.C$9]" office:value-type="float" office:value="3295" calcext:value-type="float">
            <text:p>3295</text:p>
          </table:table-cell>
          <table:table-cell table:formula="of:= IF([.Q12]&lt;&gt;0; [.Q12]*[.R$3]; &quot;&quot;)" office:value-type="float" office:value="34.3229166666667" calcext:value-type="float">
            <text:p>34.323</text:p>
          </table:table-cell>
          <table:table-cell table:style-name="ce62" table:formula="of:= IF([.Q12]&lt;&gt;0; [.Q12] * [.R$3] / [.B12]; &quot;&quot;)" office:value-type="float" office:value="11.4409722222222" calcext:value-type="float">
            <text:p>11.441</text:p>
          </table:table-cell>
          <table:table-cell table:style-name="ce49" table:number-columns-repeated="977"/>
        </table:table-row>
        <table:table-row table:style-name="ro3">
          <table:table-cell/>
          <table:table-cell table:style-name="ce51" office:value-type="float" office:value="4" calcext:value-type="float">
            <text:p>4</text:p>
          </table:table-cell>
          <table:table-cell table:number-columns-repeated="14" table:style-name="ce72" office:value-type="float" office:value="0" calcext:value-type="float">
            <text:p>0</text:p>
          </table:table-cell>
          <table:table-cell table:style-name="ce28" table:formula="of:=[.P13]*2^[.P$9] + [.O13]*2^[.O$9] + [.N13]*2^[.N$9] + [.M13]*2^[.M$9] + [.L13]*2^[.L$9] + [.K13]*2^[.K$9] + [.J13]*2^[.J$9] + [.I13]*2^[.I$9] + [.H13]*2^[.H$9] + [.G13]*2^[.G$9] + [.F13]*2^[.F$9] + [.E13]*2^[.E$9] + [.D13]*2^[.D$9] + [.C13]*2^[.C$9]" office:value-type="float" office:value="0" calcext:value-type="float">
            <text:p>0</text:p>
          </table:table-cell>
          <table:table-cell table:formula="of:= IF([.Q13]&lt;&gt;0; [.Q13]*[.R$3]; &quot;&quot;)">
            <text:p/>
          </table:table-cell>
          <table:table-cell table:style-name="ce62" table:formula="of:= IF([.Q13]&lt;&gt;0; [.Q13] * [.R$3] / [.B13]; &quot;&quot;)">
            <text:p/>
          </table:table-cell>
          <table:table-cell table:style-name="ce49" table:number-columns-repeated="977"/>
        </table:table-row>
        <table:table-row table:style-name="ro3">
          <table:table-cell/>
          <table:table-cell table:style-name="ce72" office:value-type="float" office:value="5" calcext:value-type="float">
            <text:p>5</text:p>
          </table:table-cell>
          <table:table-cell table:style-name="ce72" table:number-columns-repeated="2"/>
          <table:table-cell table:number-columns-repeated="2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3" table:style-name="ce72" office:value-type="float" office:value="1" calcext:value-type="float">
            <text:p>1</text:p>
          </table:table-cell>
          <table:table-cell table:style-name="ce72"/>
          <table:table-cell table:number-columns-repeated="3" table:style-name="ce72" office:value-type="float" office:value="1" calcext:value-type="float">
            <text:p>1</text:p>
          </table:table-cell>
          <table:table-cell table:style-name="ce72"/>
          <table:table-cell table:style-name="ce28" table:formula="of:=[.P14]*2^[.P$9] + [.O14]*2^[.O$9] + [.N14]*2^[.N$9] + [.M14]*2^[.M$9] + [.L14]*2^[.L$9] + [.K14]*2^[.K$9] + [.J14]*2^[.J$9] + [.I14]*2^[.I$9] + [.H14]*2^[.H$9] + [.G14]*2^[.G$9] + [.F14]*2^[.F$9] + [.E14]*2^[.E$9] + [.D14]*2^[.D$9] + [.C14]*2^[.C$9]" office:value-type="float" office:value="3310" calcext:value-type="float">
            <text:p>3310</text:p>
          </table:table-cell>
          <table:table-cell table:formula="of:= IF([.Q14]&lt;&gt;0; [.Q14]*[.R$3]; &quot;&quot;)" office:value-type="float" office:value="34.4791666666667" calcext:value-type="float">
            <text:p>34.479</text:p>
          </table:table-cell>
          <table:table-cell table:style-name="ce62" table:formula="of:= IF([.Q14]&lt;&gt;0; [.Q14] * [.R$3] / [.B14]; &quot;&quot;)" office:value-type="float" office:value="6.89583333333333" calcext:value-type="float">
            <text:p>6.896</text:p>
          </table:table-cell>
          <table:table-cell table:style-name="ce49" table:number-columns-repeated="977"/>
        </table:table-row>
        <table:table-row table:style-name="ro3">
          <table:table-cell/>
          <table:table-cell table:style-name="ce51" office:value-type="float" office:value="6" calcext:value-type="float">
            <text:p>6</text:p>
          </table:table-cell>
          <table:table-cell table:style-name="ce72" table:number-columns-repeated="2"/>
          <table:table-cell table:number-columns-repeated="2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4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28" table:formula="of:=[.P15]*2^[.P$9] + [.O15]*2^[.O$9] + [.N15]*2^[.N$9] + [.M15]*2^[.M$9] + [.L15]*2^[.L$9] + [.K15]*2^[.K$9] + [.J15]*2^[.J$9] + [.I15]*2^[.I$9] + [.H15]*2^[.H$9] + [.G15]*2^[.G$9] + [.F15]*2^[.F$9] + [.E15]*2^[.E$9] + [.D15]*2^[.D$9] + [.C15]*2^[.C$9]" office:value-type="float" office:value="3314" calcext:value-type="float">
            <text:p>3314</text:p>
          </table:table-cell>
          <table:table-cell table:formula="of:= IF([.Q15]&lt;&gt;0; [.Q15]*[.R$3]; &quot;&quot;)" office:value-type="float" office:value="34.5208333333333" calcext:value-type="float">
            <text:p>34.521</text:p>
          </table:table-cell>
          <table:table-cell table:style-name="ce62" table:formula="of:= IF([.Q15]&lt;&gt;0; [.Q15] * [.R$3] / [.B15]; &quot;&quot;)" office:value-type="float" office:value="5.75347222222222" calcext:value-type="float">
            <text:p>5.753</text:p>
          </table:table-cell>
          <table:table-cell table:style-name="ce49" table:number-columns-repeated="977"/>
        </table:table-row>
        <table:table-row table:style-name="ro3">
          <table:table-cell/>
          <table:table-cell table:style-name="ce72" office:value-type="float" office:value="7" calcext:value-type="float">
            <text:p>7</text:p>
          </table:table-cell>
          <table:table-cell table:style-name="ce72" table:number-columns-repeated="14"/>
          <table:table-cell table:style-name="ce28" table:formula="of:=[.P16]*2^[.P$9] + [.O16]*2^[.O$9] + [.N16]*2^[.N$9] + [.M16]*2^[.M$9] + [.L16]*2^[.L$9] + [.K16]*2^[.K$9] + [.J16]*2^[.J$9] + [.I16]*2^[.I$9] + [.H16]*2^[.H$9] + [.G16]*2^[.G$9] + [.F16]*2^[.F$9] + [.E16]*2^[.E$9] + [.D16]*2^[.D$9] + [.C16]*2^[.C$9]" office:value-type="float" office:value="0" calcext:value-type="float">
            <text:p>0</text:p>
          </table:table-cell>
          <table:table-cell table:formula="of:= IF([.Q16]&lt;&gt;0; [.Q16]*[.R$3]; &quot;&quot;)">
            <text:p/>
          </table:table-cell>
          <table:table-cell table:style-name="ce62" table:formula="of:= IF([.Q16]&lt;&gt;0; [.Q16] * [.R$3] / [.B16]; &quot;&quot;)">
            <text:p/>
          </table:table-cell>
          <table:table-cell table:style-name="ce49" table:number-columns-repeated="977"/>
        </table:table-row>
        <table:table-row table:style-name="ro3">
          <table:table-cell/>
          <table:table-cell table:style-name="ce51" office:value-type="float" office:value="8" calcext:value-type="float">
            <text:p>8</text:p>
          </table:table-cell>
          <table:table-cell table:style-name="ce72" table:number-columns-repeated="2"/>
          <table:table-cell table:number-columns-repeated="2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8" table:style-name="ce72" office:value-type="float" office:value="1" calcext:value-type="float">
            <text:p>1</text:p>
          </table:table-cell>
          <table:table-cell table:style-name="ce28" table:formula="of:=[.P17]*2^[.P$9] + [.O17]*2^[.O$9] + [.N17]*2^[.N$9] + [.M17]*2^[.M$9] + [.L17]*2^[.L$9] + [.K17]*2^[.K$9] + [.J17]*2^[.J$9] + [.I17]*2^[.I$9] + [.H17]*2^[.H$9] + [.G17]*2^[.G$9] + [.F17]*2^[.F$9] + [.E17]*2^[.E$9] + [.D17]*2^[.D$9] + [.C17]*2^[.C$9]" office:value-type="float" office:value="3327" calcext:value-type="float">
            <text:p>3327</text:p>
          </table:table-cell>
          <table:table-cell table:formula="of:= IF([.Q17]&lt;&gt;0; [.Q17]*[.R$3]; &quot;&quot;)" office:value-type="float" office:value="34.65625" calcext:value-type="float">
            <text:p>34.656</text:p>
          </table:table-cell>
          <table:table-cell table:style-name="ce62" table:formula="of:= IF([.Q17]&lt;&gt;0; [.Q17] * [.R$3] / [.B17]; &quot;&quot;)" office:value-type="float" office:value="4.33203125" calcext:value-type="float">
            <text:p>4.332</text:p>
          </table:table-cell>
          <table:table-cell table:style-name="ce49" table:number-columns-repeated="977"/>
        </table:table-row>
        <table:table-row table:style-name="ro3">
          <table:table-cell/>
          <table:table-cell table:style-name="ce72" office:value-type="float" office:value="9" calcext:value-type="float">
            <text:p>9</text:p>
          </table:table-cell>
          <table:table-cell table:style-name="ce72" table:number-columns-repeated="14"/>
          <table:table-cell table:style-name="ce28" table:formula="of:=[.P18]*2^[.P$9] + [.O18]*2^[.O$9] + [.N18]*2^[.N$9] + [.M18]*2^[.M$9] + [.L18]*2^[.L$9] + [.K18]*2^[.K$9] + [.J18]*2^[.J$9] + [.I18]*2^[.I$9] + [.H18]*2^[.H$9] + [.G18]*2^[.G$9] + [.F18]*2^[.F$9] + [.E18]*2^[.E$9] + [.D18]*2^[.D$9] + [.C18]*2^[.C$9]" office:value-type="float" office:value="0" calcext:value-type="float">
            <text:p>0</text:p>
          </table:table-cell>
          <table:table-cell table:formula="of:= IF([.Q18]&lt;&gt;0; [.Q18]*[.R$3]; &quot;&quot;)">
            <text:p/>
          </table:table-cell>
          <table:table-cell table:style-name="ce62" table:formula="of:= IF([.Q18]&lt;&gt;0; [.Q18] * [.R$3] / [.B18]; &quot;&quot;)">
            <text:p/>
          </table:table-cell>
          <table:table-cell table:style-name="ce49" table:number-columns-repeated="977"/>
        </table:table-row>
        <table:table-row table:style-name="ro3">
          <table:table-cell/>
          <table:table-cell table:style-name="ce51" office:value-type="float" office:value="10" calcext:value-type="float">
            <text:p>10</text:p>
          </table:table-cell>
          <table:table-cell table:style-name="ce72" table:number-columns-repeated="2"/>
          <table:table-cell table:number-columns-repeated="2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 table:number-columns-repeated="4"/>
          <table:table-cell table:number-columns-repeated="2"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28" table:formula="of:=[.P19]*2^[.P$9] + [.O19]*2^[.O$9] + [.N19]*2^[.N$9] + [.M19]*2^[.M$9] + [.L19]*2^[.L$9] + [.K19]*2^[.K$9] + [.J19]*2^[.J$9] + [.I19]*2^[.I$9] + [.H19]*2^[.H$9] + [.G19]*2^[.G$9] + [.F19]*2^[.F$9] + [.E19]*2^[.E$9] + [.D19]*2^[.D$9] + [.C19]*2^[.C$9]" office:value-type="float" office:value="3340" calcext:value-type="float">
            <text:p>3340</text:p>
          </table:table-cell>
          <table:table-cell table:formula="of:= IF([.Q19]&lt;&gt;0; [.Q19]*[.R$3]; &quot;&quot;)" office:value-type="float" office:value="34.7916666666667" calcext:value-type="float">
            <text:p>34.792</text:p>
          </table:table-cell>
          <table:table-cell table:style-name="ce62" table:formula="of:= IF([.Q19]&lt;&gt;0; [.Q19] * [.R$3] / [.B19]; &quot;&quot;)" office:value-type="float" office:value="3.47916666666667" calcext:value-type="float">
            <text:p>3.479</text:p>
          </table:table-cell>
          <table:table-cell table:style-name="ce49" table:number-columns-repeated="977"/>
        </table:table-row>
        <table:table-row table:style-name="ro3">
          <table:table-cell/>
          <table:table-cell table:style-name="ce72" office:value-type="float" office:value="11" calcext:value-type="float">
            <text:p>11</text:p>
          </table:table-cell>
          <table:table-cell table:style-name="ce72" table:number-columns-repeated="2"/>
          <table:table-cell table:number-columns-repeated="2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 table:number-columns-repeated="3"/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28" table:formula="of:=[.P20]*2^[.P$9] + [.O20]*2^[.O$9] + [.N20]*2^[.N$9] + [.M20]*2^[.M$9] + [.L20]*2^[.L$9] + [.K20]*2^[.K$9] + [.J20]*2^[.J$9] + [.I20]*2^[.I$9] + [.H20]*2^[.H$9] + [.G20]*2^[.G$9] + [.F20]*2^[.F$9] + [.E20]*2^[.E$9] + [.D20]*2^[.D$9] + [.C20]*2^[.C$9]" office:value-type="float" office:value="3346" calcext:value-type="float">
            <text:p>3346</text:p>
          </table:table-cell>
          <table:table-cell table:formula="of:= IF([.Q20]&lt;&gt;0; [.Q20]*[.R$3]; &quot;&quot;)" office:value-type="float" office:value="34.8541666666667" calcext:value-type="float">
            <text:p>34.854</text:p>
          </table:table-cell>
          <table:table-cell table:style-name="ce62" table:formula="of:= IF([.Q20]&lt;&gt;0; [.Q20] * [.R$3] / [.B20]; &quot;&quot;)" office:value-type="float" office:value="3.16856060606061" calcext:value-type="float">
            <text:p>3.169</text:p>
          </table:table-cell>
          <table:table-cell table:style-name="ce49" table:number-columns-repeated="977"/>
        </table:table-row>
        <table:table-row table:style-name="ro3">
          <table:table-cell/>
          <table:table-cell table:style-name="ce51" office:value-type="float" office:value="12" calcext:value-type="float">
            <text:p>12</text:p>
          </table:table-cell>
          <table:table-cell table:style-name="ce72" table:number-columns-repeated="14"/>
          <table:table-cell table:style-name="ce28" table:formula="of:=[.P21]*2^[.P$9] + [.O21]*2^[.O$9] + [.N21]*2^[.N$9] + [.M21]*2^[.M$9] + [.L21]*2^[.L$9] + [.K21]*2^[.K$9] + [.J21]*2^[.J$9] + [.I21]*2^[.I$9] + [.H21]*2^[.H$9] + [.G21]*2^[.G$9] + [.F21]*2^[.F$9] + [.E21]*2^[.E$9] + [.D21]*2^[.D$9] + [.C21]*2^[.C$9]" office:value-type="float" office:value="0" calcext:value-type="float">
            <text:p>0</text:p>
          </table:table-cell>
          <table:table-cell table:formula="of:= IF([.Q21]&lt;&gt;0; [.Q21]*[.R$3]; &quot;&quot;)">
            <text:p/>
          </table:table-cell>
          <table:table-cell table:style-name="ce62" table:formula="of:= IF([.Q21]&lt;&gt;0; [.Q21] * [.R$3] / [.B21]; &quot;&quot;)">
            <text:p/>
          </table:table-cell>
          <table:table-cell table:style-name="ce49" table:number-columns-repeated="977"/>
        </table:table-row>
        <table:table-row table:style-name="ro3">
          <table:table-cell/>
          <table:table-cell table:style-name="ce72" office:value-type="float" office:value="13" calcext:value-type="float">
            <text:p>13</text:p>
          </table:table-cell>
          <table:table-cell table:style-name="ce72" table:number-columns-repeated="2"/>
          <table:table-cell table:number-columns-repeated="2"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1" calcext:value-type="float">
            <text:p>1</text:p>
          </table:table-cell>
          <table:table-cell table:style-name="ce72" table:number-columns-repeated="3"/>
          <table:table-cell table:number-columns-repeated="5" table:style-name="ce72" office:value-type="float" office:value="1" calcext:value-type="float">
            <text:p>1</text:p>
          </table:table-cell>
          <table:table-cell table:style-name="ce28" table:formula="of:=[.P22]*2^[.P$9] + [.O22]*2^[.O$9] + [.N22]*2^[.N$9] + [.M22]*2^[.M$9] + [.L22]*2^[.L$9] + [.K22]*2^[.K$9] + [.J22]*2^[.J$9] + [.I22]*2^[.I$9] + [.H22]*2^[.H$9] + [.G22]*2^[.G$9] + [.F22]*2^[.F$9] + [.E22]*2^[.E$9] + [.D22]*2^[.D$9] + [.C22]*2^[.C$9]" office:value-type="float" office:value="3359" calcext:value-type="float">
            <text:p>3359</text:p>
          </table:table-cell>
          <table:table-cell table:formula="of:= IF([.Q22]&lt;&gt;0; [.Q22]*[.R$3]; &quot;&quot;)" office:value-type="float" office:value="34.9895833333333" calcext:value-type="float">
            <text:p>34.990</text:p>
          </table:table-cell>
          <table:table-cell table:style-name="ce62" table:formula="of:= IF([.Q22]&lt;&gt;0; [.Q22] * [.R$3] / [.B22]; &quot;&quot;)" office:value-type="float" office:value="2.69150641025641" calcext:value-type="float">
            <text:p>2.692</text:p>
          </table:table-cell>
          <table:table-cell table:style-name="ce49" table:number-columns-repeated="977"/>
        </table:table-row>
        <table:table-row table:style-name="ro3">
          <table:table-cell/>
          <table:table-cell table:style-name="ce51" office:value-type="float" office:value="14" calcext:value-type="float">
            <text:p>14</text:p>
          </table:table-cell>
          <table:table-cell table:style-name="ce72" table:number-columns-repeated="14"/>
          <table:table-cell table:style-name="ce28" table:formula="of:=[.P23]*2^[.P$9] + [.O23]*2^[.O$9] + [.N23]*2^[.N$9] + [.M23]*2^[.M$9] + [.L23]*2^[.L$9] + [.K23]*2^[.K$9] + [.J23]*2^[.J$9] + [.I23]*2^[.I$9] + [.H23]*2^[.H$9] + [.G23]*2^[.G$9] + [.F23]*2^[.F$9] + [.E23]*2^[.E$9] + [.D23]*2^[.D$9] + [.C23]*2^[.C$9]" office:value-type="float" office:value="0" calcext:value-type="float">
            <text:p>0</text:p>
          </table:table-cell>
          <table:table-cell table:formula="of:= IF([.Q23]&lt;&gt;0; [.Q23]*[.R$3]; &quot;&quot;)">
            <text:p/>
          </table:table-cell>
          <table:table-cell table:style-name="ce62" table:formula="of:= IF([.Q23]&lt;&gt;0; [.Q23] * [.R$3] / [.B23]; &quot;&quot;)">
            <text:p/>
          </table:table-cell>
          <table:table-cell table:style-name="ce51"/>
          <table:table-cell table:style-name="ce49" table:number-columns-repeated="976"/>
        </table:table-row>
        <table:table-row table:style-name="ro3">
          <table:table-cell/>
          <table:table-cell table:style-name="ce72" office:value-type="float" office:value="15" calcext:value-type="float">
            <text:p>15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28" table:formula="of:=[.P24]*2^[.P$9] + [.O24]*2^[.O$9] + [.N24]*2^[.N$9] + [.M24]*2^[.M$9] + [.L24]*2^[.L$9] + [.K24]*2^[.K$9] + [.J24]*2^[.J$9] + [.I24]*2^[.I$9] + [.H24]*2^[.H$9] + [.G24]*2^[.G$9] + [.F24]*2^[.F$9] + [.E24]*2^[.E$9] + [.D24]*2^[.D$9] + [.C24]*2^[.C$9]" office:value-type="float" office:value="3375" calcext:value-type="float">
            <text:p>3375</text:p>
          </table:table-cell>
          <table:table-cell table:formula="of:= IF([.Q24]&lt;&gt;0; [.Q24]*[.R$3]; &quot;&quot;)" office:value-type="float" office:value="35.15625" calcext:value-type="float">
            <text:p>35.156</text:p>
          </table:table-cell>
          <table:table-cell table:style-name="ce62" table:formula="of:= IF([.Q24]&lt;&gt;0; [.Q24] * [.R$3] / [.B24]; &quot;&quot;)" office:value-type="float" office:value="2.34375" calcext:value-type="float">
            <text:p>2.344</text:p>
          </table:table-cell>
          <table:table-cell table:style-name="ce49" table:number-columns-repeated="977"/>
        </table:table-row>
        <table:table-row table:style-name="ro3">
          <table:table-cell/>
          <table:table-cell table:style-name="ce51" office:value-type="float" office:value="16" calcext:value-type="float">
            <text:p>16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8" table:formula="of:=[.P25]*2^[.P$9] + [.O25]*2^[.O$9] + [.N25]*2^[.N$9] + [.M25]*2^[.M$9] + [.L25]*2^[.L$9] + [.K25]*2^[.K$9] + [.J25]*2^[.J$9] + [.I25]*2^[.I$9] + [.H25]*2^[.H$9] + [.G25]*2^[.G$9] + [.F25]*2^[.F$9] + [.E25]*2^[.E$9] + [.D25]*2^[.D$9] + [.C25]*2^[.C$9]" office:value-type="float" office:value="3378" calcext:value-type="float">
            <text:p>3378</text:p>
          </table:table-cell>
          <table:table-cell table:formula="of:= IF([.Q25]&lt;&gt;0; [.Q25]*[.R$3]; &quot;&quot;)" office:value-type="float" office:value="35.1875" calcext:value-type="float">
            <text:p>35.188</text:p>
          </table:table-cell>
          <table:table-cell table:style-name="ce62" table:formula="of:= IF([.Q25]&lt;&gt;0; [.Q25] * [.R$3] / [.B25]; &quot;&quot;)" office:value-type="float" office:value="2.19921875" calcext:value-type="float">
            <text:p>2.199</text:p>
          </table:table-cell>
          <table:table-cell table:style-name="ce49" table:number-columns-repeated="977"/>
        </table:table-row>
        <table:table-row table:style-name="ro3">
          <table:table-cell/>
          <table:table-cell table:style-name="ce72" office:value-type="float" office:value="17" calcext:value-type="float">
            <text:p>17</text:p>
          </table:table-cell>
          <table:table-cell table:style-name="ce72" table:number-columns-repeated="14"/>
          <table:table-cell table:style-name="ce28" table:formula="of:=[.P26]*2^[.P$9] + [.O26]*2^[.O$9] + [.N26]*2^[.N$9] + [.M26]*2^[.M$9] + [.L26]*2^[.L$9] + [.K26]*2^[.K$9] + [.J26]*2^[.J$9] + [.I26]*2^[.I$9] + [.H26]*2^[.H$9] + [.G26]*2^[.G$9] + [.F26]*2^[.F$9] + [.E26]*2^[.E$9] + [.D26]*2^[.D$9] + [.C26]*2^[.C$9]" office:value-type="float" office:value="0" calcext:value-type="float">
            <text:p>0</text:p>
          </table:table-cell>
          <table:table-cell table:formula="of:= IF([.Q26]&lt;&gt;0; [.Q26]*[.R$3]; &quot;&quot;)">
            <text:p/>
          </table:table-cell>
          <table:table-cell table:style-name="ce62" table:formula="of:= IF([.Q26]&lt;&gt;0; [.Q26] * [.R$3] / [.B26]; &quot;&quot;)">
            <text:p/>
          </table:table-cell>
          <table:table-cell table:style-name="ce49" table:number-columns-repeated="977"/>
        </table:table-row>
        <table:table-row table:style-name="ro3">
          <table:table-cell/>
          <table:table-cell table:style-name="ce51" office:value-type="float" office:value="18" calcext:value-type="float">
            <text:p>18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28" table:formula="of:=[.P27]*2^[.P$9] + [.O27]*2^[.O$9] + [.N27]*2^[.N$9] + [.M27]*2^[.M$9] + [.L27]*2^[.L$9] + [.K27]*2^[.K$9] + [.J27]*2^[.J$9] + [.I27]*2^[.I$9] + [.H27]*2^[.H$9] + [.G27]*2^[.G$9] + [.F27]*2^[.F$9] + [.E27]*2^[.E$9] + [.D27]*2^[.D$9] + [.C27]*2^[.C$9]" office:value-type="float" office:value="3231" calcext:value-type="float">
            <text:p>3231</text:p>
          </table:table-cell>
          <table:table-cell table:formula="of:= IF([.Q27]&lt;&gt;0; [.Q27]*[.R$3]; &quot;&quot;)" office:value-type="float" office:value="33.65625" calcext:value-type="float">
            <text:p>33.656</text:p>
          </table:table-cell>
          <table:table-cell table:style-name="ce62" table:formula="of:= IF([.Q27]&lt;&gt;0; [.Q27] * [.R$3] / [.B27]; &quot;&quot;)" office:value-type="float" office:value="1.86979166666667" calcext:value-type="float">
            <text:p>1.870</text:p>
          </table:table-cell>
          <table:table-cell table:style-name="ce49" table:number-columns-repeated="977"/>
        </table:table-row>
        <table:table-row table:style-name="ro3">
          <table:table-cell/>
          <table:table-cell table:style-name="ce72" office:value-type="float" office:value="19" calcext:value-type="float">
            <text:p>19</text:p>
          </table:table-cell>
          <table:table-cell table:style-name="ce72" table:number-columns-repeated="14"/>
          <table:table-cell table:style-name="ce28" table:formula="of:=[.P28]*2^[.P$9] + [.O28]*2^[.O$9] + [.N28]*2^[.N$9] + [.M28]*2^[.M$9] + [.L28]*2^[.L$9] + [.K28]*2^[.K$9] + [.J28]*2^[.J$9] + [.I28]*2^[.I$9] + [.H28]*2^[.H$9] + [.G28]*2^[.G$9] + [.F28]*2^[.F$9] + [.E28]*2^[.E$9] + [.D28]*2^[.D$9] + [.C28]*2^[.C$9]" office:value-type="float" office:value="0" calcext:value-type="float">
            <text:p>0</text:p>
          </table:table-cell>
          <table:table-cell table:formula="of:= IF([.Q28]&lt;&gt;0; [.Q28]*[.R$3]; &quot;&quot;)">
            <text:p/>
          </table:table-cell>
          <table:table-cell table:style-name="ce62" table:formula="of:= IF([.Q28]&lt;&gt;0; [.Q28] * [.R$3] / [.B28]; &quot;&quot;)">
            <text:p/>
          </table:table-cell>
          <table:table-cell table:style-name="ce49" table:number-columns-repeated="977"/>
        </table:table-row>
        <table:table-row table:style-name="ro3">
          <table:table-cell/>
          <table:table-cell table:style-name="ce51" office:value-type="float" office:value="20" calcext:value-type="float">
            <text:p>20</text:p>
          </table:table-cell>
          <table:table-cell table:style-name="ce72" table:number-columns-repeated="14"/>
          <table:table-cell table:style-name="ce28" table:formula="of:=[.P29]*2^[.P$9] + [.O29]*2^[.O$9] + [.N29]*2^[.N$9] + [.M29]*2^[.M$9] + [.L29]*2^[.L$9] + [.K29]*2^[.K$9] + [.J29]*2^[.J$9] + [.I29]*2^[.I$9] + [.H29]*2^[.H$9] + [.G29]*2^[.G$9] + [.F29]*2^[.F$9] + [.E29]*2^[.E$9] + [.D29]*2^[.D$9] + [.C29]*2^[.C$9]" office:value-type="float" office:value="0" calcext:value-type="float">
            <text:p>0</text:p>
          </table:table-cell>
          <table:table-cell table:formula="of:= IF([.Q29]&lt;&gt;0; [.Q29]*[.R$3]; &quot;&quot;)">
            <text:p/>
          </table:table-cell>
          <table:table-cell table:style-name="ce62" table:formula="of:= IF([.Q29]&lt;&gt;0; [.Q29] * [.R$3] / [.B29]; &quot;&quot;)">
            <text:p/>
          </table:table-cell>
          <table:table-cell table:style-name="ce49" table:number-columns-repeated="977"/>
        </table:table-row>
        <table:table-row table:style-name="ro3">
          <table:table-cell/>
          <table:table-cell table:style-name="ce72" office:value-type="float" office:value="21" calcext:value-type="float">
            <text:p>2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8" table:formula="of:=[.P30]*2^[.P$9] + [.O30]*2^[.O$9] + [.N30]*2^[.N$9] + [.M30]*2^[.M$9] + [.L30]*2^[.L$9] + [.K30]*2^[.K$9] + [.J30]*2^[.J$9] + [.I30]*2^[.I$9] + [.H30]*2^[.H$9] + [.G30]*2^[.G$9] + [.F30]*2^[.F$9] + [.E30]*2^[.E$9] + [.D30]*2^[.D$9] + [.C30]*2^[.C$9]" office:value-type="float" office:value="3410" calcext:value-type="float">
            <text:p>3410</text:p>
          </table:table-cell>
          <table:table-cell table:formula="of:= IF([.Q30]&lt;&gt;0; [.Q30]*[.R$3]; &quot;&quot;)" office:value-type="float" office:value="35.5208333333333" calcext:value-type="float">
            <text:p>35.521</text:p>
          </table:table-cell>
          <table:table-cell table:style-name="ce62" table:formula="of:= IF([.Q30]&lt;&gt;0; [.Q30] * [.R$3] / [.B30]; &quot;&quot;)" office:value-type="float" office:value="1.69146825396825" calcext:value-type="float">
            <text:p>1.691</text:p>
          </table:table-cell>
          <table:table-cell table:style-name="ce49" table:number-columns-repeated="977"/>
        </table:table-row>
        <table:table-row table:style-name="ro3">
          <table:table-cell/>
          <table:table-cell table:style-name="ce51" office:value-type="float" office:value="22" calcext:value-type="float">
            <text:p>22</text:p>
          </table:table-cell>
          <table:table-cell table:style-name="ce72" table:number-columns-repeated="14"/>
          <table:table-cell table:style-name="ce28" table:formula="of:=[.P31]*2^[.P$9] + [.O31]*2^[.O$9] + [.N31]*2^[.N$9] + [.M31]*2^[.M$9] + [.L31]*2^[.L$9] + [.K31]*2^[.K$9] + [.J31]*2^[.J$9] + [.I31]*2^[.I$9] + [.H31]*2^[.H$9] + [.G31]*2^[.G$9] + [.F31]*2^[.F$9] + [.E31]*2^[.E$9] + [.D31]*2^[.D$9] + [.C31]*2^[.C$9]" office:value-type="float" office:value="0" calcext:value-type="float">
            <text:p>0</text:p>
          </table:table-cell>
          <table:table-cell table:formula="of:= IF([.Q31]&lt;&gt;0; [.Q31]*[.R$3]; &quot;&quot;)">
            <text:p/>
          </table:table-cell>
          <table:table-cell table:style-name="ce62" table:formula="of:= IF([.Q31]&lt;&gt;0; [.Q31] * [.R$3] / [.B31]; &quot;&quot;)">
            <text:p/>
          </table:table-cell>
          <table:table-cell table:style-name="ce49" table:number-columns-repeated="977"/>
        </table:table-row>
        <table:table-row table:style-name="ro3">
          <table:table-cell/>
          <table:table-cell table:style-name="ce72" office:value-type="float" office:value="23" calcext:value-type="float">
            <text:p>23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28" table:formula="of:=[.P32]*2^[.P$9] + [.O32]*2^[.O$9] + [.N32]*2^[.N$9] + [.M32]*2^[.M$9] + [.L32]*2^[.L$9] + [.K32]*2^[.K$9] + [.J32]*2^[.J$9] + [.I32]*2^[.I$9] + [.H32]*2^[.H$9] + [.G32]*2^[.G$9] + [.F32]*2^[.F$9] + [.E32]*2^[.E$9] + [.D32]*2^[.D$9] + [.C32]*2^[.C$9]" office:value-type="float" office:value="3423" calcext:value-type="float">
            <text:p>3423</text:p>
          </table:table-cell>
          <table:table-cell table:formula="of:= IF([.Q32]&lt;&gt;0; [.Q32]*[.R$3]; &quot;&quot;)" office:value-type="float" office:value="35.65625" calcext:value-type="float">
            <text:p>35.656</text:p>
          </table:table-cell>
          <table:table-cell table:style-name="ce62" table:formula="of:= IF([.Q32]&lt;&gt;0; [.Q32] * [.R$3] / [.B32]; &quot;&quot;)" office:value-type="float" office:value="1.55027173913043" calcext:value-type="float">
            <text:p>1.550</text:p>
          </table:table-cell>
          <table:table-cell table:style-name="ce49" table:number-columns-repeated="977"/>
        </table:table-row>
        <table:table-row table:style-name="ro3">
          <table:table-cell/>
          <table:table-cell table:style-name="ce51" office:value-type="float" office:value="24" calcext:value-type="float">
            <text:p>24</text:p>
          </table:table-cell>
          <table:table-cell table:number-columns-repeated="14" table:style-name="ce72" office:value-type="float" office:value="0" calcext:value-type="float">
            <text:p>0</text:p>
          </table:table-cell>
          <table:table-cell table:style-name="ce28" table:formula="of:=[.P33]*2^[.P$9] + [.O33]*2^[.O$9] + [.N33]*2^[.N$9] + [.M33]*2^[.M$9] + [.L33]*2^[.L$9] + [.K33]*2^[.K$9] + [.J33]*2^[.J$9] + [.I33]*2^[.I$9] + [.H33]*2^[.H$9] + [.G33]*2^[.G$9] + [.F33]*2^[.F$9] + [.E33]*2^[.E$9] + [.D33]*2^[.D$9] + [.C33]*2^[.C$9]" office:value-type="float" office:value="0" calcext:value-type="float">
            <text:p>0</text:p>
          </table:table-cell>
          <table:table-cell table:formula="of:= IF([.Q33]&lt;&gt;0; [.Q33]*[.R$3]; &quot;&quot;)">
            <text:p/>
          </table:table-cell>
          <table:table-cell table:style-name="ce62" table:formula="of:= IF([.Q33]&lt;&gt;0; [.Q33] * [.R$3] / [.B33]; &quot;&quot;)">
            <text:p/>
          </table:table-cell>
          <table:table-cell table:style-name="ce49" table:number-columns-repeated="977"/>
        </table:table-row>
        <table:table-row table:style-name="ro3">
          <table:table-cell/>
          <table:table-cell table:style-name="ce72" office:value-type="float" office:value="25" calcext:value-type="float">
            <text:p>25</text:p>
          </table:table-cell>
          <table:table-cell table:number-columns-repeated="14" table:style-name="ce72" office:value-type="float" office:value="0" calcext:value-type="float">
            <text:p>0</text:p>
          </table:table-cell>
          <table:table-cell table:style-name="ce28" table:formula="of:=[.P34]*2^[.P$9] + [.O34]*2^[.O$9] + [.N34]*2^[.N$9] + [.M34]*2^[.M$9] + [.L34]*2^[.L$9] + [.K34]*2^[.K$9] + [.J34]*2^[.J$9] + [.I34]*2^[.I$9] + [.H34]*2^[.H$9] + [.G34]*2^[.G$9] + [.F34]*2^[.F$9] + [.E34]*2^[.E$9] + [.D34]*2^[.D$9] + [.C34]*2^[.C$9]" office:value-type="float" office:value="0" calcext:value-type="float">
            <text:p>0</text:p>
          </table:table-cell>
          <table:table-cell table:formula="of:= IF([.Q34]&lt;&gt;0; [.Q34]*[.R$3]; &quot;&quot;)">
            <text:p/>
          </table:table-cell>
          <table:table-cell table:style-name="ce62" table:formula="of:= IF([.Q34]&lt;&gt;0; [.Q34] * [.R$3] / [.B34]; &quot;&quot;)">
            <text:p/>
          </table:table-cell>
          <table:table-cell table:style-name="ce49" table:number-columns-repeated="977"/>
        </table:table-row>
        <table:table-row table:style-name="ro3">
          <table:table-cell/>
          <table:table-cell table:style-name="ce51" office:value-type="float" office:value="26" calcext:value-type="float">
            <text:p>26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28" table:formula="of:=[.P35]*2^[.P$9] + [.O35]*2^[.O$9] + [.N35]*2^[.N$9] + [.M35]*2^[.M$9] + [.L35]*2^[.L$9] + [.K35]*2^[.K$9] + [.J35]*2^[.J$9] + [.I35]*2^[.I$9] + [.H35]*2^[.H$9] + [.G35]*2^[.G$9] + [.F35]*2^[.F$9] + [.E35]*2^[.E$9] + [.D35]*2^[.D$9] + [.C35]*2^[.C$9]" office:value-type="float" office:value="3442" calcext:value-type="float">
            <text:p>3442</text:p>
          </table:table-cell>
          <table:table-cell table:formula="of:= IF([.Q35]&lt;&gt;0; [.Q35]*[.R$3]; &quot;&quot;)" office:value-type="float" office:value="35.8541666666667" calcext:value-type="float">
            <text:p>35.854</text:p>
          </table:table-cell>
          <table:table-cell table:style-name="ce62" table:formula="of:= IF([.Q35]&lt;&gt;0; [.Q35] * [.R$3] / [.B35]; &quot;&quot;)" office:value-type="float" office:value="1.37900641025641" calcext:value-type="float">
            <text:p>1.379</text:p>
          </table:table-cell>
          <table:table-cell table:style-name="ce49" table:number-columns-repeated="977"/>
        </table:table-row>
        <table:table-row table:style-name="ro3">
          <table:table-cell/>
          <table:table-cell table:style-name="ce72" office:value-type="float" office:value="27" calcext:value-type="float">
            <text:p>27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36]*2^[.P$9] + [.O36]*2^[.O$9] + [.N36]*2^[.N$9] + [.M36]*2^[.M$9] + [.L36]*2^[.L$9] + [.K36]*2^[.K$9] + [.J36]*2^[.J$9] + [.I36]*2^[.I$9] + [.H36]*2^[.H$9] + [.G36]*2^[.G$9] + [.F36]*2^[.F$9] + [.E36]*2^[.E$9] + [.D36]*2^[.D$9] + [.C36]*2^[.C$9]" office:value-type="float" office:value="16383" calcext:value-type="float">
            <text:p>16383</text:p>
          </table:table-cell>
          <table:table-cell table:formula="of:= IF([.Q36]&lt;&gt;0; [.Q36]*[.R$3]; &quot;&quot;)" office:value-type="float" office:value="170.65625" calcext:value-type="float">
            <text:p>170.656</text:p>
          </table:table-cell>
          <table:table-cell table:style-name="ce62" table:formula="of:= IF([.Q36]&lt;&gt;0; [.Q36] * [.R$3] / [.B36]; &quot;&quot;)" office:value-type="float" office:value="6.32060185185185" calcext:value-type="float">
            <text:p>6.321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28" calcext:value-type="float">
            <text:p>28</text:p>
          </table:table-cell>
          <table:table-cell table:style-name="ce72" table:number-columns-repeated="14"/>
          <table:table-cell table:style-name="ce28" table:formula="of:=[.P37]*2^[.P$9] + [.O37]*2^[.O$9] + [.N37]*2^[.N$9] + [.M37]*2^[.M$9] + [.L37]*2^[.L$9] + [.K37]*2^[.K$9] + [.J37]*2^[.J$9] + [.I37]*2^[.I$9] + [.H37]*2^[.H$9] + [.G37]*2^[.G$9] + [.F37]*2^[.F$9] + [.E37]*2^[.E$9] + [.D37]*2^[.D$9] + [.C37]*2^[.C$9]" office:value-type="float" office:value="0" calcext:value-type="float">
            <text:p>0</text:p>
          </table:table-cell>
          <table:table-cell table:formula="of:= IF([.Q37]&lt;&gt;0; [.Q37]*[.R$3]; &quot;&quot;)">
            <text:p/>
          </table:table-cell>
          <table:table-cell table:style-name="ce62" table:formula="of:= IF([.Q37]&lt;&gt;0; [.Q37] * [.R$3] / [.B37]; &quot;&quot;)">
            <text:p/>
          </table:table-cell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29" calcext:value-type="float">
            <text:p>29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float" office:value="1" calcext:value-type="float">
            <text:p>1</text:p>
          </table:table-cell>
          <table:table-cell table:style-name="ce28" table:formula="of:=[.P38]*2^[.P$9] + [.O38]*2^[.O$9] + [.N38]*2^[.N$9] + [.M38]*2^[.M$9] + [.L38]*2^[.L$9] + [.K38]*2^[.K$9] + [.J38]*2^[.J$9] + [.I38]*2^[.I$9] + [.H38]*2^[.H$9] + [.G38]*2^[.G$9] + [.F38]*2^[.F$9] + [.E38]*2^[.E$9] + [.D38]*2^[.D$9] + [.C38]*2^[.C$9]" office:value-type="float" office:value="3583" calcext:value-type="float">
            <text:p>3583</text:p>
          </table:table-cell>
          <table:table-cell table:formula="of:= IF([.Q38]&lt;&gt;0; [.Q38]*[.R$3]; &quot;&quot;)" office:value-type="float" office:value="37.3229166666667" calcext:value-type="float">
            <text:p>37.323</text:p>
          </table:table-cell>
          <table:table-cell table:style-name="ce62" table:formula="of:= IF([.Q38]&lt;&gt;0; [.Q38] * [.R$3] / [.B38]; &quot;&quot;)" office:value-type="float" office:value="1.28699712643678" calcext:value-type="float">
            <text:p>1.287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30" calcext:value-type="float">
            <text:p>30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39]*2^[.P$9] + [.O39]*2^[.O$9] + [.N39]*2^[.N$9] + [.M39]*2^[.M$9] + [.L39]*2^[.L$9] + [.K39]*2^[.K$9] + [.J39]*2^[.J$9] + [.I39]*2^[.I$9] + [.H39]*2^[.H$9] + [.G39]*2^[.G$9] + [.F39]*2^[.F$9] + [.E39]*2^[.E$9] + [.D39]*2^[.D$9] + [.C39]*2^[.C$9]" office:value-type="float" office:value="16383" calcext:value-type="float">
            <text:p>16383</text:p>
          </table:table-cell>
          <table:table-cell table:formula="of:= IF([.Q39]&lt;&gt;0; [.Q39]*[.R$3]; &quot;&quot;)" office:value-type="float" office:value="170.65625" calcext:value-type="float">
            <text:p>170.656</text:p>
          </table:table-cell>
          <table:table-cell table:style-name="ce62" table:formula="of:= IF([.Q39]&lt;&gt;0; [.Q39] * [.R$3] / [.B39]; &quot;&quot;)" office:value-type="float" office:value="5.68854166666667" calcext:value-type="float">
            <text:p>5.689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31" calcext:value-type="float">
            <text:p>31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40]*2^[.P$9] + [.O40]*2^[.O$9] + [.N40]*2^[.N$9] + [.M40]*2^[.M$9] + [.L40]*2^[.L$9] + [.K40]*2^[.K$9] + [.J40]*2^[.J$9] + [.I40]*2^[.I$9] + [.H40]*2^[.H$9] + [.G40]*2^[.G$9] + [.F40]*2^[.F$9] + [.E40]*2^[.E$9] + [.D40]*2^[.D$9] + [.C40]*2^[.C$9]" office:value-type="float" office:value="16383" calcext:value-type="float">
            <text:p>16383</text:p>
          </table:table-cell>
          <table:table-cell table:formula="of:= IF([.Q40]&lt;&gt;0; [.Q40]*[.R$3]; &quot;&quot;)" office:value-type="float" office:value="170.65625" calcext:value-type="float">
            <text:p>170.656</text:p>
          </table:table-cell>
          <table:table-cell table:style-name="ce62" table:formula="of:= IF([.Q40]&lt;&gt;0; [.Q40] * [.R$3] / [.B40]; &quot;&quot;)" office:value-type="float" office:value="5.50504032258065" calcext:value-type="float">
            <text:p>5.505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32" calcext:value-type="float">
            <text:p>32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41]*2^[.P$9] + [.O41]*2^[.O$9] + [.N41]*2^[.N$9] + [.M41]*2^[.M$9] + [.L41]*2^[.L$9] + [.K41]*2^[.K$9] + [.J41]*2^[.J$9] + [.I41]*2^[.I$9] + [.H41]*2^[.H$9] + [.G41]*2^[.G$9] + [.F41]*2^[.F$9] + [.E41]*2^[.E$9] + [.D41]*2^[.D$9] + [.C41]*2^[.C$9]" office:value-type="float" office:value="16383" calcext:value-type="float">
            <text:p>16383</text:p>
          </table:table-cell>
          <table:table-cell table:formula="of:= IF([.Q41]&lt;&gt;0; [.Q41]*[.R$3]; &quot;&quot;)" office:value-type="float" office:value="170.65625" calcext:value-type="float">
            <text:p>170.656</text:p>
          </table:table-cell>
          <table:table-cell table:style-name="ce62" table:formula="of:= IF([.Q41]&lt;&gt;0; [.Q41] * [.R$3] / [.B41]; &quot;&quot;)" office:value-type="float" office:value="5.3330078125" calcext:value-type="float">
            <text:p>5.333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33" calcext:value-type="float">
            <text:p>33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42]*2^[.P$9] + [.O42]*2^[.O$9] + [.N42]*2^[.N$9] + [.M42]*2^[.M$9] + [.L42]*2^[.L$9] + [.K42]*2^[.K$9] + [.J42]*2^[.J$9] + [.I42]*2^[.I$9] + [.H42]*2^[.H$9] + [.G42]*2^[.G$9] + [.F42]*2^[.F$9] + [.E42]*2^[.E$9] + [.D42]*2^[.D$9] + [.C42]*2^[.C$9]" office:value-type="float" office:value="16383" calcext:value-type="float">
            <text:p>16383</text:p>
          </table:table-cell>
          <table:table-cell table:formula="of:= IF([.Q42]&lt;&gt;0; [.Q42]*[.R$3]; &quot;&quot;)" office:value-type="float" office:value="170.65625" calcext:value-type="float">
            <text:p>170.656</text:p>
          </table:table-cell>
          <table:table-cell table:style-name="ce62" table:formula="of:= IF([.Q42]&lt;&gt;0; [.Q42] * [.R$3] / [.B42]; &quot;&quot;)" office:value-type="float" office:value="5.17140151515152" calcext:value-type="float">
            <text:p>5.171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34" calcext:value-type="float">
            <text:p>34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43]*2^[.P$9] + [.O43]*2^[.O$9] + [.N43]*2^[.N$9] + [.M43]*2^[.M$9] + [.L43]*2^[.L$9] + [.K43]*2^[.K$9] + [.J43]*2^[.J$9] + [.I43]*2^[.I$9] + [.H43]*2^[.H$9] + [.G43]*2^[.G$9] + [.F43]*2^[.F$9] + [.E43]*2^[.E$9] + [.D43]*2^[.D$9] + [.C43]*2^[.C$9]" office:value-type="float" office:value="16383" calcext:value-type="float">
            <text:p>16383</text:p>
          </table:table-cell>
          <table:table-cell table:formula="of:= IF([.Q43]&lt;&gt;0; [.Q43]*[.R$3]; &quot;&quot;)" office:value-type="float" office:value="170.65625" calcext:value-type="float">
            <text:p>170.656</text:p>
          </table:table-cell>
          <table:table-cell table:style-name="ce62" table:formula="of:= IF([.Q43]&lt;&gt;0; [.Q43] * [.R$3] / [.B43]; &quot;&quot;)" office:value-type="float" office:value="5.01930147058824" calcext:value-type="float">
            <text:p>5.019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35" calcext:value-type="float">
            <text:p>35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44]*2^[.P$9] + [.O44]*2^[.O$9] + [.N44]*2^[.N$9] + [.M44]*2^[.M$9] + [.L44]*2^[.L$9] + [.K44]*2^[.K$9] + [.J44]*2^[.J$9] + [.I44]*2^[.I$9] + [.H44]*2^[.H$9] + [.G44]*2^[.G$9] + [.F44]*2^[.F$9] + [.E44]*2^[.E$9] + [.D44]*2^[.D$9] + [.C44]*2^[.C$9]" office:value-type="float" office:value="16383" calcext:value-type="float">
            <text:p>16383</text:p>
          </table:table-cell>
          <table:table-cell table:formula="of:= IF([.Q44]&lt;&gt;0; [.Q44]*[.R$3]; &quot;&quot;)" office:value-type="float" office:value="170.65625" calcext:value-type="float">
            <text:p>170.656</text:p>
          </table:table-cell>
          <table:table-cell table:style-name="ce62" table:formula="of:= IF([.Q44]&lt;&gt;0; [.Q44] * [.R$3] / [.B44]; &quot;&quot;)" office:value-type="float" office:value="4.87589285714286" calcext:value-type="float">
            <text:p>4.876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36" calcext:value-type="float">
            <text:p>36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45]*2^[.P$9] + [.O45]*2^[.O$9] + [.N45]*2^[.N$9] + [.M45]*2^[.M$9] + [.L45]*2^[.L$9] + [.K45]*2^[.K$9] + [.J45]*2^[.J$9] + [.I45]*2^[.I$9] + [.H45]*2^[.H$9] + [.G45]*2^[.G$9] + [.F45]*2^[.F$9] + [.E45]*2^[.E$9] + [.D45]*2^[.D$9] + [.C45]*2^[.C$9]" office:value-type="float" office:value="16383" calcext:value-type="float">
            <text:p>16383</text:p>
          </table:table-cell>
          <table:table-cell table:formula="of:= IF([.Q45]&lt;&gt;0; [.Q45]*[.R$3]; &quot;&quot;)" office:value-type="float" office:value="170.65625" calcext:value-type="float">
            <text:p>170.656</text:p>
          </table:table-cell>
          <table:table-cell table:style-name="ce62" table:formula="of:= IF([.Q45]&lt;&gt;0; [.Q45] * [.R$3] / [.B45]; &quot;&quot;)" office:value-type="float" office:value="4.74045138888889" calcext:value-type="float">
            <text:p>4.740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37" calcext:value-type="float">
            <text:p>37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46]*2^[.P$9] + [.O46]*2^[.O$9] + [.N46]*2^[.N$9] + [.M46]*2^[.M$9] + [.L46]*2^[.L$9] + [.K46]*2^[.K$9] + [.J46]*2^[.J$9] + [.I46]*2^[.I$9] + [.H46]*2^[.H$9] + [.G46]*2^[.G$9] + [.F46]*2^[.F$9] + [.E46]*2^[.E$9] + [.D46]*2^[.D$9] + [.C46]*2^[.C$9]" office:value-type="float" office:value="16383" calcext:value-type="float">
            <text:p>16383</text:p>
          </table:table-cell>
          <table:table-cell table:formula="of:= IF([.Q46]&lt;&gt;0; [.Q46]*[.R$3]; &quot;&quot;)" office:value-type="float" office:value="170.65625" calcext:value-type="float">
            <text:p>170.656</text:p>
          </table:table-cell>
          <table:table-cell table:style-name="ce62" table:formula="of:= IF([.Q46]&lt;&gt;0; [.Q46] * [.R$3] / [.B46]; &quot;&quot;)" office:value-type="float" office:value="4.61233108108108" calcext:value-type="float">
            <text:p>4.612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38" calcext:value-type="float">
            <text:p>38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47]*2^[.P$9] + [.O47]*2^[.O$9] + [.N47]*2^[.N$9] + [.M47]*2^[.M$9] + [.L47]*2^[.L$9] + [.K47]*2^[.K$9] + [.J47]*2^[.J$9] + [.I47]*2^[.I$9] + [.H47]*2^[.H$9] + [.G47]*2^[.G$9] + [.F47]*2^[.F$9] + [.E47]*2^[.E$9] + [.D47]*2^[.D$9] + [.C47]*2^[.C$9]" office:value-type="float" office:value="16383" calcext:value-type="float">
            <text:p>16383</text:p>
          </table:table-cell>
          <table:table-cell table:formula="of:= IF([.Q47]&lt;&gt;0; [.Q47]*[.R$3]; &quot;&quot;)" office:value-type="float" office:value="170.65625" calcext:value-type="float">
            <text:p>170.656</text:p>
          </table:table-cell>
          <table:table-cell table:style-name="ce62" table:formula="of:= IF([.Q47]&lt;&gt;0; [.Q47] * [.R$3] / [.B47]; &quot;&quot;)" office:value-type="float" office:value="4.49095394736842" calcext:value-type="float">
            <text:p>4.491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39" calcext:value-type="float">
            <text:p>39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48]*2^[.P$9] + [.O48]*2^[.O$9] + [.N48]*2^[.N$9] + [.M48]*2^[.M$9] + [.L48]*2^[.L$9] + [.K48]*2^[.K$9] + [.J48]*2^[.J$9] + [.I48]*2^[.I$9] + [.H48]*2^[.H$9] + [.G48]*2^[.G$9] + [.F48]*2^[.F$9] + [.E48]*2^[.E$9] + [.D48]*2^[.D$9] + [.C48]*2^[.C$9]" office:value-type="float" office:value="16383" calcext:value-type="float">
            <text:p>16383</text:p>
          </table:table-cell>
          <table:table-cell table:formula="of:= IF([.Q48]&lt;&gt;0; [.Q48]*[.R$3]; &quot;&quot;)" office:value-type="float" office:value="170.65625" calcext:value-type="float">
            <text:p>170.656</text:p>
          </table:table-cell>
          <table:table-cell table:style-name="ce62" table:formula="of:= IF([.Q48]&lt;&gt;0; [.Q48] * [.R$3] / [.B48]; &quot;&quot;)" office:value-type="float" office:value="4.37580128205128" calcext:value-type="float">
            <text:p>4.376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40" calcext:value-type="float">
            <text:p>40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49]*2^[.P$9] + [.O49]*2^[.O$9] + [.N49]*2^[.N$9] + [.M49]*2^[.M$9] + [.L49]*2^[.L$9] + [.K49]*2^[.K$9] + [.J49]*2^[.J$9] + [.I49]*2^[.I$9] + [.H49]*2^[.H$9] + [.G49]*2^[.G$9] + [.F49]*2^[.F$9] + [.E49]*2^[.E$9] + [.D49]*2^[.D$9] + [.C49]*2^[.C$9]" office:value-type="float" office:value="16383" calcext:value-type="float">
            <text:p>16383</text:p>
          </table:table-cell>
          <table:table-cell table:formula="of:= IF([.Q49]&lt;&gt;0; [.Q49]*[.R$3]; &quot;&quot;)" office:value-type="float" office:value="170.65625" calcext:value-type="float">
            <text:p>170.656</text:p>
          </table:table-cell>
          <table:table-cell table:style-name="ce62" table:formula="of:= IF([.Q49]&lt;&gt;0; [.Q49] * [.R$3] / [.B49]; &quot;&quot;)" office:value-type="float" office:value="4.26640625" calcext:value-type="float">
            <text:p>4.266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41" calcext:value-type="float">
            <text:p>41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50]*2^[.P$9] + [.O50]*2^[.O$9] + [.N50]*2^[.N$9] + [.M50]*2^[.M$9] + [.L50]*2^[.L$9] + [.K50]*2^[.K$9] + [.J50]*2^[.J$9] + [.I50]*2^[.I$9] + [.H50]*2^[.H$9] + [.G50]*2^[.G$9] + [.F50]*2^[.F$9] + [.E50]*2^[.E$9] + [.D50]*2^[.D$9] + [.C50]*2^[.C$9]" office:value-type="float" office:value="16383" calcext:value-type="float">
            <text:p>16383</text:p>
          </table:table-cell>
          <table:table-cell table:formula="of:= IF([.Q50]&lt;&gt;0; [.Q50]*[.R$3]; &quot;&quot;)" office:value-type="float" office:value="170.65625" calcext:value-type="float">
            <text:p>170.656</text:p>
          </table:table-cell>
          <table:table-cell table:style-name="ce62" table:formula="of:= IF([.Q50]&lt;&gt;0; [.Q50] * [.R$3] / [.B50]; &quot;&quot;)" office:value-type="float" office:value="4.16234756097561" calcext:value-type="float">
            <text:p>4.162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42" calcext:value-type="float">
            <text:p>42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51]*2^[.P$9] + [.O51]*2^[.O$9] + [.N51]*2^[.N$9] + [.M51]*2^[.M$9] + [.L51]*2^[.L$9] + [.K51]*2^[.K$9] + [.J51]*2^[.J$9] + [.I51]*2^[.I$9] + [.H51]*2^[.H$9] + [.G51]*2^[.G$9] + [.F51]*2^[.F$9] + [.E51]*2^[.E$9] + [.D51]*2^[.D$9] + [.C51]*2^[.C$9]" office:value-type="float" office:value="16383" calcext:value-type="float">
            <text:p>16383</text:p>
          </table:table-cell>
          <table:table-cell table:formula="of:= IF([.Q51]&lt;&gt;0; [.Q51]*[.R$3]; &quot;&quot;)" office:value-type="float" office:value="170.65625" calcext:value-type="float">
            <text:p>170.656</text:p>
          </table:table-cell>
          <table:table-cell table:style-name="ce62" table:formula="of:= IF([.Q51]&lt;&gt;0; [.Q51] * [.R$3] / [.B51]; &quot;&quot;)" office:value-type="float" office:value="4.06324404761905" calcext:value-type="float">
            <text:p>4.063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43" calcext:value-type="float">
            <text:p>43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52]*2^[.P$9] + [.O52]*2^[.O$9] + [.N52]*2^[.N$9] + [.M52]*2^[.M$9] + [.L52]*2^[.L$9] + [.K52]*2^[.K$9] + [.J52]*2^[.J$9] + [.I52]*2^[.I$9] + [.H52]*2^[.H$9] + [.G52]*2^[.G$9] + [.F52]*2^[.F$9] + [.E52]*2^[.E$9] + [.D52]*2^[.D$9] + [.C52]*2^[.C$9]" office:value-type="float" office:value="16383" calcext:value-type="float">
            <text:p>16383</text:p>
          </table:table-cell>
          <table:table-cell table:formula="of:= IF([.Q52]&lt;&gt;0; [.Q52]*[.R$3]; &quot;&quot;)" office:value-type="float" office:value="170.65625" calcext:value-type="float">
            <text:p>170.656</text:p>
          </table:table-cell>
          <table:table-cell table:style-name="ce62" table:formula="of:= IF([.Q52]&lt;&gt;0; [.Q52] * [.R$3] / [.B52]; &quot;&quot;)" office:value-type="float" office:value="3.96875" calcext:value-type="float">
            <text:p>3.969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44" calcext:value-type="float">
            <text:p>44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53]*2^[.P$9] + [.O53]*2^[.O$9] + [.N53]*2^[.N$9] + [.M53]*2^[.M$9] + [.L53]*2^[.L$9] + [.K53]*2^[.K$9] + [.J53]*2^[.J$9] + [.I53]*2^[.I$9] + [.H53]*2^[.H$9] + [.G53]*2^[.G$9] + [.F53]*2^[.F$9] + [.E53]*2^[.E$9] + [.D53]*2^[.D$9] + [.C53]*2^[.C$9]" office:value-type="float" office:value="16383" calcext:value-type="float">
            <text:p>16383</text:p>
          </table:table-cell>
          <table:table-cell table:formula="of:= IF([.Q53]&lt;&gt;0; [.Q53]*[.R$3]; &quot;&quot;)" office:value-type="float" office:value="170.65625" calcext:value-type="float">
            <text:p>170.656</text:p>
          </table:table-cell>
          <table:table-cell table:style-name="ce62" table:formula="of:= IF([.Q53]&lt;&gt;0; [.Q53] * [.R$3] / [.B53]; &quot;&quot;)" office:value-type="float" office:value="3.87855113636364" calcext:value-type="float">
            <text:p>3.879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45" calcext:value-type="float">
            <text:p>45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54]*2^[.P$9] + [.O54]*2^[.O$9] + [.N54]*2^[.N$9] + [.M54]*2^[.M$9] + [.L54]*2^[.L$9] + [.K54]*2^[.K$9] + [.J54]*2^[.J$9] + [.I54]*2^[.I$9] + [.H54]*2^[.H$9] + [.G54]*2^[.G$9] + [.F54]*2^[.F$9] + [.E54]*2^[.E$9] + [.D54]*2^[.D$9] + [.C54]*2^[.C$9]" office:value-type="float" office:value="16383" calcext:value-type="float">
            <text:p>16383</text:p>
          </table:table-cell>
          <table:table-cell table:formula="of:= IF([.Q54]&lt;&gt;0; [.Q54]*[.R$3]; &quot;&quot;)" office:value-type="float" office:value="170.65625" calcext:value-type="float">
            <text:p>170.656</text:p>
          </table:table-cell>
          <table:table-cell table:style-name="ce62" table:formula="of:= IF([.Q54]&lt;&gt;0; [.Q54] * [.R$3] / [.B54]; &quot;&quot;)" office:value-type="float" office:value="3.79236111111111" calcext:value-type="float">
            <text:p>3.792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46" calcext:value-type="float">
            <text:p>46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55]*2^[.P$9] + [.O55]*2^[.O$9] + [.N55]*2^[.N$9] + [.M55]*2^[.M$9] + [.L55]*2^[.L$9] + [.K55]*2^[.K$9] + [.J55]*2^[.J$9] + [.I55]*2^[.I$9] + [.H55]*2^[.H$9] + [.G55]*2^[.G$9] + [.F55]*2^[.F$9] + [.E55]*2^[.E$9] + [.D55]*2^[.D$9] + [.C55]*2^[.C$9]" office:value-type="float" office:value="16383" calcext:value-type="float">
            <text:p>16383</text:p>
          </table:table-cell>
          <table:table-cell table:formula="of:= IF([.Q55]&lt;&gt;0; [.Q55]*[.R$3]; &quot;&quot;)" office:value-type="float" office:value="170.65625" calcext:value-type="float">
            <text:p>170.656</text:p>
          </table:table-cell>
          <table:table-cell table:style-name="ce62" table:formula="of:= IF([.Q55]&lt;&gt;0; [.Q55] * [.R$3] / [.B55]; &quot;&quot;)" office:value-type="float" office:value="3.70991847826087" calcext:value-type="float">
            <text:p>3.710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47" calcext:value-type="float">
            <text:p>47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56]*2^[.P$9] + [.O56]*2^[.O$9] + [.N56]*2^[.N$9] + [.M56]*2^[.M$9] + [.L56]*2^[.L$9] + [.K56]*2^[.K$9] + [.J56]*2^[.J$9] + [.I56]*2^[.I$9] + [.H56]*2^[.H$9] + [.G56]*2^[.G$9] + [.F56]*2^[.F$9] + [.E56]*2^[.E$9] + [.D56]*2^[.D$9] + [.C56]*2^[.C$9]" office:value-type="float" office:value="16383" calcext:value-type="float">
            <text:p>16383</text:p>
          </table:table-cell>
          <table:table-cell table:formula="of:= IF([.Q56]&lt;&gt;0; [.Q56]*[.R$3]; &quot;&quot;)" office:value-type="float" office:value="170.65625" calcext:value-type="float">
            <text:p>170.656</text:p>
          </table:table-cell>
          <table:table-cell table:style-name="ce62" table:formula="of:= IF([.Q56]&lt;&gt;0; [.Q56] * [.R$3] / [.B56]; &quot;&quot;)" office:value-type="float" office:value="3.63098404255319" calcext:value-type="float">
            <text:p>3.631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48" calcext:value-type="float">
            <text:p>48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57]*2^[.P$9] + [.O57]*2^[.O$9] + [.N57]*2^[.N$9] + [.M57]*2^[.M$9] + [.L57]*2^[.L$9] + [.K57]*2^[.K$9] + [.J57]*2^[.J$9] + [.I57]*2^[.I$9] + [.H57]*2^[.H$9] + [.G57]*2^[.G$9] + [.F57]*2^[.F$9] + [.E57]*2^[.E$9] + [.D57]*2^[.D$9] + [.C57]*2^[.C$9]" office:value-type="float" office:value="16383" calcext:value-type="float">
            <text:p>16383</text:p>
          </table:table-cell>
          <table:table-cell table:formula="of:= IF([.Q57]&lt;&gt;0; [.Q57]*[.R$3]; &quot;&quot;)" office:value-type="float" office:value="170.65625" calcext:value-type="float">
            <text:p>170.656</text:p>
          </table:table-cell>
          <table:table-cell table:style-name="ce62" table:formula="of:= IF([.Q57]&lt;&gt;0; [.Q57] * [.R$3] / [.B57]; &quot;&quot;)" office:value-type="float" office:value="3.55533854166667" calcext:value-type="float">
            <text:p>3.555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49" calcext:value-type="float">
            <text:p>49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58]*2^[.P$9] + [.O58]*2^[.O$9] + [.N58]*2^[.N$9] + [.M58]*2^[.M$9] + [.L58]*2^[.L$9] + [.K58]*2^[.K$9] + [.J58]*2^[.J$9] + [.I58]*2^[.I$9] + [.H58]*2^[.H$9] + [.G58]*2^[.G$9] + [.F58]*2^[.F$9] + [.E58]*2^[.E$9] + [.D58]*2^[.D$9] + [.C58]*2^[.C$9]" office:value-type="float" office:value="16383" calcext:value-type="float">
            <text:p>16383</text:p>
          </table:table-cell>
          <table:table-cell table:formula="of:= IF([.Q58]&lt;&gt;0; [.Q58]*[.R$3]; &quot;&quot;)" office:value-type="float" office:value="170.65625" calcext:value-type="float">
            <text:p>170.656</text:p>
          </table:table-cell>
          <table:table-cell table:style-name="ce62" table:formula="of:= IF([.Q58]&lt;&gt;0; [.Q58] * [.R$3] / [.B58]; &quot;&quot;)" office:value-type="float" office:value="3.4827806122449" calcext:value-type="float">
            <text:p>3.483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50" calcext:value-type="float">
            <text:p>50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59]*2^[.P$9] + [.O59]*2^[.O$9] + [.N59]*2^[.N$9] + [.M59]*2^[.M$9] + [.L59]*2^[.L$9] + [.K59]*2^[.K$9] + [.J59]*2^[.J$9] + [.I59]*2^[.I$9] + [.H59]*2^[.H$9] + [.G59]*2^[.G$9] + [.F59]*2^[.F$9] + [.E59]*2^[.E$9] + [.D59]*2^[.D$9] + [.C59]*2^[.C$9]" office:value-type="float" office:value="16383" calcext:value-type="float">
            <text:p>16383</text:p>
          </table:table-cell>
          <table:table-cell table:formula="of:= IF([.Q59]&lt;&gt;0; [.Q59]*[.R$3]; &quot;&quot;)" office:value-type="float" office:value="170.65625" calcext:value-type="float">
            <text:p>170.656</text:p>
          </table:table-cell>
          <table:table-cell table:style-name="ce62" table:formula="of:= IF([.Q59]&lt;&gt;0; [.Q59] * [.R$3] / [.B59]; &quot;&quot;)" office:value-type="float" office:value="3.413125" calcext:value-type="float">
            <text:p>3.413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51" calcext:value-type="float">
            <text:p>51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60]*2^[.P$9] + [.O60]*2^[.O$9] + [.N60]*2^[.N$9] + [.M60]*2^[.M$9] + [.L60]*2^[.L$9] + [.K60]*2^[.K$9] + [.J60]*2^[.J$9] + [.I60]*2^[.I$9] + [.H60]*2^[.H$9] + [.G60]*2^[.G$9] + [.F60]*2^[.F$9] + [.E60]*2^[.E$9] + [.D60]*2^[.D$9] + [.C60]*2^[.C$9]" office:value-type="float" office:value="16383" calcext:value-type="float">
            <text:p>16383</text:p>
          </table:table-cell>
          <table:table-cell table:formula="of:= IF([.Q60]&lt;&gt;0; [.Q60]*[.R$3]; &quot;&quot;)" office:value-type="float" office:value="170.65625" calcext:value-type="float">
            <text:p>170.656</text:p>
          </table:table-cell>
          <table:table-cell table:style-name="ce62" table:formula="of:= IF([.Q60]&lt;&gt;0; [.Q60] * [.R$3] / [.B60]; &quot;&quot;)" office:value-type="float" office:value="3.34620098039216" calcext:value-type="float">
            <text:p>3.346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52" calcext:value-type="float">
            <text:p>52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61]*2^[.P$9] + [.O61]*2^[.O$9] + [.N61]*2^[.N$9] + [.M61]*2^[.M$9] + [.L61]*2^[.L$9] + [.K61]*2^[.K$9] + [.J61]*2^[.J$9] + [.I61]*2^[.I$9] + [.H61]*2^[.H$9] + [.G61]*2^[.G$9] + [.F61]*2^[.F$9] + [.E61]*2^[.E$9] + [.D61]*2^[.D$9] + [.C61]*2^[.C$9]" office:value-type="float" office:value="16383" calcext:value-type="float">
            <text:p>16383</text:p>
          </table:table-cell>
          <table:table-cell table:formula="of:= IF([.Q61]&lt;&gt;0; [.Q61]*[.R$3]; &quot;&quot;)" office:value-type="float" office:value="170.65625" calcext:value-type="float">
            <text:p>170.656</text:p>
          </table:table-cell>
          <table:table-cell table:style-name="ce62" table:formula="of:= IF([.Q61]&lt;&gt;0; [.Q61] * [.R$3] / [.B61]; &quot;&quot;)" office:value-type="float" office:value="3.28185096153846" calcext:value-type="float">
            <text:p>3.282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53" calcext:value-type="float">
            <text:p>53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62]*2^[.P$9] + [.O62]*2^[.O$9] + [.N62]*2^[.N$9] + [.M62]*2^[.M$9] + [.L62]*2^[.L$9] + [.K62]*2^[.K$9] + [.J62]*2^[.J$9] + [.I62]*2^[.I$9] + [.H62]*2^[.H$9] + [.G62]*2^[.G$9] + [.F62]*2^[.F$9] + [.E62]*2^[.E$9] + [.D62]*2^[.D$9] + [.C62]*2^[.C$9]" office:value-type="float" office:value="16383" calcext:value-type="float">
            <text:p>16383</text:p>
          </table:table-cell>
          <table:table-cell table:formula="of:= IF([.Q62]&lt;&gt;0; [.Q62]*[.R$3]; &quot;&quot;)" office:value-type="float" office:value="170.65625" calcext:value-type="float">
            <text:p>170.656</text:p>
          </table:table-cell>
          <table:table-cell table:style-name="ce62" table:formula="of:= IF([.Q62]&lt;&gt;0; [.Q62] * [.R$3] / [.B62]; &quot;&quot;)" office:value-type="float" office:value="3.21992924528302" calcext:value-type="float">
            <text:p>3.220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54" calcext:value-type="float">
            <text:p>54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63]*2^[.P$9] + [.O63]*2^[.O$9] + [.N63]*2^[.N$9] + [.M63]*2^[.M$9] + [.L63]*2^[.L$9] + [.K63]*2^[.K$9] + [.J63]*2^[.J$9] + [.I63]*2^[.I$9] + [.H63]*2^[.H$9] + [.G63]*2^[.G$9] + [.F63]*2^[.F$9] + [.E63]*2^[.E$9] + [.D63]*2^[.D$9] + [.C63]*2^[.C$9]" office:value-type="float" office:value="16383" calcext:value-type="float">
            <text:p>16383</text:p>
          </table:table-cell>
          <table:table-cell table:formula="of:= IF([.Q63]&lt;&gt;0; [.Q63]*[.R$3]; &quot;&quot;)" office:value-type="float" office:value="170.65625" calcext:value-type="float">
            <text:p>170.656</text:p>
          </table:table-cell>
          <table:table-cell table:style-name="ce62" table:formula="of:= IF([.Q63]&lt;&gt;0; [.Q63] * [.R$3] / [.B63]; &quot;&quot;)" office:value-type="float" office:value="3.16030092592593" calcext:value-type="float">
            <text:p>3.160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55" calcext:value-type="float">
            <text:p>55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64]*2^[.P$9] + [.O64]*2^[.O$9] + [.N64]*2^[.N$9] + [.M64]*2^[.M$9] + [.L64]*2^[.L$9] + [.K64]*2^[.K$9] + [.J64]*2^[.J$9] + [.I64]*2^[.I$9] + [.H64]*2^[.H$9] + [.G64]*2^[.G$9] + [.F64]*2^[.F$9] + [.E64]*2^[.E$9] + [.D64]*2^[.D$9] + [.C64]*2^[.C$9]" office:value-type="float" office:value="16383" calcext:value-type="float">
            <text:p>16383</text:p>
          </table:table-cell>
          <table:table-cell table:formula="of:= IF([.Q64]&lt;&gt;0; [.Q64]*[.R$3]; &quot;&quot;)" office:value-type="float" office:value="170.65625" calcext:value-type="float">
            <text:p>170.656</text:p>
          </table:table-cell>
          <table:table-cell table:style-name="ce62" table:formula="of:= IF([.Q64]&lt;&gt;0; [.Q64] * [.R$3] / [.B64]; &quot;&quot;)" office:value-type="float" office:value="3.10284090909091" calcext:value-type="float">
            <text:p>3.103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56" calcext:value-type="float">
            <text:p>56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65]*2^[.P$9] + [.O65]*2^[.O$9] + [.N65]*2^[.N$9] + [.M65]*2^[.M$9] + [.L65]*2^[.L$9] + [.K65]*2^[.K$9] + [.J65]*2^[.J$9] + [.I65]*2^[.I$9] + [.H65]*2^[.H$9] + [.G65]*2^[.G$9] + [.F65]*2^[.F$9] + [.E65]*2^[.E$9] + [.D65]*2^[.D$9] + [.C65]*2^[.C$9]" office:value-type="float" office:value="16383" calcext:value-type="float">
            <text:p>16383</text:p>
          </table:table-cell>
          <table:table-cell table:formula="of:= IF([.Q65]&lt;&gt;0; [.Q65]*[.R$3]; &quot;&quot;)" office:value-type="float" office:value="170.65625" calcext:value-type="float">
            <text:p>170.656</text:p>
          </table:table-cell>
          <table:table-cell table:style-name="ce62" table:formula="of:= IF([.Q65]&lt;&gt;0; [.Q65] * [.R$3] / [.B65]; &quot;&quot;)" office:value-type="float" office:value="3.04743303571429" calcext:value-type="float">
            <text:p>3.047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57" calcext:value-type="float">
            <text:p>57</text:p>
          </table:table-cell>
          <table:table-cell table:number-columns-repeated="14" table:style-name="ce72" office:value-type="float" office:value="1" calcext:value-type="float">
            <text:p>1</text:p>
          </table:table-cell>
          <table:table-cell table:style-name="ce28" table:formula="of:=[.P66]*2^[.P$9] + [.O66]*2^[.O$9] + [.N66]*2^[.N$9] + [.M66]*2^[.M$9] + [.L66]*2^[.L$9] + [.K66]*2^[.K$9] + [.J66]*2^[.J$9] + [.I66]*2^[.I$9] + [.H66]*2^[.H$9] + [.G66]*2^[.G$9] + [.F66]*2^[.F$9] + [.E66]*2^[.E$9] + [.D66]*2^[.D$9] + [.C66]*2^[.C$9]" office:value-type="float" office:value="16383" calcext:value-type="float">
            <text:p>16383</text:p>
          </table:table-cell>
          <table:table-cell table:formula="of:= IF([.Q66]&lt;&gt;0; [.Q66]*[.R$3]; &quot;&quot;)" office:value-type="float" office:value="170.65625" calcext:value-type="float">
            <text:p>170.656</text:p>
          </table:table-cell>
          <table:table-cell table:style-name="ce62" table:formula="of:= IF([.Q66]&lt;&gt;0; [.Q66] * [.R$3] / [.B66]; &quot;&quot;)" office:value-type="float" office:value="2.99396929824561" calcext:value-type="float">
            <text:p>2.994</text:p>
          </table:table-cell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58" calcext:value-type="float">
            <text:p>58</text:p>
          </table:table-cell>
          <table:table-cell table:style-name="ce72" table:number-columns-repeated="14"/>
          <table:table-cell table:style-name="ce28"/>
          <table:table-cell/>
          <table:table-cell table:style-name="ce62"/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59" calcext:value-type="float">
            <text:p>59</text:p>
          </table:table-cell>
          <table:table-cell table:style-name="ce72" table:number-columns-repeated="14"/>
          <table:table-cell table:style-name="ce28"/>
          <table:table-cell/>
          <table:table-cell table:style-name="ce62"/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60" calcext:value-type="float">
            <text:p>60</text:p>
          </table:table-cell>
          <table:table-cell table:style-name="ce72" table:number-columns-repeated="14"/>
          <table:table-cell table:style-name="ce28"/>
          <table:table-cell/>
          <table:table-cell table:style-name="ce62"/>
          <table:table-cell table:style-name="ce49" table:number-columns-repeated="977"/>
        </table:table-row>
        <table:table-row table:style-name="ro6">
          <table:table-cell/>
          <table:table-cell table:style-name="ce72" office:value-type="float" office:value="61" calcext:value-type="float">
            <text:p>61</text:p>
          </table:table-cell>
          <table:table-cell table:style-name="ce72" table:number-columns-repeated="14"/>
          <table:table-cell table:style-name="ce28"/>
          <table:table-cell/>
          <table:table-cell table:style-name="ce62"/>
          <table:table-cell table:style-name="ce49" table:number-columns-repeated="977"/>
        </table:table-row>
        <table:table-row table:style-name="ro6">
          <table:table-cell/>
          <table:table-cell table:style-name="ce51" office:value-type="float" office:value="62" calcext:value-type="float">
            <text:p>62</text:p>
          </table:table-cell>
          <table:table-cell table:style-name="ce72" table:number-columns-repeated="14"/>
          <table:table-cell table:style-name="ce28"/>
          <table:table-cell/>
          <table:table-cell table:style-name="ce62"/>
          <table:table-cell table:style-name="ce49" table:number-columns-repeated="977"/>
        </table:table-row>
        <table:table-row table:style-name="ro2">
          <table:table-cell/>
          <table:table-cell table:style-name="ce72" office:value-type="float" office:value="63" calcext:value-type="float">
            <text:p>63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64" calcext:value-type="float">
            <text:p>64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65" calcext:value-type="float">
            <text:p>65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66" calcext:value-type="float">
            <text:p>66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67" calcext:value-type="float">
            <text:p>67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68" calcext:value-type="float">
            <text:p>68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69" calcext:value-type="float">
            <text:p>69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70" calcext:value-type="float">
            <text:p>70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71" calcext:value-type="float">
            <text:p>71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72" calcext:value-type="float">
            <text:p>72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73" calcext:value-type="float">
            <text:p>73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74" calcext:value-type="float">
            <text:p>74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75" calcext:value-type="float">
            <text:p>75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76" calcext:value-type="float">
            <text:p>76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77" calcext:value-type="float">
            <text:p>77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78" calcext:value-type="float">
            <text:p>78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79" calcext:value-type="float">
            <text:p>79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80" calcext:value-type="float">
            <text:p>80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81" calcext:value-type="float">
            <text:p>81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82" calcext:value-type="float">
            <text:p>82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83" calcext:value-type="float">
            <text:p>83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84" calcext:value-type="float">
            <text:p>84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85" calcext:value-type="float">
            <text:p>85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86" calcext:value-type="float">
            <text:p>86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87" calcext:value-type="float">
            <text:p>87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88" calcext:value-type="float">
            <text:p>88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89" calcext:value-type="float">
            <text:p>89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90" calcext:value-type="float">
            <text:p>90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91" calcext:value-type="float">
            <text:p>91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92" calcext:value-type="float">
            <text:p>92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93" calcext:value-type="float">
            <text:p>93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94" calcext:value-type="float">
            <text:p>94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95" calcext:value-type="float">
            <text:p>95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96" calcext:value-type="float">
            <text:p>96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97" calcext:value-type="float">
            <text:p>97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98" calcext:value-type="float">
            <text:p>98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99" calcext:value-type="float">
            <text:p>99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00" calcext:value-type="float">
            <text:p>100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01" calcext:value-type="float">
            <text:p>101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02" calcext:value-type="float">
            <text:p>102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03" calcext:value-type="float">
            <text:p>103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04" calcext:value-type="float">
            <text:p>104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05" calcext:value-type="float">
            <text:p>105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06" calcext:value-type="float">
            <text:p>106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07" calcext:value-type="float">
            <text:p>107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08" calcext:value-type="float">
            <text:p>108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09" calcext:value-type="float">
            <text:p>109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10" calcext:value-type="float">
            <text:p>110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11" calcext:value-type="float">
            <text:p>111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12" calcext:value-type="float">
            <text:p>112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13" calcext:value-type="float">
            <text:p>113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14" calcext:value-type="float">
            <text:p>114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15" calcext:value-type="float">
            <text:p>115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16" calcext:value-type="float">
            <text:p>116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17" calcext:value-type="float">
            <text:p>117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18" calcext:value-type="float">
            <text:p>118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19" calcext:value-type="float">
            <text:p>119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20" calcext:value-type="float">
            <text:p>120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21" calcext:value-type="float">
            <text:p>121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22" calcext:value-type="float">
            <text:p>122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23" calcext:value-type="float">
            <text:p>123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24" calcext:value-type="float">
            <text:p>124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25" calcext:value-type="float">
            <text:p>125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26" calcext:value-type="float">
            <text:p>126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27" calcext:value-type="float">
            <text:p>127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28" calcext:value-type="float">
            <text:p>128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29" calcext:value-type="float">
            <text:p>129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30" calcext:value-type="float">
            <text:p>130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31" calcext:value-type="float">
            <text:p>131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32" calcext:value-type="float">
            <text:p>132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33" calcext:value-type="float">
            <text:p>133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34" calcext:value-type="float">
            <text:p>134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35" calcext:value-type="float">
            <text:p>135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36" calcext:value-type="float">
            <text:p>136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37" calcext:value-type="float">
            <text:p>137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38" calcext:value-type="float">
            <text:p>138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39" calcext:value-type="float">
            <text:p>139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40" calcext:value-type="float">
            <text:p>140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41" calcext:value-type="float">
            <text:p>141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42" calcext:value-type="float">
            <text:p>142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43" calcext:value-type="float">
            <text:p>143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44" calcext:value-type="float">
            <text:p>144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45" calcext:value-type="float">
            <text:p>145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46" calcext:value-type="float">
            <text:p>146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47" calcext:value-type="float">
            <text:p>147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48" calcext:value-type="float">
            <text:p>148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49" calcext:value-type="float">
            <text:p>149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50" calcext:value-type="float">
            <text:p>150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51" calcext:value-type="float">
            <text:p>151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52" calcext:value-type="float">
            <text:p>152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53" calcext:value-type="float">
            <text:p>153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54" calcext:value-type="float">
            <text:p>154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55" calcext:value-type="float">
            <text:p>155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51" office:value-type="float" office:value="156" calcext:value-type="float">
            <text:p>156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>
          <table:table-cell/>
          <table:table-cell table:style-name="ce72" office:value-type="float" office:value="157" calcext:value-type="float">
            <text:p>157</text:p>
          </table:table-cell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 table:number-rows-repeated="609">
          <table:table-cell/>
          <table:table-cell table:style-name="ce51"/>
          <table:table-cell table:style-name="ce72" table:number-columns-repeated="14"/>
          <table:table-cell table:style-name="ce28"/>
          <table:table-cell table:number-columns-repeated="979"/>
        </table:table-row>
        <table:table-row table:style-name="ro2" table:number-rows-repeated="1047800">
          <table:table-cell table:number-columns-repeated="996"/>
        </table:table-row>
        <table:table-row table:style-name="ro2">
          <table:table-cell table:number-columns-repeated="996"/>
        </table:table-row>
        <calcext:conditional-formats>
          <calcext:conditional-format calcext:target-range-address="MEASUREMENTS.B12:MEASUREMENTS.B12 MEASUREMENTS.B14:MEASUREMENTS.B14 MEASUREMENTS.B16:MEASUREMENTS.B16 MEASUREMENTS.B18:MEASUREMENTS.B18 MEASUREMENTS.B20:MEASUREMENTS.P20 MEASUREMENTS.B22:MEASUREMENTS.B22 MEASUREMENTS.B24:MEASUREMENTS.B24 MEASUREMENTS.B26:MEASUREMENTS.B26 MEASUREMENTS.B28:MEASUREMENTS.B28 MEASUREMENTS.B30:MEASUREMENTS.B30 MEASUREMENTS.B32:MEASUREMENTS.B32 MEASUREMENTS.B34:MEASUREMENTS.P34 MEASUREMENTS.B36:MEASUREMENTS.B36 MEASUREMENTS.B38:MEASUREMENTS.B38 MEASUREMENTS.B40:MEASUREMENTS.B40 MEASUREMENTS.B42:MEASUREMENTS.B42 MEASUREMENTS.B44:MEASUREMENTS.B44 MEASUREMENTS.B46:MEASUREMENTS.B46 MEASUREMENTS.B48:MEASUREMENTS.B48 MEASUREMENTS.B50:MEASUREMENTS.B50 MEASUREMENTS.B52:MEASUREMENTS.B52 MEASUREMENTS.B54:MEASUREMENTS.B54 MEASUREMENTS.B56:MEASUREMENTS.B56 MEASUREMENTS.B58:MEASUREMENTS.B58 MEASUREMENTS.B60:MEASUREMENTS.B60 MEASUREMENTS.B62:MEASUREMENTS.B62 MEASUREMENTS.B64:MEASUREMENTS.B64 MEASUREMENTS.B66:MEASUREMENTS.B66 MEASUREMENTS.B68:MEASUREMENTS.B68 MEASUREMENTS.B70:MEASUREMENTS.B70 MEASUREMENTS.B72:MEASUREMENTS.B72 MEASUREMENTS.B74:MEASUREMENTS.B74 MEASUREMENTS.B76:MEASUREMENTS.B76 MEASUREMENTS.B78:MEASUREMENTS.B78 MEASUREMENTS.B80:MEASUREMENTS.B80 MEASUREMENTS.B82:MEASUREMENTS.B82 MEASUREMENTS.B84:MEASUREMENTS.B84 MEASUREMENTS.B86:MEASUREMENTS.B86 MEASUREMENTS.B88:MEASUREMENTS.B88 MEASUREMENTS.B90:MEASUREMENTS.B90 MEASUREMENTS.B92:MEASUREMENTS.B92 MEASUREMENTS.B94:MEASUREMENTS.B94 MEASUREMENTS.B96:MEASUREMENTS.B96 MEASUREMENTS.B98:MEASUREMENTS.B98 MEASUREMENTS.B100:MEASUREMENTS.B100 MEASUREMENTS.B102:MEASUREMENTS.B102 MEASUREMENTS.B104:MEASUREMENTS.B104 MEASUREMENTS.B106:MEASUREMENTS.B106 MEASUREMENTS.B108:MEASUREMENTS.B108 MEASUREMENTS.B110:MEASUREMENTS.B110 MEASUREMENTS.B112:MEASUREMENTS.B112 MEASUREMENTS.B114:MEASUREMENTS.B114 MEASUREMENTS.B116:MEASUREMENTS.B116 MEASUREMENTS.B118:MEASUREMENTS.B118 MEASUREMENTS.B120:MEASUREMENTS.B120 MEASUREMENTS.B122:MEASUREMENTS.B122 MEASUREMENTS.B124:MEASUREMENTS.B124 MEASUREMENTS.B126:MEASUREMENTS.B126 MEASUREMENTS.B128:MEASUREMENTS.B128 MEASUREMENTS.B130:MEASUREMENTS.B130 MEASUREMENTS.B132:MEASUREMENTS.B132 MEASUREMENTS.B134:MEASUREMENTS.B134 MEASUREMENTS.B136:MEASUREMENTS.B136 MEASUREMENTS.B138:MEASUREMENTS.B138 MEASUREMENTS.B140:MEASUREMENTS.B140 MEASUREMENTS.B142:MEASUREMENTS.B142 MEASUREMENTS.B144:MEASUREMENTS.B144 MEASUREMENTS.B146:MEASUREMENTS.B146 MEASUREMENTS.B148:MEASUREMENTS.B148 MEASUREMENTS.B150:MEASUREMENTS.B150 MEASUREMENTS.B152:MEASUREMENTS.B152 MEASUREMENTS.B154:MEASUREMENTS.B154 MEASUREMENTS.B156:MEASUREMENTS.B156 MEASUREMENTS.B158:MEASUREMENTS.B158 MEASUREMENTS.B160:MEASUREMENTS.B160 MEASUREMENTS.B162:MEASUREMENTS.B162 MEASUREMENTS.B164:MEASUREMENTS.B164 MEASUREMENTS.B166:MEASUREMENTS.B166 MEASUREMENTS.C10:MEASUREMENTS.P19 MEASUREMENTS.C35:MEASUREMENTS.P1048576 MEASUREMENTS.C21:MEASUREMENTS.P33">
            <calcext:condition calcext:apply-style-name="Untitled2" calcext:value="=0" calcext:base-cell-address="TIMER.B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H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scientific-number number:decimal-places="4" number:min-decimal-places="4" number:min-integer-digits="1" number:min-exponent-digits="1" number:exponent-interval="1" number:forced-exponent-sign="true"/>
    </number:number-style>
    <number:number-style style:name="N124">
      <number:number number:decimal-places="0" number:min-decimal-places="0" number:min-integer-digits="3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4" number:min-decimal-places="4"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x_5f_ce31" style:display-name="dx_ce31" style:family="table-cell" style:parent-style-name="Default">
      <style:text-properties fo:color="#d0d0d0" fo:font-style="normal" fo:font-weight="normal"/>
    </style:style>
    <style:style style:name="Untitled1" style:family="table-cell" style:parent-style-name="Default">
      <style:text-properties fo:color="#cccccc"/>
    </style:style>
    <style:style style:name="Untitled2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landscape" fo:margin-top="1.0252in" fo:margin-bottom="1.0252in" fo:margin-left="0.1965in" fo:margin-right="0.1965in" style:scale-to="100%"/>
      <style:header-style>
        <style:header-footer-properties fo:min-height="0.2953in"/>
      </style:header-style>
      <style:footer-style>
        <style:header-footer-properties fo:min-height="0.2953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9:23:21.842706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  <meta:initial-creator/>
    <meta:creation-date/>
    <meta:editing-cycles>25</meta:editing-cycles>
    <meta:editing-duration>PT2H6M9S</meta:editing-duration>
    <dc:date>2021-09-20T19:23:48.923462518</dc:date>
    <meta:document-statistic meta:table-count="4" meta:cell-count="525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circle" chart:symbol-width="0.01cm" chart:symbol-height="0.01cm" chart:link-data-style-to-source="true"/>
      <style:graphic-properties svg:stroke-width="0.08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527cm" svg:height="17.171cm" xlink:href=".." xlink:type="simple" chart:class="chart:scatter" chart:style-name="ch1">
        <chart:title svg:x="11.451cm" svg:y="0.479cm" chart:style-name="ch2">
          <text:p>SLOWMO CAMERA CALIBRATION</text:p>
        </chart:title>
        <chart:subtitle svg:x="12.513cm" svg:y="1.612cm" chart:style-name="ch3">
          <text:p>Samsung Galaxy S21 Ultra 5G</text:p>
        </chart:subtitle>
        <chart:plot-area chart:style-name="ch4" table:cell-range-address="'S21 ULTRA 5G'.C34:'S21 ULTRA 5G'.D1051 'S21 ULTRA 5G'.D33:'S21 ULTRA 5G'.D33 'S21 ULTRA 5G'.D19:'S21 ULTRA 5G'.D23" chart:data-source-has-labels="row" svg:x="1.624cm" svg:y="2.63cm" svg:width="28.293cm" svg:height="13.214cm">
          <chart:coordinate-region svg:x="2.458cm" svg:y="2.829cm" svg:width="27.084cm" svg:height="12.817cm"/>
          <chart:axis chart:dimension="x" chart:name="primary-x" chart:style-name="ch5">
            <chart:title svg:x="14.792cm" svg:y="16.188cm" chart:style-name="ch6">
              <text:p>Image count</text:p>
            </chart:title>
            <chart:grid chart:style-name="ch7" chart:class="major"/>
          </chart:axis>
          <chart:axis chart:dimension="y" chart:name="primary-y" chart:style-name="ch8">
            <chart:title svg:x="0.451cm" svg:y="9.912cm" chart:style-name="ch9">
              <text:p>Time (s)</text:p>
            </chart:title>
            <chart:grid chart:style-name="ch7" chart:class="major"/>
          </chart:axis>
          <chart:series chart:style-name="ch10" chart:values-cell-range-address="'S21 ULTRA 5G'.D34:'S21 ULTRA 5G'.D1051" chart:label-cell-address="'S21 ULTRA 5G'.D33:'S21 ULTRA 5G'.D33" chart:class="chart:scatter">
            <chart:domain table:cell-range-address="'S21 ULTRA 5G'.C34:'S21 ULTRA 5G'.C1051"/>
            <chart:data-point chart:repeated="1018"/>
          </chart:series>
          <chart:series chart:style-name="ch11" chart:values-cell-range-address="'S21 ULTRA 5G'.D20:'S21 ULTRA 5G'.D23" chart:label-cell-address="'S21 ULTRA 5G'.D19:'S21 ULTRA 5G'.D19" chart:class="chart:scatter">
            <chart:domain table:cell-range-address="'S21 ULTRA 5G'.C20:'S21 ULTRA 5G'.C23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 (s)</text:p>
                <draw:g>
                  <svg:desc>'S21 ULTRA 5G'.D33:'S21 ULTRA 5G'.D3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IME (s)</text:p>
                <draw:g>
                  <svg:desc>'S21 ULTRA 5G'.D19:'S21 ULTRA 5G'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21 ULTRA 5G'.C34:'S21 ULTRA 5G'.C1051</svg:desc>
                </draw:g>
              </table:table-cell>
              <table:table-cell office:value-type="float" office:value="0">
                <text:p>0</text:p>
                <draw:g>
                  <svg:desc>'S21 ULTRA 5G'.D34:'S21 ULTRA 5G'.D1051</svg:desc>
                </draw:g>
              </table:table-cell>
              <table:table-cell office:value-type="float" office:value="1">
                <text:p>1</text:p>
                <draw:g>
                  <svg:desc>'S21 ULTRA 5G'.C20:'S21 ULTRA 5G'.C23</svg:desc>
                </draw:g>
              </table:table-cell>
              <table:table-cell office:value-type="float" office:value="-0.0297625">
                <text:p>-0.0297625</text:p>
                <draw:g>
                  <svg:desc>'S21 ULTRA 5G'.D20:'S21 ULTRA 5G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3334">
                <text:p>0.033334</text:p>
              </table:table-cell>
              <table:table-cell office:value-type="float" office:value="27.0992436262452">
                <text:p>27.0992436262452</text:p>
              </table:table-cell>
              <table:table-cell office:value-type="float" office:value="1.00033241590175">
                <text:p>1.00033241590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64584625">
                <text:p>0.064584625</text:p>
              </table:table-cell>
              <table:table-cell office:value-type="float" office:value="989.995084869151">
                <text:p>989.995084869151</text:p>
              </table:table-cell>
              <table:table-cell office:value-type="float" office:value="1.99570940902827">
                <text:p>1.99570940902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7918625">
                <text:p>0.097918625</text:p>
              </table:table-cell>
              <table:table-cell office:value-type="float" office:value="1018">
                <text:p>1018</text:p>
              </table:table-cell>
              <table:table-cell office:value-type="float" office:value="2.92922525">
                <text:p>2.92922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31252625">
                <text:p>0.1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64586625">
                <text:p>0.16458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97920625">
                <text:p>0.1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31254625">
                <text:p>0.23125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64588625">
                <text:p>0.26458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00006">
                <text:p>0.3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3334">
                <text:p>0.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66674">
                <text:p>0.3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2917525">
                <text:p>0.4291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2917725">
                <text:p>0.5291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584325">
                <text:p>0.4958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6251125">
                <text:p>0.5625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6251125">
                <text:p>0.5625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2918325">
                <text:p>0.829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917925">
                <text:p>0.6291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9584725">
                <text:p>0.6958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9584725">
                <text:p>0.6958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2918325">
                <text:p>0.829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6251525">
                <text:p>0.7625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2918325">
                <text:p>0.829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2918325">
                <text:p>0.829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9585125">
                <text:p>0.8958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6251925">
                <text:p>0.9625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6251925">
                <text:p>0.9625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00002">
                <text:p>1.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00002">
                <text:p>1.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00002">
                <text:p>1.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00418675">
                <text:p>1.0041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00418675">
                <text:p>1.0041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00418675">
                <text:p>1.0041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00418675">
                <text:p>1.0041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01252025">
                <text:p>1.0125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0083535">
                <text:p>1.008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0083535">
                <text:p>1.008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083535">
                <text:p>1.008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01252025">
                <text:p>1.0125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01252025">
                <text:p>1.0125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01252025">
                <text:p>1.0125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01252025">
                <text:p>1.0125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016687">
                <text:p>1.01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016687">
                <text:p>1.01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016687">
                <text:p>1.01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02085375">
                <text:p>1.020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02085375">
                <text:p>1.020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02085375">
                <text:p>1.020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02085375">
                <text:p>1.020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0250205">
                <text:p>1.025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0250205">
                <text:p>1.025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0250205">
                <text:p>1.025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033354">
                <text:p>1.03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033354">
                <text:p>1.03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033354">
                <text:p>1.03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03752075">
                <text:p>1.0375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03752075">
                <text:p>1.0375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03752075">
                <text:p>1.0375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03752075">
                <text:p>1.0375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04585425">
                <text:p>1.045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0416875">
                <text:p>1.041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0416875">
                <text:p>1.041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0416875">
                <text:p>1.041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04585425">
                <text:p>1.045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04585425">
                <text:p>1.045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04585425">
                <text:p>1.045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04585425">
                <text:p>1.045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050021">
                <text:p>1.0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050021">
                <text:p>1.0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050021">
                <text:p>1.0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05418775">
                <text:p>1.054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05418775">
                <text:p>1.054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05418775">
                <text:p>1.054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05418775">
                <text:p>1.054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0583545">
                <text:p>1.058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0583545">
                <text:p>1.058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0583545">
                <text:p>1.058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066688">
                <text:p>1.06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066688">
                <text:p>1.06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066688">
                <text:p>1.06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07085475">
                <text:p>1.0708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07085475">
                <text:p>1.0708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07085475">
                <text:p>1.0708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07085475">
                <text:p>1.0708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07918825">
                <text:p>1.079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0750215">
                <text:p>1.075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0750215">
                <text:p>1.075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0750215">
                <text:p>1.075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07918825">
                <text:p>1.079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07918825">
                <text:p>1.079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07918825">
                <text:p>1.079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07918825">
                <text:p>1.079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083355">
                <text:p>1.08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083355">
                <text:p>1.08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083355">
                <text:p>1.08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08752175">
                <text:p>1.0875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08752175">
                <text:p>1.0875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08752175">
                <text:p>1.0875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08752175">
                <text:p>1.0875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0916885">
                <text:p>1.091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0916885">
                <text:p>1.091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133356">
                <text:p>1.13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100022">
                <text:p>1.1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100022">
                <text:p>1.1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10418875">
                <text:p>1.104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10418875">
                <text:p>1.104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10418875">
                <text:p>1.104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10418875">
                <text:p>1.104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11252225">
                <text:p>1.1125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1083555">
                <text:p>1.108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1083555">
                <text:p>1.108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1083555">
                <text:p>1.108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11252225">
                <text:p>1.1125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11252225">
                <text:p>1.1125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11252225">
                <text:p>1.1125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11252225">
                <text:p>1.1125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116689">
                <text:p>1.11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116689">
                <text:p>1.11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12085575">
                <text:p>1.1208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12085575">
                <text:p>1.1208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12085575">
                <text:p>1.1208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12085575">
                <text:p>1.1208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12085575">
                <text:p>1.1208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1250225">
                <text:p>1.125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1250225">
                <text:p>1.125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1250225">
                <text:p>1.125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133356">
                <text:p>1.13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133356">
                <text:p>1.13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133356">
                <text:p>1.13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13752275">
                <text:p>1.137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13752275">
                <text:p>1.137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13752275">
                <text:p>1.137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13752275">
                <text:p>1.137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1416895">
                <text:p>1.141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1416895">
                <text:p>1.141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150023">
                <text:p>1.15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150023">
                <text:p>1.15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150023">
                <text:p>1.15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15418975">
                <text:p>1.1541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15418975">
                <text:p>1.1541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15418975">
                <text:p>1.1541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15418975">
                <text:p>1.1541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1583565">
                <text:p>1.158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1583565">
                <text:p>1.158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1583565">
                <text:p>1.158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16669">
                <text:p>1.1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16669">
                <text:p>1.1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16669">
                <text:p>1.1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17085675">
                <text:p>1.1708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17085675">
                <text:p>1.1708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17085675">
                <text:p>1.1708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17085675">
                <text:p>1.1708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17919025">
                <text:p>1.179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1750235">
                <text:p>1.175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1750235">
                <text:p>1.175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1750235">
                <text:p>1.175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17919025">
                <text:p>1.179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17919025">
                <text:p>1.179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17919025">
                <text:p>1.179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17919025">
                <text:p>1.179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183357">
                <text:p>1.18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183357">
                <text:p>1.18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183357">
                <text:p>1.18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18752375">
                <text:p>1.1875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18752375">
                <text:p>1.1875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18752375">
                <text:p>1.1875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18752375">
                <text:p>1.1875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1916905">
                <text:p>1.191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200024">
                <text:p>1.2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200024">
                <text:p>1.2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200024">
                <text:p>1.2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20419075">
                <text:p>1.2041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20419075">
                <text:p>1.2041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20419075">
                <text:p>1.2041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20419075">
                <text:p>1.2041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21252425">
                <text:p>1.212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2083575">
                <text:p>1.208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2083575">
                <text:p>1.208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2083575">
                <text:p>1.208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21252425">
                <text:p>1.212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21252425">
                <text:p>1.212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21252425">
                <text:p>1.212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21252425">
                <text:p>1.212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216691">
                <text:p>1.216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216691">
                <text:p>1.216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216691">
                <text:p>1.216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22085775">
                <text:p>1.2208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22085775">
                <text:p>1.2208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22085775">
                <text:p>1.2208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22085775">
                <text:p>1.2208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2250245">
                <text:p>1.225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2250245">
                <text:p>1.225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2250245">
                <text:p>1.225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2750255">
                <text:p>1.275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.233358">
                <text:p>1.23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.233358">
                <text:p>1.23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.23752475">
                <text:p>1.2375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.23752475">
                <text:p>1.2375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.23752475">
                <text:p>1.2375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.23752475">
                <text:p>1.2375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.24585825">
                <text:p>1.2458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.2416915">
                <text:p>1.241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.2416915">
                <text:p>1.241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.2416915">
                <text:p>1.241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.24585825">
                <text:p>1.2458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.24585825">
                <text:p>1.2458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.24585825">
                <text:p>1.2458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.24585825">
                <text:p>1.2458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.250025">
                <text:p>1.25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.250025">
                <text:p>1.25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.250025">
                <text:p>1.25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.25419175">
                <text:p>1.2541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.25419175">
                <text:p>1.2541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.25419175">
                <text:p>1.2541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.25419175">
                <text:p>1.2541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.2583585">
                <text:p>1.258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.2583585">
                <text:p>1.258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.2583585">
                <text:p>1.258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.266692">
                <text:p>1.26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.266692">
                <text:p>1.26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.266692">
                <text:p>1.26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.27085875">
                <text:p>1.270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.27085875">
                <text:p>1.270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.27085875">
                <text:p>1.270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.27085875">
                <text:p>1.270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.27919225">
                <text:p>1.2791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.2750255">
                <text:p>1.275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.2750255">
                <text:p>1.275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.2750255">
                <text:p>1.275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.27919225">
                <text:p>1.2791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.27919225">
                <text:p>1.2791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.27919225">
                <text:p>1.2791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.27919225">
                <text:p>1.2791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.283359">
                <text:p>1.28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.283359">
                <text:p>1.28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.283359">
                <text:p>1.28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.28752575">
                <text:p>1.2875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.28752575">
                <text:p>1.2875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.28752575">
                <text:p>1.2875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.28752575">
                <text:p>1.2875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.2916925">
                <text:p>1.29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.2916925">
                <text:p>1.29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.2916925">
                <text:p>1.29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.300026">
                <text:p>1.3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.300026">
                <text:p>1.3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.300026">
                <text:p>1.3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.30419275">
                <text:p>1.3041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.30419275">
                <text:p>1.3041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.30419275">
                <text:p>1.3041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.30419275">
                <text:p>1.3041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.31252625">
                <text:p>1.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.3083595">
                <text:p>1.308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.3083595">
                <text:p>1.308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.3083595">
                <text:p>1.308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.31252625">
                <text:p>1.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.31252625">
                <text:p>1.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.31252625">
                <text:p>1.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.31252625">
                <text:p>1.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.316693">
                <text:p>1.31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.3250265">
                <text:p>1.325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3250265">
                <text:p>1.325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.3250265">
                <text:p>1.325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.33336">
                <text:p>1.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.33336">
                <text:p>1.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33336">
                <text:p>1.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.33752675">
                <text:p>1.3375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.33752675">
                <text:p>1.3375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.33752675">
                <text:p>1.3375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.33752675">
                <text:p>1.3375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.34586025">
                <text:p>1.345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.3416935">
                <text:p>1.341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.3416935">
                <text:p>1.341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.3416935">
                <text:p>1.341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.34586025">
                <text:p>1.345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.34586025">
                <text:p>1.345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.34586025">
                <text:p>1.345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.34586025">
                <text:p>1.345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.350027">
                <text:p>1.35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.350027">
                <text:p>1.35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.350027">
                <text:p>1.35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.35419375">
                <text:p>1.3541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.35419375">
                <text:p>1.3541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.35419375">
                <text:p>1.3541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.35419375">
                <text:p>1.3541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.3583605">
                <text:p>1.358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.3583605">
                <text:p>1.358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.3583605">
                <text:p>1.358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42921525">
                <text:p>2.4292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.633366">
                <text:p>1.6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.366694">
                <text:p>1.36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.366694">
                <text:p>1.36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.37086075">
                <text:p>1.370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.37086075">
                <text:p>1.370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.37086075">
                <text:p>1.370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.37086075">
                <text:p>1.370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.3750275">
                <text:p>1.375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.3750275">
                <text:p>1.375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.383361">
                <text:p>1.38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.383361">
                <text:p>1.38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.383361">
                <text:p>1.38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.38752775">
                <text:p>1.3875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.38752775">
                <text:p>1.3875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.38752775">
                <text:p>1.3875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.38752775">
                <text:p>1.3875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.3916945">
                <text:p>1.39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.3916945">
                <text:p>1.39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.3916945">
                <text:p>1.39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.400028">
                <text:p>1.4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.400028">
                <text:p>1.4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.400028">
                <text:p>1.4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.40419475">
                <text:p>1.4041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.40419475">
                <text:p>1.4041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.40419475">
                <text:p>1.4041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.40419475">
                <text:p>1.4041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.41252825">
                <text:p>1.412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.4083615">
                <text:p>1.408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.4083615">
                <text:p>1.408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.4083615">
                <text:p>1.408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.41252825">
                <text:p>1.412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.41252825">
                <text:p>1.412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.41252825">
                <text:p>1.412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.41252825">
                <text:p>1.412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416695">
                <text:p>1.41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.416695">
                <text:p>1.41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.416695">
                <text:p>1.41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.42086175">
                <text:p>1.4208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.42086175">
                <text:p>1.4208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.42086175">
                <text:p>1.4208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.42086175">
                <text:p>1.4208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.4250285">
                <text:p>1.425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.4250285">
                <text:p>1.425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.4250285">
                <text:p>1.425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.433362">
                <text:p>1.43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.433362">
                <text:p>1.43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.433362">
                <text:p>1.43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.43752875">
                <text:p>1.4375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.43752875">
                <text:p>1.4375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.43752875">
                <text:p>1.4375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.43752875">
                <text:p>1.4375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44586225">
                <text:p>1.4458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.4416955">
                <text:p>1.441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.4416955">
                <text:p>1.441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.4416955">
                <text:p>1.441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.44586225">
                <text:p>1.4458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.44586225">
                <text:p>1.4458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.44586225">
                <text:p>1.4458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.44586225">
                <text:p>1.4458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.450029">
                <text:p>1.45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.450029">
                <text:p>1.45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.450029">
                <text:p>1.45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.45419575">
                <text:p>1.454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.45419575">
                <text:p>1.454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.45419575">
                <text:p>1.454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.45419575">
                <text:p>1.454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.4583625">
                <text:p>1.45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.4583625">
                <text:p>1.45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.4583625">
                <text:p>1.45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.466696">
                <text:p>1.46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.466696">
                <text:p>1.46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.466696">
                <text:p>1.46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.47086275">
                <text:p>1.4708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.47086275">
                <text:p>1.4708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.47086275">
                <text:p>1.4708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.47086275">
                <text:p>1.4708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.47919625">
                <text:p>1.4791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.4750295">
                <text:p>1.475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.4750295">
                <text:p>1.475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.4750295">
                <text:p>1.475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.47919625">
                <text:p>1.4791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.47919625">
                <text:p>1.4791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.47919625">
                <text:p>1.4791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.47919625">
                <text:p>1.4791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.483363">
                <text:p>1.48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.483363">
                <text:p>1.48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.483363">
                <text:p>1.48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.48752975">
                <text:p>1.4875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48752975">
                <text:p>1.4875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.48752975">
                <text:p>1.4875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.48752975">
                <text:p>1.4875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.48752975">
                <text:p>1.4875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.4916965">
                <text:p>1.491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.4916965">
                <text:p>1.491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.4916965">
                <text:p>1.491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.50003">
                <text:p>1.5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.50003">
                <text:p>1.5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.50003">
                <text:p>1.5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.50419675">
                <text:p>1.5041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.50419675">
                <text:p>1.5041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.50419675">
                <text:p>1.5041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.50419675">
                <text:p>1.5041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.50419675">
                <text:p>1.5041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.5083635">
                <text:p>1.508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.5083635">
                <text:p>1.508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.5083635">
                <text:p>1.508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.51253025">
                <text:p>1.5125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.51253025">
                <text:p>1.5125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.51253025">
                <text:p>1.5125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.51253025">
                <text:p>1.5125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.516697">
                <text:p>1.51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.516697">
                <text:p>1.51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.516697">
                <text:p>1.51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.52086375">
                <text:p>1.5208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.52086375">
                <text:p>1.5208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.52086375">
                <text:p>1.5208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.52086375">
                <text:p>1.5208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.52086375">
                <text:p>1.5208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.5250305">
                <text:p>1.5250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.5250305">
                <text:p>1.5250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.5250305">
                <text:p>1.5250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.5416975">
                <text:p>1.541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.533364">
                <text:p>1.53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.533364">
                <text:p>1.53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.53753075">
                <text:p>1.537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.53753075">
                <text:p>1.537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.53753075">
                <text:p>1.537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.53753075">
                <text:p>1.537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.53753075">
                <text:p>1.537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.54586425">
                <text:p>1.5458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.5416975">
                <text:p>1.541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.5416975">
                <text:p>1.541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.5416975">
                <text:p>1.541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.54586425">
                <text:p>1.5458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.54586425">
                <text:p>1.5458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.54586425">
                <text:p>1.5458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.54586425">
                <text:p>1.5458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.550031">
                <text:p>1.55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.550031">
                <text:p>1.55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.550031">
                <text:p>1.55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.550031">
                <text:p>1.55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.55419775">
                <text:p>1.5541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.55419775">
                <text:p>1.5541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.55419775">
                <text:p>1.5541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.55419775">
                <text:p>1.5541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.5583645">
                <text:p>1.558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.5583645">
                <text:p>1.558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.5583645">
                <text:p>1.558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.5583645">
                <text:p>1.558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.56253125">
                <text:p>1.562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.56253125">
                <text:p>1.562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.56253125">
                <text:p>1.562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.56253125">
                <text:p>1.562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.583365">
                <text:p>1.5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.566698">
                <text:p>1.5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.566698">
                <text:p>1.5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.566698">
                <text:p>1.5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.57086475">
                <text:p>1.570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.57086475">
                <text:p>1.570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.57086475">
                <text:p>1.570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.57086475">
                <text:p>1.570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.566698">
                <text:p>1.5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.5750315">
                <text:p>1.575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.5750315">
                <text:p>1.575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.5750315">
                <text:p>1.575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.57919825">
                <text:p>1.5791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.57919825">
                <text:p>1.5791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.57919825">
                <text:p>1.5791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.57919825">
                <text:p>1.5791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.566698">
                <text:p>1.5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.583365">
                <text:p>1.5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.583365">
                <text:p>1.5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.583365">
                <text:p>1.5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.58753175">
                <text:p>1.5875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.585448375">
                <text:p>1.58544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.58753175">
                <text:p>1.5875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.58753175">
                <text:p>1.5875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583365">
                <text:p>1.5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.5916985">
                <text:p>1.591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.5916985">
                <text:p>1.591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.5916985">
                <text:p>1.591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.59586525">
                <text:p>1.5958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.593781875">
                <text:p>1.59378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.59586525">
                <text:p>1.5958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.59586525">
                <text:p>1.5958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.600032">
                <text:p>1.6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.597948625">
                <text:p>1.59794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.600032">
                <text:p>1.6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.600032">
                <text:p>1.6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.60419875">
                <text:p>1.6041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.602115375">
                <text:p>1.60211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.60419875">
                <text:p>1.6041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.60419875">
                <text:p>1.6041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.600032">
                <text:p>1.6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.606282125">
                <text:p>1.60628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.6083655">
                <text:p>1.608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.6083655">
                <text:p>1.608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.61253225">
                <text:p>1.6125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.610448875">
                <text:p>1.61044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.61253225">
                <text:p>1.6125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.61253225">
                <text:p>1.6125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.600032">
                <text:p>1.6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.614615625">
                <text:p>1.6146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.616699">
                <text:p>1.6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.616699">
                <text:p>1.6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.62086575">
                <text:p>1.6208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.618782375">
                <text:p>1.61878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.62086575">
                <text:p>1.6208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.62086575">
                <text:p>1.6208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.616699">
                <text:p>1.6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.622949125">
                <text:p>1.62294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.6250325">
                <text:p>1.625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.6250325">
                <text:p>1.625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.62919925">
                <text:p>1.6291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.627115875">
                <text:p>1.62711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.62919925">
                <text:p>1.6291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.62919925">
                <text:p>1.6291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.631282625">
                <text:p>1.63128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.631282625">
                <text:p>1.63128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.631282625">
                <text:p>1.63128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.633366">
                <text:p>1.6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.633366">
                <text:p>1.6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.635449375">
                <text:p>1.63544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.635449375">
                <text:p>1.63544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63753275">
                <text:p>1.6375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.63753275">
                <text:p>1.6375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639616125">
                <text:p>1.63961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.6416995">
                <text:p>1.641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.6416995">
                <text:p>1.641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.64586625">
                <text:p>1.6458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.643782875">
                <text:p>1.64378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.64586625">
                <text:p>1.6458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.64586625">
                <text:p>1.6458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.633366">
                <text:p>1.6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.647949625">
                <text:p>1.64794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.647949625">
                <text:p>1.64794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.650033">
                <text:p>1.65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.647949625">
                <text:p>1.64794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.652116375">
                <text:p>1.65211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.65419975">
                <text:p>1.65419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.65419975">
                <text:p>1.65419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.650033">
                <text:p>1.65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.656283125">
                <text:p>1.65628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.656283125">
                <text:p>1.65628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.6583665">
                <text:p>1.6583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.656283125">
                <text:p>1.65628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.660449875">
                <text:p>1.66044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.660449875">
                <text:p>1.66044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.66253325">
                <text:p>1.66253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.63753275">
                <text:p>1.6375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.664616625">
                <text:p>1.66461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.664616625">
                <text:p>1.66461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.6667">
                <text:p>1.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.6667">
                <text:p>1.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.668783375">
                <text:p>1.66878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.668783375">
                <text:p>1.66878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.67086675">
                <text:p>1.6708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.67086675">
                <text:p>1.6708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.672950125">
                <text:p>1.67295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.672950125">
                <text:p>1.67295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.6750335">
                <text:p>1.6750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.672950125">
                <text:p>1.67295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.677116875">
                <text:p>1.67711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.677116875">
                <text:p>1.67711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.67920025">
                <text:p>1.6792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.668783375">
                <text:p>1.66878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.681283625">
                <text:p>1.6812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.681283625">
                <text:p>1.6812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.683367">
                <text:p>1.683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.681283625">
                <text:p>1.6812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.685450375">
                <text:p>1.6854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.685450375">
                <text:p>1.6854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.68753375">
                <text:p>1.6875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.681283625">
                <text:p>1.6812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.689617125">
                <text:p>1.68961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.689617125">
                <text:p>1.68961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.6917005">
                <text:p>1.691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.689617125">
                <text:p>1.68961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.693783875">
                <text:p>1.69378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.693783875">
                <text:p>1.69378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.69586725">
                <text:p>1.6958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.633366">
                <text:p>1.6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.700034">
                <text:p>1.70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.702117375">
                <text:p>1.70211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.702117375">
                <text:p>1.70211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.70420075">
                <text:p>1.7042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.706284125">
                <text:p>1.70628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.706284125">
                <text:p>1.70628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.7083675">
                <text:p>1.708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.710450875">
                <text:p>1.71045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.710450875">
                <text:p>1.71045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.710450875">
                <text:p>1.71045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.71253425">
                <text:p>1.71253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.714617625">
                <text:p>1.71461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.714617625">
                <text:p>1.71461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.716701">
                <text:p>1.71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.714617625">
                <text:p>1.71461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.718784375">
                <text:p>1.7187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.718784375">
                <text:p>1.7187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.72086775">
                <text:p>1.7208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.714617625">
                <text:p>1.71461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.722951125">
                <text:p>1.72295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.722951125">
                <text:p>1.72295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.7250345">
                <text:p>1.725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.722951125">
                <text:p>1.72295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.727117875">
                <text:p>1.72711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.727117875">
                <text:p>1.72711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.72920125">
                <text:p>1.7292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.731284625">
                <text:p>1.73128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.731284625">
                <text:p>1.73128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.733368">
                <text:p>1.733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.731284625">
                <text:p>1.73128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.735451375">
                <text:p>1.73545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.735451375">
                <text:p>1.73545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.73753475">
                <text:p>1.73753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.731284625">
                <text:p>1.73128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.739618125">
                <text:p>1.73961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.739618125">
                <text:p>1.73961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.7417015">
                <text:p>1.741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.7417015">
                <text:p>1.741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.743784875">
                <text:p>1.74378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.743784875">
                <text:p>1.74378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.74586825">
                <text:p>1.7458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.739618125">
                <text:p>1.73961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.747951625">
                <text:p>1.74795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.747951625">
                <text:p>1.74795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.750035">
                <text:p>1.75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.747951625">
                <text:p>1.74795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.752118375">
                <text:p>1.75211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.752118375">
                <text:p>1.75211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.75420175">
                <text:p>1.7542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.747951625">
                <text:p>1.74795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.756285125">
                <text:p>1.75628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.756285125">
                <text:p>1.75628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.7583685">
                <text:p>1.758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.7583685">
                <text:p>1.758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.760451875">
                <text:p>1.76045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.760451875">
                <text:p>1.76045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.76253525">
                <text:p>1.7625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.647949625">
                <text:p>1.64794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.781285625">
                <text:p>1.7812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.764618625">
                <text:p>1.76461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.766702">
                <text:p>1.766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.764618625">
                <text:p>1.76461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.768785375">
                <text:p>1.7687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.768785375">
                <text:p>1.7687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.77086875">
                <text:p>1.7708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.77086875">
                <text:p>1.7708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.772952125">
                <text:p>1.7729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.7750355">
                <text:p>1.775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.7750355">
                <text:p>1.775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.7750355">
                <text:p>1.775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.777118875">
                <text:p>1.7771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.777118875">
                <text:p>1.7771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.77920225">
                <text:p>1.7792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.77920225">
                <text:p>1.7792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.783369">
                <text:p>1.78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.783369">
                <text:p>1.78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.783369">
                <text:p>1.78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.783369">
                <text:p>1.78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.785452375">
                <text:p>1.78545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.78753575">
                <text:p>1.7875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.78753575">
                <text:p>1.7875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.7917025">
                <text:p>1.7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.7917025">
                <text:p>1.7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.7917025">
                <text:p>1.7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.7917025">
                <text:p>1.7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.7917025">
                <text:p>1.7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.793785875">
                <text:p>1.7937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.79586925">
                <text:p>1.7958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.79586925">
                <text:p>1.7958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79586925">
                <text:p>1.7958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.800036">
                <text:p>1.8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.800036">
                <text:p>1.8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800036">
                <text:p>1.8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.800036">
                <text:p>1.8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.80420275">
                <text:p>1.8042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.80420275">
                <text:p>1.8042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.80420275">
                <text:p>1.8042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.800036">
                <text:p>1.8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.8083695">
                <text:p>1.808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.8083695">
                <text:p>1.808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.8083695">
                <text:p>1.808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.8083695">
                <text:p>1.808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81253625">
                <text:p>1.8125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.81253625">
                <text:p>1.8125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.81253625">
                <text:p>1.8125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.81253625">
                <text:p>1.8125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.816703">
                <text:p>1.81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816703">
                <text:p>1.81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816703">
                <text:p>1.81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.816703">
                <text:p>1.81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.82086975">
                <text:p>1.8208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.82086975">
                <text:p>1.8208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.82086975">
                <text:p>1.8208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.82086975">
                <text:p>1.8208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.8250365">
                <text:p>1.825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.8250365">
                <text:p>1.825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.8250365">
                <text:p>1.825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.8250365">
                <text:p>1.825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.82920325">
                <text:p>1.8292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.82920325">
                <text:p>1.8292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.82920325">
                <text:p>1.8292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.82920325">
                <text:p>1.8292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.83337">
                <text:p>1.8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.83337">
                <text:p>1.8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.83337">
                <text:p>1.8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.83337">
                <text:p>1.8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83753675">
                <text:p>1.8375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.83753675">
                <text:p>1.8375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.83753675">
                <text:p>1.8375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83753675">
                <text:p>1.8375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.8417035">
                <text:p>1.841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.8417035">
                <text:p>1.841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.8417035">
                <text:p>1.841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8417035">
                <text:p>1.841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.84587025">
                <text:p>1.8458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.84587025">
                <text:p>1.8458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.84587025">
                <text:p>1.8458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.84587025">
                <text:p>1.8458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.850037">
                <text:p>1.85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.850037">
                <text:p>1.85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.850037">
                <text:p>1.85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.850037">
                <text:p>1.85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.85420375">
                <text:p>1.8542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.85420375">
                <text:p>1.8542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.85420375">
                <text:p>1.8542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.86253725">
                <text:p>1.8625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.8583705">
                <text:p>1.858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.8583705">
                <text:p>1.858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.8583705">
                <text:p>1.858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.8583705">
                <text:p>1.858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.86253725">
                <text:p>1.8625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.86253725">
                <text:p>1.8625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.86253725">
                <text:p>1.8625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.86253725">
                <text:p>1.8625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.866704">
                <text:p>1.86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.866704">
                <text:p>1.86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.866704">
                <text:p>1.86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.87087075">
                <text:p>1.870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.87087075">
                <text:p>1.870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.87087075">
                <text:p>1.870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.87087075">
                <text:p>1.870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.87087075">
                <text:p>1.870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.8750375">
                <text:p>1.87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.8750375">
                <text:p>1.87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.8750375">
                <text:p>1.87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.8750375">
                <text:p>1.87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.87920425">
                <text:p>1.8792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.87920425">
                <text:p>1.8792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.87920425">
                <text:p>1.8792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.87920425">
                <text:p>1.8792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.88753775">
                <text:p>1.8875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.883371">
                <text:p>1.88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.883371">
                <text:p>1.88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.883371">
                <text:p>1.88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.88753775">
                <text:p>1.8875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.88753775">
                <text:p>1.8875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.88753775">
                <text:p>1.8875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.89587125">
                <text:p>1.895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.8917045">
                <text:p>1.891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.8917045">
                <text:p>1.891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.8917045">
                <text:p>1.891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.8917045">
                <text:p>1.891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.89587125">
                <text:p>1.895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.89587125">
                <text:p>1.895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.89587125">
                <text:p>1.895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.89587125">
                <text:p>1.895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.29587925">
                <text:p>2.2958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.97087275">
                <text:p>1.970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.900038">
                <text:p>1.9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900038">
                <text:p>1.9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.90420475">
                <text:p>1.9042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.90420475">
                <text:p>1.9042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.90420475">
                <text:p>1.9042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.90420475">
                <text:p>1.9042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.9083715">
                <text:p>1.9083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.916705">
                <text:p>1.916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.92087175">
                <text:p>1.920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.92087175">
                <text:p>1.920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.92087175">
                <text:p>1.920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.92087175">
                <text:p>1.920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.92087175">
                <text:p>1.920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.9250385">
                <text:p>1.9250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.9250385">
                <text:p>1.9250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.950039">
                <text:p>1.95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.933372">
                <text:p>1.93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.933372">
                <text:p>1.93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.93753875">
                <text:p>1.9375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.93753875">
                <text:p>1.9375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.93753875">
                <text:p>1.9375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.93753875">
                <text:p>1.9375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.9417055">
                <text:p>1.941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.95420575">
                <text:p>1.9542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.950039">
                <text:p>1.95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.950039">
                <text:p>1.95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.95420575">
                <text:p>1.9542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.95420575">
                <text:p>1.9542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.95420575">
                <text:p>1.9542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.95420575">
                <text:p>1.9542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.9583725">
                <text:p>1.958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.9583725">
                <text:p>1.958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.9583725">
                <text:p>1.958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.02920725">
                <text:p>2.0292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.99587325">
                <text:p>1.995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.966706">
                <text:p>1.96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.966706">
                <text:p>1.96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.97087275">
                <text:p>1.970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.97087275">
                <text:p>1.970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.97087275">
                <text:p>1.970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.97087275">
                <text:p>1.970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.97920625">
                <text:p>1.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.9750395">
                <text:p>1.975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.9750395">
                <text:p>1.975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.9750395">
                <text:p>1.975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.97920625">
                <text:p>1.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.97920625">
                <text:p>1.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.97920625">
                <text:p>1.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.97920625">
                <text:p>1.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.99587325">
                <text:p>1.995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.983373">
                <text:p>1.983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.99587325">
                <text:p>1.995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.9917065">
                <text:p>1.991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.9917065">
                <text:p>1.991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.9917065">
                <text:p>1.991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.99587325">
                <text:p>1.995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.99587325">
                <text:p>1.995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.02920725">
                <text:p>2.0292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.06254125">
                <text:p>2.0625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.09587525">
                <text:p>2.0958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.12920925">
                <text:p>2.12920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.16254325">
                <text:p>2.1625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.19587725">
                <text:p>2.1958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.22921125">
                <text:p>2.2292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.26254525">
                <text:p>2.2625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.29587925">
                <text:p>2.2958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32921325">
                <text:p>2.3292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2.36254725">
                <text:p>2.3625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2.39588125">
                <text:p>2.3958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2.42921525">
                <text:p>2.4292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2.46254925">
                <text:p>2.4625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2.49588325">
                <text:p>2.4958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2.52921725">
                <text:p>2.5292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2.56255125">
                <text:p>2.5625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2.59588525">
                <text:p>2.5958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2.62921925">
                <text:p>2.6292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2.66255325">
                <text:p>2.6625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2.69588725">
                <text:p>2.6958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2.72922125">
                <text:p>2.7292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2.76255525">
                <text:p>2.7625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2.79588925">
                <text:p>2.7958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2.82922325">
                <text:p>2.8292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2.86255725">
                <text:p>2.8625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2.89589125">
                <text:p>2.8958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2.92922525">
                <text:p>2.9292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